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4.2138in"/>
    </style:style>
    <style:style style:name="co5" style:family="table-column">
      <style:table-column-properties fo:break-before="auto" style:column-width="0.6173in"/>
    </style:style>
    <style:style style:name="co6" style:family="table-column">
      <style:table-column-properties fo:break-before="auto" style:column-width="3.7992in"/>
    </style:style>
    <style:style style:name="co7" style:family="table-column">
      <style:table-column-properties fo:break-before="auto" style:column-width="3.7055in"/>
    </style:style>
    <style:style style:name="co8" style:family="table-column">
      <style:table-column-properties fo:break-before="auto" style:column-width="5.8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=1" style:apply-style-name="Good" style:base-cell-address="Sheet1.D3"/>
      <style:map style:condition="cell-content()&gt;1" style:apply-style-name="Bad" style:base-cell-address="Sheet1.D3"/>
    </style:style>
    <style:style style:name="ce2" style:family="table-cell" style:parent-style-name="Default">
      <style:map style:condition="cell-content()&lt;=1" style:apply-style-name="Good" style:base-cell-address="Sheet1.F3"/>
      <style:map style:condition="cell-content()&gt;1" style:apply-style-name="Bad" style:base-cell-address="Sheet1.F3"/>
    </style:style>
    <style:style style:name="ce3" style:family="table-cell" style:parent-style-name="Default">
      <style:map style:condition="cell-content()&lt;=1" style:apply-style-name="Good" style:base-cell-address="Sheet1.H3"/>
      <style:map style:condition="cell-content()&gt;1" style:apply-style-name="Bad" style:base-cell-address="Sheet1.H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3"/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6.22.0</text:p>
          </table:table-cell>
          <table:table-cell office:value-type="string" calcext:value-type="string">
            <text:p>6.23.0-master</text:p>
          </table:table-cell>
          <table:table-cell table:style-name="Default"/>
          <table:table-cell office:value-type="string" calcext:value-type="string">
            <text:p>pr2377</text:p>
          </table:table-cell>
          <table:table-cell table:style-name="Default"/>
          <table:table-cell office:value-type="string" calcext:value-type="string">
            <text:p>pr2377-improved</text:p>
          </table:table-cell>
          <table:table-cell table:style-name="Default"/>
        </table:table-row>
        <table:table-row table:style-name="ro1">
          <table:table-cell table:formula="of:=[$'baseline-data'.A3]" office:value-type="string" office:string-value="AbstractClassWithoutAbstractMethod" calcext:value-type="string">
            <text:p>AbstractClassWithoutAbstractMethod</text:p>
          </table:table-cell>
          <table:table-cell table:formula="of:=[$'baseline-6.22.0-data'.B3]" office:value-type="float" office:value="0.4203" calcext:value-type="float">
            <text:p>0.4203</text:p>
          </table:table-cell>
          <table:table-cell table:formula="of:=[$'baseline-data'.B3]" office:value-type="float" office:value="0.4593" calcext:value-type="float">
            <text:p>0.4593</text:p>
          </table:table-cell>
          <table:table-cell table:formula="of:=[.C3]/[.B3]" office:value-type="float" office:value="1.09279086366881" calcext:value-type="float">
            <text:p>1.09279086366881</text:p>
          </table:table-cell>
          <table:table-cell table:formula="of:=[$'pr2377-data'.B3]" office:value-type="float" office:value="1.2318" calcext:value-type="float">
            <text:p>1.2318</text:p>
          </table:table-cell>
          <table:table-cell table:formula="of:=[.E3]/[.B3]" office:value-type="float" office:value="2.93076374018558" calcext:value-type="float">
            <text:p>2.93076374018558</text:p>
          </table:table-cell>
          <table:table-cell table:formula="of:=[$'pr2377-improved-properclone-avoiddecimal-data'.B3]" office:value-type="float" office:value="1.2272" calcext:value-type="float">
            <text:p>1.2272</text:p>
          </table:table-cell>
          <table:table-cell table:formula="of:=[.G3]/[.B3]" office:value-type="float" office:value="2.91981917677849" calcext:value-type="float">
            <text:p>2.91981917677849</text:p>
          </table:table-cell>
        </table:table-row>
        <table:table-row table:style-name="ro1">
          <table:table-cell table:formula="of:=[$'baseline-data'.A4]" office:value-type="string" office:string-value="AbstractClassWithoutAnyMethod" calcext:value-type="string">
            <text:p>AbstractClassWithoutAnyMethod</text:p>
          </table:table-cell>
          <table:table-cell table:formula="of:=[$'baseline-6.22.0-data'.B4]" office:value-type="float" office:value="0.8266" calcext:value-type="float">
            <text:p>0.8266</text:p>
          </table:table-cell>
          <table:table-cell table:formula="of:=[$'baseline-data'.B4]" office:value-type="float" office:value="0.0501" calcext:value-type="float">
            <text:p>0.0501</text:p>
          </table:table-cell>
          <table:table-cell table:formula="of:=[.C4]/[.B4]" office:value-type="float" office:value="0.0606097265908541" calcext:value-type="float">
            <text:p>0.060609726590854</text:p>
          </table:table-cell>
          <table:table-cell table:formula="of:=[$'pr2377-data'.B4]" office:value-type="float" office:value="0.0427" calcext:value-type="float">
            <text:p>0.0427</text:p>
          </table:table-cell>
          <table:table-cell table:formula="of:=[.E4]/[.B4]" office:value-type="float" office:value="0.0516573917251391" calcext:value-type="float">
            <text:p>0.051657391725139</text:p>
          </table:table-cell>
          <table:table-cell table:formula="of:=[$'pr2377-improved-properclone-avoiddecimal-data'.B4]" office:value-type="float" office:value="0.0418" calcext:value-type="float">
            <text:p>0.0418</text:p>
          </table:table-cell>
          <table:table-cell table:formula="of:=[.G4]/[.B4]" office:value-type="float" office:value="0.0505685942414711" calcext:value-type="float">
            <text:p>0.050568594241471</text:p>
          </table:table-cell>
        </table:table-row>
        <table:table-row table:style-name="ro1">
          <table:table-cell table:formula="of:=[$'baseline-data'.A5]" office:value-type="string" office:string-value="AddEmptyString" calcext:value-type="string">
            <text:p>AddEmptyString</text:p>
          </table:table-cell>
          <table:table-cell table:formula="of:=[$'baseline-6.22.0-data'.B5]" office:value-type="float" office:value="0.0354" calcext:value-type="float">
            <text:p>0.0354</text:p>
          </table:table-cell>
          <table:table-cell table:formula="of:=[$'baseline-data'.B5]" office:value-type="float" office:value="0.0379" calcext:value-type="float">
            <text:p>0.0379</text:p>
          </table:table-cell>
          <table:table-cell table:formula="of:=[.C5]/[.B5]" office:value-type="float" office:value="1.07062146892655" calcext:value-type="float">
            <text:p>1.07062146892655</text:p>
          </table:table-cell>
          <table:table-cell table:formula="of:=[$'pr2377-data'.B5]" office:value-type="float" office:value="0.0425" calcext:value-type="float">
            <text:p>0.0425</text:p>
          </table:table-cell>
          <table:table-cell table:formula="of:=[.E5]/[.B5]" office:value-type="float" office:value="1.20056497175141" calcext:value-type="float">
            <text:p>1.20056497175141</text:p>
          </table:table-cell>
          <table:table-cell table:formula="of:=[$'pr2377-improved-properclone-avoiddecimal-data'.B5]" office:value-type="float" office:value="0.0425" calcext:value-type="float">
            <text:p>0.0425</text:p>
          </table:table-cell>
          <table:table-cell table:formula="of:=[.G5]/[.B5]" office:value-type="float" office:value="1.20056497175141" calcext:value-type="float">
            <text:p>1.20056497175141</text:p>
          </table:table-cell>
        </table:table-row>
        <table:table-row table:style-name="ro1">
          <table:table-cell table:formula="of:=[$'baseline-data'.A6]" office:value-type="string" office:string-value="AppendCharacterWithChar" calcext:value-type="string">
            <text:p>AppendCharacterWithChar</text:p>
          </table:table-cell>
          <table:table-cell table:formula="of:=[$'baseline-6.22.0-data'.B6]" office:value-type="float" office:value="0.2702" calcext:value-type="float">
            <text:p>0.2702</text:p>
          </table:table-cell>
          <table:table-cell table:formula="of:=[$'baseline-data'.B6]" office:value-type="float" office:value="0.2843" calcext:value-type="float">
            <text:p>0.2843</text:p>
          </table:table-cell>
          <table:table-cell table:formula="of:=[.C6]/[.B6]" office:value-type="float" office:value="1.05218356772761" calcext:value-type="float">
            <text:p>1.05218356772761</text:p>
          </table:table-cell>
          <table:table-cell table:formula="of:=[$'pr2377-data'.B6]" office:value-type="float" office:value="0.2962" calcext:value-type="float">
            <text:p>0.2962</text:p>
          </table:table-cell>
          <table:table-cell table:formula="of:=[.E6]/[.B6]" office:value-type="float" office:value="1.09622501850481" calcext:value-type="float">
            <text:p>1.09622501850481</text:p>
          </table:table-cell>
          <table:table-cell table:formula="of:=[$'pr2377-improved-properclone-avoiddecimal-data'.B6]" office:value-type="float" office:value="0.2785" calcext:value-type="float">
            <text:p>0.2785</text:p>
          </table:table-cell>
          <table:table-cell table:formula="of:=[.G6]/[.B6]" office:value-type="float" office:value="1.03071798667654" calcext:value-type="float">
            <text:p>1.03071798667654</text:p>
          </table:table-cell>
        </table:table-row>
        <table:table-row table:style-name="ro1">
          <table:table-cell table:formula="of:=[$'baseline-data'.A7]" office:value-type="string" office:string-value="ArrayIsStoredDirectly" calcext:value-type="string">
            <text:p>ArrayIsStoredDirectly</text:p>
          </table:table-cell>
          <table:table-cell table:formula="of:=[$'baseline-6.22.0-data'.B7]" office:value-type="float" office:value="0.457" calcext:value-type="float">
            <text:p>0.457</text:p>
          </table:table-cell>
          <table:table-cell table:formula="of:=[$'baseline-data'.B7]" office:value-type="float" office:value="0.4705" calcext:value-type="float">
            <text:p>0.4705</text:p>
          </table:table-cell>
          <table:table-cell table:formula="of:=[.C7]/[.B7]" office:value-type="float" office:value="1.02954048140044" calcext:value-type="float">
            <text:p>1.02954048140044</text:p>
          </table:table-cell>
          <table:table-cell table:formula="of:=[$'pr2377-data'.B7]" office:value-type="float" office:value="0.4491" calcext:value-type="float">
            <text:p>0.4491</text:p>
          </table:table-cell>
          <table:table-cell table:formula="of:=[.E7]/[.B7]" office:value-type="float" office:value="0.982713347921225" calcext:value-type="float">
            <text:p>0.982713347921225</text:p>
          </table:table-cell>
          <table:table-cell table:formula="of:=[$'pr2377-improved-properclone-avoiddecimal-data'.B7]" office:value-type="float" office:value="0.4388" calcext:value-type="float">
            <text:p>0.4388</text:p>
          </table:table-cell>
          <table:table-cell table:formula="of:=[.G7]/[.B7]" office:value-type="float" office:value="0.960175054704595" calcext:value-type="float">
            <text:p>0.960175054704595</text:p>
          </table:table-cell>
        </table:table-row>
        <table:table-row table:style-name="ro1">
          <table:table-cell table:formula="of:=[$'baseline-data'.A8]" office:value-type="string" office:string-value="AssignmentInOperand" calcext:value-type="string">
            <text:p>AssignmentInOperand</text:p>
          </table:table-cell>
          <table:table-cell table:formula="of:=[$'baseline-6.22.0-data'.B8]" office:value-type="float" office:value="0.3341" calcext:value-type="float">
            <text:p>0.3341</text:p>
          </table:table-cell>
          <table:table-cell table:formula="of:=[$'baseline-data'.B8]" office:value-type="float" office:value="0.3241" calcext:value-type="float">
            <text:p>0.3241</text:p>
          </table:table-cell>
          <table:table-cell table:formula="of:=[.C8]/[.B8]" office:value-type="float" office:value="0.970068841664172" calcext:value-type="float">
            <text:p>0.970068841664172</text:p>
          </table:table-cell>
          <table:table-cell table:formula="of:=[$'pr2377-data'.B8]" office:value-type="float" office:value="0.3223" calcext:value-type="float">
            <text:p>0.3223</text:p>
          </table:table-cell>
          <table:table-cell table:formula="of:=[.E8]/[.B8]" office:value-type="float" office:value="0.964681233163723" calcext:value-type="float">
            <text:p>0.964681233163723</text:p>
          </table:table-cell>
          <table:table-cell table:formula="of:=[$'pr2377-improved-properclone-avoiddecimal-data'.B8]" office:value-type="float" office:value="0.38" calcext:value-type="float">
            <text:p>0.38</text:p>
          </table:table-cell>
          <table:table-cell table:formula="of:=[.G8]/[.B8]" office:value-type="float" office:value="1.13738401676145" calcext:value-type="float">
            <text:p>1.13738401676145</text:p>
          </table:table-cell>
        </table:table-row>
        <table:table-row table:style-name="ro1">
          <table:table-cell table:formula="of:=[$'baseline-data'.A9]" office:value-type="string" office:string-value="AssignmentToNonFinalStatic" calcext:value-type="string">
            <text:p>AssignmentToNonFinalStatic</text:p>
          </table:table-cell>
          <table:table-cell table:formula="of:=[$'baseline-6.22.0-data'.B9]" office:value-type="float" office:value="0.275" calcext:value-type="float">
            <text:p>0.275</text:p>
          </table:table-cell>
          <table:table-cell table:formula="of:=[$'baseline-data'.B9]" office:value-type="float" office:value="0.3106" calcext:value-type="float">
            <text:p>0.3106</text:p>
          </table:table-cell>
          <table:table-cell table:formula="of:=[.C9]/[.B9]" office:value-type="float" office:value="1.12945454545455" calcext:value-type="float">
            <text:p>1.12945454545455</text:p>
          </table:table-cell>
          <table:table-cell table:formula="of:=[$'pr2377-data'.B9]" office:value-type="float" office:value="0.2803" calcext:value-type="float">
            <text:p>0.2803</text:p>
          </table:table-cell>
          <table:table-cell table:formula="of:=[.E9]/[.B9]" office:value-type="float" office:value="1.01927272727273" calcext:value-type="float">
            <text:p>1.01927272727273</text:p>
          </table:table-cell>
          <table:table-cell table:formula="of:=[$'pr2377-improved-properclone-avoiddecimal-data'.B9]" office:value-type="float" office:value="0.2855" calcext:value-type="float">
            <text:p>0.2855</text:p>
          </table:table-cell>
          <table:table-cell table:formula="of:=[.G9]/[.B9]" office:value-type="float" office:value="1.03818181818182" calcext:value-type="float">
            <text:p>1.03818181818182</text:p>
          </table:table-cell>
        </table:table-row>
        <table:table-row table:style-name="ro1">
          <table:table-cell table:formula="of:=[$'baseline-data'.A10]" office:value-type="string" office:string-value="AtLeastOneConstructor" calcext:value-type="string">
            <text:p>AtLeastOneConstructor</text:p>
          </table:table-cell>
          <table:table-cell table:formula="of:=[$'baseline-6.22.0-data'.B10]" office:value-type="float" office:value="0.6513" calcext:value-type="float">
            <text:p>0.6513</text:p>
          </table:table-cell>
          <table:table-cell table:formula="of:=[$'baseline-data'.B10]" office:value-type="float" office:value="0.5333" calcext:value-type="float">
            <text:p>0.5333</text:p>
          </table:table-cell>
          <table:table-cell table:formula="of:=[.C10]/[.B10]" office:value-type="float" office:value="0.818823890680178" calcext:value-type="float">
            <text:p>0.818823890680178</text:p>
          </table:table-cell>
          <table:table-cell table:formula="of:=[$'pr2377-data'.B10]" office:value-type="float" office:value="0.5903" calcext:value-type="float">
            <text:p>0.5903</text:p>
          </table:table-cell>
          <table:table-cell table:formula="of:=[.E10]/[.B10]" office:value-type="float" office:value="0.906341163826194" calcext:value-type="float">
            <text:p>0.906341163826194</text:p>
          </table:table-cell>
          <table:table-cell table:formula="of:=[$'pr2377-improved-properclone-avoiddecimal-data'.B10]" office:value-type="float" office:value="0.5484" calcext:value-type="float">
            <text:p>0.5484</text:p>
          </table:table-cell>
          <table:table-cell table:formula="of:=[.G10]/[.B10]" office:value-type="float" office:value="0.842008291110088" calcext:value-type="float">
            <text:p>0.842008291110088</text:p>
          </table:table-cell>
        </table:table-row>
        <table:table-row table:style-name="ro1">
          <table:table-cell table:formula="of:=[$'baseline-data'.A11]" office:value-type="string" office:string-value="AvoidAccessibilityAlteration" calcext:value-type="string">
            <text:p>AvoidAccessibilityAlteration</text:p>
          </table:table-cell>
          <table:table-cell table:formula="of:=[$'baseline-6.22.0-data'.B11]" office:value-type="float" office:value="2.3648" calcext:value-type="float">
            <text:p>2.3648</text:p>
          </table:table-cell>
          <table:table-cell table:formula="of:=[$'baseline-data'.B11]" office:value-type="float" office:value="2.3631" calcext:value-type="float">
            <text:p>2.3631</text:p>
          </table:table-cell>
          <table:table-cell table:formula="of:=[.C11]/[.B11]" office:value-type="float" office:value="0.999281123139378" calcext:value-type="float">
            <text:p>0.999281123139378</text:p>
          </table:table-cell>
          <table:table-cell table:formula="of:=[$'pr2377-data'.B11]" office:value-type="float" office:value="2.8011" calcext:value-type="float">
            <text:p>2.8011</text:p>
          </table:table-cell>
          <table:table-cell table:formula="of:=[.E11]/[.B11]" office:value-type="float" office:value="1.18449763193505" calcext:value-type="float">
            <text:p>1.18449763193505</text:p>
          </table:table-cell>
          <table:table-cell table:formula="of:=[$'pr2377-improved-properclone-avoiddecimal-data'.B11]" office:value-type="float" office:value="2.8022" calcext:value-type="float">
            <text:p>2.8022</text:p>
          </table:table-cell>
          <table:table-cell table:formula="of:=[.G11]/[.B11]" office:value-type="float" office:value="1.18496278755074" calcext:value-type="float">
            <text:p>1.18496278755074</text:p>
          </table:table-cell>
        </table:table-row>
        <table:table-row table:style-name="ro1">
          <table:table-cell table:formula="of:=[$'baseline-data'.A12]" office:value-type="string" office:string-value="AvoidArrayLoops" calcext:value-type="string">
            <text:p>AvoidArrayLoops</text:p>
          </table:table-cell>
          <table:table-cell table:formula="of:=[$'baseline-6.22.0-data'.B12]" office:value-type="float" office:value="0.2519" calcext:value-type="float">
            <text:p>0.2519</text:p>
          </table:table-cell>
          <table:table-cell table:formula="of:=[$'baseline-data'.B12]" office:value-type="float" office:value="0.2467" calcext:value-type="float">
            <text:p>0.2467</text:p>
          </table:table-cell>
          <table:table-cell table:formula="of:=[.C12]/[.B12]" office:value-type="float" office:value="0.979356887653831" calcext:value-type="float">
            <text:p>0.979356887653831</text:p>
          </table:table-cell>
          <table:table-cell table:formula="of:=[$'pr2377-data'.B12]" office:value-type="float" office:value="0.3028" calcext:value-type="float">
            <text:p>0.3028</text:p>
          </table:table-cell>
          <table:table-cell table:formula="of:=[.E12]/[.B12]" office:value-type="float" office:value="1.20206431123462" calcext:value-type="float">
            <text:p>1.20206431123462</text:p>
          </table:table-cell>
          <table:table-cell table:formula="of:=[$'pr2377-improved-properclone-avoiddecimal-data'.B12]" office:value-type="float" office:value="0.3169" calcext:value-type="float">
            <text:p>0.3169</text:p>
          </table:table-cell>
          <table:table-cell table:formula="of:=[.G12]/[.B12]" office:value-type="float" office:value="1.25803890432711" calcext:value-type="float">
            <text:p>1.25803890432711</text:p>
          </table:table-cell>
        </table:table-row>
        <table:table-row table:style-name="ro1">
          <table:table-cell table:formula="of:=[$'baseline-data'.A13]" office:value-type="string" office:string-value="AvoidAssertAsIdentifier" calcext:value-type="string">
            <text:p>AvoidAssertAsIdentifier</text:p>
          </table:table-cell>
          <table:table-cell table:formula="of:=[$'baseline-6.22.0-data'.B13]" office:value-type="float" office:value="0.2144" calcext:value-type="float">
            <text:p>0.2144</text:p>
          </table:table-cell>
          <table:table-cell table:formula="of:=[$'baseline-data'.B13]" office:value-type="float" office:value="0.2219" calcext:value-type="float">
            <text:p>0.2219</text:p>
          </table:table-cell>
          <table:table-cell table:formula="of:=[.C13]/[.B13]" office:value-type="float" office:value="1.03498134328358" calcext:value-type="float">
            <text:p>1.03498134328358</text:p>
          </table:table-cell>
          <table:table-cell table:formula="of:=[$'pr2377-data'.B13]" office:value-type="float" office:value="0.3161" calcext:value-type="float">
            <text:p>0.3161</text:p>
          </table:table-cell>
          <table:table-cell table:formula="of:=[.E13]/[.B13]" office:value-type="float" office:value="1.47434701492537" calcext:value-type="float">
            <text:p>1.47434701492537</text:p>
          </table:table-cell>
          <table:table-cell table:formula="of:=[$'pr2377-improved-properclone-avoiddecimal-data'.B13]" office:value-type="float" office:value="0.3595" calcext:value-type="float">
            <text:p>0.3595</text:p>
          </table:table-cell>
          <table:table-cell table:formula="of:=[.G13]/[.B13]" office:value-type="float" office:value="1.6767723880597" calcext:value-type="float">
            <text:p>1.6767723880597</text:p>
          </table:table-cell>
        </table:table-row>
        <table:table-row table:style-name="ro1">
          <table:table-cell table:formula="of:=[$'baseline-data'.A14]" office:value-type="string" office:string-value="AvoidBranchingStatementAsLastInLoop" calcext:value-type="string">
            <text:p>AvoidBranchingStatementAsLastInLoop</text:p>
          </table:table-cell>
          <table:table-cell table:formula="of:=[$'baseline-6.22.0-data'.B14]" office:value-type="float" office:value="0.0143" calcext:value-type="float">
            <text:p>0.0143</text:p>
          </table:table-cell>
          <table:table-cell table:formula="of:=[$'baseline-data'.B14]" office:value-type="float" office:value="0.0161" calcext:value-type="float">
            <text:p>0.0161</text:p>
          </table:table-cell>
          <table:table-cell table:formula="of:=[.C14]/[.B14]" office:value-type="float" office:value="1.12587412587413" calcext:value-type="float">
            <text:p>1.12587412587413</text:p>
          </table:table-cell>
          <table:table-cell table:formula="of:=[$'pr2377-data'.B14]" office:value-type="float" office:value="0.0143" calcext:value-type="float">
            <text:p>0.0143</text:p>
          </table:table-cell>
          <table:table-cell table:formula="of:=[.E14]/[.B14]" office:value-type="float" office:value="1" calcext:value-type="float">
            <text:p>1</text:p>
          </table:table-cell>
          <table:table-cell table:formula="of:=[$'pr2377-improved-properclone-avoiddecimal-data'.B14]" office:value-type="float" office:value="0.0145" calcext:value-type="float">
            <text:p>0.0145</text:p>
          </table:table-cell>
          <table:table-cell table:formula="of:=[.G14]/[.B14]" office:value-type="float" office:value="1.01398601398601" calcext:value-type="float">
            <text:p>1.01398601398601</text:p>
          </table:table-cell>
        </table:table-row>
        <table:table-row table:style-name="ro1">
          <table:table-cell table:formula="of:=[$'baseline-data'.A15]" office:value-type="string" office:string-value="AvoidCallingFinalize" calcext:value-type="string">
            <text:p>AvoidCallingFinalize</text:p>
          </table:table-cell>
          <table:table-cell table:formula="of:=[$'baseline-6.22.0-data'.B15]" office:value-type="float" office:value="0.3337" calcext:value-type="float">
            <text:p>0.3337</text:p>
          </table:table-cell>
          <table:table-cell table:formula="of:=[$'baseline-data'.B15]" office:value-type="float" office:value="0.3434" calcext:value-type="float">
            <text:p>0.3434</text:p>
          </table:table-cell>
          <table:table-cell table:formula="of:=[.C15]/[.B15]" office:value-type="float" office:value="1.02906802517231" calcext:value-type="float">
            <text:p>1.02906802517231</text:p>
          </table:table-cell>
          <table:table-cell table:formula="of:=[$'pr2377-data'.B15]" office:value-type="float" office:value="0.3947" calcext:value-type="float">
            <text:p>0.3947</text:p>
          </table:table-cell>
          <table:table-cell table:formula="of:=[.E15]/[.B15]" office:value-type="float" office:value="1.18279892118669" calcext:value-type="float">
            <text:p>1.18279892118669</text:p>
          </table:table-cell>
          <table:table-cell table:formula="of:=[$'pr2377-improved-properclone-avoiddecimal-data'.B15]" office:value-type="float" office:value="0.4395" calcext:value-type="float">
            <text:p>0.4395</text:p>
          </table:table-cell>
          <table:table-cell table:formula="of:=[.G15]/[.B15]" office:value-type="float" office:value="1.317051243632" calcext:value-type="float">
            <text:p>1.317051243632</text:p>
          </table:table-cell>
        </table:table-row>
        <table:table-row table:style-name="ro1">
          <table:table-cell table:formula="of:=[$'baseline-data'.A16]" office:value-type="string" office:string-value="AvoidCatchingGenericException" calcext:value-type="string">
            <text:p>AvoidCatchingGenericException</text:p>
          </table:table-cell>
          <table:table-cell table:formula="of:=[$'baseline-6.22.0-data'.B16]" office:value-type="float" office:value="0.0245" calcext:value-type="float">
            <text:p>0.0245</text:p>
          </table:table-cell>
          <table:table-cell table:formula="of:=[$'baseline-data'.B16]" office:value-type="float" office:value="0.0247" calcext:value-type="float">
            <text:p>0.0247</text:p>
          </table:table-cell>
          <table:table-cell table:formula="of:=[.C16]/[.B16]" office:value-type="float" office:value="1.00816326530612" calcext:value-type="float">
            <text:p>1.00816326530612</text:p>
          </table:table-cell>
          <table:table-cell table:formula="of:=[$'pr2377-data'.B16]" office:value-type="float" office:value="0.026" calcext:value-type="float">
            <text:p>0.026</text:p>
          </table:table-cell>
          <table:table-cell table:formula="of:=[.E16]/[.B16]" office:value-type="float" office:value="1.06122448979592" calcext:value-type="float">
            <text:p>1.06122448979592</text:p>
          </table:table-cell>
          <table:table-cell table:formula="of:=[$'pr2377-improved-properclone-avoiddecimal-data'.B16]" office:value-type="float" office:value="0.0254" calcext:value-type="float">
            <text:p>0.0254</text:p>
          </table:table-cell>
          <table:table-cell table:formula="of:=[.G16]/[.B16]" office:value-type="float" office:value="1.03673469387755" calcext:value-type="float">
            <text:p>1.03673469387755</text:p>
          </table:table-cell>
        </table:table-row>
        <table:table-row table:style-name="ro1">
          <table:table-cell table:formula="of:=[$'baseline-data'.A17]" office:value-type="string" office:string-value="AvoidCatchingNPE" calcext:value-type="string">
            <text:p>AvoidCatchingNPE</text:p>
          </table:table-cell>
          <table:table-cell table:formula="of:=[$'baseline-6.22.0-data'.B17]" office:value-type="float" office:value="0.012" calcext:value-type="float">
            <text:p>0.012</text:p>
          </table:table-cell>
          <table:table-cell table:formula="of:=[$'baseline-data'.B17]" office:value-type="float" office:value="0.0132" calcext:value-type="float">
            <text:p>0.0132</text:p>
          </table:table-cell>
          <table:table-cell table:formula="of:=[.C17]/[.B17]" office:value-type="float" office:value="1.1" calcext:value-type="float">
            <text:p>1.1</text:p>
          </table:table-cell>
          <table:table-cell table:formula="of:=[$'pr2377-data'.B17]" office:value-type="float" office:value="0.0153" calcext:value-type="float">
            <text:p>0.0153</text:p>
          </table:table-cell>
          <table:table-cell table:formula="of:=[.E17]/[.B17]" office:value-type="float" office:value="1.275" calcext:value-type="float">
            <text:p>1.275</text:p>
          </table:table-cell>
          <table:table-cell table:formula="of:=[$'pr2377-improved-properclone-avoiddecimal-data'.B17]" office:value-type="float" office:value="0.0147" calcext:value-type="float">
            <text:p>0.0147</text:p>
          </table:table-cell>
          <table:table-cell table:formula="of:=[.G17]/[.B17]" office:value-type="float" office:value="1.225" calcext:value-type="float">
            <text:p>1.225</text:p>
          </table:table-cell>
        </table:table-row>
        <table:table-row table:style-name="ro1">
          <table:table-cell table:formula="of:=[$'baseline-data'.A18]" office:value-type="string" office:string-value="AvoidCatchingThrowable" calcext:value-type="string">
            <text:p>AvoidCatchingThrowable</text:p>
          </table:table-cell>
          <table:table-cell table:formula="of:=[$'baseline-6.22.0-data'.B18]" office:value-type="float" office:value="0.2657" calcext:value-type="float">
            <text:p>0.2657</text:p>
          </table:table-cell>
          <table:table-cell table:formula="of:=[$'baseline-data'.B18]" office:value-type="float" office:value="0.2718" calcext:value-type="float">
            <text:p>0.2718</text:p>
          </table:table-cell>
          <table:table-cell table:formula="of:=[.C18]/[.B18]" office:value-type="float" office:value="1.02295822356041" calcext:value-type="float">
            <text:p>1.02295822356041</text:p>
          </table:table-cell>
          <table:table-cell table:formula="of:=[$'pr2377-data'.B18]" office:value-type="float" office:value="0.2931" calcext:value-type="float">
            <text:p>0.2931</text:p>
          </table:table-cell>
          <table:table-cell table:formula="of:=[.E18]/[.B18]" office:value-type="float" office:value="1.1031238238615" calcext:value-type="float">
            <text:p>1.1031238238615</text:p>
          </table:table-cell>
          <table:table-cell table:formula="of:=[$'pr2377-improved-properclone-avoiddecimal-data'.B18]" office:value-type="float" office:value="0.2977" calcext:value-type="float">
            <text:p>0.2977</text:p>
          </table:table-cell>
          <table:table-cell table:formula="of:=[.G18]/[.B18]" office:value-type="float" office:value="1.12043658261197" calcext:value-type="float">
            <text:p>1.12043658261197</text:p>
          </table:table-cell>
        </table:table-row>
        <table:table-row table:style-name="ro1">
          <table:table-cell table:formula="of:=[$'baseline-data'.A19]" office:value-type="string" office:string-value="AvoidDecimalLiteralsInBigDecimalConstructor" calcext:value-type="string">
            <text:p>AvoidDecimalLiteralsInBigDecimalConstructor</text:p>
          </table:table-cell>
          <table:table-cell table:formula="of:=[$'baseline-6.22.0-data'.B19]" office:value-type="float" office:value="0.0653" calcext:value-type="float">
            <text:p>0.0653</text:p>
          </table:table-cell>
          <table:table-cell table:formula="of:=[$'baseline-data'.B19]" office:value-type="float" office:value="0.0669" calcext:value-type="float">
            <text:p>0.0669</text:p>
          </table:table-cell>
          <table:table-cell table:formula="of:=[.C19]/[.B19]" office:value-type="float" office:value="1.02450229709035" calcext:value-type="float">
            <text:p>1.02450229709035</text:p>
          </table:table-cell>
          <table:table-cell table:formula="of:=[$'pr2377-data'.B19]" office:value-type="float" office:value="0.313" calcext:value-type="float">
            <text:p>0.313</text:p>
          </table:table-cell>
          <table:table-cell table:formula="of:=[.E19]/[.B19]" office:value-type="float" office:value="4.79326186830015" calcext:value-type="float">
            <text:p>4.79326186830015</text:p>
          </table:table-cell>
          <table:table-cell table:formula="of:=[$'pr2377-improved-properclone-avoiddecimal-data'.B19]" office:value-type="float" office:value="0.0982" calcext:value-type="float">
            <text:p>0.0982</text:p>
          </table:table-cell>
          <table:table-cell table:formula="of:=[.G19]/[.B19]" office:value-type="float" office:value="1.50382848392037" calcext:value-type="float">
            <text:p>1.50382848392037</text:p>
          </table:table-cell>
        </table:table-row>
        <table:table-row table:style-name="ro1">
          <table:table-cell table:formula="of:=[$'baseline-data'.A20]" office:value-type="string" office:string-value="AvoidDeeplyNestedIfStmts" calcext:value-type="string">
            <text:p>AvoidDeeplyNestedIfStmts</text:p>
          </table:table-cell>
          <table:table-cell table:formula="of:=[$'baseline-6.22.0-data'.B20]" office:value-type="float" office:value="0.2824" calcext:value-type="float">
            <text:p>0.2824</text:p>
          </table:table-cell>
          <table:table-cell table:formula="of:=[$'baseline-data'.B20]" office:value-type="float" office:value="0.3174" calcext:value-type="float">
            <text:p>0.3174</text:p>
          </table:table-cell>
          <table:table-cell table:formula="of:=[.C20]/[.B20]" office:value-type="float" office:value="1.12393767705382" calcext:value-type="float">
            <text:p>1.12393767705382</text:p>
          </table:table-cell>
          <table:table-cell table:formula="of:=[$'pr2377-data'.B20]" office:value-type="float" office:value="0.3125" calcext:value-type="float">
            <text:p>0.3125</text:p>
          </table:table-cell>
          <table:table-cell table:formula="of:=[.E20]/[.B20]" office:value-type="float" office:value="1.10658640226629" calcext:value-type="float">
            <text:p>1.10658640226629</text:p>
          </table:table-cell>
          <table:table-cell table:formula="of:=[$'pr2377-improved-properclone-avoiddecimal-data'.B20]" office:value-type="float" office:value="0.3131" calcext:value-type="float">
            <text:p>0.3131</text:p>
          </table:table-cell>
          <table:table-cell table:formula="of:=[.G20]/[.B20]" office:value-type="float" office:value="1.10871104815864" calcext:value-type="float">
            <text:p>1.10871104815864</text:p>
          </table:table-cell>
        </table:table-row>
        <table:table-row table:style-name="ro1">
          <table:table-cell table:formula="of:=[$'baseline-data'.A21]" office:value-type="string" office:string-value="AvoidDollarSigns" calcext:value-type="string">
            <text:p>AvoidDollarSigns</text:p>
          </table:table-cell>
          <table:table-cell table:formula="of:=[$'baseline-6.22.0-data'.B21]" office:value-type="float" office:value="0.3218" calcext:value-type="float">
            <text:p>0.3218</text:p>
          </table:table-cell>
          <table:table-cell table:formula="of:=[$'baseline-data'.B21]" office:value-type="float" office:value="0.2921" calcext:value-type="float">
            <text:p>0.2921</text:p>
          </table:table-cell>
          <table:table-cell table:formula="of:=[.C21]/[.B21]" office:value-type="float" office:value="0.907706650093226" calcext:value-type="float">
            <text:p>0.907706650093226</text:p>
          </table:table-cell>
          <table:table-cell table:formula="of:=[$'pr2377-data'.B21]" office:value-type="float" office:value="0.2808" calcext:value-type="float">
            <text:p>0.2808</text:p>
          </table:table-cell>
          <table:table-cell table:formula="of:=[.E21]/[.B21]" office:value-type="float" office:value="0.872591671845867" calcext:value-type="float">
            <text:p>0.872591671845867</text:p>
          </table:table-cell>
          <table:table-cell table:formula="of:=[$'pr2377-improved-properclone-avoiddecimal-data'.B21]" office:value-type="float" office:value="0.2862" calcext:value-type="float">
            <text:p>0.2862</text:p>
          </table:table-cell>
          <table:table-cell table:formula="of:=[.G21]/[.B21]" office:value-type="float" office:value="0.889372280919826" calcext:value-type="float">
            <text:p>0.889372280919826</text:p>
          </table:table-cell>
        </table:table-row>
        <table:table-row table:style-name="ro1">
          <table:table-cell table:formula="of:=[$'baseline-data'.A22]" office:value-type="string" office:string-value="AvoidDuplicateLiterals" calcext:value-type="string">
            <text:p>AvoidDuplicateLiterals</text:p>
          </table:table-cell>
          <table:table-cell table:formula="of:=[$'baseline-6.22.0-data'.B22]" office:value-type="float" office:value="0.396" calcext:value-type="float">
            <text:p>0.396</text:p>
          </table:table-cell>
          <table:table-cell table:formula="of:=[$'baseline-data'.B22]" office:value-type="float" office:value="0.3885" calcext:value-type="float">
            <text:p>0.3885</text:p>
          </table:table-cell>
          <table:table-cell table:formula="of:=[.C22]/[.B22]" office:value-type="float" office:value="0.981060606060606" calcext:value-type="float">
            <text:p>0.981060606060606</text:p>
          </table:table-cell>
          <table:table-cell table:formula="of:=[$'pr2377-data'.B22]" office:value-type="float" office:value="0.3994" calcext:value-type="float">
            <text:p>0.3994</text:p>
          </table:table-cell>
          <table:table-cell table:formula="of:=[.E22]/[.B22]" office:value-type="float" office:value="1.00858585858586" calcext:value-type="float">
            <text:p>1.00858585858586</text:p>
          </table:table-cell>
          <table:table-cell table:formula="of:=[$'pr2377-improved-properclone-avoiddecimal-data'.B22]" office:value-type="float" office:value="0.4522" calcext:value-type="float">
            <text:p>0.4522</text:p>
          </table:table-cell>
          <table:table-cell table:formula="of:=[.G22]/[.B22]" office:value-type="float" office:value="1.14191919191919" calcext:value-type="float">
            <text:p>1.14191919191919</text:p>
          </table:table-cell>
        </table:table-row>
        <table:table-row table:style-name="ro1">
          <table:table-cell table:formula="of:=[$'baseline-data'.A23]" office:value-type="string" office:string-value="AvoidEnumAsIdentifier" calcext:value-type="string">
            <text:p>AvoidEnumAsIdentifier</text:p>
          </table:table-cell>
          <table:table-cell table:formula="of:=[$'baseline-6.22.0-data'.B23]" office:value-type="float" office:value="0.2993" calcext:value-type="float">
            <text:p>0.2993</text:p>
          </table:table-cell>
          <table:table-cell table:formula="of:=[$'baseline-data'.B23]" office:value-type="float" office:value="0.2795" calcext:value-type="float">
            <text:p>0.2795</text:p>
          </table:table-cell>
          <table:table-cell table:formula="of:=[.C23]/[.B23]" office:value-type="float" office:value="0.933845639826261" calcext:value-type="float">
            <text:p>0.933845639826261</text:p>
          </table:table-cell>
          <table:table-cell table:formula="of:=[$'pr2377-data'.B23]" office:value-type="float" office:value="0.2807" calcext:value-type="float">
            <text:p>0.2807</text:p>
          </table:table-cell>
          <table:table-cell table:formula="of:=[.E23]/[.B23]" office:value-type="float" office:value="0.937854994988306" calcext:value-type="float">
            <text:p>0.937854994988306</text:p>
          </table:table-cell>
          <table:table-cell table:formula="of:=[$'pr2377-improved-properclone-avoiddecimal-data'.B23]" office:value-type="float" office:value="0.2766" calcext:value-type="float">
            <text:p>0.2766</text:p>
          </table:table-cell>
          <table:table-cell table:formula="of:=[.G23]/[.B23]" office:value-type="float" office:value="0.92415636485132" calcext:value-type="float">
            <text:p>0.92415636485132</text:p>
          </table:table-cell>
        </table:table-row>
        <table:table-row table:style-name="ro1">
          <table:table-cell table:formula="of:=[$'baseline-data'.A24]" office:value-type="string" office:string-value="AvoidFieldNameMatchingMethodName" calcext:value-type="string">
            <text:p>AvoidFieldNameMatchingMethodName</text:p>
          </table:table-cell>
          <table:table-cell table:formula="of:=[$'baseline-6.22.0-data'.B24]" office:value-type="float" office:value="0.3063" calcext:value-type="float">
            <text:p>0.3063</text:p>
          </table:table-cell>
          <table:table-cell table:formula="of:=[$'baseline-data'.B24]" office:value-type="float" office:value="0.3408" calcext:value-type="float">
            <text:p>0.3408</text:p>
          </table:table-cell>
          <table:table-cell table:formula="of:=[.C24]/[.B24]" office:value-type="float" office:value="1.1126346718903" calcext:value-type="float">
            <text:p>1.1126346718903</text:p>
          </table:table-cell>
          <table:table-cell table:formula="of:=[$'pr2377-data'.B24]" office:value-type="float" office:value="0.3172" calcext:value-type="float">
            <text:p>0.3172</text:p>
          </table:table-cell>
          <table:table-cell table:formula="of:=[.E24]/[.B24]" office:value-type="float" office:value="1.03558602677114" calcext:value-type="float">
            <text:p>1.03558602677114</text:p>
          </table:table-cell>
          <table:table-cell table:formula="of:=[$'pr2377-improved-properclone-avoiddecimal-data'.B24]" office:value-type="float" office:value="0.3662" calcext:value-type="float">
            <text:p>0.3662</text:p>
          </table:table-cell>
          <table:table-cell table:formula="of:=[.G24]/[.B24]" office:value-type="float" office:value="1.19555990858635" calcext:value-type="float">
            <text:p>1.19555990858635</text:p>
          </table:table-cell>
        </table:table-row>
        <table:table-row table:style-name="ro1">
          <table:table-cell table:formula="of:=[$'baseline-data'.A25]" office:value-type="string" office:string-value="AvoidFieldNameMatchingTypeName" calcext:value-type="string">
            <text:p>AvoidFieldNameMatchingTypeName</text:p>
          </table:table-cell>
          <table:table-cell table:formula="of:=[$'baseline-6.22.0-data'.B25]" office:value-type="float" office:value="0.2788" calcext:value-type="float">
            <text:p>0.2788</text:p>
          </table:table-cell>
          <table:table-cell table:formula="of:=[$'baseline-data'.B25]" office:value-type="float" office:value="0.2672" calcext:value-type="float">
            <text:p>0.2672</text:p>
          </table:table-cell>
          <table:table-cell table:formula="of:=[.C25]/[.B25]" office:value-type="float" office:value="0.958393113342898" calcext:value-type="float">
            <text:p>0.958393113342898</text:p>
          </table:table-cell>
          <table:table-cell table:formula="of:=[$'pr2377-data'.B25]" office:value-type="float" office:value="0.2627" calcext:value-type="float">
            <text:p>0.2627</text:p>
          </table:table-cell>
          <table:table-cell table:formula="of:=[.E25]/[.B25]" office:value-type="float" office:value="0.942252510760402" calcext:value-type="float">
            <text:p>0.942252510760402</text:p>
          </table:table-cell>
          <table:table-cell table:formula="of:=[$'pr2377-improved-properclone-avoiddecimal-data'.B25]" office:value-type="float" office:value="0.2729" calcext:value-type="float">
            <text:p>0.2729</text:p>
          </table:table-cell>
          <table:table-cell table:formula="of:=[.G25]/[.B25]" office:value-type="float" office:value="0.97883787661406" calcext:value-type="float">
            <text:p>0.97883787661406</text:p>
          </table:table-cell>
        </table:table-row>
        <table:table-row table:style-name="ro1">
          <table:table-cell table:formula="of:=[$'baseline-data'.A26]" office:value-type="string" office:string-value="AvoidFileStream" calcext:value-type="string">
            <text:p>AvoidFileStream</text:p>
          </table:table-cell>
          <table:table-cell table:formula="of:=[$'baseline-6.22.0-data'.B26]" office:value-type="float" office:value="0.3813" calcext:value-type="float">
            <text:p>0.3813</text:p>
          </table:table-cell>
          <table:table-cell table:formula="of:=[$'baseline-data'.B26]" office:value-type="float" office:value="0.4487" calcext:value-type="float">
            <text:p>0.4487</text:p>
          </table:table-cell>
          <table:table-cell table:formula="of:=[.C26]/[.B26]" office:value-type="float" office:value="1.1767637031209" calcext:value-type="float">
            <text:p>1.1767637031209</text:p>
          </table:table-cell>
          <table:table-cell table:formula="of:=[$'pr2377-data'.B26]" office:value-type="float" office:value="0.8973" calcext:value-type="float">
            <text:p>0.8973</text:p>
          </table:table-cell>
          <table:table-cell table:formula="of:=[.E26]/[.B26]" office:value-type="float" office:value="2.35326514555468" calcext:value-type="float">
            <text:p>2.35326514555468</text:p>
          </table:table-cell>
          <table:table-cell table:formula="of:=[$'pr2377-improved-properclone-avoiddecimal-data'.B26]" office:value-type="float" office:value="0.8978" calcext:value-type="float">
            <text:p>0.8978</text:p>
          </table:table-cell>
          <table:table-cell table:formula="of:=[.G26]/[.B26]" office:value-type="float" office:value="2.3545764489903" calcext:value-type="float">
            <text:p>2.3545764489903</text:p>
          </table:table-cell>
        </table:table-row>
        <table:table-row table:style-name="ro1">
          <table:table-cell table:formula="of:=[$'baseline-data'.A27]" office:value-type="string" office:string-value="AvoidInstanceofChecksInCatchClause" calcext:value-type="string">
            <text:p>AvoidInstanceofChecksInCatchClause</text:p>
          </table:table-cell>
          <table:table-cell table:formula="of:=[$'baseline-6.22.0-data'.B27]" office:value-type="float" office:value="0.0329" calcext:value-type="float">
            <text:p>0.0329</text:p>
          </table:table-cell>
          <table:table-cell table:formula="of:=[$'baseline-data'.B27]" office:value-type="float" office:value="0.0366" calcext:value-type="float">
            <text:p>0.0366</text:p>
          </table:table-cell>
          <table:table-cell table:formula="of:=[.C27]/[.B27]" office:value-type="float" office:value="1.11246200607903" calcext:value-type="float">
            <text:p>1.11246200607903</text:p>
          </table:table-cell>
          <table:table-cell table:formula="of:=[$'pr2377-data'.B27]" office:value-type="float" office:value="0.024" calcext:value-type="float">
            <text:p>0.024</text:p>
          </table:table-cell>
          <table:table-cell table:formula="of:=[.E27]/[.B27]" office:value-type="float" office:value="0.729483282674772" calcext:value-type="float">
            <text:p>0.729483282674772</text:p>
          </table:table-cell>
          <table:table-cell table:formula="of:=[$'pr2377-improved-properclone-avoiddecimal-data'.B27]" office:value-type="float" office:value="0.0241" calcext:value-type="float">
            <text:p>0.0241</text:p>
          </table:table-cell>
          <table:table-cell table:formula="of:=[.G27]/[.B27]" office:value-type="float" office:value="0.732522796352584" calcext:value-type="float">
            <text:p>0.732522796352584</text:p>
          </table:table-cell>
        </table:table-row>
        <table:table-row table:style-name="ro1">
          <table:table-cell table:formula="of:=[$'baseline-data'.A28]" office:value-type="string" office:string-value="AvoidInstantiatingObjectsInLoops" calcext:value-type="string">
            <text:p>AvoidInstantiatingObjectsInLoops</text:p>
          </table:table-cell>
          <table:table-cell table:formula="of:=[$'baseline-6.22.0-data'.B28]" office:value-type="float" office:value="0.2726" calcext:value-type="float">
            <text:p>0.2726</text:p>
          </table:table-cell>
          <table:table-cell table:formula="of:=[$'baseline-data'.B28]" office:value-type="float" office:value="0.3" calcext:value-type="float">
            <text:p>0.3</text:p>
          </table:table-cell>
          <table:table-cell table:formula="of:=[.C28]/[.B28]" office:value-type="float" office:value="1.10051357300073" calcext:value-type="float">
            <text:p>1.10051357300073</text:p>
          </table:table-cell>
          <table:table-cell table:formula="of:=[$'pr2377-data'.B28]" office:value-type="float" office:value="0.2615" calcext:value-type="float">
            <text:p>0.2615</text:p>
          </table:table-cell>
          <table:table-cell table:formula="of:=[.E28]/[.B28]" office:value-type="float" office:value="0.959280997798973" calcext:value-type="float">
            <text:p>0.959280997798973</text:p>
          </table:table-cell>
          <table:table-cell table:formula="of:=[$'pr2377-improved-properclone-avoiddecimal-data'.B28]" office:value-type="float" office:value="0.2615" calcext:value-type="float">
            <text:p>0.2615</text:p>
          </table:table-cell>
          <table:table-cell table:formula="of:=[.G28]/[.B28]" office:value-type="float" office:value="0.959280997798973" calcext:value-type="float">
            <text:p>0.959280997798973</text:p>
          </table:table-cell>
        </table:table-row>
        <table:table-row table:style-name="ro1">
          <table:table-cell table:formula="of:=[$'baseline-data'.A29]" office:value-type="string" office:string-value="AvoidLiteralsInIfCondition" calcext:value-type="string">
            <text:p>AvoidLiteralsInIfCondition</text:p>
          </table:table-cell>
          <table:table-cell table:formula="of:=[$'baseline-6.22.0-data'.B29]" office:value-type="float" office:value="1.0104" calcext:value-type="float">
            <text:p>1.0104</text:p>
          </table:table-cell>
          <table:table-cell table:formula="of:=[$'baseline-data'.B29]" office:value-type="float" office:value="0.1734" calcext:value-type="float">
            <text:p>0.1734</text:p>
          </table:table-cell>
          <table:table-cell table:formula="of:=[.C29]/[.B29]" office:value-type="float" office:value="0.171615201900238" calcext:value-type="float">
            <text:p>0.171615201900238</text:p>
          </table:table-cell>
          <table:table-cell table:formula="of:=[$'pr2377-data'.B29]" office:value-type="float" office:value="0.1421" calcext:value-type="float">
            <text:p>0.1421</text:p>
          </table:table-cell>
          <table:table-cell table:formula="of:=[.E29]/[.B29]" office:value-type="float" office:value="0.140637371338084" calcext:value-type="float">
            <text:p>0.140637371338084</text:p>
          </table:table-cell>
          <table:table-cell table:formula="of:=[$'pr2377-improved-properclone-avoiddecimal-data'.B29]" office:value-type="float" office:value="0.1475" calcext:value-type="float">
            <text:p>0.1475</text:p>
          </table:table-cell>
          <table:table-cell table:formula="of:=[.G29]/[.B29]" office:value-type="float" office:value="0.14598178939034" calcext:value-type="float">
            <text:p>0.14598178939034</text:p>
          </table:table-cell>
        </table:table-row>
        <table:table-row table:style-name="ro1">
          <table:table-cell table:formula="of:=[$'baseline-data'.A30]" office:value-type="string" office:string-value="AvoidLosingExceptionInformation" calcext:value-type="string">
            <text:p>AvoidLosingExceptionInformation</text:p>
          </table:table-cell>
          <table:table-cell table:formula="of:=[$'baseline-6.22.0-data'.B30]" office:value-type="float" office:value="0.0821" calcext:value-type="float">
            <text:p>0.0821</text:p>
          </table:table-cell>
          <table:table-cell table:formula="of:=[$'baseline-data'.B30]" office:value-type="float" office:value="0.0438" calcext:value-type="float">
            <text:p>0.0438</text:p>
          </table:table-cell>
          <table:table-cell table:formula="of:=[.C30]/[.B30]" office:value-type="float" office:value="0.533495736906212" calcext:value-type="float">
            <text:p>0.533495736906212</text:p>
          </table:table-cell>
          <table:table-cell table:formula="of:=[$'pr2377-data'.B30]" office:value-type="float" office:value="0.0433" calcext:value-type="float">
            <text:p>0.0433</text:p>
          </table:table-cell>
          <table:table-cell table:formula="of:=[.E30]/[.B30]" office:value-type="float" office:value="0.527405602923264" calcext:value-type="float">
            <text:p>0.527405602923264</text:p>
          </table:table-cell>
          <table:table-cell table:formula="of:=[$'pr2377-improved-properclone-avoiddecimal-data'.B30]" office:value-type="float" office:value="0.0429" calcext:value-type="float">
            <text:p>0.0429</text:p>
          </table:table-cell>
          <table:table-cell table:formula="of:=[.G30]/[.B30]" office:value-type="float" office:value="0.522533495736906" calcext:value-type="float">
            <text:p>0.522533495736906</text:p>
          </table:table-cell>
        </table:table-row>
        <table:table-row table:style-name="ro1">
          <table:table-cell table:formula="of:=[$'baseline-data'.A31]" office:value-type="string" office:string-value="AvoidMessageDigestField" calcext:value-type="string">
            <text:p>AvoidMessageDigestField</text:p>
          </table:table-cell>
          <table:table-cell table:formula="of:=[$'baseline-6.22.0-data'.B31]" office:value-type="float" office:value="2.2307" calcext:value-type="float">
            <text:p>2.2307</text:p>
          </table:table-cell>
          <table:table-cell table:formula="of:=[$'baseline-data'.B31]" office:value-type="float" office:value="0.8802" calcext:value-type="float">
            <text:p>0.8802</text:p>
          </table:table-cell>
          <table:table-cell table:formula="of:=[.C31]/[.B31]" office:value-type="float" office:value="0.394584659523916" calcext:value-type="float">
            <text:p>0.394584659523916</text:p>
          </table:table-cell>
          <table:table-cell table:formula="of:=[$'pr2377-data'.B31]" office:value-type="float" office:value="0.0856" calcext:value-type="float">
            <text:p>0.0856</text:p>
          </table:table-cell>
          <table:table-cell table:formula="of:=[.E31]/[.B31]" office:value-type="float" office:value="0.0383736046980768" calcext:value-type="float">
            <text:p>0.038373604698077</text:p>
          </table:table-cell>
          <table:table-cell table:formula="of:=[$'pr2377-improved-properclone-avoiddecimal-data'.B31]" office:value-type="float" office:value="0.0882" calcext:value-type="float">
            <text:p>0.0882</text:p>
          </table:table-cell>
          <table:table-cell table:formula="of:=[.G31]/[.B31]" office:value-type="float" office:value="0.0395391581118035" calcext:value-type="float">
            <text:p>0.039539158111804</text:p>
          </table:table-cell>
        </table:table-row>
        <table:table-row table:style-name="ro1">
          <table:table-cell table:formula="of:=[$'baseline-data'.A32]" office:value-type="string" office:string-value="AvoidMultipleUnaryOperators" calcext:value-type="string">
            <text:p>AvoidMultipleUnaryOperators</text:p>
          </table:table-cell>
          <table:table-cell table:formula="of:=[$'baseline-6.22.0-data'.B32]" office:value-type="float" office:value="0.0075" calcext:value-type="float">
            <text:p>0.0075</text:p>
          </table:table-cell>
          <table:table-cell table:formula="of:=[$'baseline-data'.B32]" office:value-type="float" office:value="0.0073" calcext:value-type="float">
            <text:p>0.0073</text:p>
          </table:table-cell>
          <table:table-cell table:formula="of:=[.C32]/[.B32]" office:value-type="float" office:value="0.973333333333333" calcext:value-type="float">
            <text:p>0.973333333333333</text:p>
          </table:table-cell>
          <table:table-cell table:formula="of:=[$'pr2377-data'.B32]" office:value-type="float" office:value="0.0074" calcext:value-type="float">
            <text:p>0.0074</text:p>
          </table:table-cell>
          <table:table-cell table:formula="of:=[.E32]/[.B32]" office:value-type="float" office:value="0.986666666666667" calcext:value-type="float">
            <text:p>0.986666666666667</text:p>
          </table:table-cell>
          <table:table-cell table:formula="of:=[$'pr2377-improved-properclone-avoiddecimal-data'.B32]" office:value-type="float" office:value="0.0072" calcext:value-type="float">
            <text:p>0.0072</text:p>
          </table:table-cell>
          <table:table-cell table:formula="of:=[.G32]/[.B32]" office:value-type="float" office:value="0.96" calcext:value-type="float">
            <text:p>0.96</text:p>
          </table:table-cell>
        </table:table-row>
        <table:table-row table:style-name="ro1">
          <table:table-cell table:formula="of:=[$'baseline-data'.A33]" office:value-type="string" office:string-value="AvoidPrintStackTrace" calcext:value-type="string">
            <text:p>AvoidPrintStackTrace</text:p>
          </table:table-cell>
          <table:table-cell table:formula="of:=[$'baseline-6.22.0-data'.B33]" office:value-type="float" office:value="0.8144" calcext:value-type="float">
            <text:p>0.8144</text:p>
          </table:table-cell>
          <table:table-cell table:formula="of:=[$'baseline-data'.B33]" office:value-type="float" office:value="0.7858" calcext:value-type="float">
            <text:p>0.7858</text:p>
          </table:table-cell>
          <table:table-cell table:formula="of:=[.C33]/[.B33]" office:value-type="float" office:value="0.964882121807466" calcext:value-type="float">
            <text:p>0.964882121807466</text:p>
          </table:table-cell>
          <table:table-cell table:formula="of:=[$'pr2377-data'.B33]" office:value-type="float" office:value="1.0549" calcext:value-type="float">
            <text:p>1.0549</text:p>
          </table:table-cell>
          <table:table-cell table:formula="of:=[.E33]/[.B33]" office:value-type="float" office:value="1.2953094302554" calcext:value-type="float">
            <text:p>1.2953094302554</text:p>
          </table:table-cell>
          <table:table-cell table:formula="of:=[$'pr2377-improved-properclone-avoiddecimal-data'.B33]" office:value-type="float" office:value="0.9732" calcext:value-type="float">
            <text:p>0.9732</text:p>
          </table:table-cell>
          <table:table-cell table:formula="of:=[.G33]/[.B33]" office:value-type="float" office:value="1.19499017681729" calcext:value-type="float">
            <text:p>1.19499017681729</text:p>
          </table:table-cell>
        </table:table-row>
        <table:table-row table:style-name="ro1">
          <table:table-cell table:formula="of:=[$'baseline-data'.A34]" office:value-type="string" office:string-value="AvoidProtectedFieldInFinalClass" calcext:value-type="string">
            <text:p>AvoidProtectedFieldInFinalClass</text:p>
          </table:table-cell>
          <table:table-cell table:formula="of:=[$'baseline-6.22.0-data'.B34]" office:value-type="float" office:value="0.044" calcext:value-type="float">
            <text:p>0.044</text:p>
          </table:table-cell>
          <table:table-cell table:formula="of:=[$'baseline-data'.B34]" office:value-type="float" office:value="0.0497" calcext:value-type="float">
            <text:p>0.0497</text:p>
          </table:table-cell>
          <table:table-cell table:formula="of:=[.C34]/[.B34]" office:value-type="float" office:value="1.12954545454545" calcext:value-type="float">
            <text:p>1.12954545454545</text:p>
          </table:table-cell>
          <table:table-cell table:formula="of:=[$'pr2377-data'.B34]" office:value-type="float" office:value="0.0531" calcext:value-type="float">
            <text:p>0.0531</text:p>
          </table:table-cell>
          <table:table-cell table:formula="of:=[.E34]/[.B34]" office:value-type="float" office:value="1.20681818181818" calcext:value-type="float">
            <text:p>1.20681818181818</text:p>
          </table:table-cell>
          <table:table-cell table:formula="of:=[$'pr2377-improved-properclone-avoiddecimal-data'.B34]" office:value-type="float" office:value="0.0531" calcext:value-type="float">
            <text:p>0.0531</text:p>
          </table:table-cell>
          <table:table-cell table:formula="of:=[.G34]/[.B34]" office:value-type="float" office:value="1.20681818181818" calcext:value-type="float">
            <text:p>1.20681818181818</text:p>
          </table:table-cell>
        </table:table-row>
        <table:table-row table:style-name="ro1">
          <table:table-cell table:formula="of:=[$'baseline-data'.A35]" office:value-type="string" office:string-value="AvoidProtectedMethodInFinalClassNotExtending" calcext:value-type="string">
            <text:p>AvoidProtectedMethodInFinalClassNotExtending</text:p>
          </table:table-cell>
          <table:table-cell table:formula="of:=[$'baseline-6.22.0-data'.B35]" office:value-type="float" office:value="0.0334" calcext:value-type="float">
            <text:p>0.0334</text:p>
          </table:table-cell>
          <table:table-cell table:formula="of:=[$'baseline-data'.B35]" office:value-type="float" office:value="0.0373" calcext:value-type="float">
            <text:p>0.0373</text:p>
          </table:table-cell>
          <table:table-cell table:formula="of:=[.C35]/[.B35]" office:value-type="float" office:value="1.11676646706587" calcext:value-type="float">
            <text:p>1.11676646706587</text:p>
          </table:table-cell>
          <table:table-cell table:formula="of:=[$'pr2377-data'.B35]" office:value-type="float" office:value="0.0403" calcext:value-type="float">
            <text:p>0.0403</text:p>
          </table:table-cell>
          <table:table-cell table:formula="of:=[.E35]/[.B35]" office:value-type="float" office:value="1.20658682634731" calcext:value-type="float">
            <text:p>1.20658682634731</text:p>
          </table:table-cell>
          <table:table-cell table:formula="of:=[$'pr2377-improved-properclone-avoiddecimal-data'.B35]" office:value-type="float" office:value="0.0397" calcext:value-type="float">
            <text:p>0.0397</text:p>
          </table:table-cell>
          <table:table-cell table:formula="of:=[.G35]/[.B35]" office:value-type="float" office:value="1.18862275449102" calcext:value-type="float">
            <text:p>1.18862275449102</text:p>
          </table:table-cell>
        </table:table-row>
        <table:table-row table:style-name="ro1">
          <table:table-cell table:formula="of:=[$'baseline-data'.A36]" office:value-type="string" office:string-value="AvoidReassigningLoopVariables" calcext:value-type="string">
            <text:p>AvoidReassigningLoopVariables</text:p>
          </table:table-cell>
          <table:table-cell table:formula="of:=[$'baseline-6.22.0-data'.B36]" office:value-type="float" office:value="0.1055" calcext:value-type="float">
            <text:p>0.1055</text:p>
          </table:table-cell>
          <table:table-cell table:formula="of:=[$'baseline-data'.B36]" office:value-type="float" office:value="0.1369" calcext:value-type="float">
            <text:p>0.1369</text:p>
          </table:table-cell>
          <table:table-cell table:formula="of:=[.C36]/[.B36]" office:value-type="float" office:value="1.29763033175355" calcext:value-type="float">
            <text:p>1.29763033175355</text:p>
          </table:table-cell>
          <table:table-cell table:formula="of:=[$'pr2377-data'.B36]" office:value-type="float" office:value="0.1047" calcext:value-type="float">
            <text:p>0.1047</text:p>
          </table:table-cell>
          <table:table-cell table:formula="of:=[.E36]/[.B36]" office:value-type="float" office:value="0.992417061611374" calcext:value-type="float">
            <text:p>0.992417061611374</text:p>
          </table:table-cell>
          <table:table-cell table:formula="of:=[$'pr2377-improved-properclone-avoiddecimal-data'.B36]" office:value-type="float" office:value="0.1068" calcext:value-type="float">
            <text:p>0.1068</text:p>
          </table:table-cell>
          <table:table-cell table:formula="of:=[.G36]/[.B36]" office:value-type="float" office:value="1.01232227488152" calcext:value-type="float">
            <text:p>1.01232227488152</text:p>
          </table:table-cell>
        </table:table-row>
        <table:table-row table:style-name="ro1">
          <table:table-cell table:formula="of:=[$'baseline-data'.A37]" office:value-type="string" office:string-value="AvoidReassigningParameters" calcext:value-type="string">
            <text:p>AvoidReassigningParameters</text:p>
          </table:table-cell>
          <table:table-cell table:formula="of:=[$'baseline-6.22.0-data'.B37]" office:value-type="float" office:value="0.4451" calcext:value-type="float">
            <text:p>0.4451</text:p>
          </table:table-cell>
          <table:table-cell table:formula="of:=[$'baseline-data'.B37]" office:value-type="float" office:value="0.4562" calcext:value-type="float">
            <text:p>0.4562</text:p>
          </table:table-cell>
          <table:table-cell table:formula="of:=[.C37]/[.B37]" office:value-type="float" office:value="1.02493821613121" calcext:value-type="float">
            <text:p>1.02493821613121</text:p>
          </table:table-cell>
          <table:table-cell table:formula="of:=[$'pr2377-data'.B37]" office:value-type="float" office:value="0.4047" calcext:value-type="float">
            <text:p>0.4047</text:p>
          </table:table-cell>
          <table:table-cell table:formula="of:=[.E37]/[.B37]" office:value-type="float" office:value="0.90923388002696" calcext:value-type="float">
            <text:p>0.90923388002696</text:p>
          </table:table-cell>
          <table:table-cell table:formula="of:=[$'pr2377-improved-properclone-avoiddecimal-data'.B37]" office:value-type="float" office:value="0.4102" calcext:value-type="float">
            <text:p>0.4102</text:p>
          </table:table-cell>
          <table:table-cell table:formula="of:=[.G37]/[.B37]" office:value-type="float" office:value="0.921590653785666" calcext:value-type="float">
            <text:p>0.921590653785666</text:p>
          </table:table-cell>
        </table:table-row>
        <table:table-row table:style-name="ro1">
          <table:table-cell table:formula="of:=[$'baseline-data'.A38]" office:value-type="string" office:string-value="AvoidRethrowingException" calcext:value-type="string">
            <text:p>AvoidRethrowingException</text:p>
          </table:table-cell>
          <table:table-cell table:formula="of:=[$'baseline-6.22.0-data'.B38]" office:value-type="float" office:value="0.0175" calcext:value-type="float">
            <text:p>0.0175</text:p>
          </table:table-cell>
          <table:table-cell table:formula="of:=[$'baseline-data'.B38]" office:value-type="float" office:value="0.0187" calcext:value-type="float">
            <text:p>0.0187</text:p>
          </table:table-cell>
          <table:table-cell table:formula="of:=[.C38]/[.B38]" office:value-type="float" office:value="1.06857142857143" calcext:value-type="float">
            <text:p>1.06857142857143</text:p>
          </table:table-cell>
          <table:table-cell table:formula="of:=[$'pr2377-data'.B38]" office:value-type="float" office:value="0.0147" calcext:value-type="float">
            <text:p>0.0147</text:p>
          </table:table-cell>
          <table:table-cell table:formula="of:=[.E38]/[.B38]" office:value-type="float" office:value="0.84" calcext:value-type="float">
            <text:p>0.84</text:p>
          </table:table-cell>
          <table:table-cell table:formula="of:=[$'pr2377-improved-properclone-avoiddecimal-data'.B38]" office:value-type="float" office:value="0.0143" calcext:value-type="float">
            <text:p>0.0143</text:p>
          </table:table-cell>
          <table:table-cell table:formula="of:=[.G38]/[.B38]" office:value-type="float" office:value="0.817142857142857" calcext:value-type="float">
            <text:p>0.817142857142857</text:p>
          </table:table-cell>
        </table:table-row>
        <table:table-row table:style-name="ro1">
          <table:table-cell table:formula="of:=[$'baseline-data'.A39]" office:value-type="string" office:string-value="AvoidStringBufferField" calcext:value-type="string">
            <text:p>AvoidStringBufferField</text:p>
          </table:table-cell>
          <table:table-cell table:formula="of:=[$'baseline-6.22.0-data'.B39]" office:value-type="float" office:value="0.0574" calcext:value-type="float">
            <text:p>0.0574</text:p>
          </table:table-cell>
          <table:table-cell table:formula="of:=[$'baseline-data'.B39]" office:value-type="float" office:value="0.0588" calcext:value-type="float">
            <text:p>0.0588</text:p>
          </table:table-cell>
          <table:table-cell table:formula="of:=[.C39]/[.B39]" office:value-type="float" office:value="1.02439024390244" calcext:value-type="float">
            <text:p>1.02439024390244</text:p>
          </table:table-cell>
          <table:table-cell table:formula="of:=[$'pr2377-data'.B39]" office:value-type="float" office:value="0.0648" calcext:value-type="float">
            <text:p>0.0648</text:p>
          </table:table-cell>
          <table:table-cell table:formula="of:=[.E39]/[.B39]" office:value-type="float" office:value="1.12891986062718" calcext:value-type="float">
            <text:p>1.12891986062718</text:p>
          </table:table-cell>
          <table:table-cell table:formula="of:=[$'pr2377-improved-properclone-avoiddecimal-data'.B39]" office:value-type="float" office:value="0.0642" calcext:value-type="float">
            <text:p>0.0642</text:p>
          </table:table-cell>
          <table:table-cell table:formula="of:=[.G39]/[.B39]" office:value-type="float" office:value="1.1184668989547" calcext:value-type="float">
            <text:p>1.1184668989547</text:p>
          </table:table-cell>
        </table:table-row>
        <table:table-row table:style-name="ro1">
          <table:table-cell table:formula="of:=[$'baseline-data'.A40]" office:value-type="string" office:string-value="AvoidSynchronizedAtMethodLevel" calcext:value-type="string">
            <text:p>AvoidSynchronizedAtMethodLevel</text:p>
          </table:table-cell>
          <table:table-cell table:formula="of:=[$'baseline-6.22.0-data'.B40]" office:value-type="float" office:value="0.1288" calcext:value-type="float">
            <text:p>0.1288</text:p>
          </table:table-cell>
          <table:table-cell table:formula="of:=[$'baseline-data'.B40]" office:value-type="float" office:value="0.1327" calcext:value-type="float">
            <text:p>0.1327</text:p>
          </table:table-cell>
          <table:table-cell table:formula="of:=[.C40]/[.B40]" office:value-type="float" office:value="1.03027950310559" calcext:value-type="float">
            <text:p>1.03027950310559</text:p>
          </table:table-cell>
          <table:table-cell table:formula="of:=[$'pr2377-data'.B40]" office:value-type="float" office:value="0.1587" calcext:value-type="float">
            <text:p>0.1587</text:p>
          </table:table-cell>
          <table:table-cell table:formula="of:=[.E40]/[.B40]" office:value-type="float" office:value="1.23214285714286" calcext:value-type="float">
            <text:p>1.23214285714286</text:p>
          </table:table-cell>
          <table:table-cell table:formula="of:=[$'pr2377-improved-properclone-avoiddecimal-data'.B40]" office:value-type="float" office:value="0.1866" calcext:value-type="float">
            <text:p>0.1866</text:p>
          </table:table-cell>
          <table:table-cell table:formula="of:=[.G40]/[.B40]" office:value-type="float" office:value="1.44875776397516" calcext:value-type="float">
            <text:p>1.44875776397516</text:p>
          </table:table-cell>
        </table:table-row>
        <table:table-row table:style-name="ro1">
          <table:table-cell table:formula="of:=[$'baseline-data'.A41]" office:value-type="string" office:string-value="AvoidThreadGroup" calcext:value-type="string">
            <text:p>AvoidThreadGroup</text:p>
          </table:table-cell>
          <table:table-cell table:formula="of:=[$'baseline-6.22.0-data'.B41]" office:value-type="float" office:value="0.4232" calcext:value-type="float">
            <text:p>0.4232</text:p>
          </table:table-cell>
          <table:table-cell table:formula="of:=[$'baseline-data'.B41]" office:value-type="float" office:value="0.4586" calcext:value-type="float">
            <text:p>0.4586</text:p>
          </table:table-cell>
          <table:table-cell table:formula="of:=[.C41]/[.B41]" office:value-type="float" office:value="1.08364839319471" calcext:value-type="float">
            <text:p>1.08364839319471</text:p>
          </table:table-cell>
          <table:table-cell table:formula="of:=[$'pr2377-data'.B41]" office:value-type="float" office:value="0.732" calcext:value-type="float">
            <text:p>0.732</text:p>
          </table:table-cell>
          <table:table-cell table:formula="of:=[.E41]/[.B41]" office:value-type="float" office:value="1.7296786389414" calcext:value-type="float">
            <text:p>1.7296786389414</text:p>
          </table:table-cell>
          <table:table-cell table:formula="of:=[$'pr2377-improved-properclone-avoiddecimal-data'.B41]" office:value-type="float" office:value="0.6872" calcext:value-type="float">
            <text:p>0.6872</text:p>
          </table:table-cell>
          <table:table-cell table:formula="of:=[.G41]/[.B41]" office:value-type="float" office:value="1.62381852551985" calcext:value-type="float">
            <text:p>1.62381852551985</text:p>
          </table:table-cell>
        </table:table-row>
        <table:table-row table:style-name="ro1">
          <table:table-cell table:formula="of:=[$'baseline-data'.A42]" office:value-type="string" office:string-value="AvoidThrowingNewInstanceOfSameException" calcext:value-type="string">
            <text:p>AvoidThrowingNewInstanceOfSameException</text:p>
          </table:table-cell>
          <table:table-cell table:formula="of:=[$'baseline-6.22.0-data'.B42]" office:value-type="float" office:value="0.0154" calcext:value-type="float">
            <text:p>0.0154</text:p>
          </table:table-cell>
          <table:table-cell table:formula="of:=[$'baseline-data'.B42]" office:value-type="float" office:value="0.0154" calcext:value-type="float">
            <text:p>0.0154</text:p>
          </table:table-cell>
          <table:table-cell table:formula="of:=[.C42]/[.B42]" office:value-type="float" office:value="1" calcext:value-type="float">
            <text:p>1</text:p>
          </table:table-cell>
          <table:table-cell table:formula="of:=[$'pr2377-data'.B42]" office:value-type="float" office:value="0.0162" calcext:value-type="float">
            <text:p>0.0162</text:p>
          </table:table-cell>
          <table:table-cell table:formula="of:=[.E42]/[.B42]" office:value-type="float" office:value="1.05194805194805" calcext:value-type="float">
            <text:p>1.05194805194805</text:p>
          </table:table-cell>
          <table:table-cell table:formula="of:=[$'pr2377-improved-properclone-avoiddecimal-data'.B42]" office:value-type="float" office:value="0.0153" calcext:value-type="float">
            <text:p>0.0153</text:p>
          </table:table-cell>
          <table:table-cell table:formula="of:=[.G42]/[.B42]" office:value-type="float" office:value="0.993506493506493" calcext:value-type="float">
            <text:p>0.993506493506493</text:p>
          </table:table-cell>
        </table:table-row>
        <table:table-row table:style-name="ro1">
          <table:table-cell table:formula="of:=[$'baseline-data'.A43]" office:value-type="string" office:string-value="AvoidThrowingNullPointerException" calcext:value-type="string">
            <text:p>AvoidThrowingNullPointerException</text:p>
          </table:table-cell>
          <table:table-cell table:formula="of:=[$'baseline-6.22.0-data'.B43]" office:value-type="float" office:value="0.064" calcext:value-type="float">
            <text:p>0.064</text:p>
          </table:table-cell>
          <table:table-cell table:formula="of:=[$'baseline-data'.B43]" office:value-type="float" office:value="0.1097" calcext:value-type="float">
            <text:p>0.1097</text:p>
          </table:table-cell>
          <table:table-cell table:formula="of:=[.C43]/[.B43]" office:value-type="float" office:value="1.7140625" calcext:value-type="float">
            <text:p>1.7140625</text:p>
          </table:table-cell>
          <table:table-cell table:formula="of:=[$'pr2377-data'.B43]" office:value-type="float" office:value="0.0947" calcext:value-type="float">
            <text:p>0.0947</text:p>
          </table:table-cell>
          <table:table-cell table:formula="of:=[.E43]/[.B43]" office:value-type="float" office:value="1.4796875" calcext:value-type="float">
            <text:p>1.4796875</text:p>
          </table:table-cell>
          <table:table-cell table:formula="of:=[$'pr2377-improved-properclone-avoiddecimal-data'.B43]" office:value-type="float" office:value="0.0941" calcext:value-type="float">
            <text:p>0.0941</text:p>
          </table:table-cell>
          <table:table-cell table:formula="of:=[.G43]/[.B43]" office:value-type="float" office:value="1.4703125" calcext:value-type="float">
            <text:p>1.4703125</text:p>
          </table:table-cell>
        </table:table-row>
        <table:table-row table:style-name="ro1">
          <table:table-cell table:formula="of:=[$'baseline-data'.A44]" office:value-type="string" office:string-value="AvoidThrowingRawExceptionTypes" calcext:value-type="string">
            <text:p>AvoidThrowingRawExceptionTypes</text:p>
          </table:table-cell>
          <table:table-cell table:formula="of:=[$'baseline-6.22.0-data'.B44]" office:value-type="float" office:value="0.0526" calcext:value-type="float">
            <text:p>0.0526</text:p>
          </table:table-cell>
          <table:table-cell table:formula="of:=[$'baseline-data'.B44]" office:value-type="float" office:value="0.0703" calcext:value-type="float">
            <text:p>0.0703</text:p>
          </table:table-cell>
          <table:table-cell table:formula="of:=[.C44]/[.B44]" office:value-type="float" office:value="1.33650190114068" calcext:value-type="float">
            <text:p>1.33650190114068</text:p>
          </table:table-cell>
          <table:table-cell table:formula="of:=[$'pr2377-data'.B44]" office:value-type="float" office:value="0.061" calcext:value-type="float">
            <text:p>0.061</text:p>
          </table:table-cell>
          <table:table-cell table:formula="of:=[.E44]/[.B44]" office:value-type="float" office:value="1.15969581749049" calcext:value-type="float">
            <text:p>1.15969581749049</text:p>
          </table:table-cell>
          <table:table-cell table:formula="of:=[$'pr2377-improved-properclone-avoiddecimal-data'.B44]" office:value-type="float" office:value="0.0626" calcext:value-type="float">
            <text:p>0.0626</text:p>
          </table:table-cell>
          <table:table-cell table:formula="of:=[.G44]/[.B44]" office:value-type="float" office:value="1.19011406844106" calcext:value-type="float">
            <text:p>1.19011406844106</text:p>
          </table:table-cell>
        </table:table-row>
        <table:table-row table:style-name="ro1">
          <table:table-cell table:formula="of:=[$'baseline-data'.A45]" office:value-type="string" office:string-value="AvoidUncheckedExceptionsInSignatures" calcext:value-type="string">
            <text:p>AvoidUncheckedExceptionsInSignatures</text:p>
          </table:table-cell>
          <table:table-cell table:formula="of:=[$'baseline-6.22.0-data'.B45]" office:value-type="float" office:value="0.0723" calcext:value-type="float">
            <text:p>0.0723</text:p>
          </table:table-cell>
          <table:table-cell table:formula="of:=[$'baseline-data'.B45]" office:value-type="float" office:value="0.0902" calcext:value-type="float">
            <text:p>0.0902</text:p>
          </table:table-cell>
          <table:table-cell table:formula="of:=[.C45]/[.B45]" office:value-type="float" office:value="1.24757952973721" calcext:value-type="float">
            <text:p>1.24757952973721</text:p>
          </table:table-cell>
          <table:table-cell table:formula="of:=[$'pr2377-data'.B45]" office:value-type="float" office:value="0.1256" calcext:value-type="float">
            <text:p>0.1256</text:p>
          </table:table-cell>
          <table:table-cell table:formula="of:=[.E45]/[.B45]" office:value-type="float" office:value="1.7372060857538" calcext:value-type="float">
            <text:p>1.7372060857538</text:p>
          </table:table-cell>
          <table:table-cell table:formula="of:=[$'pr2377-improved-properclone-avoiddecimal-data'.B45]" office:value-type="float" office:value="0.1643" calcext:value-type="float">
            <text:p>0.1643</text:p>
          </table:table-cell>
          <table:table-cell table:formula="of:=[.G45]/[.B45]" office:value-type="float" office:value="2.27247579529737" calcext:value-type="float">
            <text:p>2.27247579529737</text:p>
          </table:table-cell>
        </table:table-row>
        <table:table-row table:style-name="ro1">
          <table:table-cell table:formula="of:=[$'baseline-data'.A46]" office:value-type="string" office:string-value="AvoidUsingHardCodedIP" calcext:value-type="string">
            <text:p>AvoidUsingHardCodedIP</text:p>
          </table:table-cell>
          <table:table-cell table:formula="of:=[$'baseline-6.22.0-data'.B46]" office:value-type="float" office:value="0.0539" calcext:value-type="float">
            <text:p>0.0539</text:p>
          </table:table-cell>
          <table:table-cell table:formula="of:=[$'baseline-data'.B46]" office:value-type="float" office:value="0.0574" calcext:value-type="float">
            <text:p>0.0574</text:p>
          </table:table-cell>
          <table:table-cell table:formula="of:=[.C46]/[.B46]" office:value-type="float" office:value="1.06493506493506" calcext:value-type="float">
            <text:p>1.06493506493506</text:p>
          </table:table-cell>
          <table:table-cell table:formula="of:=[$'pr2377-data'.B46]" office:value-type="float" office:value="0.0535" calcext:value-type="float">
            <text:p>0.0535</text:p>
          </table:table-cell>
          <table:table-cell table:formula="of:=[.E46]/[.B46]" office:value-type="float" office:value="0.992578849721707" calcext:value-type="float">
            <text:p>0.992578849721707</text:p>
          </table:table-cell>
          <table:table-cell table:formula="of:=[$'pr2377-improved-properclone-avoiddecimal-data'.B46]" office:value-type="float" office:value="0.0529" calcext:value-type="float">
            <text:p>0.0529</text:p>
          </table:table-cell>
          <table:table-cell table:formula="of:=[.G46]/[.B46]" office:value-type="float" office:value="0.981447124304267" calcext:value-type="float">
            <text:p>0.981447124304267</text:p>
          </table:table-cell>
        </table:table-row>
        <table:table-row table:style-name="ro1">
          <table:table-cell table:formula="of:=[$'baseline-data'.A47]" office:value-type="string" office:string-value="AvoidUsingNativeCode" calcext:value-type="string">
            <text:p>AvoidUsingNativeCode</text:p>
          </table:table-cell>
          <table:table-cell table:formula="of:=[$'baseline-6.22.0-data'.B47]" office:value-type="float" office:value="0.5009" calcext:value-type="float">
            <text:p>0.5009</text:p>
          </table:table-cell>
          <table:table-cell table:formula="of:=[$'baseline-data'.B47]" office:value-type="float" office:value="0.6305" calcext:value-type="float">
            <text:p>0.6305</text:p>
          </table:table-cell>
          <table:table-cell table:formula="of:=[.C47]/[.B47]" office:value-type="float" office:value="1.25873427829906" calcext:value-type="float">
            <text:p>1.25873427829906</text:p>
          </table:table-cell>
          <table:table-cell table:formula="of:=[$'pr2377-data'.B47]" office:value-type="float" office:value="0.9137" calcext:value-type="float">
            <text:p>0.9137</text:p>
          </table:table-cell>
          <table:table-cell table:formula="of:=[.E47]/[.B47]" office:value-type="float" office:value="1.82411659013775" calcext:value-type="float">
            <text:p>1.82411659013775</text:p>
          </table:table-cell>
          <table:table-cell table:formula="of:=[$'pr2377-improved-properclone-avoiddecimal-data'.B47]" office:value-type="float" office:value="0.8688" calcext:value-type="float">
            <text:p>0.8688</text:p>
          </table:table-cell>
          <table:table-cell table:formula="of:=[.G47]/[.B47]" office:value-type="float" office:value="1.73447793970852" calcext:value-type="float">
            <text:p>1.73447793970852</text:p>
          </table:table-cell>
        </table:table-row>
        <table:table-row table:style-name="ro1">
          <table:table-cell table:formula="of:=[$'baseline-data'.A48]" office:value-type="string" office:string-value="AvoidUsingOctalValues" calcext:value-type="string">
            <text:p>AvoidUsingOctalValues</text:p>
          </table:table-cell>
          <table:table-cell table:formula="of:=[$'baseline-6.22.0-data'.B48]" office:value-type="float" office:value="0.3124" calcext:value-type="float">
            <text:p>0.3124</text:p>
          </table:table-cell>
          <table:table-cell table:formula="of:=[$'baseline-data'.B48]" office:value-type="float" office:value="0.2916" calcext:value-type="float">
            <text:p>0.2916</text:p>
          </table:table-cell>
          <table:table-cell table:formula="of:=[.C48]/[.B48]" office:value-type="float" office:value="0.933418693982074" calcext:value-type="float">
            <text:p>0.933418693982074</text:p>
          </table:table-cell>
          <table:table-cell table:formula="of:=[$'pr2377-data'.B48]" office:value-type="float" office:value="0.2884" calcext:value-type="float">
            <text:p>0.2884</text:p>
          </table:table-cell>
          <table:table-cell table:formula="of:=[.E48]/[.B48]" office:value-type="float" office:value="0.923175416133163" calcext:value-type="float">
            <text:p>0.923175416133163</text:p>
          </table:table-cell>
          <table:table-cell table:formula="of:=[$'pr2377-improved-properclone-avoiddecimal-data'.B48]" office:value-type="float" office:value="0.2964" calcext:value-type="float">
            <text:p>0.2964</text:p>
          </table:table-cell>
          <table:table-cell table:formula="of:=[.G48]/[.B48]" office:value-type="float" office:value="0.948783610755442" calcext:value-type="float">
            <text:p>0.948783610755442</text:p>
          </table:table-cell>
        </table:table-row>
        <table:table-row table:style-name="ro1">
          <table:table-cell table:formula="of:=[$'baseline-data'.A49]" office:value-type="string" office:string-value="AvoidUsingShortType" calcext:value-type="string">
            <text:p>AvoidUsingShortType</text:p>
          </table:table-cell>
          <table:table-cell table:formula="of:=[$'baseline-6.22.0-data'.B49]" office:value-type="float" office:value="0.3412" calcext:value-type="float">
            <text:p>0.3412</text:p>
          </table:table-cell>
          <table:table-cell table:formula="of:=[$'baseline-data'.B49]" office:value-type="float" office:value="0.3266" calcext:value-type="float">
            <text:p>0.3266</text:p>
          </table:table-cell>
          <table:table-cell table:formula="of:=[.C49]/[.B49]" office:value-type="float" office:value="0.957209847596717" calcext:value-type="float">
            <text:p>0.957209847596717</text:p>
          </table:table-cell>
          <table:table-cell table:formula="of:=[$'pr2377-data'.B49]" office:value-type="float" office:value="0.4129" calcext:value-type="float">
            <text:p>0.4129</text:p>
          </table:table-cell>
          <table:table-cell table:formula="of:=[.E49]/[.B49]" office:value-type="float" office:value="1.21014067995311" calcext:value-type="float">
            <text:p>1.21014067995311</text:p>
          </table:table-cell>
          <table:table-cell table:formula="of:=[$'pr2377-improved-properclone-avoiddecimal-data'.B49]" office:value-type="float" office:value="0.358" calcext:value-type="float">
            <text:p>0.358</text:p>
          </table:table-cell>
          <table:table-cell table:formula="of:=[.G49]/[.B49]" office:value-type="float" office:value="1.04923798358734" calcext:value-type="float">
            <text:p>1.04923798358734</text:p>
          </table:table-cell>
        </table:table-row>
        <table:table-row table:style-name="ro1">
          <table:table-cell table:formula="of:=[$'baseline-data'.A50]" office:value-type="string" office:string-value="AvoidUsingVolatile" calcext:value-type="string">
            <text:p>AvoidUsingVolatile</text:p>
          </table:table-cell>
          <table:table-cell table:formula="of:=[$'baseline-6.22.0-data'.B50]" office:value-type="float" office:value="0.0469" calcext:value-type="float">
            <text:p>0.0469</text:p>
          </table:table-cell>
          <table:table-cell table:formula="of:=[$'baseline-data'.B50]" office:value-type="float" office:value="0.0796" calcext:value-type="float">
            <text:p>0.0796</text:p>
          </table:table-cell>
          <table:table-cell table:formula="of:=[.C50]/[.B50]" office:value-type="float" office:value="1.69722814498934" calcext:value-type="float">
            <text:p>1.69722814498934</text:p>
          </table:table-cell>
          <table:table-cell table:formula="of:=[$'pr2377-data'.B50]" office:value-type="float" office:value="0.0574" calcext:value-type="float">
            <text:p>0.0574</text:p>
          </table:table-cell>
          <table:table-cell table:formula="of:=[.E50]/[.B50]" office:value-type="float" office:value="1.22388059701493" calcext:value-type="float">
            <text:p>1.22388059701493</text:p>
          </table:table-cell>
          <table:table-cell table:formula="of:=[$'pr2377-improved-properclone-avoiddecimal-data'.B50]" office:value-type="float" office:value="0.0567" calcext:value-type="float">
            <text:p>0.0567</text:p>
          </table:table-cell>
          <table:table-cell table:formula="of:=[.G50]/[.B50]" office:value-type="float" office:value="1.2089552238806" calcext:value-type="float">
            <text:p>1.2089552238806</text:p>
          </table:table-cell>
        </table:table-row>
        <table:table-row table:style-name="ro1">
          <table:table-cell table:formula="of:=[$'baseline-data'.A51]" office:value-type="string" office:string-value="BadComparison" calcext:value-type="string">
            <text:p>BadComparison</text:p>
          </table:table-cell>
          <table:table-cell table:formula="of:=[$'baseline-6.22.0-data'.B51]" office:value-type="float" office:value="0.0423" calcext:value-type="float">
            <text:p>0.0423</text:p>
          </table:table-cell>
          <table:table-cell table:formula="of:=[$'baseline-data'.B51]" office:value-type="float" office:value="0.0455" calcext:value-type="float">
            <text:p>0.0455</text:p>
          </table:table-cell>
          <table:table-cell table:formula="of:=[.C51]/[.B51]" office:value-type="float" office:value="1.07565011820331" calcext:value-type="float">
            <text:p>1.07565011820331</text:p>
          </table:table-cell>
          <table:table-cell table:formula="of:=[$'pr2377-data'.B51]" office:value-type="float" office:value="0.0495" calcext:value-type="float">
            <text:p>0.0495</text:p>
          </table:table-cell>
          <table:table-cell table:formula="of:=[.E51]/[.B51]" office:value-type="float" office:value="1.17021276595745" calcext:value-type="float">
            <text:p>1.17021276595745</text:p>
          </table:table-cell>
          <table:table-cell table:formula="of:=[$'pr2377-improved-properclone-avoiddecimal-data'.B51]" office:value-type="float" office:value="0.0495" calcext:value-type="float">
            <text:p>0.0495</text:p>
          </table:table-cell>
          <table:table-cell table:formula="of:=[.G51]/[.B51]" office:value-type="float" office:value="1.17021276595745" calcext:value-type="float">
            <text:p>1.17021276595745</text:p>
          </table:table-cell>
        </table:table-row>
        <table:table-row table:style-name="ro1">
          <table:table-cell table:formula="of:=[$'baseline-data'.A52]" office:value-type="string" office:string-value="BeanMembersShouldSerialize" calcext:value-type="string">
            <text:p>BeanMembersShouldSerialize</text:p>
          </table:table-cell>
          <table:table-cell table:formula="of:=[$'baseline-6.22.0-data'.B52]" office:value-type="float" office:value="1.5145" calcext:value-type="float">
            <text:p>1.5145</text:p>
          </table:table-cell>
          <table:table-cell table:formula="of:=[$'baseline-data'.B52]" office:value-type="float" office:value="0.4191" calcext:value-type="float">
            <text:p>0.4191</text:p>
          </table:table-cell>
          <table:table-cell table:formula="of:=[.C52]/[.B52]" office:value-type="float" office:value="0.276724991746451" calcext:value-type="float">
            <text:p>0.276724991746451</text:p>
          </table:table-cell>
          <table:table-cell table:formula="of:=[$'pr2377-data'.B52]" office:value-type="float" office:value="0.4169" calcext:value-type="float">
            <text:p>0.4169</text:p>
          </table:table-cell>
          <table:table-cell table:formula="of:=[.E52]/[.B52]" office:value-type="float" office:value="0.275272367117861" calcext:value-type="float">
            <text:p>0.275272367117861</text:p>
          </table:table-cell>
          <table:table-cell table:formula="of:=[$'pr2377-improved-properclone-avoiddecimal-data'.B52]" office:value-type="float" office:value="0.4251" calcext:value-type="float">
            <text:p>0.4251</text:p>
          </table:table-cell>
          <table:table-cell table:formula="of:=[.G52]/[.B52]" office:value-type="float" office:value="0.28068669527897" calcext:value-type="float">
            <text:p>0.28068669527897</text:p>
          </table:table-cell>
        </table:table-row>
        <table:table-row table:style-name="ro1">
          <table:table-cell table:formula="of:=[$'baseline-data'.A53]" office:value-type="string" office:string-value="BigIntegerInstantiation" calcext:value-type="string">
            <text:p>BigIntegerInstantiation</text:p>
          </table:table-cell>
          <table:table-cell table:formula="of:=[$'baseline-6.22.0-data'.B53]" office:value-type="float" office:value="0.275" calcext:value-type="float">
            <text:p>0.275</text:p>
          </table:table-cell>
          <table:table-cell table:formula="of:=[$'baseline-data'.B53]" office:value-type="float" office:value="0.2934" calcext:value-type="float">
            <text:p>0.2934</text:p>
          </table:table-cell>
          <table:table-cell table:formula="of:=[.C53]/[.B53]" office:value-type="float" office:value="1.06690909090909" calcext:value-type="float">
            <text:p>1.06690909090909</text:p>
          </table:table-cell>
          <table:table-cell table:formula="of:=[$'pr2377-data'.B53]" office:value-type="float" office:value="0.2886" calcext:value-type="float">
            <text:p>0.2886</text:p>
          </table:table-cell>
          <table:table-cell table:formula="of:=[.E53]/[.B53]" office:value-type="float" office:value="1.04945454545455" calcext:value-type="float">
            <text:p>1.04945454545455</text:p>
          </table:table-cell>
          <table:table-cell table:formula="of:=[$'pr2377-improved-properclone-avoiddecimal-data'.B53]" office:value-type="float" office:value="0.3077" calcext:value-type="float">
            <text:p>0.3077</text:p>
          </table:table-cell>
          <table:table-cell table:formula="of:=[.G53]/[.B53]" office:value-type="float" office:value="1.11890909090909" calcext:value-type="float">
            <text:p>1.11890909090909</text:p>
          </table:table-cell>
        </table:table-row>
        <table:table-row table:style-name="ro1">
          <table:table-cell table:formula="of:=[$'baseline-data'.A54]" office:value-type="string" office:string-value="BooleanGetMethodName" calcext:value-type="string">
            <text:p>BooleanGetMethodName</text:p>
          </table:table-cell>
          <table:table-cell table:formula="of:=[$'baseline-6.22.0-data'.B54]" office:value-type="float" office:value="0.1901" calcext:value-type="float">
            <text:p>0.1901</text:p>
          </table:table-cell>
          <table:table-cell table:formula="of:=[$'baseline-data'.B54]" office:value-type="float" office:value="0.1902" calcext:value-type="float">
            <text:p>0.1902</text:p>
          </table:table-cell>
          <table:table-cell table:formula="of:=[.C54]/[.B54]" office:value-type="float" office:value="1.00052603892688" calcext:value-type="float">
            <text:p>1.00052603892688</text:p>
          </table:table-cell>
          <table:table-cell table:formula="of:=[$'pr2377-data'.B54]" office:value-type="float" office:value="0.1451" calcext:value-type="float">
            <text:p>0.1451</text:p>
          </table:table-cell>
          <table:table-cell table:formula="of:=[.E54]/[.B54]" office:value-type="float" office:value="0.763282482903735" calcext:value-type="float">
            <text:p>0.763282482903735</text:p>
          </table:table-cell>
          <table:table-cell table:formula="of:=[$'pr2377-improved-properclone-avoiddecimal-data'.B54]" office:value-type="float" office:value="0.1411" calcext:value-type="float">
            <text:p>0.1411</text:p>
          </table:table-cell>
          <table:table-cell table:formula="of:=[.G54]/[.B54]" office:value-type="float" office:value="0.742240925828511" calcext:value-type="float">
            <text:p>0.742240925828511</text:p>
          </table:table-cell>
        </table:table-row>
        <table:table-row table:style-name="ro1">
          <table:table-cell table:formula="of:=[$'baseline-data'.A55]" office:value-type="string" office:string-value="BooleanInstantiation" calcext:value-type="string">
            <text:p>BooleanInstantiation</text:p>
          </table:table-cell>
          <table:table-cell table:formula="of:=[$'baseline-6.22.0-data'.B55]" office:value-type="float" office:value="0.2968" calcext:value-type="float">
            <text:p>0.2968</text:p>
          </table:table-cell>
          <table:table-cell table:formula="of:=[$'baseline-data'.B55]" office:value-type="float" office:value="0.3352" calcext:value-type="float">
            <text:p>0.3352</text:p>
          </table:table-cell>
          <table:table-cell table:formula="of:=[.C55]/[.B55]" office:value-type="float" office:value="1.12938005390836" calcext:value-type="float">
            <text:p>1.12938005390836</text:p>
          </table:table-cell>
          <table:table-cell table:formula="of:=[$'pr2377-data'.B55]" office:value-type="float" office:value="0.3063" calcext:value-type="float">
            <text:p>0.3063</text:p>
          </table:table-cell>
          <table:table-cell table:formula="of:=[.E55]/[.B55]" office:value-type="float" office:value="1.03200808625337" calcext:value-type="float">
            <text:p>1.03200808625337</text:p>
          </table:table-cell>
          <table:table-cell table:formula="of:=[$'pr2377-improved-properclone-avoiddecimal-data'.B55]" office:value-type="float" office:value="0.3013" calcext:value-type="float">
            <text:p>0.3013</text:p>
          </table:table-cell>
          <table:table-cell table:formula="of:=[.G55]/[.B55]" office:value-type="float" office:value="1.01516172506739" calcext:value-type="float">
            <text:p>1.01516172506739</text:p>
          </table:table-cell>
        </table:table-row>
        <table:table-row table:style-name="ro1">
          <table:table-cell table:formula="of:=[$'baseline-data'.A56]" office:value-type="string" office:string-value="BrokenNullCheck" calcext:value-type="string">
            <text:p>BrokenNullCheck</text:p>
          </table:table-cell>
          <table:table-cell table:formula="of:=[$'baseline-6.22.0-data'.B56]" office:value-type="float" office:value="0.3029" calcext:value-type="float">
            <text:p>0.3029</text:p>
          </table:table-cell>
          <table:table-cell table:formula="of:=[$'baseline-data'.B56]" office:value-type="float" office:value="0.2933" calcext:value-type="float">
            <text:p>0.2933</text:p>
          </table:table-cell>
          <table:table-cell table:formula="of:=[.C56]/[.B56]" office:value-type="float" office:value="0.968306371739848" calcext:value-type="float">
            <text:p>0.968306371739848</text:p>
          </table:table-cell>
          <table:table-cell table:formula="of:=[$'pr2377-data'.B56]" office:value-type="float" office:value="0.2916" calcext:value-type="float">
            <text:p>0.2916</text:p>
          </table:table-cell>
          <table:table-cell table:formula="of:=[.E56]/[.B56]" office:value-type="float" office:value="0.962693958402113" calcext:value-type="float">
            <text:p>0.962693958402113</text:p>
          </table:table-cell>
          <table:table-cell table:formula="of:=[$'pr2377-improved-properclone-avoiddecimal-data'.B56]" office:value-type="float" office:value="0.298" calcext:value-type="float">
            <text:p>0.298</text:p>
          </table:table-cell>
          <table:table-cell table:formula="of:=[.G56]/[.B56]" office:value-type="float" office:value="0.983823043908881" calcext:value-type="float">
            <text:p>0.983823043908881</text:p>
          </table:table-cell>
        </table:table-row>
        <table:table-row table:style-name="ro1">
          <table:table-cell table:formula="of:=[$'baseline-data'.A57]" office:value-type="string" office:string-value="ByteInstantiation" calcext:value-type="string">
            <text:p>ByteInstantiation</text:p>
          </table:table-cell>
          <table:table-cell table:formula="of:=[$'baseline-6.22.0-data'.B57]" office:value-type="float" office:value="0.0557" calcext:value-type="float">
            <text:p>0.0557</text:p>
          </table:table-cell>
          <table:table-cell table:formula="of:=[$'baseline-data'.B57]" office:value-type="float" office:value="0.0636" calcext:value-type="float">
            <text:p>0.0636</text:p>
          </table:table-cell>
          <table:table-cell table:formula="of:=[.C57]/[.B57]" office:value-type="float" office:value="1.14183123877917" calcext:value-type="float">
            <text:p>1.14183123877917</text:p>
          </table:table-cell>
          <table:table-cell table:formula="of:=[$'pr2377-data'.B57]" office:value-type="float" office:value="0.0912" calcext:value-type="float">
            <text:p>0.0912</text:p>
          </table:table-cell>
          <table:table-cell table:formula="of:=[.E57]/[.B57]" office:value-type="float" office:value="1.63734290843806" calcext:value-type="float">
            <text:p>1.63734290843806</text:p>
          </table:table-cell>
          <table:table-cell table:formula="of:=[$'pr2377-improved-properclone-avoiddecimal-data'.B57]" office:value-type="float" office:value="0.0886" calcext:value-type="float">
            <text:p>0.0886</text:p>
          </table:table-cell>
          <table:table-cell table:formula="of:=[.G57]/[.B57]" office:value-type="float" office:value="1.59066427289048" calcext:value-type="float">
            <text:p>1.59066427289048</text:p>
          </table:table-cell>
        </table:table-row>
        <table:table-row table:style-name="ro1">
          <table:table-cell table:formula="of:=[$'baseline-data'.A58]" office:value-type="string" office:string-value="CallSuperFirst" calcext:value-type="string">
            <text:p>CallSuperFirst</text:p>
          </table:table-cell>
          <table:table-cell table:formula="of:=[$'baseline-6.22.0-data'.B58]" office:value-type="float" office:value="0.9234" calcext:value-type="float">
            <text:p>0.9234</text:p>
          </table:table-cell>
          <table:table-cell table:formula="of:=[$'baseline-data'.B58]" office:value-type="float" office:value="0.9226" calcext:value-type="float">
            <text:p>0.9226</text:p>
          </table:table-cell>
          <table:table-cell table:formula="of:=[.C58]/[.B58]" office:value-type="float" office:value="0.999133636560537" calcext:value-type="float">
            <text:p>0.999133636560537</text:p>
          </table:table-cell>
          <table:table-cell table:formula="of:=[$'pr2377-data'.B58]" office:value-type="float" office:value="0.9143" calcext:value-type="float">
            <text:p>0.9143</text:p>
          </table:table-cell>
          <table:table-cell table:formula="of:=[.E58]/[.B58]" office:value-type="float" office:value="0.99014511587611" calcext:value-type="float">
            <text:p>0.99014511587611</text:p>
          </table:table-cell>
          <table:table-cell table:formula="of:=[$'pr2377-improved-properclone-avoiddecimal-data'.B58]" office:value-type="float" office:value="0.8942" calcext:value-type="float">
            <text:p>0.8942</text:p>
          </table:table-cell>
          <table:table-cell table:formula="of:=[.G58]/[.B58]" office:value-type="float" office:value="0.968377734459606" calcext:value-type="float">
            <text:p>0.968377734459606</text:p>
          </table:table-cell>
        </table:table-row>
        <table:table-row table:style-name="ro1">
          <table:table-cell table:formula="of:=[$'baseline-data'.A59]" office:value-type="string" office:string-value="CallSuperInConstructor" calcext:value-type="string">
            <text:p>CallSuperInConstructor</text:p>
          </table:table-cell>
          <table:table-cell table:formula="of:=[$'baseline-6.22.0-data'.B59]" office:value-type="float" office:value="0.0714" calcext:value-type="float">
            <text:p>0.0714</text:p>
          </table:table-cell>
          <table:table-cell table:formula="of:=[$'baseline-data'.B59]" office:value-type="float" office:value="0.0967" calcext:value-type="float">
            <text:p>0.0967</text:p>
          </table:table-cell>
          <table:table-cell table:formula="of:=[.C59]/[.B59]" office:value-type="float" office:value="1.35434173669468" calcext:value-type="float">
            <text:p>1.35434173669468</text:p>
          </table:table-cell>
          <table:table-cell table:formula="of:=[$'pr2377-data'.B59]" office:value-type="float" office:value="0.0425" calcext:value-type="float">
            <text:p>0.0425</text:p>
          </table:table-cell>
          <table:table-cell table:formula="of:=[.E59]/[.B59]" office:value-type="float" office:value="0.595238095238095" calcext:value-type="float">
            <text:p>0.595238095238095</text:p>
          </table:table-cell>
          <table:table-cell table:formula="of:=[$'pr2377-improved-properclone-avoiddecimal-data'.B59]" office:value-type="float" office:value="0.0411" calcext:value-type="float">
            <text:p>0.0411</text:p>
          </table:table-cell>
          <table:table-cell table:formula="of:=[.G59]/[.B59]" office:value-type="float" office:value="0.57563025210084" calcext:value-type="float">
            <text:p>0.57563025210084</text:p>
          </table:table-cell>
        </table:table-row>
        <table:table-row table:style-name="ro1">
          <table:table-cell table:formula="of:=[$'baseline-data'.A60]" office:value-type="string" office:string-value="CallSuperLast" calcext:value-type="string">
            <text:p>CallSuperLast</text:p>
          </table:table-cell>
          <table:table-cell table:formula="of:=[$'baseline-6.22.0-data'.B60]" office:value-type="float" office:value="0.6763" calcext:value-type="float">
            <text:p>0.6763</text:p>
          </table:table-cell>
          <table:table-cell table:formula="of:=[$'baseline-data'.B60]" office:value-type="float" office:value="0.6842" calcext:value-type="float">
            <text:p>0.6842</text:p>
          </table:table-cell>
          <table:table-cell table:formula="of:=[.C60]/[.B60]" office:value-type="float" office:value="1.01168120656513" calcext:value-type="float">
            <text:p>1.01168120656513</text:p>
          </table:table-cell>
          <table:table-cell table:formula="of:=[$'pr2377-data'.B60]" office:value-type="float" office:value="0.653" calcext:value-type="float">
            <text:p>0.653</text:p>
          </table:table-cell>
          <table:table-cell table:formula="of:=[.E60]/[.B60]" office:value-type="float" office:value="0.965547833801567" calcext:value-type="float">
            <text:p>0.965547833801567</text:p>
          </table:table-cell>
          <table:table-cell table:formula="of:=[$'pr2377-improved-properclone-avoiddecimal-data'.B60]" office:value-type="float" office:value="0.6508" calcext:value-type="float">
            <text:p>0.6508</text:p>
          </table:table-cell>
          <table:table-cell table:formula="of:=[.G60]/[.B60]" office:value-type="float" office:value="0.962294839568239" calcext:value-type="float">
            <text:p>0.962294839568239</text:p>
          </table:table-cell>
        </table:table-row>
        <table:table-row table:style-name="ro1">
          <table:table-cell table:formula="of:=[$'baseline-data'.A61]" office:value-type="string" office:string-value="CheckResultSet" calcext:value-type="string">
            <text:p>CheckResultSet</text:p>
          </table:table-cell>
          <table:table-cell table:formula="of:=[$'baseline-6.22.0-data'.B61]" office:value-type="float" office:value="0.3468" calcext:value-type="float">
            <text:p>0.3468</text:p>
          </table:table-cell>
          <table:table-cell table:formula="of:=[$'baseline-data'.B61]" office:value-type="float" office:value="0.3459" calcext:value-type="float">
            <text:p>0.3459</text:p>
          </table:table-cell>
          <table:table-cell table:formula="of:=[.C61]/[.B61]" office:value-type="float" office:value="0.997404844290658" calcext:value-type="float">
            <text:p>0.997404844290658</text:p>
          </table:table-cell>
          <table:table-cell table:formula="of:=[$'pr2377-data'.B61]" office:value-type="float" office:value="0.3311" calcext:value-type="float">
            <text:p>0.3311</text:p>
          </table:table-cell>
          <table:table-cell table:formula="of:=[.E61]/[.B61]" office:value-type="float" office:value="0.954728950403691" calcext:value-type="float">
            <text:p>0.954728950403691</text:p>
          </table:table-cell>
          <table:table-cell table:formula="of:=[$'pr2377-improved-properclone-avoiddecimal-data'.B61]" office:value-type="float" office:value="0.3667" calcext:value-type="float">
            <text:p>0.3667</text:p>
          </table:table-cell>
          <table:table-cell table:formula="of:=[.G61]/[.B61]" office:value-type="float" office:value="1.05738177623991" calcext:value-type="float">
            <text:p>1.05738177623991</text:p>
          </table:table-cell>
        </table:table-row>
        <table:table-row table:style-name="ro1">
          <table:table-cell table:formula="of:=[$'baseline-data'.A62]" office:value-type="string" office:string-value="CheckSkipResult" calcext:value-type="string">
            <text:p>CheckSkipResult</text:p>
          </table:table-cell>
          <table:table-cell table:formula="of:=[$'baseline-6.22.0-data'.B62]" office:value-type="float" office:value="0.2955" calcext:value-type="float">
            <text:p>0.2955</text:p>
          </table:table-cell>
          <table:table-cell table:formula="of:=[$'baseline-data'.B62]" office:value-type="float" office:value="0.2959" calcext:value-type="float">
            <text:p>0.2959</text:p>
          </table:table-cell>
          <table:table-cell table:formula="of:=[.C62]/[.B62]" office:value-type="float" office:value="1.00135363790186" calcext:value-type="float">
            <text:p>1.00135363790186</text:p>
          </table:table-cell>
          <table:table-cell table:formula="of:=[$'pr2377-data'.B62]" office:value-type="float" office:value="0.3206" calcext:value-type="float">
            <text:p>0.3206</text:p>
          </table:table-cell>
          <table:table-cell table:formula="of:=[.E62]/[.B62]" office:value-type="float" office:value="1.08494077834179" calcext:value-type="float">
            <text:p>1.08494077834179</text:p>
          </table:table-cell>
          <table:table-cell table:formula="of:=[$'pr2377-improved-properclone-avoiddecimal-data'.B62]" office:value-type="float" office:value="0.2996" calcext:value-type="float">
            <text:p>0.2996</text:p>
          </table:table-cell>
          <table:table-cell table:formula="of:=[.G62]/[.B62]" office:value-type="float" office:value="1.01387478849408" calcext:value-type="float">
            <text:p>1.01387478849408</text:p>
          </table:table-cell>
        </table:table-row>
        <table:table-row table:style-name="ro1">
          <table:table-cell table:formula="of:=[$'baseline-data'.A63]" office:value-type="string" office:string-value="ClassCastExceptionWithToArray" calcext:value-type="string">
            <text:p>ClassCastExceptionWithToArray</text:p>
          </table:table-cell>
          <table:table-cell table:formula="of:=[$'baseline-6.22.0-data'.B63]" office:value-type="float" office:value="0.0361" calcext:value-type="float">
            <text:p>0.0361</text:p>
          </table:table-cell>
          <table:table-cell table:formula="of:=[$'baseline-data'.B63]" office:value-type="float" office:value="0.0378" calcext:value-type="float">
            <text:p>0.0378</text:p>
          </table:table-cell>
          <table:table-cell table:formula="of:=[.C63]/[.B63]" office:value-type="float" office:value="1.04709141274238" calcext:value-type="float">
            <text:p>1.04709141274238</text:p>
          </table:table-cell>
          <table:table-cell table:formula="of:=[$'pr2377-data'.B63]" office:value-type="float" office:value="0.0409" calcext:value-type="float">
            <text:p>0.0409</text:p>
          </table:table-cell>
          <table:table-cell table:formula="of:=[.E63]/[.B63]" office:value-type="float" office:value="1.13296398891967" calcext:value-type="float">
            <text:p>1.13296398891967</text:p>
          </table:table-cell>
          <table:table-cell table:formula="of:=[$'pr2377-improved-properclone-avoiddecimal-data'.B63]" office:value-type="float" office:value="0.0411" calcext:value-type="float">
            <text:p>0.0411</text:p>
          </table:table-cell>
          <table:table-cell table:formula="of:=[.G63]/[.B63]" office:value-type="float" office:value="1.13850415512465" calcext:value-type="float">
            <text:p>1.13850415512465</text:p>
          </table:table-cell>
        </table:table-row>
        <table:table-row table:style-name="ro1">
          <table:table-cell table:formula="of:=[$'baseline-data'.A64]" office:value-type="string" office:string-value="ClassNamingConventions" calcext:value-type="string">
            <text:p>ClassNamingConventions</text:p>
          </table:table-cell>
          <table:table-cell table:formula="of:=[$'baseline-6.22.0-data'.B64]" office:value-type="float" office:value="0.0558" calcext:value-type="float">
            <text:p>0.0558</text:p>
          </table:table-cell>
          <table:table-cell table:formula="of:=[$'baseline-data'.B64]" office:value-type="float" office:value="0.0553" calcext:value-type="float">
            <text:p>0.0553</text:p>
          </table:table-cell>
          <table:table-cell table:formula="of:=[.C64]/[.B64]" office:value-type="float" office:value="0.991039426523297" calcext:value-type="float">
            <text:p>0.991039426523297</text:p>
          </table:table-cell>
          <table:table-cell table:formula="of:=[$'pr2377-data'.B64]" office:value-type="float" office:value="0.0556" calcext:value-type="float">
            <text:p>0.0556</text:p>
          </table:table-cell>
          <table:table-cell table:formula="of:=[.E64]/[.B64]" office:value-type="float" office:value="0.996415770609319" calcext:value-type="float">
            <text:p>0.996415770609319</text:p>
          </table:table-cell>
          <table:table-cell table:formula="of:=[$'pr2377-improved-properclone-avoiddecimal-data'.B64]" office:value-type="float" office:value="0.0551" calcext:value-type="float">
            <text:p>0.0551</text:p>
          </table:table-cell>
          <table:table-cell table:formula="of:=[.G64]/[.B64]" office:value-type="float" office:value="0.987455197132617" calcext:value-type="float">
            <text:p>0.987455197132617</text:p>
          </table:table-cell>
        </table:table-row>
        <table:table-row table:style-name="ro1">
          <table:table-cell table:formula="of:=[$'baseline-data'.A65]" office:value-type="string" office:string-value="ClassWithOnlyPrivateConstructorsShouldBeFinal" calcext:value-type="string">
            <text:p>ClassWithOnlyPrivateConstructorsShouldBeFinal</text:p>
          </table:table-cell>
          <table:table-cell table:formula="of:=[$'baseline-6.22.0-data'.B65]" office:value-type="float" office:value="0.1189" calcext:value-type="float">
            <text:p>0.1189</text:p>
          </table:table-cell>
          <table:table-cell table:formula="of:=[$'baseline-data'.B65]" office:value-type="float" office:value="0.1239" calcext:value-type="float">
            <text:p>0.1239</text:p>
          </table:table-cell>
          <table:table-cell table:formula="of:=[.C65]/[.B65]" office:value-type="float" office:value="1.04205214465938" calcext:value-type="float">
            <text:p>1.04205214465938</text:p>
          </table:table-cell>
          <table:table-cell table:formula="of:=[$'pr2377-data'.B65]" office:value-type="float" office:value="0.0761" calcext:value-type="float">
            <text:p>0.0761</text:p>
          </table:table-cell>
          <table:table-cell table:formula="of:=[.E65]/[.B65]" office:value-type="float" office:value="0.640033641715728" calcext:value-type="float">
            <text:p>0.640033641715728</text:p>
          </table:table-cell>
          <table:table-cell table:formula="of:=[$'pr2377-improved-properclone-avoiddecimal-data'.B65]" office:value-type="float" office:value="0.0768" calcext:value-type="float">
            <text:p>0.0768</text:p>
          </table:table-cell>
          <table:table-cell table:formula="of:=[.G65]/[.B65]" office:value-type="float" office:value="0.64592094196804" calcext:value-type="float">
            <text:p>0.64592094196804</text:p>
          </table:table-cell>
        </table:table-row>
        <table:table-row table:style-name="ro1">
          <table:table-cell table:formula="of:=[$'baseline-data'.A66]" office:value-type="string" office:string-value="CloneMethodMustBePublic" calcext:value-type="string">
            <text:p>CloneMethodMustBePublic</text:p>
          </table:table-cell>
          <table:table-cell table:formula="of:=[$'baseline-6.22.0-data'.B66]" office:value-type="float" office:value="0.1504" calcext:value-type="float">
            <text:p>0.1504</text:p>
          </table:table-cell>
          <table:table-cell table:formula="of:=[$'baseline-data'.B66]" office:value-type="float" office:value="0.1791" calcext:value-type="float">
            <text:p>0.1791</text:p>
          </table:table-cell>
          <table:table-cell table:formula="of:=[.C66]/[.B66]" office:value-type="float" office:value="1.19082446808511" calcext:value-type="float">
            <text:p>1.19082446808511</text:p>
          </table:table-cell>
          <table:table-cell table:formula="of:=[$'pr2377-data'.B66]" office:value-type="float" office:value="0.212" calcext:value-type="float">
            <text:p>0.212</text:p>
          </table:table-cell>
          <table:table-cell table:formula="of:=[.E66]/[.B66]" office:value-type="float" office:value="1.40957446808511" calcext:value-type="float">
            <text:p>1.40957446808511</text:p>
          </table:table-cell>
          <table:table-cell table:formula="of:=[$'pr2377-improved-properclone-avoiddecimal-data'.B66]" office:value-type="float" office:value="0.2026" calcext:value-type="float">
            <text:p>0.2026</text:p>
          </table:table-cell>
          <table:table-cell table:formula="of:=[.G66]/[.B66]" office:value-type="float" office:value="1.34707446808511" calcext:value-type="float">
            <text:p>1.34707446808511</text:p>
          </table:table-cell>
        </table:table-row>
        <table:table-row table:style-name="ro1">
          <table:table-cell table:formula="of:=[$'baseline-data'.A67]" office:value-type="string" office:string-value="CloneMethodMustImplementCloneable" calcext:value-type="string">
            <text:p>CloneMethodMustImplementCloneable</text:p>
          </table:table-cell>
          <table:table-cell table:formula="of:=[$'baseline-6.22.0-data'.B67]" office:value-type="float" office:value="0.0742" calcext:value-type="float">
            <text:p>0.0742</text:p>
          </table:table-cell>
          <table:table-cell table:formula="of:=[$'baseline-data'.B67]" office:value-type="float" office:value="0.0604" calcext:value-type="float">
            <text:p>0.0604</text:p>
          </table:table-cell>
          <table:table-cell table:formula="of:=[.C67]/[.B67]" office:value-type="float" office:value="0.814016172506739" calcext:value-type="float">
            <text:p>0.814016172506739</text:p>
          </table:table-cell>
          <table:table-cell table:formula="of:=[$'pr2377-data'.B67]" office:value-type="float" office:value="0.0594" calcext:value-type="float">
            <text:p>0.0594</text:p>
          </table:table-cell>
          <table:table-cell table:formula="of:=[.E67]/[.B67]" office:value-type="float" office:value="0.800539083557951" calcext:value-type="float">
            <text:p>0.800539083557951</text:p>
          </table:table-cell>
          <table:table-cell table:formula="of:=[$'pr2377-improved-properclone-avoiddecimal-data'.B67]" office:value-type="float" office:value="0.0604" calcext:value-type="float">
            <text:p>0.0604</text:p>
          </table:table-cell>
          <table:table-cell table:formula="of:=[.G67]/[.B67]" office:value-type="float" office:value="0.814016172506739" calcext:value-type="float">
            <text:p>0.814016172506739</text:p>
          </table:table-cell>
        </table:table-row>
        <table:table-row table:style-name="ro1">
          <table:table-cell table:formula="of:=[$'baseline-data'.A68]" office:value-type="string" office:string-value="CloneMethodReturnTypeMustMatchClassName" calcext:value-type="string">
            <text:p>CloneMethodReturnTypeMustMatchClassName</text:p>
          </table:table-cell>
          <table:table-cell table:formula="of:=[$'baseline-6.22.0-data'.B68]" office:value-type="float" office:value="0.1274" calcext:value-type="float">
            <text:p>0.1274</text:p>
          </table:table-cell>
          <table:table-cell table:formula="of:=[$'baseline-data'.B68]" office:value-type="float" office:value="0.1318" calcext:value-type="float">
            <text:p>0.1318</text:p>
          </table:table-cell>
          <table:table-cell table:formula="of:=[.C68]/[.B68]" office:value-type="float" office:value="1.03453689167975" calcext:value-type="float">
            <text:p>1.03453689167975</text:p>
          </table:table-cell>
          <table:table-cell table:formula="of:=[$'pr2377-data'.B68]" office:value-type="float" office:value="0.1761" calcext:value-type="float">
            <text:p>0.1761</text:p>
          </table:table-cell>
          <table:table-cell table:formula="of:=[.E68]/[.B68]" office:value-type="float" office:value="1.38226059654631" calcext:value-type="float">
            <text:p>1.38226059654631</text:p>
          </table:table-cell>
          <table:table-cell table:formula="of:=[$'pr2377-improved-properclone-avoiddecimal-data'.B68]" office:value-type="float" office:value="0.1558" calcext:value-type="float">
            <text:p>0.1558</text:p>
          </table:table-cell>
          <table:table-cell table:formula="of:=[.G68]/[.B68]" office:value-type="float" office:value="1.22291993720565" calcext:value-type="float">
            <text:p>1.22291993720565</text:p>
          </table:table-cell>
        </table:table-row>
        <table:table-row table:style-name="ro1">
          <table:table-cell table:formula="of:=[$'baseline-data'.A69]" office:value-type="string" office:string-value="CloneThrowsCloneNotSupportedException" calcext:value-type="string">
            <text:p>CloneThrowsCloneNotSupportedException</text:p>
          </table:table-cell>
          <table:table-cell table:formula="of:=[$'baseline-6.22.0-data'.B69]" office:value-type="float" office:value="0.1284" calcext:value-type="float">
            <text:p>0.1284</text:p>
          </table:table-cell>
          <table:table-cell table:formula="of:=[$'baseline-data'.B69]" office:value-type="float" office:value="0.1313" calcext:value-type="float">
            <text:p>0.1313</text:p>
          </table:table-cell>
          <table:table-cell table:formula="of:=[.C69]/[.B69]" office:value-type="float" office:value="1.02258566978193" calcext:value-type="float">
            <text:p>1.02258566978193</text:p>
          </table:table-cell>
          <table:table-cell table:formula="of:=[$'pr2377-data'.B69]" office:value-type="float" office:value="0.2539" calcext:value-type="float">
            <text:p>0.2539</text:p>
          </table:table-cell>
          <table:table-cell table:formula="of:=[.E69]/[.B69]" office:value-type="float" office:value="1.97741433021807" calcext:value-type="float">
            <text:p>1.97741433021807</text:p>
          </table:table-cell>
          <table:table-cell table:formula="of:=[$'pr2377-improved-properclone-avoiddecimal-data'.B69]" office:value-type="float" office:value="0.2539" calcext:value-type="float">
            <text:p>0.2539</text:p>
          </table:table-cell>
          <table:table-cell table:formula="of:=[.G69]/[.B69]" office:value-type="float" office:value="1.97741433021807" calcext:value-type="float">
            <text:p>1.97741433021807</text:p>
          </table:table-cell>
        </table:table-row>
        <table:table-row table:style-name="ro1">
          <table:table-cell table:formula="of:=[$'baseline-data'.A70]" office:value-type="string" office:string-value="CloseResource" calcext:value-type="string">
            <text:p>CloseResource</text:p>
          </table:table-cell>
          <table:table-cell table:formula="of:=[$'baseline-6.22.0-data'.B70]" office:value-type="float" office:value="0.7206" calcext:value-type="float">
            <text:p>0.7206</text:p>
          </table:table-cell>
          <table:table-cell table:formula="of:=[$'baseline-data'.B70]" office:value-type="float" office:value="0.8549" calcext:value-type="float">
            <text:p>0.8549</text:p>
          </table:table-cell>
          <table:table-cell table:formula="of:=[.C70]/[.B70]" office:value-type="float" office:value="1.18637246738829" calcext:value-type="float">
            <text:p>1.18637246738829</text:p>
          </table:table-cell>
          <table:table-cell table:formula="of:=[$'pr2377-data'.B70]" office:value-type="float" office:value="0.8756" calcext:value-type="float">
            <text:p>0.8756</text:p>
          </table:table-cell>
          <table:table-cell table:formula="of:=[.E70]/[.B70]" office:value-type="float" office:value="1.21509852900361" calcext:value-type="float">
            <text:p>1.21509852900361</text:p>
          </table:table-cell>
          <table:table-cell table:formula="of:=[$'pr2377-improved-properclone-avoiddecimal-data'.B70]" office:value-type="float" office:value="0.8294" calcext:value-type="float">
            <text:p>0.8294</text:p>
          </table:table-cell>
          <table:table-cell table:formula="of:=[.G70]/[.B70]" office:value-type="float" office:value="1.15098529003608" calcext:value-type="float">
            <text:p>1.15098529003608</text:p>
          </table:table-cell>
        </table:table-row>
        <table:table-row table:style-name="ro1">
          <table:table-cell table:formula="of:=[$'baseline-data'.A71]" office:value-type="string" office:string-value="CollapsibleIfStatements" calcext:value-type="string">
            <text:p>CollapsibleIfStatements</text:p>
          </table:table-cell>
          <table:table-cell table:formula="of:=[$'baseline-6.22.0-data'.B71]" office:value-type="float" office:value="0.0907" calcext:value-type="float">
            <text:p>0.0907</text:p>
          </table:table-cell>
          <table:table-cell table:formula="of:=[$'baseline-data'.B71]" office:value-type="float" office:value="0.1358" calcext:value-type="float">
            <text:p>0.1358</text:p>
          </table:table-cell>
          <table:table-cell table:formula="of:=[.C71]/[.B71]" office:value-type="float" office:value="1.49724366041896" calcext:value-type="float">
            <text:p>1.49724366041896</text:p>
          </table:table-cell>
          <table:table-cell table:formula="of:=[$'pr2377-data'.B71]" office:value-type="float" office:value="0.0781" calcext:value-type="float">
            <text:p>0.0781</text:p>
          </table:table-cell>
          <table:table-cell table:formula="of:=[.E71]/[.B71]" office:value-type="float" office:value="0.861080485115766" calcext:value-type="float">
            <text:p>0.861080485115766</text:p>
          </table:table-cell>
          <table:table-cell table:formula="of:=[$'pr2377-improved-properclone-avoiddecimal-data'.B71]" office:value-type="float" office:value="0.0782" calcext:value-type="float">
            <text:p>0.0782</text:p>
          </table:table-cell>
          <table:table-cell table:formula="of:=[.G71]/[.B71]" office:value-type="float" office:value="0.862183020948181" calcext:value-type="float">
            <text:p>0.862183020948181</text:p>
          </table:table-cell>
        </table:table-row>
        <table:table-row table:style-name="ro1">
          <table:table-cell table:formula="of:=[$'baseline-data'.A72]" office:value-type="string" office:string-value="CommentContent" calcext:value-type="string">
            <text:p>CommentContent</text:p>
          </table:table-cell>
          <table:table-cell table:formula="of:=[$'baseline-6.22.0-data'.B72]" office:value-type="float" office:value="1.717" calcext:value-type="float">
            <text:p>1.717</text:p>
          </table:table-cell>
          <table:table-cell table:formula="of:=[$'baseline-data'.B72]" office:value-type="float" office:value="1.828" calcext:value-type="float">
            <text:p>1.828</text:p>
          </table:table-cell>
          <table:table-cell table:formula="of:=[.C72]/[.B72]" office:value-type="float" office:value="1.06464764123471" calcext:value-type="float">
            <text:p>1.06464764123471</text:p>
          </table:table-cell>
          <table:table-cell table:formula="of:=[$'pr2377-data'.B72]" office:value-type="float" office:value="1.6856" calcext:value-type="float">
            <text:p>1.6856</text:p>
          </table:table-cell>
          <table:table-cell table:formula="of:=[.E72]/[.B72]" office:value-type="float" office:value="0.981712288875946" calcext:value-type="float">
            <text:p>0.981712288875946</text:p>
          </table:table-cell>
          <table:table-cell table:formula="of:=[$'pr2377-improved-properclone-avoiddecimal-data'.B72]" office:value-type="float" office:value="1.7138" calcext:value-type="float">
            <text:p>1.7138</text:p>
          </table:table-cell>
          <table:table-cell table:formula="of:=[.G72]/[.B72]" office:value-type="float" office:value="0.998136284216657" calcext:value-type="float">
            <text:p>0.998136284216657</text:p>
          </table:table-cell>
        </table:table-row>
        <table:table-row table:style-name="ro1">
          <table:table-cell table:formula="of:=[$'baseline-data'.A73]" office:value-type="string" office:string-value="CommentDefaultAccessModifier" calcext:value-type="string">
            <text:p>CommentDefaultAccessModifier</text:p>
          </table:table-cell>
          <table:table-cell table:formula="of:=[$'baseline-6.22.0-data'.B73]" office:value-type="float" office:value="0.4302" calcext:value-type="float">
            <text:p>0.4302</text:p>
          </table:table-cell>
          <table:table-cell table:formula="of:=[$'baseline-data'.B73]" office:value-type="float" office:value="0.3981" calcext:value-type="float">
            <text:p>0.3981</text:p>
          </table:table-cell>
          <table:table-cell table:formula="of:=[.C73]/[.B73]" office:value-type="float" office:value="0.925383542538354" calcext:value-type="float">
            <text:p>0.925383542538354</text:p>
          </table:table-cell>
          <table:table-cell table:formula="of:=[$'pr2377-data'.B73]" office:value-type="float" office:value="0.3906" calcext:value-type="float">
            <text:p>0.3906</text:p>
          </table:table-cell>
          <table:table-cell table:formula="of:=[.E73]/[.B73]" office:value-type="float" office:value="0.907949790794979" calcext:value-type="float">
            <text:p>0.907949790794979</text:p>
          </table:table-cell>
          <table:table-cell table:formula="of:=[$'pr2377-improved-properclone-avoiddecimal-data'.B73]" office:value-type="float" office:value="0.3994" calcext:value-type="float">
            <text:p>0.3994</text:p>
          </table:table-cell>
          <table:table-cell table:formula="of:=[.G73]/[.B73]" office:value-type="float" office:value="0.928405392840539" calcext:value-type="float">
            <text:p>0.928405392840539</text:p>
          </table:table-cell>
        </table:table-row>
        <table:table-row table:style-name="ro1">
          <table:table-cell table:formula="of:=[$'baseline-data'.A74]" office:value-type="string" office:string-value="CommentRequired" calcext:value-type="string">
            <text:p>CommentRequired</text:p>
          </table:table-cell>
          <table:table-cell table:formula="of:=[$'baseline-6.22.0-data'.B74]" office:value-type="float" office:value="2.424" calcext:value-type="float">
            <text:p>2.424</text:p>
          </table:table-cell>
          <table:table-cell table:formula="of:=[$'baseline-data'.B74]" office:value-type="float" office:value="2.4374" calcext:value-type="float">
            <text:p>2.4374</text:p>
          </table:table-cell>
          <table:table-cell table:formula="of:=[.C74]/[.B74]" office:value-type="float" office:value="1.00552805280528" calcext:value-type="float">
            <text:p>1.00552805280528</text:p>
          </table:table-cell>
          <table:table-cell table:formula="of:=[$'pr2377-data'.B74]" office:value-type="float" office:value="2.4425" calcext:value-type="float">
            <text:p>2.4425</text:p>
          </table:table-cell>
          <table:table-cell table:formula="of:=[.E74]/[.B74]" office:value-type="float" office:value="1.00763201320132" calcext:value-type="float">
            <text:p>1.00763201320132</text:p>
          </table:table-cell>
          <table:table-cell table:formula="of:=[$'pr2377-improved-properclone-avoiddecimal-data'.B74]" office:value-type="float" office:value="2.5115" calcext:value-type="float">
            <text:p>2.5115</text:p>
          </table:table-cell>
          <table:table-cell table:formula="of:=[.G74]/[.B74]" office:value-type="float" office:value="1.03609735973597" calcext:value-type="float">
            <text:p>1.03609735973597</text:p>
          </table:table-cell>
        </table:table-row>
        <table:table-row table:style-name="ro1">
          <table:table-cell table:formula="of:=[$'baseline-data'.A75]" office:value-type="string" office:string-value="CommentSize" calcext:value-type="string">
            <text:p>CommentSize</text:p>
          </table:table-cell>
          <table:table-cell table:formula="of:=[$'baseline-6.22.0-data'.B75]" office:value-type="float" office:value="0.532" calcext:value-type="float">
            <text:p>0.532</text:p>
          </table:table-cell>
          <table:table-cell table:formula="of:=[$'baseline-data'.B75]" office:value-type="float" office:value="0.5589" calcext:value-type="float">
            <text:p>0.5589</text:p>
          </table:table-cell>
          <table:table-cell table:formula="of:=[.C75]/[.B75]" office:value-type="float" office:value="1.05056390977444" calcext:value-type="float">
            <text:p>1.05056390977444</text:p>
          </table:table-cell>
          <table:table-cell table:formula="of:=[$'pr2377-data'.B75]" office:value-type="float" office:value="0.5205" calcext:value-type="float">
            <text:p>0.5205</text:p>
          </table:table-cell>
          <table:table-cell table:formula="of:=[.E75]/[.B75]" office:value-type="float" office:value="0.978383458646617" calcext:value-type="float">
            <text:p>0.978383458646617</text:p>
          </table:table-cell>
          <table:table-cell table:formula="of:=[$'pr2377-improved-properclone-avoiddecimal-data'.B75]" office:value-type="float" office:value="0.5589" calcext:value-type="float">
            <text:p>0.5589</text:p>
          </table:table-cell>
          <table:table-cell table:formula="of:=[.G75]/[.B75]" office:value-type="float" office:value="1.05056390977444" calcext:value-type="float">
            <text:p>1.05056390977444</text:p>
          </table:table-cell>
        </table:table-row>
        <table:table-row table:style-name="ro1">
          <table:table-cell table:formula="of:=[$'baseline-data'.A76]" office:value-type="string" office:string-value="CompareObjectsWithEquals" calcext:value-type="string">
            <text:p>CompareObjectsWithEquals</text:p>
          </table:table-cell>
          <table:table-cell table:formula="of:=[$'baseline-6.22.0-data'.B76]" office:value-type="float" office:value="0.2739" calcext:value-type="float">
            <text:p>0.2739</text:p>
          </table:table-cell>
          <table:table-cell table:formula="of:=[$'baseline-data'.B76]" office:value-type="float" office:value="0.2799" calcext:value-type="float">
            <text:p>0.2799</text:p>
          </table:table-cell>
          <table:table-cell table:formula="of:=[.C76]/[.B76]" office:value-type="float" office:value="1.02190580503834" calcext:value-type="float">
            <text:p>1.02190580503834</text:p>
          </table:table-cell>
          <table:table-cell table:formula="of:=[$'pr2377-data'.B76]" office:value-type="float" office:value="0.2937" calcext:value-type="float">
            <text:p>0.2937</text:p>
          </table:table-cell>
          <table:table-cell table:formula="of:=[.E76]/[.B76]" office:value-type="float" office:value="1.07228915662651" calcext:value-type="float">
            <text:p>1.07228915662651</text:p>
          </table:table-cell>
          <table:table-cell table:formula="of:=[$'pr2377-improved-properclone-avoiddecimal-data'.B76]" office:value-type="float" office:value="0.3091" calcext:value-type="float">
            <text:p>0.3091</text:p>
          </table:table-cell>
          <table:table-cell table:formula="of:=[.G76]/[.B76]" office:value-type="float" office:value="1.1285140562249" calcext:value-type="float">
            <text:p>1.1285140562249</text:p>
          </table:table-cell>
        </table:table-row>
        <table:table-row table:style-name="ro1">
          <table:table-cell table:formula="of:=[$'baseline-data'.A77]" office:value-type="string" office:string-value="ConfusingTernary" calcext:value-type="string">
            <text:p>ConfusingTernary</text:p>
          </table:table-cell>
          <table:table-cell table:formula="of:=[$'baseline-6.22.0-data'.B77]" office:value-type="float" office:value="0.288" calcext:value-type="float">
            <text:p>0.288</text:p>
          </table:table-cell>
          <table:table-cell table:formula="of:=[$'baseline-data'.B77]" office:value-type="float" office:value="0.3176" calcext:value-type="float">
            <text:p>0.3176</text:p>
          </table:table-cell>
          <table:table-cell table:formula="of:=[.C77]/[.B77]" office:value-type="float" office:value="1.10277777777778" calcext:value-type="float">
            <text:p>1.10277777777778</text:p>
          </table:table-cell>
          <table:table-cell table:formula="of:=[$'pr2377-data'.B77]" office:value-type="float" office:value="0.3128" calcext:value-type="float">
            <text:p>0.3128</text:p>
          </table:table-cell>
          <table:table-cell table:formula="of:=[.E77]/[.B77]" office:value-type="float" office:value="1.08611111111111" calcext:value-type="float">
            <text:p>1.08611111111111</text:p>
          </table:table-cell>
          <table:table-cell table:formula="of:=[$'pr2377-improved-properclone-avoiddecimal-data'.B77]" office:value-type="float" office:value="0.2952" calcext:value-type="float">
            <text:p>0.2952</text:p>
          </table:table-cell>
          <table:table-cell table:formula="of:=[.G77]/[.B77]" office:value-type="float" office:value="1.025" calcext:value-type="float">
            <text:p>1.025</text:p>
          </table:table-cell>
        </table:table-row>
        <table:table-row table:style-name="ro1">
          <table:table-cell table:formula="of:=[$'baseline-data'.A78]" office:value-type="string" office:string-value="ConsecutiveAppendsShouldReuse" calcext:value-type="string">
            <text:p>ConsecutiveAppendsShouldReuse</text:p>
          </table:table-cell>
          <table:table-cell table:formula="of:=[$'baseline-6.22.0-data'.B78]" office:value-type="float" office:value="0.3596" calcext:value-type="float">
            <text:p>0.3596</text:p>
          </table:table-cell>
          <table:table-cell table:formula="of:=[$'baseline-data'.B78]" office:value-type="float" office:value="0.3714" calcext:value-type="float">
            <text:p>0.3714</text:p>
          </table:table-cell>
          <table:table-cell table:formula="of:=[.C78]/[.B78]" office:value-type="float" office:value="1.03281423804227" calcext:value-type="float">
            <text:p>1.03281423804227</text:p>
          </table:table-cell>
          <table:table-cell table:formula="of:=[$'pr2377-data'.B78]" office:value-type="float" office:value="0.3752" calcext:value-type="float">
            <text:p>0.3752</text:p>
          </table:table-cell>
          <table:table-cell table:formula="of:=[.E78]/[.B78]" office:value-type="float" office:value="1.04338153503893" calcext:value-type="float">
            <text:p>1.04338153503893</text:p>
          </table:table-cell>
          <table:table-cell table:formula="of:=[$'pr2377-improved-properclone-avoiddecimal-data'.B78]" office:value-type="float" office:value="0.4062" calcext:value-type="float">
            <text:p>0.4062</text:p>
          </table:table-cell>
          <table:table-cell table:formula="of:=[.G78]/[.B78]" office:value-type="float" office:value="1.12958843159066" calcext:value-type="float">
            <text:p>1.12958843159066</text:p>
          </table:table-cell>
        </table:table-row>
        <table:table-row table:style-name="ro1">
          <table:table-cell table:formula="of:=[$'baseline-data'.A79]" office:value-type="string" office:string-value="ConsecutiveLiteralAppends" calcext:value-type="string">
            <text:p>ConsecutiveLiteralAppends</text:p>
          </table:table-cell>
          <table:table-cell table:formula="of:=[$'baseline-6.22.0-data'.B79]" office:value-type="float" office:value="0.2977" calcext:value-type="float">
            <text:p>0.2977</text:p>
          </table:table-cell>
          <table:table-cell table:formula="of:=[$'baseline-data'.B79]" office:value-type="float" office:value="0.3105" calcext:value-type="float">
            <text:p>0.3105</text:p>
          </table:table-cell>
          <table:table-cell table:formula="of:=[.C79]/[.B79]" office:value-type="float" office:value="1.04299630500504" calcext:value-type="float">
            <text:p>1.04299630500504</text:p>
          </table:table-cell>
          <table:table-cell table:formula="of:=[$'pr2377-data'.B79]" office:value-type="float" office:value="0.3287" calcext:value-type="float">
            <text:p>0.3287</text:p>
          </table:table-cell>
          <table:table-cell table:formula="of:=[.E79]/[.B79]" office:value-type="float" office:value="1.10413167618408" calcext:value-type="float">
            <text:p>1.10413167618408</text:p>
          </table:table-cell>
          <table:table-cell table:formula="of:=[$'pr2377-improved-properclone-avoiddecimal-data'.B79]" office:value-type="float" office:value="0.3032" calcext:value-type="float">
            <text:p>0.3032</text:p>
          </table:table-cell>
          <table:table-cell table:formula="of:=[.G79]/[.B79]" office:value-type="float" office:value="1.01847497480685" calcext:value-type="float">
            <text:p>1.01847497480685</text:p>
          </table:table-cell>
        </table:table-row>
        <table:table-row table:style-name="ro1">
          <table:table-cell table:formula="of:=[$'baseline-data'.A80]" office:value-type="string" office:string-value="ConstantsInInterface" calcext:value-type="string">
            <text:p>ConstantsInInterface</text:p>
          </table:table-cell>
          <table:table-cell table:formula="of:=[$'baseline-6.22.0-data'.B80]" office:value-type="float" office:value="0.0754" calcext:value-type="float">
            <text:p>0.0754</text:p>
          </table:table-cell>
          <table:table-cell table:formula="of:=[$'baseline-data'.B80]" office:value-type="float" office:value="0.075" calcext:value-type="float">
            <text:p>0.075</text:p>
          </table:table-cell>
          <table:table-cell table:formula="of:=[.C80]/[.B80]" office:value-type="float" office:value="0.994694960212201" calcext:value-type="float">
            <text:p>0.994694960212201</text:p>
          </table:table-cell>
          <table:table-cell table:formula="of:=[$'pr2377-data'.B80]" office:value-type="float" office:value="0.1272" calcext:value-type="float">
            <text:p>0.1272</text:p>
          </table:table-cell>
          <table:table-cell table:formula="of:=[.E80]/[.B80]" office:value-type="float" office:value="1.68700265251989" calcext:value-type="float">
            <text:p>1.68700265251989</text:p>
          </table:table-cell>
          <table:table-cell table:formula="of:=[$'pr2377-improved-properclone-avoiddecimal-data'.B80]" office:value-type="float" office:value="0.1261" calcext:value-type="float">
            <text:p>0.1261</text:p>
          </table:table-cell>
          <table:table-cell table:formula="of:=[.G80]/[.B80]" office:value-type="float" office:value="1.67241379310345" calcext:value-type="float">
            <text:p>1.67241379310345</text:p>
          </table:table-cell>
        </table:table-row>
        <table:table-row table:style-name="ro1">
          <table:table-cell table:formula="of:=[$'baseline-data'.A81]" office:value-type="string" office:string-value="ConstructorCallsOverridableMethod" calcext:value-type="string">
            <text:p>ConstructorCallsOverridableMethod</text:p>
          </table:table-cell>
          <table:table-cell table:formula="of:=[$'baseline-6.22.0-data'.B81]" office:value-type="float" office:value="0.7396" calcext:value-type="float">
            <text:p>0.7396</text:p>
          </table:table-cell>
          <table:table-cell table:formula="of:=[$'baseline-data'.B81]" office:value-type="float" office:value="0.7636" calcext:value-type="float">
            <text:p>0.7636</text:p>
          </table:table-cell>
          <table:table-cell table:formula="of:=[.C81]/[.B81]" office:value-type="float" office:value="1.03244997295836" calcext:value-type="float">
            <text:p>1.03244997295836</text:p>
          </table:table-cell>
          <table:table-cell table:formula="of:=[$'pr2377-data'.B81]" office:value-type="float" office:value="0.715" calcext:value-type="float">
            <text:p>0.715</text:p>
          </table:table-cell>
          <table:table-cell table:formula="of:=[.E81]/[.B81]" office:value-type="float" office:value="0.966738777717685" calcext:value-type="float">
            <text:p>0.966738777717685</text:p>
          </table:table-cell>
          <table:table-cell table:formula="of:=[$'pr2377-improved-properclone-avoiddecimal-data'.B81]" office:value-type="float" office:value="0.7636" calcext:value-type="float">
            <text:p>0.7636</text:p>
          </table:table-cell>
          <table:table-cell table:formula="of:=[.G81]/[.B81]" office:value-type="float" office:value="1.03244997295836" calcext:value-type="float">
            <text:p>1.03244997295836</text:p>
          </table:table-cell>
        </table:table-row>
        <table:table-row table:style-name="ro1">
          <table:table-cell table:formula="of:=[$'baseline-data'.A82]" office:value-type="string" office:string-value="ControlStatementBraces" calcext:value-type="string">
            <text:p>ControlStatementBraces</text:p>
          </table:table-cell>
          <table:table-cell table:formula="of:=[$'baseline-6.22.0-data'.B82]" office:value-type="float" office:value="4.03" calcext:value-type="float">
            <text:p>4.03</text:p>
          </table:table-cell>
          <table:table-cell table:formula="of:=[$'baseline-data'.B82]" office:value-type="float" office:value="0.834" calcext:value-type="float">
            <text:p>0.834</text:p>
          </table:table-cell>
          <table:table-cell table:formula="of:=[.C82]/[.B82]" office:value-type="float" office:value="0.206947890818859" calcext:value-type="float">
            <text:p>0.206947890818859</text:p>
          </table:table-cell>
          <table:table-cell table:formula="of:=[$'pr2377-data'.B82]" office:value-type="float" office:value="0.8772" calcext:value-type="float">
            <text:p>0.8772</text:p>
          </table:table-cell>
          <table:table-cell table:formula="of:=[.E82]/[.B82]" office:value-type="float" office:value="0.217667493796526" calcext:value-type="float">
            <text:p>0.217667493796526</text:p>
          </table:table-cell>
          <table:table-cell table:formula="of:=[$'pr2377-improved-properclone-avoiddecimal-data'.B82]" office:value-type="float" office:value="0.7573" calcext:value-type="float">
            <text:p>0.7573</text:p>
          </table:table-cell>
          <table:table-cell table:formula="of:=[.G82]/[.B82]" office:value-type="float" office:value="0.187915632754342" calcext:value-type="float">
            <text:p>0.187915632754342</text:p>
          </table:table-cell>
        </table:table-row>
        <table:table-row table:style-name="ro1">
          <table:table-cell table:formula="of:=[$'baseline-data'.A83]" office:value-type="string" office:string-value="CouplingBetweenObjects" calcext:value-type="string">
            <text:p>CouplingBetweenObjects</text:p>
          </table:table-cell>
          <table:table-cell table:formula="of:=[$'baseline-6.22.0-data'.B83]" office:value-type="float" office:value="0.4291" calcext:value-type="float">
            <text:p>0.4291</text:p>
          </table:table-cell>
          <table:table-cell table:formula="of:=[$'baseline-data'.B83]" office:value-type="float" office:value="0.4218" calcext:value-type="float">
            <text:p>0.4218</text:p>
          </table:table-cell>
          <table:table-cell table:formula="of:=[.C83]/[.B83]" office:value-type="float" office:value="0.982987648566768" calcext:value-type="float">
            <text:p>0.982987648566768</text:p>
          </table:table-cell>
          <table:table-cell table:formula="of:=[$'pr2377-data'.B83]" office:value-type="float" office:value="0.3974" calcext:value-type="float">
            <text:p>0.3974</text:p>
          </table:table-cell>
          <table:table-cell table:formula="of:=[.E83]/[.B83]" office:value-type="float" office:value="0.926124446515964" calcext:value-type="float">
            <text:p>0.926124446515964</text:p>
          </table:table-cell>
          <table:table-cell table:formula="of:=[$'pr2377-improved-properclone-avoiddecimal-data'.B83]" office:value-type="float" office:value="0.4436" calcext:value-type="float">
            <text:p>0.4436</text:p>
          </table:table-cell>
          <table:table-cell table:formula="of:=[.G83]/[.B83]" office:value-type="float" office:value="1.03379165695642" calcext:value-type="float">
            <text:p>1.03379165695642</text:p>
          </table:table-cell>
        </table:table-row>
        <table:table-row table:style-name="ro1">
          <table:table-cell table:formula="of:=[$'baseline-data'.A84]" office:value-type="string" office:string-value="CyclomaticComplexity" calcext:value-type="string">
            <text:p>CyclomaticComplexity</text:p>
          </table:table-cell>
          <table:table-cell table:formula="of:=[$'baseline-6.22.0-data'.B84]" office:value-type="float" office:value="0.4766" calcext:value-type="float">
            <text:p>0.4766</text:p>
          </table:table-cell>
          <table:table-cell table:formula="of:=[$'baseline-data'.B84]" office:value-type="float" office:value="0.4933" calcext:value-type="float">
            <text:p>0.4933</text:p>
          </table:table-cell>
          <table:table-cell table:formula="of:=[.C84]/[.B84]" office:value-type="float" office:value="1.03503986571548" calcext:value-type="float">
            <text:p>1.03503986571548</text:p>
          </table:table-cell>
          <table:table-cell table:formula="of:=[$'pr2377-data'.B84]" office:value-type="float" office:value="0.4897" calcext:value-type="float">
            <text:p>0.4897</text:p>
          </table:table-cell>
          <table:table-cell table:formula="of:=[.E84]/[.B84]" office:value-type="float" office:value="1.02748636172891" calcext:value-type="float">
            <text:p>1.02748636172891</text:p>
          </table:table-cell>
          <table:table-cell table:formula="of:=[$'pr2377-improved-properclone-avoiddecimal-data'.B84]" office:value-type="float" office:value="0.4939" calcext:value-type="float">
            <text:p>0.4939</text:p>
          </table:table-cell>
          <table:table-cell table:formula="of:=[.G84]/[.B84]" office:value-type="float" office:value="1.03629878304658" calcext:value-type="float">
            <text:p>1.03629878304658</text:p>
          </table:table-cell>
        </table:table-row>
        <table:table-row table:style-name="ro1">
          <table:table-cell table:formula="of:=[$'baseline-data'.A85]" office:value-type="string" office:string-value="DataClass" calcext:value-type="string">
            <text:p>DataClass</text:p>
          </table:table-cell>
          <table:table-cell table:formula="of:=[$'baseline-6.22.0-data'.B85]" office:value-type="float" office:value="0.6694" calcext:value-type="float">
            <text:p>0.6694</text:p>
          </table:table-cell>
          <table:table-cell table:formula="of:=[$'baseline-data'.B85]" office:value-type="float" office:value="0.6899" calcext:value-type="float">
            <text:p>0.6899</text:p>
          </table:table-cell>
          <table:table-cell table:formula="of:=[.C85]/[.B85]" office:value-type="float" office:value="1.03062443979683" calcext:value-type="float">
            <text:p>1.03062443979683</text:p>
          </table:table-cell>
          <table:table-cell table:formula="of:=[$'pr2377-data'.B85]" office:value-type="float" office:value="0.6669" calcext:value-type="float">
            <text:p>0.6669</text:p>
          </table:table-cell>
          <table:table-cell table:formula="of:=[.E85]/[.B85]" office:value-type="float" office:value="0.996265312219899" calcext:value-type="float">
            <text:p>0.996265312219899</text:p>
          </table:table-cell>
          <table:table-cell table:formula="of:=[$'pr2377-improved-properclone-avoiddecimal-data'.B85]" office:value-type="float" office:value="0.7344" calcext:value-type="float">
            <text:p>0.7344</text:p>
          </table:table-cell>
          <table:table-cell table:formula="of:=[.G85]/[.B85]" office:value-type="float" office:value="1.09710188228264" calcext:value-type="float">
            <text:p>1.09710188228264</text:p>
          </table:table-cell>
        </table:table-row>
        <table:table-row table:style-name="ro1">
          <table:table-cell table:formula="of:=[$'baseline-data'.A86]" office:value-type="string" office:string-value="DataflowAnomalyAnalysis" calcext:value-type="string">
            <text:p>DataflowAnomalyAnalysis</text:p>
          </table:table-cell>
          <table:table-cell table:formula="of:=[$'baseline-6.22.0-data'.B86]" office:value-type="float" office:value="1.7626" calcext:value-type="float">
            <text:p>1.7626</text:p>
          </table:table-cell>
          <table:table-cell table:formula="of:=[$'baseline-data'.B86]" office:value-type="float" office:value="1.7554" calcext:value-type="float">
            <text:p>1.7554</text:p>
          </table:table-cell>
          <table:table-cell table:formula="of:=[.C86]/[.B86]" office:value-type="float" office:value="0.995915125382957" calcext:value-type="float">
            <text:p>0.995915125382957</text:p>
          </table:table-cell>
          <table:table-cell table:formula="of:=[$'pr2377-data'.B86]" office:value-type="float" office:value="1.8179" calcext:value-type="float">
            <text:p>1.8179</text:p>
          </table:table-cell>
          <table:table-cell table:formula="of:=[.E86]/[.B86]" office:value-type="float" office:value="1.03137410643368" calcext:value-type="float">
            <text:p>1.03137410643368</text:p>
          </table:table-cell>
          <table:table-cell table:formula="of:=[$'pr2377-improved-properclone-avoiddecimal-data'.B86]" office:value-type="float" office:value="1.8021" calcext:value-type="float">
            <text:p>1.8021</text:p>
          </table:table-cell>
          <table:table-cell table:formula="of:=[.G86]/[.B86]" office:value-type="float" office:value="1.02241007602406" calcext:value-type="float">
            <text:p>1.02241007602406</text:p>
          </table:table-cell>
        </table:table-row>
        <table:table-row table:style-name="ro1">
          <table:table-cell table:formula="of:=[$'baseline-data'.A87]" office:value-type="string" office:string-value="DefaultLabelNotLastInSwitchStmt" calcext:value-type="string">
            <text:p>DefaultLabelNotLastInSwitchStmt</text:p>
          </table:table-cell>
          <table:table-cell table:formula="of:=[$'baseline-6.22.0-data'.B87]" office:value-type="float" office:value="0.0056" calcext:value-type="float">
            <text:p>0.0056</text:p>
          </table:table-cell>
          <table:table-cell table:formula="of:=[$'baseline-data'.B87]" office:value-type="float" office:value="0.0054" calcext:value-type="float">
            <text:p>0.0054</text:p>
          </table:table-cell>
          <table:table-cell table:formula="of:=[.C87]/[.B87]" office:value-type="float" office:value="0.964285714285714" calcext:value-type="float">
            <text:p>0.964285714285714</text:p>
          </table:table-cell>
          <table:table-cell table:formula="of:=[$'pr2377-data'.B87]" office:value-type="float" office:value="0.0048" calcext:value-type="float">
            <text:p>0.0048</text:p>
          </table:table-cell>
          <table:table-cell table:formula="of:=[.E87]/[.B87]" office:value-type="float" office:value="0.857142857142857" calcext:value-type="float">
            <text:p>0.857142857142857</text:p>
          </table:table-cell>
          <table:table-cell table:formula="of:=[$'pr2377-improved-properclone-avoiddecimal-data'.B87]" office:value-type="float" office:value="0.0054" calcext:value-type="float">
            <text:p>0.0054</text:p>
          </table:table-cell>
          <table:table-cell table:formula="of:=[.G87]/[.B87]" office:value-type="float" office:value="0.964285714285714" calcext:value-type="float">
            <text:p>0.964285714285714</text:p>
          </table:table-cell>
        </table:table-row>
        <table:table-row table:style-name="ro1">
          <table:table-cell table:formula="of:=[$'baseline-data'.A88]" office:value-type="string" office:string-value="DefaultPackage" calcext:value-type="string">
            <text:p>DefaultPackage</text:p>
          </table:table-cell>
          <table:table-cell table:formula="of:=[$'baseline-6.22.0-data'.B88]" office:value-type="float" office:value="0.369" calcext:value-type="float">
            <text:p>0.369</text:p>
          </table:table-cell>
          <table:table-cell table:formula="of:=[$'baseline-data'.B88]" office:value-type="float" office:value="0.3783" calcext:value-type="float">
            <text:p>0.3783</text:p>
          </table:table-cell>
          <table:table-cell table:formula="of:=[.C88]/[.B88]" office:value-type="float" office:value="1.02520325203252" calcext:value-type="float">
            <text:p>1.02520325203252</text:p>
          </table:table-cell>
          <table:table-cell table:formula="of:=[$'pr2377-data'.B88]" office:value-type="float" office:value="0.2831" calcext:value-type="float">
            <text:p>0.2831</text:p>
          </table:table-cell>
          <table:table-cell table:formula="of:=[.E88]/[.B88]" office:value-type="float" office:value="0.767208672086721" calcext:value-type="float">
            <text:p>0.767208672086721</text:p>
          </table:table-cell>
          <table:table-cell table:formula="of:=[$'pr2377-improved-properclone-avoiddecimal-data'.B88]" office:value-type="float" office:value="0.2844" calcext:value-type="float">
            <text:p>0.2844</text:p>
          </table:table-cell>
          <table:table-cell table:formula="of:=[.G88]/[.B88]" office:value-type="float" office:value="0.770731707317073" calcext:value-type="float">
            <text:p>0.770731707317073</text:p>
          </table:table-cell>
        </table:table-row>
        <table:table-row table:style-name="ro1">
          <table:table-cell table:formula="of:=[$'baseline-data'.A89]" office:value-type="string" office:string-value="DetachedTestCase" calcext:value-type="string">
            <text:p>DetachedTestCase</text:p>
          </table:table-cell>
          <table:table-cell table:formula="of:=[$'baseline-6.22.0-data'.B89]" office:value-type="float" office:value="2.187" calcext:value-type="float">
            <text:p>2.187</text:p>
          </table:table-cell>
          <table:table-cell table:formula="of:=[$'baseline-data'.B89]" office:value-type="float" office:value="0.3679" calcext:value-type="float">
            <text:p>0.3679</text:p>
          </table:table-cell>
          <table:table-cell table:formula="of:=[.C89]/[.B89]" office:value-type="float" office:value="0.168221307727481" calcext:value-type="float">
            <text:p>0.168221307727481</text:p>
          </table:table-cell>
          <table:table-cell table:formula="of:=[$'pr2377-data'.B89]" office:value-type="float" office:value="0.3047" calcext:value-type="float">
            <text:p>0.3047</text:p>
          </table:table-cell>
          <table:table-cell table:formula="of:=[.E89]/[.B89]" office:value-type="float" office:value="0.139323273891175" calcext:value-type="float">
            <text:p>0.139323273891175</text:p>
          </table:table-cell>
          <table:table-cell table:formula="of:=[$'pr2377-improved-properclone-avoiddecimal-data'.B89]" office:value-type="float" office:value="0.3445" calcext:value-type="float">
            <text:p>0.3445</text:p>
          </table:table-cell>
          <table:table-cell table:formula="of:=[.G89]/[.B89]" office:value-type="float" office:value="0.157521719250114" calcext:value-type="float">
            <text:p>0.157521719250114</text:p>
          </table:table-cell>
        </table:table-row>
        <table:table-row table:style-name="ro1">
          <table:table-cell table:formula="of:=[$'baseline-data'.A90]" office:value-type="string" office:string-value="DoNotCallGarbageCollectionExplicitly" calcext:value-type="string">
            <text:p>DoNotCallGarbageCollectionExplicitly</text:p>
          </table:table-cell>
          <table:table-cell table:formula="of:=[$'baseline-6.22.0-data'.B90]" office:value-type="float" office:value="0.9335" calcext:value-type="float">
            <text:p>0.9335</text:p>
          </table:table-cell>
          <table:table-cell table:formula="of:=[$'baseline-data'.B90]" office:value-type="float" office:value="1.0575" calcext:value-type="float">
            <text:p>1.0575</text:p>
          </table:table-cell>
          <table:table-cell table:formula="of:=[.C90]/[.B90]" office:value-type="float" office:value="1.13283342260311" calcext:value-type="float">
            <text:p>1.13283342260311</text:p>
          </table:table-cell>
          <table:table-cell table:formula="of:=[$'pr2377-data'.B90]" office:value-type="float" office:value="1.2286" calcext:value-type="float">
            <text:p>1.2286</text:p>
          </table:table-cell>
          <table:table-cell table:formula="of:=[.E90]/[.B90]" office:value-type="float" office:value="1.31612212104981" calcext:value-type="float">
            <text:p>1.31612212104981</text:p>
          </table:table-cell>
          <table:table-cell table:formula="of:=[$'pr2377-improved-properclone-avoiddecimal-data'.B90]" office:value-type="float" office:value="1.2378" calcext:value-type="float">
            <text:p>1.2378</text:p>
          </table:table-cell>
          <table:table-cell table:formula="of:=[.G90]/[.B90]" office:value-type="float" office:value="1.32597750401714" calcext:value-type="float">
            <text:p>1.32597750401714</text:p>
          </table:table-cell>
        </table:table-row>
        <table:table-row table:style-name="ro1">
          <table:table-cell table:formula="of:=[$'baseline-data'.A91]" office:value-type="string" office:string-value="DoNotCallSystemExit" calcext:value-type="string">
            <text:p>DoNotCallSystemExit</text:p>
          </table:table-cell>
          <table:table-cell table:formula="of:=[$'baseline-6.22.0-data'.B91]" office:value-type="float" office:value="0.9218" calcext:value-type="float">
            <text:p>0.9218</text:p>
          </table:table-cell>
          <table:table-cell table:formula="of:=[$'baseline-data'.B91]" office:value-type="float" office:value="0.9051" calcext:value-type="float">
            <text:p>0.9051</text:p>
          </table:table-cell>
          <table:table-cell table:formula="of:=[.C91]/[.B91]" office:value-type="float" office:value="0.981883271859405" calcext:value-type="float">
            <text:p>0.981883271859405</text:p>
          </table:table-cell>
          <table:table-cell table:formula="of:=[$'pr2377-data'.B91]" office:value-type="float" office:value="1.2512" calcext:value-type="float">
            <text:p>1.2512</text:p>
          </table:table-cell>
          <table:table-cell table:formula="of:=[.E91]/[.B91]" office:value-type="float" office:value="1.35734432631807" calcext:value-type="float">
            <text:p>1.35734432631807</text:p>
          </table:table-cell>
          <table:table-cell table:formula="of:=[$'pr2377-improved-properclone-avoiddecimal-data'.B91]" office:value-type="float" office:value="1.1912" calcext:value-type="float">
            <text:p>1.1912</text:p>
          </table:table-cell>
          <table:table-cell table:formula="of:=[.G91]/[.B91]" office:value-type="float" office:value="1.29225428509438" calcext:value-type="float">
            <text:p>1.29225428509438</text:p>
          </table:table-cell>
        </table:table-row>
        <table:table-row table:style-name="ro1">
          <table:table-cell table:formula="of:=[$'baseline-data'.A92]" office:value-type="string" office:string-value="DoNotExtendJavaLangError" calcext:value-type="string">
            <text:p>DoNotExtendJavaLangError</text:p>
          </table:table-cell>
          <table:table-cell table:formula="of:=[$'baseline-6.22.0-data'.B92]" office:value-type="float" office:value="0.0152" calcext:value-type="float">
            <text:p>0.0152</text:p>
          </table:table-cell>
          <table:table-cell table:formula="of:=[$'baseline-data'.B92]" office:value-type="float" office:value="0.0171" calcext:value-type="float">
            <text:p>0.0171</text:p>
          </table:table-cell>
          <table:table-cell table:formula="of:=[.C92]/[.B92]" office:value-type="float" office:value="1.125" calcext:value-type="float">
            <text:p>1.125</text:p>
          </table:table-cell>
          <table:table-cell table:formula="of:=[$'pr2377-data'.B92]" office:value-type="float" office:value="0.0244" calcext:value-type="float">
            <text:p>0.0244</text:p>
          </table:table-cell>
          <table:table-cell table:formula="of:=[.E92]/[.B92]" office:value-type="float" office:value="1.60526315789474" calcext:value-type="float">
            <text:p>1.60526315789474</text:p>
          </table:table-cell>
          <table:table-cell table:formula="of:=[$'pr2377-improved-properclone-avoiddecimal-data'.B92]" office:value-type="float" office:value="0.0254" calcext:value-type="float">
            <text:p>0.0254</text:p>
          </table:table-cell>
          <table:table-cell table:formula="of:=[.G92]/[.B92]" office:value-type="float" office:value="1.67105263157895" calcext:value-type="float">
            <text:p>1.67105263157895</text:p>
          </table:table-cell>
        </table:table-row>
        <table:table-row table:style-name="ro1">
          <table:table-cell table:formula="of:=[$'baseline-data'.A93]" office:value-type="string" office:string-value="DoNotExtendJavaLangThrowable" calcext:value-type="string">
            <text:p>DoNotExtendJavaLangThrowable</text:p>
          </table:table-cell>
          <table:table-cell table:formula="of:=[$'baseline-6.22.0-data'.B93]" office:value-type="float" office:value="0.0228" calcext:value-type="float">
            <text:p>0.0228</text:p>
          </table:table-cell>
          <table:table-cell table:formula="of:=[$'baseline-data'.B93]" office:value-type="float" office:value="0.0666" calcext:value-type="float">
            <text:p>0.0666</text:p>
          </table:table-cell>
          <table:table-cell table:formula="of:=[.C93]/[.B93]" office:value-type="float" office:value="2.92105263157895" calcext:value-type="float">
            <text:p>2.92105263157895</text:p>
          </table:table-cell>
          <table:table-cell table:formula="of:=[$'pr2377-data'.B93]" office:value-type="float" office:value="0.0301" calcext:value-type="float">
            <text:p>0.0301</text:p>
          </table:table-cell>
          <table:table-cell table:formula="of:=[.E93]/[.B93]" office:value-type="float" office:value="1.32017543859649" calcext:value-type="float">
            <text:p>1.32017543859649</text:p>
          </table:table-cell>
          <table:table-cell table:formula="of:=[$'pr2377-improved-properclone-avoiddecimal-data'.B93]" office:value-type="float" office:value="0.0299" calcext:value-type="float">
            <text:p>0.0299</text:p>
          </table:table-cell>
          <table:table-cell table:formula="of:=[.G93]/[.B93]" office:value-type="float" office:value="1.31140350877193" calcext:value-type="float">
            <text:p>1.31140350877193</text:p>
          </table:table-cell>
        </table:table-row>
        <table:table-row table:style-name="ro1">
          <table:table-cell table:formula="of:=[$'baseline-data'.A94]" office:value-type="string" office:string-value="DoNotHardCodeSDCard" calcext:value-type="string">
            <text:p>DoNotHardCodeSDCard</text:p>
          </table:table-cell>
          <table:table-cell table:formula="of:=[$'baseline-6.22.0-data'.B94]" office:value-type="float" office:value="0.2448" calcext:value-type="float">
            <text:p>0.2448</text:p>
          </table:table-cell>
          <table:table-cell table:formula="of:=[$'baseline-data'.B94]" office:value-type="float" office:value="0.2496" calcext:value-type="float">
            <text:p>0.2496</text:p>
          </table:table-cell>
          <table:table-cell table:formula="of:=[.C94]/[.B94]" office:value-type="float" office:value="1.01960784313725" calcext:value-type="float">
            <text:p>1.01960784313725</text:p>
          </table:table-cell>
          <table:table-cell table:formula="of:=[$'pr2377-data'.B94]" office:value-type="float" office:value="0.3752" calcext:value-type="float">
            <text:p>0.3752</text:p>
          </table:table-cell>
          <table:table-cell table:formula="of:=[.E94]/[.B94]" office:value-type="float" office:value="1.53267973856209" calcext:value-type="float">
            <text:p>1.53267973856209</text:p>
          </table:table-cell>
          <table:table-cell table:formula="of:=[$'pr2377-improved-properclone-avoiddecimal-data'.B94]" office:value-type="float" office:value="0.3707" calcext:value-type="float">
            <text:p>0.3707</text:p>
          </table:table-cell>
          <table:table-cell table:formula="of:=[.G94]/[.B94]" office:value-type="float" office:value="1.51429738562092" calcext:value-type="float">
            <text:p>1.51429738562092</text:p>
          </table:table-cell>
        </table:table-row>
        <table:table-row table:style-name="ro1">
          <table:table-cell table:formula="of:=[$'baseline-data'.A95]" office:value-type="string" office:string-value="DoNotThrowExceptionInFinally" calcext:value-type="string">
            <text:p>DoNotThrowExceptionInFinally</text:p>
          </table:table-cell>
          <table:table-cell table:formula="of:=[$'baseline-6.22.0-data'.B95]" office:value-type="float" office:value="0.005" calcext:value-type="float">
            <text:p>0.005</text:p>
          </table:table-cell>
          <table:table-cell table:formula="of:=[$'baseline-data'.B95]" office:value-type="float" office:value="0.0054" calcext:value-type="float">
            <text:p>0.0054</text:p>
          </table:table-cell>
          <table:table-cell table:formula="of:=[.C95]/[.B95]" office:value-type="float" office:value="1.08" calcext:value-type="float">
            <text:p>1.08</text:p>
          </table:table-cell>
          <table:table-cell table:formula="of:=[$'pr2377-data'.B95]" office:value-type="float" office:value="0.0051" calcext:value-type="float">
            <text:p>0.0051</text:p>
          </table:table-cell>
          <table:table-cell table:formula="of:=[.E95]/[.B95]" office:value-type="float" office:value="1.02" calcext:value-type="float">
            <text:p>1.02</text:p>
          </table:table-cell>
          <table:table-cell table:formula="of:=[$'pr2377-improved-properclone-avoiddecimal-data'.B95]" office:value-type="float" office:value="0.0053" calcext:value-type="float">
            <text:p>0.0053</text:p>
          </table:table-cell>
          <table:table-cell table:formula="of:=[.G95]/[.B95]" office:value-type="float" office:value="1.06" calcext:value-type="float">
            <text:p>1.06</text:p>
          </table:table-cell>
        </table:table-row>
        <table:table-row table:style-name="ro1">
          <table:table-cell table:formula="of:=[$'baseline-data'.A96]" office:value-type="string" office:string-value="DoNotUseThreads" calcext:value-type="string">
            <text:p>DoNotUseThreads</text:p>
          </table:table-cell>
          <table:table-cell table:formula="of:=[$'baseline-6.22.0-data'.B96]" office:value-type="float" office:value="0.5667" calcext:value-type="float">
            <text:p>0.5667</text:p>
          </table:table-cell>
          <table:table-cell table:formula="of:=[$'baseline-data'.B96]" office:value-type="float" office:value="0.7992" calcext:value-type="float">
            <text:p>0.7992</text:p>
          </table:table-cell>
          <table:table-cell table:formula="of:=[.C96]/[.B96]" office:value-type="float" office:value="1.41026998411858" calcext:value-type="float">
            <text:p>1.41026998411858</text:p>
          </table:table-cell>
          <table:table-cell table:formula="of:=[$'pr2377-data'.B96]" office:value-type="float" office:value="1.0392" calcext:value-type="float">
            <text:p>1.0392</text:p>
          </table:table-cell>
          <table:table-cell table:formula="of:=[.E96]/[.B96]" office:value-type="float" office:value="1.83377448385389" calcext:value-type="float">
            <text:p>1.83377448385389</text:p>
          </table:table-cell>
          <table:table-cell table:formula="of:=[$'pr2377-improved-properclone-avoiddecimal-data'.B96]" office:value-type="float" office:value="1.1101" calcext:value-type="float">
            <text:p>1.1101</text:p>
          </table:table-cell>
          <table:table-cell table:formula="of:=[.G96]/[.B96]" office:value-type="float" office:value="1.95888477148403" calcext:value-type="float">
            <text:p>1.95888477148403</text:p>
          </table:table-cell>
        </table:table-row>
        <table:table-row table:style-name="ro1">
          <table:table-cell table:formula="of:=[$'baseline-data'.A97]" office:value-type="string" office:string-value="DontCallThreadRun" calcext:value-type="string">
            <text:p>DontCallThreadRun</text:p>
          </table:table-cell>
          <table:table-cell table:formula="of:=[$'baseline-6.22.0-data'.B97]" office:value-type="float" office:value="0.4037" calcext:value-type="float">
            <text:p>0.4037</text:p>
          </table:table-cell>
          <table:table-cell table:formula="of:=[$'baseline-data'.B97]" office:value-type="float" office:value="0.1509" calcext:value-type="float">
            <text:p>0.1509</text:p>
          </table:table-cell>
          <table:table-cell table:formula="of:=[.C97]/[.B97]" office:value-type="float" office:value="0.373792420113946" calcext:value-type="float">
            <text:p>0.373792420113946</text:p>
          </table:table-cell>
          <table:table-cell table:formula="of:=[$'pr2377-data'.B97]" office:value-type="float" office:value="0.2271" calcext:value-type="float">
            <text:p>0.2271</text:p>
          </table:table-cell>
          <table:table-cell table:formula="of:=[.E97]/[.B97]" office:value-type="float" office:value="0.562546445380233" calcext:value-type="float">
            <text:p>0.562546445380233</text:p>
          </table:table-cell>
          <table:table-cell table:formula="of:=[$'pr2377-improved-properclone-avoiddecimal-data'.B97]" office:value-type="float" office:value="0.2213" calcext:value-type="float">
            <text:p>0.2213</text:p>
          </table:table-cell>
          <table:table-cell table:formula="of:=[.G97]/[.B97]" office:value-type="float" office:value="0.548179341094873" calcext:value-type="float">
            <text:p>0.548179341094873</text:p>
          </table:table-cell>
        </table:table-row>
        <table:table-row table:style-name="ro1">
          <table:table-cell table:formula="of:=[$'baseline-data'.A98]" office:value-type="string" office:string-value="DontImportJavaLang" calcext:value-type="string">
            <text:p>DontImportJavaLang</text:p>
          </table:table-cell>
          <table:table-cell table:formula="of:=[$'baseline-6.22.0-data'.B98]" office:value-type="float" office:value="0.3322" calcext:value-type="float">
            <text:p>0.3322</text:p>
          </table:table-cell>
          <table:table-cell table:formula="of:=[$'baseline-data'.B98]" office:value-type="float" office:value="0.2669" calcext:value-type="float">
            <text:p>0.2669</text:p>
          </table:table-cell>
          <table:table-cell table:formula="of:=[.C98]/[.B98]" office:value-type="float" office:value="0.803431667670078" calcext:value-type="float">
            <text:p>0.803431667670078</text:p>
          </table:table-cell>
          <table:table-cell table:formula="of:=[$'pr2377-data'.B98]" office:value-type="float" office:value="0.2592" calcext:value-type="float">
            <text:p>0.2592</text:p>
          </table:table-cell>
          <table:table-cell table:formula="of:=[.E98]/[.B98]" office:value-type="float" office:value="0.780252859723058" calcext:value-type="float">
            <text:p>0.780252859723058</text:p>
          </table:table-cell>
          <table:table-cell table:formula="of:=[$'pr2377-improved-properclone-avoiddecimal-data'.B98]" office:value-type="float" office:value="0.2651" calcext:value-type="float">
            <text:p>0.2651</text:p>
          </table:table-cell>
          <table:table-cell table:formula="of:=[.G98]/[.B98]" office:value-type="float" office:value="0.798013245033113" calcext:value-type="float">
            <text:p>0.798013245033113</text:p>
          </table:table-cell>
        </table:table-row>
        <table:table-row table:style-name="ro1">
          <table:table-cell table:formula="of:=[$'baseline-data'.A99]" office:value-type="string" office:string-value="DontImportSun" calcext:value-type="string">
            <text:p>DontImportSun</text:p>
          </table:table-cell>
          <table:table-cell table:formula="of:=[$'baseline-6.22.0-data'.B99]" office:value-type="float" office:value="0.3053" calcext:value-type="float">
            <text:p>0.3053</text:p>
          </table:table-cell>
          <table:table-cell table:formula="of:=[$'baseline-data'.B99]" office:value-type="float" office:value="0.2915" calcext:value-type="float">
            <text:p>0.2915</text:p>
          </table:table-cell>
          <table:table-cell table:formula="of:=[.C99]/[.B99]" office:value-type="float" office:value="0.954798558794628" calcext:value-type="float">
            <text:p>0.954798558794628</text:p>
          </table:table-cell>
          <table:table-cell table:formula="of:=[$'pr2377-data'.B99]" office:value-type="float" office:value="0.3291" calcext:value-type="float">
            <text:p>0.3291</text:p>
          </table:table-cell>
          <table:table-cell table:formula="of:=[.E99]/[.B99]" office:value-type="float" office:value="1.0779561087455" calcext:value-type="float">
            <text:p>1.0779561087455</text:p>
          </table:table-cell>
          <table:table-cell table:formula="of:=[$'pr2377-improved-properclone-avoiddecimal-data'.B99]" office:value-type="float" office:value="0.2926" calcext:value-type="float">
            <text:p>0.2926</text:p>
          </table:table-cell>
          <table:table-cell table:formula="of:=[.G99]/[.B99]" office:value-type="float" office:value="0.958401572224042" calcext:value-type="float">
            <text:p>0.958401572224042</text:p>
          </table:table-cell>
        </table:table-row>
        <table:table-row table:style-name="ro1">
          <table:table-cell table:formula="of:=[$'baseline-data'.A100]" office:value-type="string" office:string-value="DontUseFloatTypeForLoopIndices" calcext:value-type="string">
            <text:p>DontUseFloatTypeForLoopIndices</text:p>
          </table:table-cell>
          <table:table-cell table:formula="of:=[$'baseline-6.22.0-data'.B100]" office:value-type="float" office:value="0.0084" calcext:value-type="float">
            <text:p>0.0084</text:p>
          </table:table-cell>
          <table:table-cell table:formula="of:=[$'baseline-data'.B100]" office:value-type="float" office:value="0.0083" calcext:value-type="float">
            <text:p>0.0083</text:p>
          </table:table-cell>
          <table:table-cell table:formula="of:=[.C100]/[.B100]" office:value-type="float" office:value="0.988095238095238" calcext:value-type="float">
            <text:p>0.988095238095238</text:p>
          </table:table-cell>
          <table:table-cell table:formula="of:=[$'pr2377-data'.B100]" office:value-type="float" office:value="0.0108" calcext:value-type="float">
            <text:p>0.0108</text:p>
          </table:table-cell>
          <table:table-cell table:formula="of:=[.E100]/[.B100]" office:value-type="float" office:value="1.28571428571429" calcext:value-type="float">
            <text:p>1.28571428571429</text:p>
          </table:table-cell>
          <table:table-cell table:formula="of:=[$'pr2377-improved-properclone-avoiddecimal-data'.B100]" office:value-type="float" office:value="0.0107" calcext:value-type="float">
            <text:p>0.0107</text:p>
          </table:table-cell>
          <table:table-cell table:formula="of:=[.G100]/[.B100]" office:value-type="float" office:value="1.27380952380952" calcext:value-type="float">
            <text:p>1.27380952380952</text:p>
          </table:table-cell>
        </table:table-row>
        <table:table-row table:style-name="ro1">
          <table:table-cell table:formula="of:=[$'baseline-data'.A101]" office:value-type="string" office:string-value="DoubleBraceInitialization" calcext:value-type="string">
            <text:p>DoubleBraceInitialization</text:p>
          </table:table-cell>
          <table:table-cell table:formula="of:=[$'baseline-6.22.0-data'.B101]" office:value-type="float" office:value="0.8446" calcext:value-type="float">
            <text:p>0.8446</text:p>
          </table:table-cell>
          <table:table-cell table:formula="of:=[$'baseline-data'.B101]" office:value-type="float" office:value="0.1701" calcext:value-type="float">
            <text:p>0.1701</text:p>
          </table:table-cell>
          <table:table-cell table:formula="of:=[.C101]/[.B101]" office:value-type="float" office:value="0.201397111058489" calcext:value-type="float">
            <text:p>0.201397111058489</text:p>
          </table:table-cell>
          <table:table-cell table:formula="of:=[$'pr2377-data'.B101]" office:value-type="float" office:value="0.0712" calcext:value-type="float">
            <text:p>0.0712</text:p>
          </table:table-cell>
          <table:table-cell table:formula="of:=[.E101]/[.B101]" office:value-type="float" office:value="0.0843002604783329" calcext:value-type="float">
            <text:p>0.084300260478333</text:p>
          </table:table-cell>
          <table:table-cell table:formula="of:=[$'pr2377-improved-properclone-avoiddecimal-data'.B101]" office:value-type="float" office:value="0.0664" calcext:value-type="float">
            <text:p>0.0664</text:p>
          </table:table-cell>
          <table:table-cell table:formula="of:=[.G101]/[.B101]" office:value-type="float" office:value="0.0786170968505802" calcext:value-type="float">
            <text:p>0.07861709685058</text:p>
          </table:table-cell>
        </table:table-row>
        <table:table-row table:style-name="ro1">
          <table:table-cell table:formula="of:=[$'baseline-data'.A102]" office:value-type="string" office:string-value="DoubleCheckedLocking" calcext:value-type="string">
            <text:p>DoubleCheckedLocking</text:p>
          </table:table-cell>
          <table:table-cell table:formula="of:=[$'baseline-6.22.0-data'.B102]" office:value-type="float" office:value="0.381" calcext:value-type="float">
            <text:p>0.381</text:p>
          </table:table-cell>
          <table:table-cell table:formula="of:=[$'baseline-data'.B102]" office:value-type="float" office:value="0.4736" calcext:value-type="float">
            <text:p>0.4736</text:p>
          </table:table-cell>
          <table:table-cell table:formula="of:=[.C102]/[.B102]" office:value-type="float" office:value="1.24304461942257" calcext:value-type="float">
            <text:p>1.24304461942257</text:p>
          </table:table-cell>
          <table:table-cell table:formula="of:=[$'pr2377-data'.B102]" office:value-type="float" office:value="0.3838" calcext:value-type="float">
            <text:p>0.3838</text:p>
          </table:table-cell>
          <table:table-cell table:formula="of:=[.E102]/[.B102]" office:value-type="float" office:value="1.00734908136483" calcext:value-type="float">
            <text:p>1.00734908136483</text:p>
          </table:table-cell>
          <table:table-cell table:formula="of:=[$'pr2377-improved-properclone-avoiddecimal-data'.B102]" office:value-type="float" office:value="0.4294" calcext:value-type="float">
            <text:p>0.4294</text:p>
          </table:table-cell>
          <table:table-cell table:formula="of:=[.G102]/[.B102]" office:value-type="float" office:value="1.12703412073491" calcext:value-type="float">
            <text:p>1.12703412073491</text:p>
          </table:table-cell>
        </table:table-row>
        <table:table-row table:style-name="ro1">
          <table:table-cell table:formula="of:=[$'baseline-data'.A103]" office:value-type="string" office:string-value="DuplicateImports" calcext:value-type="string">
            <text:p>DuplicateImports</text:p>
          </table:table-cell>
          <table:table-cell table:formula="of:=[$'baseline-6.22.0-data'.B103]" office:value-type="float" office:value="0.2895" calcext:value-type="float">
            <text:p>0.2895</text:p>
          </table:table-cell>
          <table:table-cell table:formula="of:=[$'baseline-data'.B103]" office:value-type="float" office:value="0.304" calcext:value-type="float">
            <text:p>0.304</text:p>
          </table:table-cell>
          <table:table-cell table:formula="of:=[.C103]/[.B103]" office:value-type="float" office:value="1.05008635578584" calcext:value-type="float">
            <text:p>1.05008635578584</text:p>
          </table:table-cell>
          <table:table-cell table:formula="of:=[$'pr2377-data'.B103]" office:value-type="float" office:value="0.2741" calcext:value-type="float">
            <text:p>0.2741</text:p>
          </table:table-cell>
          <table:table-cell table:formula="of:=[.E103]/[.B103]" office:value-type="float" office:value="0.946804835924007" calcext:value-type="float">
            <text:p>0.946804835924007</text:p>
          </table:table-cell>
          <table:table-cell table:formula="of:=[$'pr2377-improved-properclone-avoiddecimal-data'.B103]" office:value-type="float" office:value="0.2804" calcext:value-type="float">
            <text:p>0.2804</text:p>
          </table:table-cell>
          <table:table-cell table:formula="of:=[.G103]/[.B103]" office:value-type="float" office:value="0.968566493955095" calcext:value-type="float">
            <text:p>0.968566493955095</text:p>
          </table:table-cell>
        </table:table-row>
        <table:table-row table:style-name="ro1">
          <table:table-cell table:formula="of:=[$'baseline-data'.A104]" office:value-type="string" office:string-value="EmptyCatchBlock" calcext:value-type="string">
            <text:p>EmptyCatchBlock</text:p>
          </table:table-cell>
          <table:table-cell table:formula="of:=[$'baseline-6.22.0-data'.B104]" office:value-type="float" office:value="0.0205" calcext:value-type="float">
            <text:p>0.0205</text:p>
          </table:table-cell>
          <table:table-cell table:formula="of:=[$'baseline-data'.B104]" office:value-type="float" office:value="0.0222" calcext:value-type="float">
            <text:p>0.0222</text:p>
          </table:table-cell>
          <table:table-cell table:formula="of:=[.C104]/[.B104]" office:value-type="float" office:value="1.08292682926829" calcext:value-type="float">
            <text:p>1.08292682926829</text:p>
          </table:table-cell>
          <table:table-cell table:formula="of:=[$'pr2377-data'.B104]" office:value-type="float" office:value="0.0569" calcext:value-type="float">
            <text:p>0.0569</text:p>
          </table:table-cell>
          <table:table-cell table:formula="of:=[.E104]/[.B104]" office:value-type="float" office:value="2.77560975609756" calcext:value-type="float">
            <text:p>2.77560975609756</text:p>
          </table:table-cell>
          <table:table-cell table:formula="of:=[$'pr2377-improved-properclone-avoiddecimal-data'.B104]" office:value-type="float" office:value="0.0542" calcext:value-type="float">
            <text:p>0.0542</text:p>
          </table:table-cell>
          <table:table-cell table:formula="of:=[.G104]/[.B104]" office:value-type="float" office:value="2.64390243902439" calcext:value-type="float">
            <text:p>2.64390243902439</text:p>
          </table:table-cell>
        </table:table-row>
        <table:table-row table:style-name="ro1">
          <table:table-cell table:formula="of:=[$'baseline-data'.A105]" office:value-type="string" office:string-value="EmptyFinalizer" calcext:value-type="string">
            <text:p>EmptyFinalizer</text:p>
          </table:table-cell>
          <table:table-cell table:formula="of:=[$'baseline-6.22.0-data'.B105]" office:value-type="float" office:value="0.1313" calcext:value-type="float">
            <text:p>0.1313</text:p>
          </table:table-cell>
          <table:table-cell table:formula="of:=[$'baseline-data'.B105]" office:value-type="float" office:value="0.1352" calcext:value-type="float">
            <text:p>0.1352</text:p>
          </table:table-cell>
          <table:table-cell table:formula="of:=[.C105]/[.B105]" office:value-type="float" office:value="1.02970297029703" calcext:value-type="float">
            <text:p>1.02970297029703</text:p>
          </table:table-cell>
          <table:table-cell table:formula="of:=[$'pr2377-data'.B105]" office:value-type="float" office:value="0.2131" calcext:value-type="float">
            <text:p>0.2131</text:p>
          </table:table-cell>
          <table:table-cell table:formula="of:=[.E105]/[.B105]" office:value-type="float" office:value="1.62300076161462" calcext:value-type="float">
            <text:p>1.62300076161462</text:p>
          </table:table-cell>
          <table:table-cell table:formula="of:=[$'pr2377-improved-properclone-avoiddecimal-data'.B105]" office:value-type="float" office:value="0.2009" calcext:value-type="float">
            <text:p>0.2009</text:p>
          </table:table-cell>
          <table:table-cell table:formula="of:=[.G105]/[.B105]" office:value-type="float" office:value="1.53008377760853" calcext:value-type="float">
            <text:p>1.53008377760853</text:p>
          </table:table-cell>
        </table:table-row>
        <table:table-row table:style-name="ro1">
          <table:table-cell table:formula="of:=[$'baseline-data'.A106]" office:value-type="string" office:string-value="EmptyFinallyBlock" calcext:value-type="string">
            <text:p>EmptyFinallyBlock</text:p>
          </table:table-cell>
          <table:table-cell table:formula="of:=[$'baseline-6.22.0-data'.B106]" office:value-type="float" office:value="0.0027" calcext:value-type="float">
            <text:p>0.0027</text:p>
          </table:table-cell>
          <table:table-cell table:formula="of:=[$'baseline-data'.B106]" office:value-type="float" office:value="0.0036" calcext:value-type="float">
            <text:p>0.0036</text:p>
          </table:table-cell>
          <table:table-cell table:formula="of:=[.C106]/[.B106]" office:value-type="float" office:value="1.33333333333333" calcext:value-type="float">
            <text:p>1.33333333333333</text:p>
          </table:table-cell>
          <table:table-cell table:formula="of:=[$'pr2377-data'.B106]" office:value-type="float" office:value="0.0028" calcext:value-type="float">
            <text:p>0.0028</text:p>
          </table:table-cell>
          <table:table-cell table:formula="of:=[.E106]/[.B106]" office:value-type="float" office:value="1.03703703703704" calcext:value-type="float">
            <text:p>1.03703703703704</text:p>
          </table:table-cell>
          <table:table-cell table:formula="of:=[$'pr2377-improved-properclone-avoiddecimal-data'.B106]" office:value-type="float" office:value="0.0029" calcext:value-type="float">
            <text:p>0.0029</text:p>
          </table:table-cell>
          <table:table-cell table:formula="of:=[.G106]/[.B106]" office:value-type="float" office:value="1.07407407407407" calcext:value-type="float">
            <text:p>1.07407407407407</text:p>
          </table:table-cell>
        </table:table-row>
        <table:table-row table:style-name="ro1">
          <table:table-cell table:formula="of:=[$'baseline-data'.A107]" office:value-type="string" office:string-value="EmptyIfStmt" calcext:value-type="string">
            <text:p>EmptyIfStmt</text:p>
          </table:table-cell>
          <table:table-cell table:formula="of:=[$'baseline-6.22.0-data'.B107]" office:value-type="float" office:value="0.042" calcext:value-type="float">
            <text:p>0.042</text:p>
          </table:table-cell>
          <table:table-cell table:formula="of:=[$'baseline-data'.B107]" office:value-type="float" office:value="0.0416" calcext:value-type="float">
            <text:p>0.0416</text:p>
          </table:table-cell>
          <table:table-cell table:formula="of:=[.C107]/[.B107]" office:value-type="float" office:value="0.990476190476191" calcext:value-type="float">
            <text:p>0.990476190476191</text:p>
          </table:table-cell>
          <table:table-cell table:formula="of:=[$'pr2377-data'.B107]" office:value-type="float" office:value="0.0422" calcext:value-type="float">
            <text:p>0.0422</text:p>
          </table:table-cell>
          <table:table-cell table:formula="of:=[.E107]/[.B107]" office:value-type="float" office:value="1.0047619047619" calcext:value-type="float">
            <text:p>1.0047619047619</text:p>
          </table:table-cell>
          <table:table-cell table:formula="of:=[$'pr2377-improved-properclone-avoiddecimal-data'.B107]" office:value-type="float" office:value="0.0413" calcext:value-type="float">
            <text:p>0.0413</text:p>
          </table:table-cell>
          <table:table-cell table:formula="of:=[.G107]/[.B107]" office:value-type="float" office:value="0.983333333333333" calcext:value-type="float">
            <text:p>0.983333333333333</text:p>
          </table:table-cell>
        </table:table-row>
        <table:table-row table:style-name="ro1">
          <table:table-cell table:formula="of:=[$'baseline-data'.A108]" office:value-type="string" office:string-value="EmptyInitializer" calcext:value-type="string">
            <text:p>EmptyInitializer</text:p>
          </table:table-cell>
          <table:table-cell table:formula="of:=[$'baseline-6.22.0-data'.B108]" office:value-type="float" office:value="0.0027" calcext:value-type="float">
            <text:p>0.0027</text:p>
          </table:table-cell>
          <table:table-cell table:formula="of:=[$'baseline-data'.B108]" office:value-type="float" office:value="0.0024" calcext:value-type="float">
            <text:p>0.0024</text:p>
          </table:table-cell>
          <table:table-cell table:formula="of:=[.C108]/[.B108]" office:value-type="float" office:value="0.888888888888889" calcext:value-type="float">
            <text:p>0.888888888888889</text:p>
          </table:table-cell>
          <table:table-cell table:formula="of:=[$'pr2377-data'.B108]" office:value-type="float" office:value="0.0028" calcext:value-type="float">
            <text:p>0.0028</text:p>
          </table:table-cell>
          <table:table-cell table:formula="of:=[.E108]/[.B108]" office:value-type="float" office:value="1.03703703703704" calcext:value-type="float">
            <text:p>1.03703703703704</text:p>
          </table:table-cell>
          <table:table-cell table:formula="of:=[$'pr2377-improved-properclone-avoiddecimal-data'.B108]" office:value-type="float" office:value="0.0024" calcext:value-type="float">
            <text:p>0.0024</text:p>
          </table:table-cell>
          <table:table-cell table:formula="of:=[.G108]/[.B108]" office:value-type="float" office:value="0.888888888888889" calcext:value-type="float">
            <text:p>0.888888888888889</text:p>
          </table:table-cell>
        </table:table-row>
        <table:table-row table:style-name="ro1">
          <table:table-cell table:formula="of:=[$'baseline-data'.A109]" office:value-type="string" office:string-value="EmptyMethodInAbstractClassShouldBeAbstract" calcext:value-type="string">
            <text:p>EmptyMethodInAbstractClassShouldBeAbstract</text:p>
          </table:table-cell>
          <table:table-cell table:formula="of:=[$'baseline-6.22.0-data'.B109]" office:value-type="float" office:value="0.1642" calcext:value-type="float">
            <text:p>0.1642</text:p>
          </table:table-cell>
          <table:table-cell table:formula="of:=[$'baseline-data'.B109]" office:value-type="float" office:value="0.1397" calcext:value-type="float">
            <text:p>0.1397</text:p>
          </table:table-cell>
          <table:table-cell table:formula="of:=[.C109]/[.B109]" office:value-type="float" office:value="0.850791717417783" calcext:value-type="float">
            <text:p>0.850791717417783</text:p>
          </table:table-cell>
          <table:table-cell table:formula="of:=[$'pr2377-data'.B109]" office:value-type="float" office:value="0.0922" calcext:value-type="float">
            <text:p>0.0922</text:p>
          </table:table-cell>
          <table:table-cell table:formula="of:=[.E109]/[.B109]" office:value-type="float" office:value="0.561510353227771" calcext:value-type="float">
            <text:p>0.561510353227771</text:p>
          </table:table-cell>
          <table:table-cell table:formula="of:=[$'pr2377-improved-properclone-avoiddecimal-data'.B109]" office:value-type="float" office:value="0.0968" calcext:value-type="float">
            <text:p>0.0968</text:p>
          </table:table-cell>
          <table:table-cell table:formula="of:=[.G109]/[.B109]" office:value-type="float" office:value="0.58952496954933" calcext:value-type="float">
            <text:p>0.58952496954933</text:p>
          </table:table-cell>
        </table:table-row>
        <table:table-row table:style-name="ro1">
          <table:table-cell table:formula="of:=[$'baseline-data'.A110]" office:value-type="string" office:string-value="EmptyStatementBlock" calcext:value-type="string">
            <text:p>EmptyStatementBlock</text:p>
          </table:table-cell>
          <table:table-cell table:formula="of:=[$'baseline-6.22.0-data'.B110]" office:value-type="float" office:value="0.1534" calcext:value-type="float">
            <text:p>0.1534</text:p>
          </table:table-cell>
          <table:table-cell table:formula="of:=[$'baseline-data'.B110]" office:value-type="float" office:value="0.1959" calcext:value-type="float">
            <text:p>0.1959</text:p>
          </table:table-cell>
          <table:table-cell table:formula="of:=[.C110]/[.B110]" office:value-type="float" office:value="1.27705345501956" calcext:value-type="float">
            <text:p>1.27705345501956</text:p>
          </table:table-cell>
          <table:table-cell table:formula="of:=[$'pr2377-data'.B110]" office:value-type="float" office:value="0.2851" calcext:value-type="float">
            <text:p>0.2851</text:p>
          </table:table-cell>
          <table:table-cell table:formula="of:=[.E110]/[.B110]" office:value-type="float" office:value="1.85853976531943" calcext:value-type="float">
            <text:p>1.85853976531943</text:p>
          </table:table-cell>
          <table:table-cell table:formula="of:=[$'pr2377-improved-properclone-avoiddecimal-data'.B110]" office:value-type="float" office:value="0.2725" calcext:value-type="float">
            <text:p>0.2725</text:p>
          </table:table-cell>
          <table:table-cell table:formula="of:=[.G110]/[.B110]" office:value-type="float" office:value="1.77640156453716" calcext:value-type="float">
            <text:p>1.77640156453716</text:p>
          </table:table-cell>
        </table:table-row>
        <table:table-row table:style-name="ro1">
          <table:table-cell table:formula="of:=[$'baseline-data'.A111]" office:value-type="string" office:string-value="EmptyStatementNotInLoop" calcext:value-type="string">
            <text:p>EmptyStatementNotInLoop</text:p>
          </table:table-cell>
          <table:table-cell table:formula="of:=[$'baseline-6.22.0-data'.B111]" office:value-type="float" office:value="0.0024" calcext:value-type="float">
            <text:p>0.0024</text:p>
          </table:table-cell>
          <table:table-cell table:formula="of:=[$'baseline-data'.B111]" office:value-type="float" office:value="0.0029" calcext:value-type="float">
            <text:p>0.0029</text:p>
          </table:table-cell>
          <table:table-cell table:formula="of:=[.C111]/[.B111]" office:value-type="float" office:value="1.20833333333333" calcext:value-type="float">
            <text:p>1.20833333333333</text:p>
          </table:table-cell>
          <table:table-cell table:formula="of:=[$'pr2377-data'.B111]" office:value-type="float" office:value="0.0025" calcext:value-type="float">
            <text:p>0.0025</text:p>
          </table:table-cell>
          <table:table-cell table:formula="of:=[.E111]/[.B111]" office:value-type="float" office:value="1.04166666666667" calcext:value-type="float">
            <text:p>1.04166666666667</text:p>
          </table:table-cell>
          <table:table-cell table:formula="of:=[$'pr2377-improved-properclone-avoiddecimal-data'.B111]" office:value-type="float" office:value="0.0023" calcext:value-type="float">
            <text:p>0.0023</text:p>
          </table:table-cell>
          <table:table-cell table:formula="of:=[.G111]/[.B111]" office:value-type="float" office:value="0.958333333333333" calcext:value-type="float">
            <text:p>0.958333333333333</text:p>
          </table:table-cell>
        </table:table-row>
        <table:table-row table:style-name="ro1">
          <table:table-cell table:formula="of:=[$'baseline-data'.A112]" office:value-type="string" office:string-value="EmptySwitchStatements" calcext:value-type="string">
            <text:p>EmptySwitchStatements</text:p>
          </table:table-cell>
          <table:table-cell table:formula="of:=[$'baseline-6.22.0-data'.B112]" office:value-type="float" office:value="0.0026" calcext:value-type="float">
            <text:p>0.0026</text:p>
          </table:table-cell>
          <table:table-cell table:formula="of:=[$'baseline-data'.B112]" office:value-type="float" office:value="0.003" calcext:value-type="float">
            <text:p>0.003</text:p>
          </table:table-cell>
          <table:table-cell table:formula="of:=[.C112]/[.B112]" office:value-type="float" office:value="1.15384615384615" calcext:value-type="float">
            <text:p>1.15384615384615</text:p>
          </table:table-cell>
          <table:table-cell table:formula="of:=[$'pr2377-data'.B112]" office:value-type="float" office:value="0.0022" calcext:value-type="float">
            <text:p>0.0022</text:p>
          </table:table-cell>
          <table:table-cell table:formula="of:=[.E112]/[.B112]" office:value-type="float" office:value="0.846153846153846" calcext:value-type="float">
            <text:p>0.846153846153846</text:p>
          </table:table-cell>
          <table:table-cell table:formula="of:=[$'pr2377-improved-properclone-avoiddecimal-data'.B112]" office:value-type="float" office:value="0.0021" calcext:value-type="float">
            <text:p>0.0021</text:p>
          </table:table-cell>
          <table:table-cell table:formula="of:=[.G112]/[.B112]" office:value-type="float" office:value="0.807692307692308" calcext:value-type="float">
            <text:p>0.807692307692308</text:p>
          </table:table-cell>
        </table:table-row>
        <table:table-row table:style-name="ro1">
          <table:table-cell table:formula="of:=[$'baseline-data'.A113]" office:value-type="string" office:string-value="EmptySynchronizedBlock" calcext:value-type="string">
            <text:p>EmptySynchronizedBlock</text:p>
          </table:table-cell>
          <table:table-cell table:formula="of:=[$'baseline-6.22.0-data'.B113]" office:value-type="float" office:value="0.0027" calcext:value-type="float">
            <text:p>0.0027</text:p>
          </table:table-cell>
          <table:table-cell table:formula="of:=[$'baseline-data'.B113]" office:value-type="float" office:value="0.003" calcext:value-type="float">
            <text:p>0.003</text:p>
          </table:table-cell>
          <table:table-cell table:formula="of:=[.C113]/[.B113]" office:value-type="float" office:value="1.11111111111111" calcext:value-type="float">
            <text:p>1.11111111111111</text:p>
          </table:table-cell>
          <table:table-cell table:formula="of:=[$'pr2377-data'.B113]" office:value-type="float" office:value="0.0027" calcext:value-type="float">
            <text:p>0.0027</text:p>
          </table:table-cell>
          <table:table-cell table:formula="of:=[.E113]/[.B113]" office:value-type="float" office:value="1" calcext:value-type="float">
            <text:p>1</text:p>
          </table:table-cell>
          <table:table-cell table:formula="of:=[$'pr2377-improved-properclone-avoiddecimal-data'.B113]" office:value-type="float" office:value="0.0024" calcext:value-type="float">
            <text:p>0.0024</text:p>
          </table:table-cell>
          <table:table-cell table:formula="of:=[.G113]/[.B113]" office:value-type="float" office:value="0.888888888888889" calcext:value-type="float">
            <text:p>0.888888888888889</text:p>
          </table:table-cell>
        </table:table-row>
        <table:table-row table:style-name="ro1">
          <table:table-cell table:formula="of:=[$'baseline-data'.A114]" office:value-type="string" office:string-value="EmptyTryBlock" calcext:value-type="string">
            <text:p>EmptyTryBlock</text:p>
          </table:table-cell>
          <table:table-cell table:formula="of:=[$'baseline-6.22.0-data'.B114]" office:value-type="float" office:value="0.0098" calcext:value-type="float">
            <text:p>0.0098</text:p>
          </table:table-cell>
          <table:table-cell table:formula="of:=[$'baseline-data'.B114]" office:value-type="float" office:value="0.0094" calcext:value-type="float">
            <text:p>0.0094</text:p>
          </table:table-cell>
          <table:table-cell table:formula="of:=[.C114]/[.B114]" office:value-type="float" office:value="0.959183673469388" calcext:value-type="float">
            <text:p>0.959183673469388</text:p>
          </table:table-cell>
          <table:table-cell table:formula="of:=[$'pr2377-data'.B114]" office:value-type="float" office:value="0.0098" calcext:value-type="float">
            <text:p>0.0098</text:p>
          </table:table-cell>
          <table:table-cell table:formula="of:=[.E114]/[.B114]" office:value-type="float" office:value="1" calcext:value-type="float">
            <text:p>1</text:p>
          </table:table-cell>
          <table:table-cell table:formula="of:=[$'pr2377-improved-properclone-avoiddecimal-data'.B114]" office:value-type="float" office:value="0.0092" calcext:value-type="float">
            <text:p>0.0092</text:p>
          </table:table-cell>
          <table:table-cell table:formula="of:=[.G114]/[.B114]" office:value-type="float" office:value="0.938775510204082" calcext:value-type="float">
            <text:p>0.938775510204082</text:p>
          </table:table-cell>
        </table:table-row>
        <table:table-row table:style-name="ro1">
          <table:table-cell table:formula="of:=[$'baseline-data'.A115]" office:value-type="string" office:string-value="EmptyWhileStmt" calcext:value-type="string">
            <text:p>EmptyWhileStmt</text:p>
          </table:table-cell>
          <table:table-cell table:formula="of:=[$'baseline-6.22.0-data'.B115]" office:value-type="float" office:value="0.0034" calcext:value-type="float">
            <text:p>0.0034</text:p>
          </table:table-cell>
          <table:table-cell table:formula="of:=[$'baseline-data'.B115]" office:value-type="float" office:value="0.0032" calcext:value-type="float">
            <text:p>0.0032</text:p>
          </table:table-cell>
          <table:table-cell table:formula="of:=[.C115]/[.B115]" office:value-type="float" office:value="0.941176470588235" calcext:value-type="float">
            <text:p>0.941176470588235</text:p>
          </table:table-cell>
          <table:table-cell table:formula="of:=[$'pr2377-data'.B115]" office:value-type="float" office:value="0.0026" calcext:value-type="float">
            <text:p>0.0026</text:p>
          </table:table-cell>
          <table:table-cell table:formula="of:=[.E115]/[.B115]" office:value-type="float" office:value="0.764705882352941" calcext:value-type="float">
            <text:p>0.764705882352941</text:p>
          </table:table-cell>
          <table:table-cell table:formula="of:=[$'pr2377-improved-properclone-avoiddecimal-data'.B115]" office:value-type="float" office:value="0.0027" calcext:value-type="float">
            <text:p>0.0027</text:p>
          </table:table-cell>
          <table:table-cell table:formula="of:=[.G115]/[.B115]" office:value-type="float" office:value="0.794117647058823" calcext:value-type="float">
            <text:p>0.794117647058823</text:p>
          </table:table-cell>
        </table:table-row>
        <table:table-row table:style-name="ro1">
          <table:table-cell table:formula="of:=[$'baseline-data'.A116]" office:value-type="string" office:string-value="EqualsNull" calcext:value-type="string">
            <text:p>EqualsNull</text:p>
          </table:table-cell>
          <table:table-cell table:formula="of:=[$'baseline-6.22.0-data'.B116]" office:value-type="float" office:value="1.3264" calcext:value-type="float">
            <text:p>1.3264</text:p>
          </table:table-cell>
          <table:table-cell table:formula="of:=[$'baseline-data'.B116]" office:value-type="float" office:value="1.2368" calcext:value-type="float">
            <text:p>1.2368</text:p>
          </table:table-cell>
          <table:table-cell table:formula="of:=[.C116]/[.B116]" office:value-type="float" office:value="0.932448733413752" calcext:value-type="float">
            <text:p>0.932448733413752</text:p>
          </table:table-cell>
          <table:table-cell table:formula="of:=[$'pr2377-data'.B116]" office:value-type="float" office:value="1.5379" calcext:value-type="float">
            <text:p>1.5379</text:p>
          </table:table-cell>
          <table:table-cell table:formula="of:=[.E116]/[.B116]" office:value-type="float" office:value="1.15945416164053" calcext:value-type="float">
            <text:p>1.15945416164053</text:p>
          </table:table-cell>
          <table:table-cell table:formula="of:=[$'pr2377-improved-properclone-avoiddecimal-data'.B116]" office:value-type="float" office:value="1.5792" calcext:value-type="float">
            <text:p>1.5792</text:p>
          </table:table-cell>
          <table:table-cell table:formula="of:=[.G116]/[.B116]" office:value-type="float" office:value="1.19059107358263" calcext:value-type="float">
            <text:p>1.19059107358263</text:p>
          </table:table-cell>
        </table:table-row>
        <table:table-row table:style-name="ro1">
          <table:table-cell table:formula="of:=[$'baseline-data'.A117]" office:value-type="string" office:string-value="ExceptionAsFlowControl" calcext:value-type="string">
            <text:p>ExceptionAsFlowControl</text:p>
          </table:table-cell>
          <table:table-cell table:formula="of:=[$'baseline-6.22.0-data'.B117]" office:value-type="float" office:value="0.2662" calcext:value-type="float">
            <text:p>0.2662</text:p>
          </table:table-cell>
          <table:table-cell table:formula="of:=[$'baseline-data'.B117]" office:value-type="float" office:value="0.2814" calcext:value-type="float">
            <text:p>0.2814</text:p>
          </table:table-cell>
          <table:table-cell table:formula="of:=[.C117]/[.B117]" office:value-type="float" office:value="1.05709992486852" calcext:value-type="float">
            <text:p>1.05709992486852</text:p>
          </table:table-cell>
          <table:table-cell table:formula="of:=[$'pr2377-data'.B117]" office:value-type="float" office:value="0.2761" calcext:value-type="float">
            <text:p>0.2761</text:p>
          </table:table-cell>
          <table:table-cell table:formula="of:=[.E117]/[.B117]" office:value-type="float" office:value="1.03719008264463" calcext:value-type="float">
            <text:p>1.03719008264463</text:p>
          </table:table-cell>
          <table:table-cell table:formula="of:=[$'pr2377-improved-properclone-avoiddecimal-data'.B117]" office:value-type="float" office:value="0.2802" calcext:value-type="float">
            <text:p>0.2802</text:p>
          </table:table-cell>
          <table:table-cell table:formula="of:=[.G117]/[.B117]" office:value-type="float" office:value="1.05259203606311" calcext:value-type="float">
            <text:p>1.05259203606311</text:p>
          </table:table-cell>
        </table:table-row>
        <table:table-row table:style-name="ro1">
          <table:table-cell table:formula="of:=[$'baseline-data'.A118]" office:value-type="string" office:string-value="ExcessiveClassLength" calcext:value-type="string">
            <text:p>ExcessiveClassLength</text:p>
          </table:table-cell>
          <table:table-cell table:formula="of:=[$'baseline-6.22.0-data'.B118]" office:value-type="float" office:value="0.4492" calcext:value-type="float">
            <text:p>0.4492</text:p>
          </table:table-cell>
          <table:table-cell table:formula="of:=[$'baseline-data'.B118]" office:value-type="float" office:value="0.4558" calcext:value-type="float">
            <text:p>0.4558</text:p>
          </table:table-cell>
          <table:table-cell table:formula="of:=[.C118]/[.B118]" office:value-type="float" office:value="1.0146927871772" calcext:value-type="float">
            <text:p>1.0146927871772</text:p>
          </table:table-cell>
          <table:table-cell table:formula="of:=[$'pr2377-data'.B118]" office:value-type="float" office:value="0.4558" calcext:value-type="float">
            <text:p>0.4558</text:p>
          </table:table-cell>
          <table:table-cell table:formula="of:=[.E118]/[.B118]" office:value-type="float" office:value="1.0146927871772" calcext:value-type="float">
            <text:p>1.0146927871772</text:p>
          </table:table-cell>
          <table:table-cell table:formula="of:=[$'pr2377-improved-properclone-avoiddecimal-data'.B118]" office:value-type="float" office:value="0.4524" calcext:value-type="float">
            <text:p>0.4524</text:p>
          </table:table-cell>
          <table:table-cell table:formula="of:=[.G118]/[.B118]" office:value-type="float" office:value="1.00712377560107" calcext:value-type="float">
            <text:p>1.00712377560107</text:p>
          </table:table-cell>
        </table:table-row>
        <table:table-row table:style-name="ro1">
          <table:table-cell table:formula="of:=[$'baseline-data'.A119]" office:value-type="string" office:string-value="ExcessiveImports" calcext:value-type="string">
            <text:p>ExcessiveImports</text:p>
          </table:table-cell>
          <table:table-cell table:formula="of:=[$'baseline-6.22.0-data'.B119]" office:value-type="float" office:value="0.3167" calcext:value-type="float">
            <text:p>0.3167</text:p>
          </table:table-cell>
          <table:table-cell table:formula="of:=[$'baseline-data'.B119]" office:value-type="float" office:value="0.3446" calcext:value-type="float">
            <text:p>0.3446</text:p>
          </table:table-cell>
          <table:table-cell table:formula="of:=[.C119]/[.B119]" office:value-type="float" office:value="1.0880959898958" calcext:value-type="float">
            <text:p>1.0880959898958</text:p>
          </table:table-cell>
          <table:table-cell table:formula="of:=[$'pr2377-data'.B119]" office:value-type="float" office:value="0.3332" calcext:value-type="float">
            <text:p>0.3332</text:p>
          </table:table-cell>
          <table:table-cell table:formula="of:=[.E119]/[.B119]" office:value-type="float" office:value="1.05209977897063" calcext:value-type="float">
            <text:p>1.05209977897063</text:p>
          </table:table-cell>
          <table:table-cell table:formula="of:=[$'pr2377-improved-properclone-avoiddecimal-data'.B119]" office:value-type="float" office:value="0.3305" calcext:value-type="float">
            <text:p>0.3305</text:p>
          </table:table-cell>
          <table:table-cell table:formula="of:=[.G119]/[.B119]" office:value-type="float" office:value="1.04357436059362" calcext:value-type="float">
            <text:p>1.04357436059362</text:p>
          </table:table-cell>
        </table:table-row>
        <table:table-row table:style-name="ro1">
          <table:table-cell table:formula="of:=[$'baseline-data'.A120]" office:value-type="string" office:string-value="ExcessiveMethodLength" calcext:value-type="string">
            <text:p>ExcessiveMethodLength</text:p>
          </table:table-cell>
          <table:table-cell table:formula="of:=[$'baseline-6.22.0-data'.B120]" office:value-type="float" office:value="0.3991" calcext:value-type="float">
            <text:p>0.3991</text:p>
          </table:table-cell>
          <table:table-cell table:formula="of:=[$'baseline-data'.B120]" office:value-type="float" office:value="0.4167" calcext:value-type="float">
            <text:p>0.4167</text:p>
          </table:table-cell>
          <table:table-cell table:formula="of:=[.C120]/[.B120]" office:value-type="float" office:value="1.04409922325232" calcext:value-type="float">
            <text:p>1.04409922325232</text:p>
          </table:table-cell>
          <table:table-cell table:formula="of:=[$'pr2377-data'.B120]" office:value-type="float" office:value="0.4175" calcext:value-type="float">
            <text:p>0.4175</text:p>
          </table:table-cell>
          <table:table-cell table:formula="of:=[.E120]/[.B120]" office:value-type="float" office:value="1.04610373340015" calcext:value-type="float">
            <text:p>1.04610373340015</text:p>
          </table:table-cell>
          <table:table-cell table:formula="of:=[$'pr2377-improved-properclone-avoiddecimal-data'.B120]" office:value-type="float" office:value="0.4143" calcext:value-type="float">
            <text:p>0.4143</text:p>
          </table:table-cell>
          <table:table-cell table:formula="of:=[.G120]/[.B120]" office:value-type="float" office:value="1.03808569280882" calcext:value-type="float">
            <text:p>1.03808569280882</text:p>
          </table:table-cell>
        </table:table-row>
        <table:table-row table:style-name="ro1">
          <table:table-cell table:formula="of:=[$'baseline-data'.A121]" office:value-type="string" office:string-value="ExcessiveParameterList" calcext:value-type="string">
            <text:p>ExcessiveParameterList</text:p>
          </table:table-cell>
          <table:table-cell table:formula="of:=[$'baseline-6.22.0-data'.B121]" office:value-type="float" office:value="0.2894" calcext:value-type="float">
            <text:p>0.2894</text:p>
          </table:table-cell>
          <table:table-cell table:formula="of:=[$'baseline-data'.B121]" office:value-type="float" office:value="0.2981" calcext:value-type="float">
            <text:p>0.2981</text:p>
          </table:table-cell>
          <table:table-cell table:formula="of:=[.C121]/[.B121]" office:value-type="float" office:value="1.03006219765031" calcext:value-type="float">
            <text:p>1.03006219765031</text:p>
          </table:table-cell>
          <table:table-cell table:formula="of:=[$'pr2377-data'.B121]" office:value-type="float" office:value="0.3028" calcext:value-type="float">
            <text:p>0.3028</text:p>
          </table:table-cell>
          <table:table-cell table:formula="of:=[.E121]/[.B121]" office:value-type="float" office:value="1.04630269523151" calcext:value-type="float">
            <text:p>1.04630269523151</text:p>
          </table:table-cell>
          <table:table-cell table:formula="of:=[$'pr2377-improved-properclone-avoiddecimal-data'.B121]" office:value-type="float" office:value="0.2985" calcext:value-type="float">
            <text:p>0.2985</text:p>
          </table:table-cell>
          <table:table-cell table:formula="of:=[.G121]/[.B121]" office:value-type="float" office:value="1.03144436765722" calcext:value-type="float">
            <text:p>1.03144436765722</text:p>
          </table:table-cell>
        </table:table-row>
        <table:table-row table:style-name="ro1">
          <table:table-cell table:formula="of:=[$'baseline-data'.A122]" office:value-type="string" office:string-value="ExcessivePublicCount" calcext:value-type="string">
            <text:p>ExcessivePublicCount</text:p>
          </table:table-cell>
          <table:table-cell table:formula="of:=[$'baseline-6.22.0-data'.B122]" office:value-type="float" office:value="0.2647" calcext:value-type="float">
            <text:p>0.2647</text:p>
          </table:table-cell>
          <table:table-cell table:formula="of:=[$'baseline-data'.B122]" office:value-type="float" office:value="0.2748" calcext:value-type="float">
            <text:p>0.2748</text:p>
          </table:table-cell>
          <table:table-cell table:formula="of:=[.C122]/[.B122]" office:value-type="float" office:value="1.03815640347563" calcext:value-type="float">
            <text:p>1.03815640347563</text:p>
          </table:table-cell>
          <table:table-cell table:formula="of:=[$'pr2377-data'.B122]" office:value-type="float" office:value="0.2795" calcext:value-type="float">
            <text:p>0.2795</text:p>
          </table:table-cell>
          <table:table-cell table:formula="of:=[.E122]/[.B122]" office:value-type="float" office:value="1.05591235360786" calcext:value-type="float">
            <text:p>1.05591235360786</text:p>
          </table:table-cell>
          <table:table-cell table:formula="of:=[$'pr2377-improved-properclone-avoiddecimal-data'.B122]" office:value-type="float" office:value="0.2768" calcext:value-type="float">
            <text:p>0.2768</text:p>
          </table:table-cell>
          <table:table-cell table:formula="of:=[.G122]/[.B122]" office:value-type="float" office:value="1.04571212693615" calcext:value-type="float">
            <text:p>1.04571212693615</text:p>
          </table:table-cell>
        </table:table-row>
        <table:table-row table:style-name="ro1">
          <table:table-cell table:formula="of:=[$'baseline-data'.A123]" office:value-type="string" office:string-value="ExtendsObject" calcext:value-type="string">
            <text:p>ExtendsObject</text:p>
          </table:table-cell>
          <table:table-cell table:formula="of:=[$'baseline-6.22.0-data'.B123]" office:value-type="float" office:value="0.015" calcext:value-type="float">
            <text:p>0.015</text:p>
          </table:table-cell>
          <table:table-cell table:formula="of:=[$'baseline-data'.B123]" office:value-type="float" office:value="0.0153" calcext:value-type="float">
            <text:p>0.0153</text:p>
          </table:table-cell>
          <table:table-cell table:formula="of:=[.C123]/[.B123]" office:value-type="float" office:value="1.02" calcext:value-type="float">
            <text:p>1.02</text:p>
          </table:table-cell>
          <table:table-cell table:formula="of:=[$'pr2377-data'.B123]" office:value-type="float" office:value="0.0174" calcext:value-type="float">
            <text:p>0.0174</text:p>
          </table:table-cell>
          <table:table-cell table:formula="of:=[.E123]/[.B123]" office:value-type="float" office:value="1.16" calcext:value-type="float">
            <text:p>1.16</text:p>
          </table:table-cell>
          <table:table-cell table:formula="of:=[$'pr2377-improved-properclone-avoiddecimal-data'.B123]" office:value-type="float" office:value="0.0174" calcext:value-type="float">
            <text:p>0.0174</text:p>
          </table:table-cell>
          <table:table-cell table:formula="of:=[.G123]/[.B123]" office:value-type="float" office:value="1.16" calcext:value-type="float">
            <text:p>1.16</text:p>
          </table:table-cell>
        </table:table-row>
        <table:table-row table:style-name="ro1">
          <table:table-cell table:formula="of:=[$'baseline-data'.A124]" office:value-type="string" office:string-value="FieldDeclarationsShouldBeAtStartOfClass" calcext:value-type="string">
            <text:p>FieldDeclarationsShouldBeAtStartOfClass</text:p>
          </table:table-cell>
          <table:table-cell table:formula="of:=[$'baseline-6.22.0-data'.B124]" office:value-type="float" office:value="0.2729" calcext:value-type="float">
            <text:p>0.2729</text:p>
          </table:table-cell>
          <table:table-cell table:formula="of:=[$'baseline-data'.B124]" office:value-type="float" office:value="0.2674" calcext:value-type="float">
            <text:p>0.2674</text:p>
          </table:table-cell>
          <table:table-cell table:formula="of:=[.C124]/[.B124]" office:value-type="float" office:value="0.979846097471601" calcext:value-type="float">
            <text:p>0.979846097471601</text:p>
          </table:table-cell>
          <table:table-cell table:formula="of:=[$'pr2377-data'.B124]" office:value-type="float" office:value="0.2618" calcext:value-type="float">
            <text:p>0.2618</text:p>
          </table:table-cell>
          <table:table-cell table:formula="of:=[.E124]/[.B124]" office:value-type="float" office:value="0.959325760351777" calcext:value-type="float">
            <text:p>0.959325760351777</text:p>
          </table:table-cell>
          <table:table-cell table:formula="of:=[$'pr2377-improved-properclone-avoiddecimal-data'.B124]" office:value-type="float" office:value="0.3161" calcext:value-type="float">
            <text:p>0.3161</text:p>
          </table:table-cell>
          <table:table-cell table:formula="of:=[.G124]/[.B124]" office:value-type="float" office:value="1.15829974349579" calcext:value-type="float">
            <text:p>1.15829974349579</text:p>
          </table:table-cell>
        </table:table-row>
        <table:table-row table:style-name="ro1">
          <table:table-cell table:formula="of:=[$'baseline-data'.A125]" office:value-type="string" office:string-value="FieldNamingConventions" calcext:value-type="string">
            <text:p>FieldNamingConventions</text:p>
          </table:table-cell>
          <table:table-cell table:formula="of:=[$'baseline-6.22.0-data'.B125]" office:value-type="float" office:value="0.0424" calcext:value-type="float">
            <text:p>0.0424</text:p>
          </table:table-cell>
          <table:table-cell table:formula="of:=[$'baseline-data'.B125]" office:value-type="float" office:value="0.0435" calcext:value-type="float">
            <text:p>0.0435</text:p>
          </table:table-cell>
          <table:table-cell table:formula="of:=[.C125]/[.B125]" office:value-type="float" office:value="1.02594339622642" calcext:value-type="float">
            <text:p>1.02594339622642</text:p>
          </table:table-cell>
          <table:table-cell table:formula="of:=[$'pr2377-data'.B125]" office:value-type="float" office:value="0.044" calcext:value-type="float">
            <text:p>0.044</text:p>
          </table:table-cell>
          <table:table-cell table:formula="of:=[.E125]/[.B125]" office:value-type="float" office:value="1.0377358490566" calcext:value-type="float">
            <text:p>1.0377358490566</text:p>
          </table:table-cell>
          <table:table-cell table:formula="of:=[$'pr2377-improved-properclone-avoiddecimal-data'.B125]" office:value-type="float" office:value="0.0424" calcext:value-type="float">
            <text:p>0.0424</text:p>
          </table:table-cell>
          <table:table-cell table:formula="of:=[.G125]/[.B125]" office:value-type="float" office:value="1" calcext:value-type="float">
            <text:p>1</text:p>
          </table:table-cell>
        </table:table-row>
        <table:table-row table:style-name="ro1">
          <table:table-cell table:formula="of:=[$'baseline-data'.A126]" office:value-type="string" office:string-value="FinalFieldCouldBeStatic" calcext:value-type="string">
            <text:p>FinalFieldCouldBeStatic</text:p>
          </table:table-cell>
          <table:table-cell table:formula="of:=[$'baseline-6.22.0-data'.B126]" office:value-type="float" office:value="0.0735" calcext:value-type="float">
            <text:p>0.0735</text:p>
          </table:table-cell>
          <table:table-cell table:formula="of:=[$'baseline-data'.B126]" office:value-type="float" office:value="0.075" calcext:value-type="float">
            <text:p>0.075</text:p>
          </table:table-cell>
          <table:table-cell table:formula="of:=[.C126]/[.B126]" office:value-type="float" office:value="1.02040816326531" calcext:value-type="float">
            <text:p>1.02040816326531</text:p>
          </table:table-cell>
          <table:table-cell table:formula="of:=[$'pr2377-data'.B126]" office:value-type="float" office:value="0.0661" calcext:value-type="float">
            <text:p>0.0661</text:p>
          </table:table-cell>
          <table:table-cell table:formula="of:=[.E126]/[.B126]" office:value-type="float" office:value="0.899319727891156" calcext:value-type="float">
            <text:p>0.899319727891156</text:p>
          </table:table-cell>
          <table:table-cell table:formula="of:=[$'pr2377-improved-properclone-avoiddecimal-data'.B126]" office:value-type="float" office:value="0.0709" calcext:value-type="float">
            <text:p>0.0709</text:p>
          </table:table-cell>
          <table:table-cell table:formula="of:=[.G126]/[.B126]" office:value-type="float" office:value="0.964625850340136" calcext:value-type="float">
            <text:p>0.964625850340136</text:p>
          </table:table-cell>
        </table:table-row>
        <table:table-row table:style-name="ro1">
          <table:table-cell table:formula="of:=[$'baseline-data'.A127]" office:value-type="string" office:string-value="FinalizeDoesNotCallSuperFinalize" calcext:value-type="string">
            <text:p>FinalizeDoesNotCallSuperFinalize</text:p>
          </table:table-cell>
          <table:table-cell table:formula="of:=[$'baseline-6.22.0-data'.B127]" office:value-type="float" office:value="0.1344" calcext:value-type="float">
            <text:p>0.1344</text:p>
          </table:table-cell>
          <table:table-cell table:formula="of:=[$'baseline-data'.B127]" office:value-type="float" office:value="0.137" calcext:value-type="float">
            <text:p>0.137</text:p>
          </table:table-cell>
          <table:table-cell table:formula="of:=[.C127]/[.B127]" office:value-type="float" office:value="1.01934523809524" calcext:value-type="float">
            <text:p>1.01934523809524</text:p>
          </table:table-cell>
          <table:table-cell table:formula="of:=[$'pr2377-data'.B127]" office:value-type="float" office:value="0.2138" calcext:value-type="float">
            <text:p>0.2138</text:p>
          </table:table-cell>
          <table:table-cell table:formula="of:=[.E127]/[.B127]" office:value-type="float" office:value="1.59077380952381" calcext:value-type="float">
            <text:p>1.59077380952381</text:p>
          </table:table-cell>
          <table:table-cell table:formula="of:=[$'pr2377-improved-properclone-avoiddecimal-data'.B127]" office:value-type="float" office:value="0.2027" calcext:value-type="float">
            <text:p>0.2027</text:p>
          </table:table-cell>
          <table:table-cell table:formula="of:=[.G127]/[.B127]" office:value-type="float" office:value="1.50818452380952" calcext:value-type="float">
            <text:p>1.50818452380952</text:p>
          </table:table-cell>
        </table:table-row>
        <table:table-row table:style-name="ro1">
          <table:table-cell table:formula="of:=[$'baseline-data'.A128]" office:value-type="string" office:string-value="FinalizeOnlyCallsSuperFinalize" calcext:value-type="string">
            <text:p>FinalizeOnlyCallsSuperFinalize</text:p>
          </table:table-cell>
          <table:table-cell table:formula="of:=[$'baseline-6.22.0-data'.B128]" office:value-type="float" office:value="0.128" calcext:value-type="float">
            <text:p>0.128</text:p>
          </table:table-cell>
          <table:table-cell table:formula="of:=[$'baseline-data'.B128]" office:value-type="float" office:value="0.1311" calcext:value-type="float">
            <text:p>0.1311</text:p>
          </table:table-cell>
          <table:table-cell table:formula="of:=[.C128]/[.B128]" office:value-type="float" office:value="1.02421875" calcext:value-type="float">
            <text:p>1.02421875</text:p>
          </table:table-cell>
          <table:table-cell table:formula="of:=[$'pr2377-data'.B128]" office:value-type="float" office:value="0.2002" calcext:value-type="float">
            <text:p>0.2002</text:p>
          </table:table-cell>
          <table:table-cell table:formula="of:=[.E128]/[.B128]" office:value-type="float" office:value="1.5640625" calcext:value-type="float">
            <text:p>1.5640625</text:p>
          </table:table-cell>
          <table:table-cell table:formula="of:=[$'pr2377-improved-properclone-avoiddecimal-data'.B128]" office:value-type="float" office:value="0.1891" calcext:value-type="float">
            <text:p>0.1891</text:p>
          </table:table-cell>
          <table:table-cell table:formula="of:=[.G128]/[.B128]" office:value-type="float" office:value="1.47734375" calcext:value-type="float">
            <text:p>1.47734375</text:p>
          </table:table-cell>
        </table:table-row>
        <table:table-row table:style-name="ro1">
          <table:table-cell table:formula="of:=[$'baseline-data'.A129]" office:value-type="string" office:string-value="FinalizeOverloaded" calcext:value-type="string">
            <text:p>FinalizeOverloaded</text:p>
          </table:table-cell>
          <table:table-cell table:formula="of:=[$'baseline-6.22.0-data'.B129]" office:value-type="float" office:value="0.1244" calcext:value-type="float">
            <text:p>0.1244</text:p>
          </table:table-cell>
          <table:table-cell table:formula="of:=[$'baseline-data'.B129]" office:value-type="float" office:value="0.1272" calcext:value-type="float">
            <text:p>0.1272</text:p>
          </table:table-cell>
          <table:table-cell table:formula="of:=[.C129]/[.B129]" office:value-type="float" office:value="1.02250803858521" calcext:value-type="float">
            <text:p>1.02250803858521</text:p>
          </table:table-cell>
          <table:table-cell table:formula="of:=[$'pr2377-data'.B129]" office:value-type="float" office:value="0.1908" calcext:value-type="float">
            <text:p>0.1908</text:p>
          </table:table-cell>
          <table:table-cell table:formula="of:=[.E129]/[.B129]" office:value-type="float" office:value="1.53376205787781" calcext:value-type="float">
            <text:p>1.53376205787781</text:p>
          </table:table-cell>
          <table:table-cell table:formula="of:=[$'pr2377-improved-properclone-avoiddecimal-data'.B129]" office:value-type="float" office:value="0.1789" calcext:value-type="float">
            <text:p>0.1789</text:p>
          </table:table-cell>
          <table:table-cell table:formula="of:=[.G129]/[.B129]" office:value-type="float" office:value="1.43810289389068" calcext:value-type="float">
            <text:p>1.43810289389068</text:p>
          </table:table-cell>
        </table:table-row>
        <table:table-row table:style-name="ro1">
          <table:table-cell table:formula="of:=[$'baseline-data'.A130]" office:value-type="string" office:string-value="FinalizeShouldBeProtected" calcext:value-type="string">
            <text:p>FinalizeShouldBeProtected</text:p>
          </table:table-cell>
          <table:table-cell table:formula="of:=[$'baseline-6.22.0-data'.B130]" office:value-type="float" office:value="0.2293" calcext:value-type="float">
            <text:p>0.2293</text:p>
          </table:table-cell>
          <table:table-cell table:formula="of:=[$'baseline-data'.B130]" office:value-type="float" office:value="0.2323" calcext:value-type="float">
            <text:p>0.2323</text:p>
          </table:table-cell>
          <table:table-cell table:formula="of:=[.C130]/[.B130]" office:value-type="float" office:value="1.01308329699084" calcext:value-type="float">
            <text:p>1.01308329699084</text:p>
          </table:table-cell>
          <table:table-cell table:formula="of:=[$'pr2377-data'.B130]" office:value-type="float" office:value="0.1926" calcext:value-type="float">
            <text:p>0.1926</text:p>
          </table:table-cell>
          <table:table-cell table:formula="of:=[.E130]/[.B130]" office:value-type="float" office:value="0.839947666812037" calcext:value-type="float">
            <text:p>0.839947666812037</text:p>
          </table:table-cell>
          <table:table-cell table:formula="of:=[$'pr2377-improved-properclone-avoiddecimal-data'.B130]" office:value-type="float" office:value="0.1804" calcext:value-type="float">
            <text:p>0.1804</text:p>
          </table:table-cell>
          <table:table-cell table:formula="of:=[.G130]/[.B130]" office:value-type="float" office:value="0.78674225904928" calcext:value-type="float">
            <text:p>0.78674225904928</text:p>
          </table:table-cell>
        </table:table-row>
        <table:table-row table:style-name="ro1">
          <table:table-cell table:formula="of:=[$'baseline-data'.A131]" office:value-type="string" office:string-value="ForLoopCanBeForeach" calcext:value-type="string">
            <text:p>ForLoopCanBeForeach</text:p>
          </table:table-cell>
          <table:table-cell table:formula="of:=[$'baseline-6.22.0-data'.B131]" office:value-type="float" office:value="0.1289" calcext:value-type="float">
            <text:p>0.1289</text:p>
          </table:table-cell>
          <table:table-cell table:formula="of:=[$'baseline-data'.B131]" office:value-type="float" office:value="0.1269" calcext:value-type="float">
            <text:p>0.1269</text:p>
          </table:table-cell>
          <table:table-cell table:formula="of:=[.C131]/[.B131]" office:value-type="float" office:value="0.984484096198604" calcext:value-type="float">
            <text:p>0.984484096198604</text:p>
          </table:table-cell>
          <table:table-cell table:formula="of:=[$'pr2377-data'.B131]" office:value-type="float" office:value="0.2527" calcext:value-type="float">
            <text:p>0.2527</text:p>
          </table:table-cell>
          <table:table-cell table:formula="of:=[.E131]/[.B131]" office:value-type="float" office:value="1.96043444530644" calcext:value-type="float">
            <text:p>1.96043444530644</text:p>
          </table:table-cell>
          <table:table-cell table:formula="of:=[$'pr2377-improved-properclone-avoiddecimal-data'.B131]" office:value-type="float" office:value="0.2492" calcext:value-type="float">
            <text:p>0.2492</text:p>
          </table:table-cell>
          <table:table-cell table:formula="of:=[.G131]/[.B131]" office:value-type="float" office:value="1.933281613654" calcext:value-type="float">
            <text:p>1.933281613654</text:p>
          </table:table-cell>
        </table:table-row>
        <table:table-row table:style-name="ro1">
          <table:table-cell table:formula="of:=[$'baseline-data'.A132]" office:value-type="string" office:string-value="ForLoopShouldBeWhileLoop" calcext:value-type="string">
            <text:p>ForLoopShouldBeWhileLoop</text:p>
          </table:table-cell>
          <table:table-cell table:formula="of:=[$'baseline-6.22.0-data'.B132]" office:value-type="float" office:value="0.0082" calcext:value-type="float">
            <text:p>0.0082</text:p>
          </table:table-cell>
          <table:table-cell table:formula="of:=[$'baseline-data'.B132]" office:value-type="float" office:value="0.0078" calcext:value-type="float">
            <text:p>0.0078</text:p>
          </table:table-cell>
          <table:table-cell table:formula="of:=[.C132]/[.B132]" office:value-type="float" office:value="0.951219512195122" calcext:value-type="float">
            <text:p>0.951219512195122</text:p>
          </table:table-cell>
          <table:table-cell table:formula="of:=[$'pr2377-data'.B132]" office:value-type="float" office:value="0.0097" calcext:value-type="float">
            <text:p>0.0097</text:p>
          </table:table-cell>
          <table:table-cell table:formula="of:=[.E132]/[.B132]" office:value-type="float" office:value="1.18292682926829" calcext:value-type="float">
            <text:p>1.18292682926829</text:p>
          </table:table-cell>
          <table:table-cell table:formula="of:=[$'pr2377-improved-properclone-avoiddecimal-data'.B132]" office:value-type="float" office:value="0.0098" calcext:value-type="float">
            <text:p>0.0098</text:p>
          </table:table-cell>
          <table:table-cell table:formula="of:=[.G132]/[.B132]" office:value-type="float" office:value="1.19512195121951" calcext:value-type="float">
            <text:p>1.19512195121951</text:p>
          </table:table-cell>
        </table:table-row>
        <table:table-row table:style-name="ro1">
          <table:table-cell table:formula="of:=[$'baseline-data'.A133]" office:value-type="string" office:string-value="ForLoopVariableCount" calcext:value-type="string">
            <text:p>ForLoopVariableCount</text:p>
          </table:table-cell>
          <table:table-cell table:formula="of:=[$'baseline-6.22.0-data'.B133]" office:value-type="float" office:value="0.0058" calcext:value-type="float">
            <text:p>0.0058</text:p>
          </table:table-cell>
          <table:table-cell table:formula="of:=[$'baseline-data'.B133]" office:value-type="float" office:value="0.0054" calcext:value-type="float">
            <text:p>0.0054</text:p>
          </table:table-cell>
          <table:table-cell table:formula="of:=[.C133]/[.B133]" office:value-type="float" office:value="0.931034482758621" calcext:value-type="float">
            <text:p>0.931034482758621</text:p>
          </table:table-cell>
          <table:table-cell table:formula="of:=[$'pr2377-data'.B133]" office:value-type="float" office:value="0.0111" calcext:value-type="float">
            <text:p>0.0111</text:p>
          </table:table-cell>
          <table:table-cell table:formula="of:=[.E133]/[.B133]" office:value-type="float" office:value="1.91379310344828" calcext:value-type="float">
            <text:p>1.91379310344828</text:p>
          </table:table-cell>
          <table:table-cell table:formula="of:=[$'pr2377-improved-properclone-avoiddecimal-data'.B133]" office:value-type="float" office:value="0.0107" calcext:value-type="float">
            <text:p>0.0107</text:p>
          </table:table-cell>
          <table:table-cell table:formula="of:=[.G133]/[.B133]" office:value-type="float" office:value="1.8448275862069" calcext:value-type="float">
            <text:p>1.8448275862069</text:p>
          </table:table-cell>
        </table:table-row>
        <table:table-row table:style-name="ro1">
          <table:table-cell table:formula="of:=[$'baseline-data'.A134]" office:value-type="string" office:string-value="FormalParameterNamingConventions" calcext:value-type="string">
            <text:p>FormalParameterNamingConventions</text:p>
          </table:table-cell>
          <table:table-cell table:formula="of:=[$'baseline-6.22.0-data'.B134]" office:value-type="float" office:value="0.0459" calcext:value-type="float">
            <text:p>0.0459</text:p>
          </table:table-cell>
          <table:table-cell table:formula="of:=[$'baseline-data'.B134]" office:value-type="float" office:value="0.0461" calcext:value-type="float">
            <text:p>0.0461</text:p>
          </table:table-cell>
          <table:table-cell table:formula="of:=[.C134]/[.B134]" office:value-type="float" office:value="1.00435729847495" calcext:value-type="float">
            <text:p>1.00435729847495</text:p>
          </table:table-cell>
          <table:table-cell table:formula="of:=[$'pr2377-data'.B134]" office:value-type="float" office:value="0.0446" calcext:value-type="float">
            <text:p>0.0446</text:p>
          </table:table-cell>
          <table:table-cell table:formula="of:=[.E134]/[.B134]" office:value-type="float" office:value="0.971677559912854" calcext:value-type="float">
            <text:p>0.971677559912854</text:p>
          </table:table-cell>
          <table:table-cell table:formula="of:=[$'pr2377-improved-properclone-avoiddecimal-data'.B134]" office:value-type="float" office:value="0.0448" calcext:value-type="float">
            <text:p>0.0448</text:p>
          </table:table-cell>
          <table:table-cell table:formula="of:=[.G134]/[.B134]" office:value-type="float" office:value="0.976034858387799" calcext:value-type="float">
            <text:p>0.976034858387799</text:p>
          </table:table-cell>
        </table:table-row>
        <table:table-row table:style-name="ro1">
          <table:table-cell table:formula="of:=[$'baseline-data'.A135]" office:value-type="string" office:string-value="GenericsNaming" calcext:value-type="string">
            <text:p>GenericsNaming</text:p>
          </table:table-cell>
          <table:table-cell table:formula="of:=[$'baseline-6.22.0-data'.B135]" office:value-type="float" office:value="0.0168" calcext:value-type="float">
            <text:p>0.0168</text:p>
          </table:table-cell>
          <table:table-cell table:formula="of:=[$'baseline-data'.B135]" office:value-type="float" office:value="0.0164" calcext:value-type="float">
            <text:p>0.0164</text:p>
          </table:table-cell>
          <table:table-cell table:formula="of:=[.C135]/[.B135]" office:value-type="float" office:value="0.976190476190476" calcext:value-type="float">
            <text:p>0.976190476190476</text:p>
          </table:table-cell>
          <table:table-cell table:formula="of:=[$'pr2377-data'.B135]" office:value-type="float" office:value="0.0207" calcext:value-type="float">
            <text:p>0.0207</text:p>
          </table:table-cell>
          <table:table-cell table:formula="of:=[.E135]/[.B135]" office:value-type="float" office:value="1.23214285714286" calcext:value-type="float">
            <text:p>1.23214285714286</text:p>
          </table:table-cell>
          <table:table-cell table:formula="of:=[$'pr2377-improved-properclone-avoiddecimal-data'.B135]" office:value-type="float" office:value="0.0202" calcext:value-type="float">
            <text:p>0.0202</text:p>
          </table:table-cell>
          <table:table-cell table:formula="of:=[.G135]/[.B135]" office:value-type="float" office:value="1.20238095238095" calcext:value-type="float">
            <text:p>1.20238095238095</text:p>
          </table:table-cell>
        </table:table-row>
        <table:table-row table:style-name="ro1">
          <table:table-cell table:formula="of:=[$'baseline-data'.A136]" office:value-type="string" office:string-value="GodClass" calcext:value-type="string">
            <text:p>GodClass</text:p>
          </table:table-cell>
          <table:table-cell table:formula="of:=[$'baseline-6.22.0-data'.B136]" office:value-type="float" office:value="1.3855" calcext:value-type="float">
            <text:p>1.3855</text:p>
          </table:table-cell>
          <table:table-cell table:formula="of:=[$'baseline-data'.B136]" office:value-type="float" office:value="1.4347" calcext:value-type="float">
            <text:p>1.4347</text:p>
          </table:table-cell>
          <table:table-cell table:formula="of:=[.C136]/[.B136]" office:value-type="float" office:value="1.03551064597618" calcext:value-type="float">
            <text:p>1.03551064597618</text:p>
          </table:table-cell>
          <table:table-cell table:formula="of:=[$'pr2377-data'.B136]" office:value-type="float" office:value="1.4308" calcext:value-type="float">
            <text:p>1.4308</text:p>
          </table:table-cell>
          <table:table-cell table:formula="of:=[.E136]/[.B136]" office:value-type="float" office:value="1.03269577769758" calcext:value-type="float">
            <text:p>1.03269577769758</text:p>
          </table:table-cell>
          <table:table-cell table:formula="of:=[$'pr2377-improved-properclone-avoiddecimal-data'.B136]" office:value-type="float" office:value="1.4303" calcext:value-type="float">
            <text:p>1.4303</text:p>
          </table:table-cell>
          <table:table-cell table:formula="of:=[.G136]/[.B136]" office:value-type="float" office:value="1.03233489714904" calcext:value-type="float">
            <text:p>1.03233489714904</text:p>
          </table:table-cell>
        </table:table-row>
        <table:table-row table:style-name="ro1">
          <table:table-cell table:formula="of:=[$'baseline-data'.A137]" office:value-type="string" office:string-value="GuardLogStatement" calcext:value-type="string">
            <text:p>GuardLogStatement</text:p>
          </table:table-cell>
          <table:table-cell table:formula="of:=[$'baseline-6.22.0-data'.B137]" office:value-type="float" office:value="0.3173" calcext:value-type="float">
            <text:p>0.3173</text:p>
          </table:table-cell>
          <table:table-cell table:formula="of:=[$'baseline-data'.B137]" office:value-type="float" office:value="0.3134" calcext:value-type="float">
            <text:p>0.3134</text:p>
          </table:table-cell>
          <table:table-cell table:formula="of:=[.C137]/[.B137]" office:value-type="float" office:value="0.987708792940435" calcext:value-type="float">
            <text:p>0.987708792940435</text:p>
          </table:table-cell>
          <table:table-cell table:formula="of:=[$'pr2377-data'.B137]" office:value-type="float" office:value="0.2995" calcext:value-type="float">
            <text:p>0.2995</text:p>
          </table:table-cell>
          <table:table-cell table:formula="of:=[.E137]/[.B137]" office:value-type="float" office:value="0.943901670343523" calcext:value-type="float">
            <text:p>0.943901670343523</text:p>
          </table:table-cell>
          <table:table-cell table:formula="of:=[$'pr2377-improved-properclone-avoiddecimal-data'.B137]" office:value-type="float" office:value="0.3028" calcext:value-type="float">
            <text:p>0.3028</text:p>
          </table:table-cell>
          <table:table-cell table:formula="of:=[.G137]/[.B137]" office:value-type="float" office:value="0.954301922470848" calcext:value-type="float">
            <text:p>0.954301922470848</text:p>
          </table:table-cell>
        </table:table-row>
        <table:table-row table:style-name="ro1">
          <table:table-cell table:formula="of:=[$'baseline-data'.A138]" office:value-type="string" office:string-value="HardCodedCryptoKey" calcext:value-type="string">
            <text:p>HardCodedCryptoKey</text:p>
          </table:table-cell>
          <table:table-cell table:formula="of:=[$'baseline-6.22.0-data'.B138]" office:value-type="float" office:value="0.0125" calcext:value-type="float">
            <text:p>0.0125</text:p>
          </table:table-cell>
          <table:table-cell table:formula="of:=[$'baseline-data'.B138]" office:value-type="float" office:value="0.0126" calcext:value-type="float">
            <text:p>0.0126</text:p>
          </table:table-cell>
          <table:table-cell table:formula="of:=[.C138]/[.B138]" office:value-type="float" office:value="1.008" calcext:value-type="float">
            <text:p>1.008</text:p>
          </table:table-cell>
          <table:table-cell table:formula="of:=[$'pr2377-data'.B138]" office:value-type="float" office:value="0.0119" calcext:value-type="float">
            <text:p>0.0119</text:p>
          </table:table-cell>
          <table:table-cell table:formula="of:=[.E138]/[.B138]" office:value-type="float" office:value="0.952" calcext:value-type="float">
            <text:p>0.952</text:p>
          </table:table-cell>
          <table:table-cell table:formula="of:=[$'pr2377-improved-properclone-avoiddecimal-data'.B138]" office:value-type="float" office:value="0.0127" calcext:value-type="float">
            <text:p>0.0127</text:p>
          </table:table-cell>
          <table:table-cell table:formula="of:=[.G138]/[.B138]" office:value-type="float" office:value="1.016" calcext:value-type="float">
            <text:p>1.016</text:p>
          </table:table-cell>
        </table:table-row>
        <table:table-row table:style-name="ro1">
          <table:table-cell table:formula="of:=[$'baseline-data'.A139]" office:value-type="string" office:string-value="IdempotentOperations" calcext:value-type="string">
            <text:p>IdempotentOperations</text:p>
          </table:table-cell>
          <table:table-cell table:formula="of:=[$'baseline-6.22.0-data'.B139]" office:value-type="float" office:value="0.2724" calcext:value-type="float">
            <text:p>0.2724</text:p>
          </table:table-cell>
          <table:table-cell table:formula="of:=[$'baseline-data'.B139]" office:value-type="float" office:value="0.2984" calcext:value-type="float">
            <text:p>0.2984</text:p>
          </table:table-cell>
          <table:table-cell table:formula="of:=[.C139]/[.B139]" office:value-type="float" office:value="1.09544787077827" calcext:value-type="float">
            <text:p>1.09544787077827</text:p>
          </table:table-cell>
          <table:table-cell table:formula="of:=[$'pr2377-data'.B139]" office:value-type="float" office:value="0.2755" calcext:value-type="float">
            <text:p>0.2755</text:p>
          </table:table-cell>
          <table:table-cell table:formula="of:=[.E139]/[.B139]" office:value-type="float" office:value="1.01138032305433" calcext:value-type="float">
            <text:p>1.01138032305433</text:p>
          </table:table-cell>
          <table:table-cell table:formula="of:=[$'pr2377-improved-properclone-avoiddecimal-data'.B139]" office:value-type="float" office:value="0.2836" calcext:value-type="float">
            <text:p>0.2836</text:p>
          </table:table-cell>
          <table:table-cell table:formula="of:=[.G139]/[.B139]" office:value-type="float" office:value="1.04111600587372" calcext:value-type="float">
            <text:p>1.04111600587372</text:p>
          </table:table-cell>
        </table:table-row>
        <table:table-row table:style-name="ro1">
          <table:table-cell table:formula="of:=[$'baseline-data'.A140]" office:value-type="string" office:string-value="IdenticalCatchBranches" calcext:value-type="string">
            <text:p>IdenticalCatchBranches</text:p>
          </table:table-cell>
          <table:table-cell table:formula="of:=[$'baseline-6.22.0-data'.B140]" office:value-type="float" office:value="0.2953" calcext:value-type="float">
            <text:p>0.2953</text:p>
          </table:table-cell>
          <table:table-cell table:formula="of:=[$'baseline-data'.B140]" office:value-type="float" office:value="0.2712" calcext:value-type="float">
            <text:p>0.2712</text:p>
          </table:table-cell>
          <table:table-cell table:formula="of:=[.C140]/[.B140]" office:value-type="float" office:value="0.918388079918727" calcext:value-type="float">
            <text:p>0.918388079918727</text:p>
          </table:table-cell>
          <table:table-cell table:formula="of:=[$'pr2377-data'.B140]" office:value-type="float" office:value="0.2951" calcext:value-type="float">
            <text:p>0.2951</text:p>
          </table:table-cell>
          <table:table-cell table:formula="of:=[.E140]/[.B140]" office:value-type="float" office:value="0.999322722654927" calcext:value-type="float">
            <text:p>0.999322722654927</text:p>
          </table:table-cell>
          <table:table-cell table:formula="of:=[$'pr2377-improved-properclone-avoiddecimal-data'.B140]" office:value-type="float" office:value="0.2759" calcext:value-type="float">
            <text:p>0.2759</text:p>
          </table:table-cell>
          <table:table-cell table:formula="of:=[.G140]/[.B140]" office:value-type="float" office:value="0.934304097527938" calcext:value-type="float">
            <text:p>0.934304097527938</text:p>
          </table:table-cell>
        </table:table-row>
        <table:table-row table:style-name="ro1">
          <table:table-cell table:formula="of:=[$'baseline-data'.A141]" office:value-type="string" office:string-value="ImmutableField" calcext:value-type="string">
            <text:p>ImmutableField</text:p>
          </table:table-cell>
          <table:table-cell table:formula="of:=[$'baseline-6.22.0-data'.B141]" office:value-type="float" office:value="1.7233" calcext:value-type="float">
            <text:p>1.7233</text:p>
          </table:table-cell>
          <table:table-cell table:formula="of:=[$'baseline-data'.B141]" office:value-type="float" office:value="0.7074" calcext:value-type="float">
            <text:p>0.7074</text:p>
          </table:table-cell>
          <table:table-cell table:formula="of:=[.C141]/[.B141]" office:value-type="float" office:value="0.41049149886845" calcext:value-type="float">
            <text:p>0.41049149886845</text:p>
          </table:table-cell>
          <table:table-cell table:formula="of:=[$'pr2377-data'.B141]" office:value-type="float" office:value="0.7642" calcext:value-type="float">
            <text:p>0.7642</text:p>
          </table:table-cell>
          <table:table-cell table:formula="of:=[.E141]/[.B141]" office:value-type="float" office:value="0.443451517437475" calcext:value-type="float">
            <text:p>0.443451517437475</text:p>
          </table:table-cell>
          <table:table-cell table:formula="of:=[$'pr2377-improved-properclone-avoiddecimal-data'.B141]" office:value-type="float" office:value="0.7376" calcext:value-type="float">
            <text:p>0.7376</text:p>
          </table:table-cell>
          <table:table-cell table:formula="of:=[.G141]/[.B141]" office:value-type="float" office:value="0.428016015783671" calcext:value-type="float">
            <text:p>0.428016015783671</text:p>
          </table:table-cell>
        </table:table-row>
        <table:table-row table:style-name="ro1">
          <table:table-cell table:formula="of:=[$'baseline-data'.A142]" office:value-type="string" office:string-value="ImportFromSamePackage" calcext:value-type="string">
            <text:p>ImportFromSamePackage</text:p>
          </table:table-cell>
          <table:table-cell table:formula="of:=[$'baseline-6.22.0-data'.B142]" office:value-type="float" office:value="0.2624" calcext:value-type="float">
            <text:p>0.2624</text:p>
          </table:table-cell>
          <table:table-cell table:formula="of:=[$'baseline-data'.B142]" office:value-type="float" office:value="0.2781" calcext:value-type="float">
            <text:p>0.2781</text:p>
          </table:table-cell>
          <table:table-cell table:formula="of:=[.C142]/[.B142]" office:value-type="float" office:value="1.05983231707317" calcext:value-type="float">
            <text:p>1.05983231707317</text:p>
          </table:table-cell>
          <table:table-cell table:formula="of:=[$'pr2377-data'.B142]" office:value-type="float" office:value="0.2911" calcext:value-type="float">
            <text:p>0.2911</text:p>
          </table:table-cell>
          <table:table-cell table:formula="of:=[.E142]/[.B142]" office:value-type="float" office:value="1.109375" calcext:value-type="float">
            <text:p>1.109375</text:p>
          </table:table-cell>
          <table:table-cell table:formula="of:=[$'pr2377-improved-properclone-avoiddecimal-data'.B142]" office:value-type="float" office:value="0.2762" calcext:value-type="float">
            <text:p>0.2762</text:p>
          </table:table-cell>
          <table:table-cell table:formula="of:=[.G142]/[.B142]" office:value-type="float" office:value="1.05259146341463" calcext:value-type="float">
            <text:p>1.05259146341463</text:p>
          </table:table-cell>
        </table:table-row>
        <table:table-row table:style-name="ro1">
          <table:table-cell table:formula="of:=[$'baseline-data'.A143]" office:value-type="string" office:string-value="InefficientEmptyStringCheck" calcext:value-type="string">
            <text:p>InefficientEmptyStringCheck</text:p>
          </table:table-cell>
          <table:table-cell table:formula="of:=[$'baseline-6.22.0-data'.B143]" office:value-type="float" office:value="0.2024" calcext:value-type="float">
            <text:p>0.2024</text:p>
          </table:table-cell>
          <table:table-cell table:formula="of:=[$'baseline-data'.B143]" office:value-type="float" office:value="0.2395" calcext:value-type="float">
            <text:p>0.2395</text:p>
          </table:table-cell>
          <table:table-cell table:formula="of:=[.C143]/[.B143]" office:value-type="float" office:value="1.18330039525692" calcext:value-type="float">
            <text:p>1.18330039525692</text:p>
          </table:table-cell>
          <table:table-cell table:formula="of:=[$'pr2377-data'.B143]" office:value-type="float" office:value="0.1938" calcext:value-type="float">
            <text:p>0.1938</text:p>
          </table:table-cell>
          <table:table-cell table:formula="of:=[.E143]/[.B143]" office:value-type="float" office:value="0.957509881422925" calcext:value-type="float">
            <text:p>0.957509881422925</text:p>
          </table:table-cell>
          <table:table-cell table:formula="of:=[$'pr2377-improved-properclone-avoiddecimal-data'.B143]" office:value-type="float" office:value="0.1985" calcext:value-type="float">
            <text:p>0.1985</text:p>
          </table:table-cell>
          <table:table-cell table:formula="of:=[.G143]/[.B143]" office:value-type="float" office:value="0.980731225296443" calcext:value-type="float">
            <text:p>0.980731225296443</text:p>
          </table:table-cell>
        </table:table-row>
        <table:table-row table:style-name="ro1">
          <table:table-cell table:formula="of:=[$'baseline-data'.A144]" office:value-type="string" office:string-value="InefficientStringBuffering" calcext:value-type="string">
            <text:p>InefficientStringBuffering</text:p>
          </table:table-cell>
          <table:table-cell table:formula="of:=[$'baseline-6.22.0-data'.B144]" office:value-type="float" office:value="0.2737" calcext:value-type="float">
            <text:p>0.2737</text:p>
          </table:table-cell>
          <table:table-cell table:formula="of:=[$'baseline-data'.B144]" office:value-type="float" office:value="0.2937" calcext:value-type="float">
            <text:p>0.2937</text:p>
          </table:table-cell>
          <table:table-cell table:formula="of:=[.C144]/[.B144]" office:value-type="float" office:value="1.07307270734381" calcext:value-type="float">
            <text:p>1.07307270734381</text:p>
          </table:table-cell>
          <table:table-cell table:formula="of:=[$'pr2377-data'.B144]" office:value-type="float" office:value="0.2846" calcext:value-type="float">
            <text:p>0.2846</text:p>
          </table:table-cell>
          <table:table-cell table:formula="of:=[.E144]/[.B144]" office:value-type="float" office:value="1.03982462550237" calcext:value-type="float">
            <text:p>1.03982462550237</text:p>
          </table:table-cell>
          <table:table-cell table:formula="of:=[$'pr2377-improved-properclone-avoiddecimal-data'.B144]" office:value-type="float" office:value="0.3357" calcext:value-type="float">
            <text:p>0.3357</text:p>
          </table:table-cell>
          <table:table-cell table:formula="of:=[.G144]/[.B144]" office:value-type="float" office:value="1.2265253927658" calcext:value-type="float">
            <text:p>1.2265253927658</text:p>
          </table:table-cell>
        </table:table-row>
        <table:table-row table:style-name="ro1">
          <table:table-cell table:formula="of:=[$'baseline-data'.A145]" office:value-type="string" office:string-value="InsecureCryptoIv" calcext:value-type="string">
            <text:p>InsecureCryptoIv</text:p>
          </table:table-cell>
          <table:table-cell table:formula="of:=[$'baseline-6.22.0-data'.B145]" office:value-type="float" office:value="0.0096" calcext:value-type="float">
            <text:p>0.0096</text:p>
          </table:table-cell>
          <table:table-cell table:formula="of:=[$'baseline-data'.B145]" office:value-type="float" office:value="0.0099" calcext:value-type="float">
            <text:p>0.0099</text:p>
          </table:table-cell>
          <table:table-cell table:formula="of:=[.C145]/[.B145]" office:value-type="float" office:value="1.03125" calcext:value-type="float">
            <text:p>1.03125</text:p>
          </table:table-cell>
          <table:table-cell table:formula="of:=[$'pr2377-data'.B145]" office:value-type="float" office:value="0.0097" calcext:value-type="float">
            <text:p>0.0097</text:p>
          </table:table-cell>
          <table:table-cell table:formula="of:=[.E145]/[.B145]" office:value-type="float" office:value="1.01041666666667" calcext:value-type="float">
            <text:p>1.01041666666667</text:p>
          </table:table-cell>
          <table:table-cell table:formula="of:=[$'pr2377-improved-properclone-avoiddecimal-data'.B145]" office:value-type="float" office:value="0.0096" calcext:value-type="float">
            <text:p>0.0096</text:p>
          </table:table-cell>
          <table:table-cell table:formula="of:=[.G145]/[.B145]" office:value-type="float" office:value="1" calcext:value-type="float">
            <text:p>1</text:p>
          </table:table-cell>
        </table:table-row>
        <table:table-row table:style-name="ro1">
          <table:table-cell table:formula="of:=[$'baseline-data'.A146]" office:value-type="string" office:string-value="InstantiationToGetClass" calcext:value-type="string">
            <text:p>InstantiationToGetClass</text:p>
          </table:table-cell>
          <table:table-cell table:formula="of:=[$'baseline-6.22.0-data'.B146]" office:value-type="float" office:value="0.4154" calcext:value-type="float">
            <text:p>0.4154</text:p>
          </table:table-cell>
          <table:table-cell table:formula="of:=[$'baseline-data'.B146]" office:value-type="float" office:value="0.3917" calcext:value-type="float">
            <text:p>0.3917</text:p>
          </table:table-cell>
          <table:table-cell table:formula="of:=[.C146]/[.B146]" office:value-type="float" office:value="0.942946557534906" calcext:value-type="float">
            <text:p>0.942946557534906</text:p>
          </table:table-cell>
          <table:table-cell table:formula="of:=[$'pr2377-data'.B146]" office:value-type="float" office:value="0.6481" calcext:value-type="float">
            <text:p>0.6481</text:p>
          </table:table-cell>
          <table:table-cell table:formula="of:=[.E146]/[.B146]" office:value-type="float" office:value="1.56018295618681" calcext:value-type="float">
            <text:p>1.56018295618681</text:p>
          </table:table-cell>
          <table:table-cell table:formula="of:=[$'pr2377-improved-properclone-avoiddecimal-data'.B146]" office:value-type="float" office:value="0.5175" calcext:value-type="float">
            <text:p>0.5175</text:p>
          </table:table-cell>
          <table:table-cell table:formula="of:=[.G146]/[.B146]" office:value-type="float" office:value="1.24578719306692" calcext:value-type="float">
            <text:p>1.24578719306692</text:p>
          </table:table-cell>
        </table:table-row>
        <table:table-row table:style-name="ro1">
          <table:table-cell table:formula="of:=[$'baseline-data'.A147]" office:value-type="string" office:string-value="InsufficientStringBufferDeclaration" calcext:value-type="string">
            <text:p>InsufficientStringBufferDeclaration</text:p>
          </table:table-cell>
          <table:table-cell table:formula="of:=[$'baseline-6.22.0-data'.B147]" office:value-type="float" office:value="0.3363" calcext:value-type="float">
            <text:p>0.3363</text:p>
          </table:table-cell>
          <table:table-cell table:formula="of:=[$'baseline-data'.B147]" office:value-type="float" office:value="0.3897" calcext:value-type="float">
            <text:p>0.3897</text:p>
          </table:table-cell>
          <table:table-cell table:formula="of:=[.C147]/[.B147]" office:value-type="float" office:value="1.15878679750223" calcext:value-type="float">
            <text:p>1.15878679750223</text:p>
          </table:table-cell>
          <table:table-cell table:formula="of:=[$'pr2377-data'.B147]" office:value-type="float" office:value="0.3486" calcext:value-type="float">
            <text:p>0.3486</text:p>
          </table:table-cell>
          <table:table-cell table:formula="of:=[.E147]/[.B147]" office:value-type="float" office:value="1.03657448706512" calcext:value-type="float">
            <text:p>1.03657448706512</text:p>
          </table:table-cell>
          <table:table-cell table:formula="of:=[$'pr2377-improved-properclone-avoiddecimal-data'.B147]" office:value-type="float" office:value="0.3513" calcext:value-type="float">
            <text:p>0.3513</text:p>
          </table:table-cell>
          <table:table-cell table:formula="of:=[.G147]/[.B147]" office:value-type="float" office:value="1.04460303300624" calcext:value-type="float">
            <text:p>1.04460303300624</text:p>
          </table:table-cell>
        </table:table-row>
        <table:table-row table:style-name="ro1">
          <table:table-cell table:formula="of:=[$'baseline-data'.A148]" office:value-type="string" office:string-value="IntegerInstantiation" calcext:value-type="string">
            <text:p>IntegerInstantiation</text:p>
          </table:table-cell>
          <table:table-cell table:formula="of:=[$'baseline-6.22.0-data'.B148]" office:value-type="float" office:value="0.0554" calcext:value-type="float">
            <text:p>0.0554</text:p>
          </table:table-cell>
          <table:table-cell table:formula="of:=[$'baseline-data'.B148]" office:value-type="float" office:value="0.0621" calcext:value-type="float">
            <text:p>0.0621</text:p>
          </table:table-cell>
          <table:table-cell table:formula="of:=[.C148]/[.B148]" office:value-type="float" office:value="1.12093862815884" calcext:value-type="float">
            <text:p>1.12093862815884</text:p>
          </table:table-cell>
          <table:table-cell table:formula="of:=[$'pr2377-data'.B148]" office:value-type="float" office:value="0.0842" calcext:value-type="float">
            <text:p>0.0842</text:p>
          </table:table-cell>
          <table:table-cell table:formula="of:=[.E148]/[.B148]" office:value-type="float" office:value="1.51985559566787" calcext:value-type="float">
            <text:p>1.51985559566787</text:p>
          </table:table-cell>
          <table:table-cell table:formula="of:=[$'pr2377-improved-properclone-avoiddecimal-data'.B148]" office:value-type="float" office:value="0.1324" calcext:value-type="float">
            <text:p>0.1324</text:p>
          </table:table-cell>
          <table:table-cell table:formula="of:=[.G148]/[.B148]" office:value-type="float" office:value="2.3898916967509" calcext:value-type="float">
            <text:p>2.3898916967509</text:p>
          </table:table-cell>
        </table:table-row>
        <table:table-row table:style-name="ro1">
          <table:table-cell table:formula="of:=[$'baseline-data'.A149]" office:value-type="string" office:string-value="InvalidLogMessageFormat" calcext:value-type="string">
            <text:p>InvalidLogMessageFormat</text:p>
          </table:table-cell>
          <table:table-cell table:formula="of:=[$'baseline-6.22.0-data'.B149]" office:value-type="float" office:value="0.1229" calcext:value-type="float">
            <text:p>0.1229</text:p>
          </table:table-cell>
          <table:table-cell table:formula="of:=[$'baseline-data'.B149]" office:value-type="float" office:value="0.1286" calcext:value-type="float">
            <text:p>0.1286</text:p>
          </table:table-cell>
          <table:table-cell table:formula="of:=[.C149]/[.B149]" office:value-type="float" office:value="1.04637917005696" calcext:value-type="float">
            <text:p>1.04637917005696</text:p>
          </table:table-cell>
          <table:table-cell table:formula="of:=[$'pr2377-data'.B149]" office:value-type="float" office:value="0.1216" calcext:value-type="float">
            <text:p>0.1216</text:p>
          </table:table-cell>
          <table:table-cell table:formula="of:=[.E149]/[.B149]" office:value-type="float" office:value="0.989422294548413" calcext:value-type="float">
            <text:p>0.989422294548413</text:p>
          </table:table-cell>
          <table:table-cell table:formula="of:=[$'pr2377-improved-properclone-avoiddecimal-data'.B149]" office:value-type="float" office:value="0.1238" calcext:value-type="float">
            <text:p>0.1238</text:p>
          </table:table-cell>
          <table:table-cell table:formula="of:=[.G149]/[.B149]" office:value-type="float" office:value="1.0073230268511" calcext:value-type="float">
            <text:p>1.0073230268511</text:p>
          </table:table-cell>
        </table:table-row>
        <table:table-row table:style-name="ro1">
          <table:table-cell table:formula="of:=[$'baseline-data'.A150]" office:value-type="string" office:string-value="JUnit4SuitesShouldUseSuiteAnnotation" calcext:value-type="string">
            <text:p>JUnit4SuitesShouldUseSuiteAnnotation</text:p>
          </table:table-cell>
          <table:table-cell table:formula="of:=[$'baseline-6.22.0-data'.B150]" office:value-type="float" office:value="0.1933" calcext:value-type="float">
            <text:p>0.1933</text:p>
          </table:table-cell>
          <table:table-cell table:formula="of:=[$'baseline-data'.B150]" office:value-type="float" office:value="0.1959" calcext:value-type="float">
            <text:p>0.1959</text:p>
          </table:table-cell>
          <table:table-cell table:formula="of:=[.C150]/[.B150]" office:value-type="float" office:value="1.01345059493016" calcext:value-type="float">
            <text:p>1.01345059493016</text:p>
          </table:table-cell>
          <table:table-cell table:formula="of:=[$'pr2377-data'.B150]" office:value-type="float" office:value="0.4356" calcext:value-type="float">
            <text:p>0.4356</text:p>
          </table:table-cell>
          <table:table-cell table:formula="of:=[.E150]/[.B150]" office:value-type="float" office:value="2.2534919813761" calcext:value-type="float">
            <text:p>2.2534919813761</text:p>
          </table:table-cell>
          <table:table-cell table:formula="of:=[$'pr2377-improved-properclone-avoiddecimal-data'.B150]" office:value-type="float" office:value="0.4494" calcext:value-type="float">
            <text:p>0.4494</text:p>
          </table:table-cell>
          <table:table-cell table:formula="of:=[.G150]/[.B150]" office:value-type="float" office:value="2.3248836006208" calcext:value-type="float">
            <text:p>2.3248836006208</text:p>
          </table:table-cell>
        </table:table-row>
        <table:table-row table:style-name="ro1">
          <table:table-cell table:formula="of:=[$'baseline-data'.A151]" office:value-type="string" office:string-value="JUnit4TestShouldUseAfterAnnotation" calcext:value-type="string">
            <text:p>JUnit4TestShouldUseAfterAnnotation</text:p>
          </table:table-cell>
          <table:table-cell table:formula="of:=[$'baseline-6.22.0-data'.B151]" office:value-type="float" office:value="0.1635" calcext:value-type="float">
            <text:p>0.1635</text:p>
          </table:table-cell>
          <table:table-cell table:formula="of:=[$'baseline-data'.B151]" office:value-type="float" office:value="0.1846" calcext:value-type="float">
            <text:p>0.1846</text:p>
          </table:table-cell>
          <table:table-cell table:formula="of:=[.C151]/[.B151]" office:value-type="float" office:value="1.12905198776758" calcext:value-type="float">
            <text:p>1.12905198776758</text:p>
          </table:table-cell>
          <table:table-cell table:formula="of:=[$'pr2377-data'.B151]" office:value-type="float" office:value="0.2955" calcext:value-type="float">
            <text:p>0.2955</text:p>
          </table:table-cell>
          <table:table-cell table:formula="of:=[.E151]/[.B151]" office:value-type="float" office:value="1.80733944954128" calcext:value-type="float">
            <text:p>1.80733944954128</text:p>
          </table:table-cell>
          <table:table-cell table:formula="of:=[$'pr2377-improved-properclone-avoiddecimal-data'.B151]" office:value-type="float" office:value="0.2959" calcext:value-type="float">
            <text:p>0.2959</text:p>
          </table:table-cell>
          <table:table-cell table:formula="of:=[.G151]/[.B151]" office:value-type="float" office:value="1.80978593272171" calcext:value-type="float">
            <text:p>1.80978593272171</text:p>
          </table:table-cell>
        </table:table-row>
        <table:table-row table:style-name="ro1">
          <table:table-cell table:formula="of:=[$'baseline-data'.A152]" office:value-type="string" office:string-value="JUnit4TestShouldUseBeforeAnnotation" calcext:value-type="string">
            <text:p>JUnit4TestShouldUseBeforeAnnotation</text:p>
          </table:table-cell>
          <table:table-cell table:formula="of:=[$'baseline-6.22.0-data'.B152]" office:value-type="float" office:value="0.1655" calcext:value-type="float">
            <text:p>0.1655</text:p>
          </table:table-cell>
          <table:table-cell table:formula="of:=[$'baseline-data'.B152]" office:value-type="float" office:value="0.1653" calcext:value-type="float">
            <text:p>0.1653</text:p>
          </table:table-cell>
          <table:table-cell table:formula="of:=[.C152]/[.B152]" office:value-type="float" office:value="0.998791540785498" calcext:value-type="float">
            <text:p>0.998791540785498</text:p>
          </table:table-cell>
          <table:table-cell table:formula="of:=[$'pr2377-data'.B152]" office:value-type="float" office:value="0.2792" calcext:value-type="float">
            <text:p>0.2792</text:p>
          </table:table-cell>
          <table:table-cell table:formula="of:=[.E152]/[.B152]" office:value-type="float" office:value="1.68700906344411" calcext:value-type="float">
            <text:p>1.68700906344411</text:p>
          </table:table-cell>
          <table:table-cell table:formula="of:=[$'pr2377-improved-properclone-avoiddecimal-data'.B152]" office:value-type="float" office:value="0.2766" calcext:value-type="float">
            <text:p>0.2766</text:p>
          </table:table-cell>
          <table:table-cell table:formula="of:=[.G152]/[.B152]" office:value-type="float" office:value="1.67129909365559" calcext:value-type="float">
            <text:p>1.67129909365559</text:p>
          </table:table-cell>
        </table:table-row>
        <table:table-row table:style-name="ro1">
          <table:table-cell table:formula="of:=[$'baseline-data'.A153]" office:value-type="string" office:string-value="JUnit4TestShouldUseTestAnnotation" calcext:value-type="string">
            <text:p>JUnit4TestShouldUseTestAnnotation</text:p>
          </table:table-cell>
          <table:table-cell table:formula="of:=[$'baseline-6.22.0-data'.B153]" office:value-type="float" office:value="1.1403" calcext:value-type="float">
            <text:p>1.1403</text:p>
          </table:table-cell>
          <table:table-cell table:formula="of:=[$'baseline-data'.B153]" office:value-type="float" office:value="0.2945" calcext:value-type="float">
            <text:p>0.2945</text:p>
          </table:table-cell>
          <table:table-cell table:formula="of:=[.C153]/[.B153]" office:value-type="float" office:value="0.258265368762606" calcext:value-type="float">
            <text:p>0.258265368762606</text:p>
          </table:table-cell>
          <table:table-cell table:formula="of:=[$'pr2377-data'.B153]" office:value-type="float" office:value="0.1865" calcext:value-type="float">
            <text:p>0.1865</text:p>
          </table:table-cell>
          <table:table-cell table:formula="of:=[.E153]/[.B153]" office:value-type="float" office:value="0.163553450846269" calcext:value-type="float">
            <text:p>0.163553450846269</text:p>
          </table:table-cell>
          <table:table-cell table:formula="of:=[$'pr2377-improved-properclone-avoiddecimal-data'.B153]" office:value-type="float" office:value="0.2209" calcext:value-type="float">
            <text:p>0.2209</text:p>
          </table:table-cell>
          <table:table-cell table:formula="of:=[.G153]/[.B153]" office:value-type="float" office:value="0.193720950627028" calcext:value-type="float">
            <text:p>0.193720950627028</text:p>
          </table:table-cell>
        </table:table-row>
        <table:table-row table:style-name="ro1">
          <table:table-cell table:formula="of:=[$'baseline-data'.A154]" office:value-type="string" office:string-value="JUnitAssertionsShouldIncludeMessage" calcext:value-type="string">
            <text:p>JUnitAssertionsShouldIncludeMessage</text:p>
          </table:table-cell>
          <table:table-cell table:formula="of:=[$'baseline-6.22.0-data'.B154]" office:value-type="float" office:value="3.525" calcext:value-type="float">
            <text:p>3.525</text:p>
          </table:table-cell>
          <table:table-cell table:formula="of:=[$'baseline-data'.B154]" office:value-type="float" office:value="1.038" calcext:value-type="float">
            <text:p>1.038</text:p>
          </table:table-cell>
          <table:table-cell table:formula="of:=[.C154]/[.B154]" office:value-type="float" office:value="0.294468085106383" calcext:value-type="float">
            <text:p>0.294468085106383</text:p>
          </table:table-cell>
          <table:table-cell table:formula="of:=[$'pr2377-data'.B154]" office:value-type="float" office:value="1.0506" calcext:value-type="float">
            <text:p>1.0506</text:p>
          </table:table-cell>
          <table:table-cell table:formula="of:=[.E154]/[.B154]" office:value-type="float" office:value="0.298042553191489" calcext:value-type="float">
            <text:p>0.298042553191489</text:p>
          </table:table-cell>
          <table:table-cell table:formula="of:=[$'pr2377-improved-properclone-avoiddecimal-data'.B154]" office:value-type="float" office:value="1.0114" calcext:value-type="float">
            <text:p>1.0114</text:p>
          </table:table-cell>
          <table:table-cell table:formula="of:=[.G154]/[.B154]" office:value-type="float" office:value="0.286921985815603" calcext:value-type="float">
            <text:p>0.286921985815603</text:p>
          </table:table-cell>
        </table:table-row>
        <table:table-row table:style-name="ro1">
          <table:table-cell table:formula="of:=[$'baseline-data'.A155]" office:value-type="string" office:string-value="JUnitSpelling" calcext:value-type="string">
            <text:p>JUnitSpelling</text:p>
          </table:table-cell>
          <table:table-cell table:formula="of:=[$'baseline-6.22.0-data'.B155]" office:value-type="float" office:value="1.659" calcext:value-type="float">
            <text:p>1.659</text:p>
          </table:table-cell>
          <table:table-cell table:formula="of:=[$'baseline-data'.B155]" office:value-type="float" office:value="1.1221" calcext:value-type="float">
            <text:p>1.1221</text:p>
          </table:table-cell>
          <table:table-cell table:formula="of:=[.C155]/[.B155]" office:value-type="float" office:value="0.676371308016878" calcext:value-type="float">
            <text:p>0.676371308016878</text:p>
          </table:table-cell>
          <table:table-cell table:formula="of:=[$'pr2377-data'.B155]" office:value-type="float" office:value="1.1802" calcext:value-type="float">
            <text:p>1.1802</text:p>
          </table:table-cell>
          <table:table-cell table:formula="of:=[.E155]/[.B155]" office:value-type="float" office:value="0.711392405063291" calcext:value-type="float">
            <text:p>0.711392405063291</text:p>
          </table:table-cell>
          <table:table-cell table:formula="of:=[$'pr2377-improved-properclone-avoiddecimal-data'.B155]" office:value-type="float" office:value="1.1174" calcext:value-type="float">
            <text:p>1.1174</text:p>
          </table:table-cell>
          <table:table-cell table:formula="of:=[.G155]/[.B155]" office:value-type="float" office:value="0.673538276069922" calcext:value-type="float">
            <text:p>0.673538276069922</text:p>
          </table:table-cell>
        </table:table-row>
        <table:table-row table:style-name="ro1">
          <table:table-cell table:formula="of:=[$'baseline-data'.A156]" office:value-type="string" office:string-value="JUnitStaticSuite" calcext:value-type="string">
            <text:p>JUnitStaticSuite</text:p>
          </table:table-cell>
          <table:table-cell table:formula="of:=[$'baseline-6.22.0-data'.B156]" office:value-type="float" office:value="0.2516" calcext:value-type="float">
            <text:p>0.2516</text:p>
          </table:table-cell>
          <table:table-cell table:formula="of:=[$'baseline-data'.B156]" office:value-type="float" office:value="0.2574" calcext:value-type="float">
            <text:p>0.2574</text:p>
          </table:table-cell>
          <table:table-cell table:formula="of:=[.C156]/[.B156]" office:value-type="float" office:value="1.02305246422894" calcext:value-type="float">
            <text:p>1.02305246422894</text:p>
          </table:table-cell>
          <table:table-cell table:formula="of:=[$'pr2377-data'.B156]" office:value-type="float" office:value="1.1213" calcext:value-type="float">
            <text:p>1.1213</text:p>
          </table:table-cell>
          <table:table-cell table:formula="of:=[.E156]/[.B156]" office:value-type="float" office:value="4.4566772655008" calcext:value-type="float">
            <text:p>4.4566772655008</text:p>
          </table:table-cell>
          <table:table-cell table:formula="of:=[$'pr2377-improved-properclone-avoiddecimal-data'.B156]" office:value-type="float" office:value="1.0916" calcext:value-type="float">
            <text:p>1.0916</text:p>
          </table:table-cell>
          <table:table-cell table:formula="of:=[.G156]/[.B156]" office:value-type="float" office:value="4.33863275039746" calcext:value-type="float">
            <text:p>4.33863275039746</text:p>
          </table:table-cell>
        </table:table-row>
        <table:table-row table:style-name="ro1">
          <table:table-cell table:formula="of:=[$'baseline-data'.A157]" office:value-type="string" office:string-value="JUnitTestContainsTooManyAsserts" calcext:value-type="string">
            <text:p>JUnitTestContainsTooManyAsserts</text:p>
          </table:table-cell>
          <table:table-cell table:formula="of:=[$'baseline-6.22.0-data'.B157]" office:value-type="float" office:value="2.1307" calcext:value-type="float">
            <text:p>2.1307</text:p>
          </table:table-cell>
          <table:table-cell table:formula="of:=[$'baseline-data'.B157]" office:value-type="float" office:value="1.3836" calcext:value-type="float">
            <text:p>1.3836</text:p>
          </table:table-cell>
          <table:table-cell table:formula="of:=[.C157]/[.B157]" office:value-type="float" office:value="0.649364058760032" calcext:value-type="float">
            <text:p>0.649364058760032</text:p>
          </table:table-cell>
          <table:table-cell table:formula="of:=[$'pr2377-data'.B157]" office:value-type="float" office:value="1.3365" calcext:value-type="float">
            <text:p>1.3365</text:p>
          </table:table-cell>
          <table:table-cell table:formula="of:=[.E157]/[.B157]" office:value-type="float" office:value="0.627258647392876" calcext:value-type="float">
            <text:p>0.627258647392876</text:p>
          </table:table-cell>
          <table:table-cell table:formula="of:=[$'pr2377-improved-properclone-avoiddecimal-data'.B157]" office:value-type="float" office:value="1.3185" calcext:value-type="float">
            <text:p>1.3185</text:p>
          </table:table-cell>
          <table:table-cell table:formula="of:=[.G157]/[.B157]" office:value-type="float" office:value="0.61881071948186" calcext:value-type="float">
            <text:p>0.61881071948186</text:p>
          </table:table-cell>
        </table:table-row>
        <table:table-row table:style-name="ro1">
          <table:table-cell table:formula="of:=[$'baseline-data'.A158]" office:value-type="string" office:string-value="JUnitTestsShouldIncludeAssert" calcext:value-type="string">
            <text:p>JUnitTestsShouldIncludeAssert</text:p>
          </table:table-cell>
          <table:table-cell table:formula="of:=[$'baseline-6.22.0-data'.B158]" office:value-type="float" office:value="4.5838" calcext:value-type="float">
            <text:p>4.5838</text:p>
          </table:table-cell>
          <table:table-cell table:formula="of:=[$'baseline-data'.B158]" office:value-type="float" office:value="2.0042" calcext:value-type="float">
            <text:p>2.0042</text:p>
          </table:table-cell>
          <table:table-cell table:formula="of:=[.C158]/[.B158]" office:value-type="float" office:value="0.437235481478249" calcext:value-type="float">
            <text:p>0.437235481478249</text:p>
          </table:table-cell>
          <table:table-cell table:formula="of:=[$'pr2377-data'.B158]" office:value-type="float" office:value="2.0824" calcext:value-type="float">
            <text:p>2.0824</text:p>
          </table:table-cell>
          <table:table-cell table:formula="of:=[.E158]/[.B158]" office:value-type="float" office:value="0.454295562633623" calcext:value-type="float">
            <text:p>0.454295562633623</text:p>
          </table:table-cell>
          <table:table-cell table:formula="of:=[$'pr2377-improved-properclone-avoiddecimal-data'.B158]" office:value-type="float" office:value="2.1297" calcext:value-type="float">
            <text:p>2.1297</text:p>
          </table:table-cell>
          <table:table-cell table:formula="of:=[.G158]/[.B158]" office:value-type="float" office:value="0.464614511976962" calcext:value-type="float">
            <text:p>0.464614511976962</text:p>
          </table:table-cell>
        </table:table-row>
        <table:table-row table:style-name="ro1">
          <table:table-cell table:formula="of:=[$'baseline-data'.A159]" office:value-type="string" office:string-value="JUnitUseExpected" calcext:value-type="string">
            <text:p>JUnitUseExpected</text:p>
          </table:table-cell>
          <table:table-cell table:formula="of:=[$'baseline-6.22.0-data'.B159]" office:value-type="float" office:value="3.2671" calcext:value-type="float">
            <text:p>3.2671</text:p>
          </table:table-cell>
          <table:table-cell table:formula="of:=[$'baseline-data'.B159]" office:value-type="float" office:value="1.0536" calcext:value-type="float">
            <text:p>1.0536</text:p>
          </table:table-cell>
          <table:table-cell table:formula="of:=[.C159]/[.B159]" office:value-type="float" office:value="0.32248783324661" calcext:value-type="float">
            <text:p>0.32248783324661</text:p>
          </table:table-cell>
          <table:table-cell table:formula="of:=[$'pr2377-data'.B159]" office:value-type="float" office:value="0.9325" calcext:value-type="float">
            <text:p>0.9325</text:p>
          </table:table-cell>
          <table:table-cell table:formula="of:=[.E159]/[.B159]" office:value-type="float" office:value="0.285421321661412" calcext:value-type="float">
            <text:p>0.285421321661412</text:p>
          </table:table-cell>
          <table:table-cell table:formula="of:=[$'pr2377-improved-properclone-avoiddecimal-data'.B159]" office:value-type="float" office:value="0.9705" calcext:value-type="float">
            <text:p>0.9705</text:p>
          </table:table-cell>
          <table:table-cell table:formula="of:=[.G159]/[.B159]" office:value-type="float" office:value="0.297052431820269" calcext:value-type="float">
            <text:p>0.297052431820269</text:p>
          </table:table-cell>
        </table:table-row>
        <table:table-row table:style-name="ro1">
          <table:table-cell table:formula="of:=[$'baseline-data'.A160]" office:value-type="string" office:string-value="JumbledIncrementer" calcext:value-type="string">
            <text:p>JumbledIncrementer</text:p>
          </table:table-cell>
          <table:table-cell table:formula="of:=[$'baseline-6.22.0-data'.B160]" office:value-type="float" office:value="0.0131" calcext:value-type="float">
            <text:p>0.0131</text:p>
          </table:table-cell>
          <table:table-cell table:formula="of:=[$'baseline-data'.B160]" office:value-type="float" office:value="0.014" calcext:value-type="float">
            <text:p>0.014</text:p>
          </table:table-cell>
          <table:table-cell table:formula="of:=[.C160]/[.B160]" office:value-type="float" office:value="1.06870229007634" calcext:value-type="float">
            <text:p>1.06870229007634</text:p>
          </table:table-cell>
          <table:table-cell table:formula="of:=[$'pr2377-data'.B160]" office:value-type="float" office:value="0.0138" calcext:value-type="float">
            <text:p>0.0138</text:p>
          </table:table-cell>
          <table:table-cell table:formula="of:=[.E160]/[.B160]" office:value-type="float" office:value="1.05343511450382" calcext:value-type="float">
            <text:p>1.05343511450382</text:p>
          </table:table-cell>
          <table:table-cell table:formula="of:=[$'pr2377-improved-properclone-avoiddecimal-data'.B160]" office:value-type="float" office:value="0.0148" calcext:value-type="float">
            <text:p>0.0148</text:p>
          </table:table-cell>
          <table:table-cell table:formula="of:=[.G160]/[.B160]" office:value-type="float" office:value="1.12977099236641" calcext:value-type="float">
            <text:p>1.12977099236641</text:p>
          </table:table-cell>
        </table:table-row>
        <table:table-row table:style-name="ro1">
          <table:table-cell table:formula="of:=[$'baseline-data'.A161]" office:value-type="string" office:string-value="LawOfDemeter" calcext:value-type="string">
            <text:p>LawOfDemeter</text:p>
          </table:table-cell>
          <table:table-cell table:formula="of:=[$'baseline-6.22.0-data'.B161]" office:value-type="float" office:value="2.3489" calcext:value-type="float">
            <text:p>2.3489</text:p>
          </table:table-cell>
          <table:table-cell table:formula="of:=[$'baseline-data'.B161]" office:value-type="float" office:value="2.4128" calcext:value-type="float">
            <text:p>2.4128</text:p>
          </table:table-cell>
          <table:table-cell table:formula="of:=[.C161]/[.B161]" office:value-type="float" office:value="1.02720422325344" calcext:value-type="float">
            <text:p>1.02720422325344</text:p>
          </table:table-cell>
          <table:table-cell table:formula="of:=[$'pr2377-data'.B161]" office:value-type="float" office:value="2.2421" calcext:value-type="float">
            <text:p>2.2421</text:p>
          </table:table-cell>
          <table:table-cell table:formula="of:=[.E161]/[.B161]" office:value-type="float" office:value="0.95453190855294" calcext:value-type="float">
            <text:p>0.95453190855294</text:p>
          </table:table-cell>
          <table:table-cell table:formula="of:=[$'pr2377-improved-properclone-avoiddecimal-data'.B161]" office:value-type="float" office:value="2.3412" calcext:value-type="float">
            <text:p>2.3412</text:p>
          </table:table-cell>
          <table:table-cell table:formula="of:=[.G161]/[.B161]" office:value-type="float" office:value="0.996721869811401" calcext:value-type="float">
            <text:p>0.996721869811401</text:p>
          </table:table-cell>
        </table:table-row>
        <table:table-row table:style-name="ro1">
          <table:table-cell table:formula="of:=[$'baseline-data'.A162]" office:value-type="string" office:string-value="LinguisticNaming" calcext:value-type="string">
            <text:p>LinguisticNaming</text:p>
          </table:table-cell>
          <table:table-cell table:formula="of:=[$'baseline-6.22.0-data'.B162]" office:value-type="float" office:value="0.2032" calcext:value-type="float">
            <text:p>0.2032</text:p>
          </table:table-cell>
          <table:table-cell table:formula="of:=[$'baseline-data'.B162]" office:value-type="float" office:value="0.1781" calcext:value-type="float">
            <text:p>0.1781</text:p>
          </table:table-cell>
          <table:table-cell table:formula="of:=[.C162]/[.B162]" office:value-type="float" office:value="0.876476377952756" calcext:value-type="float">
            <text:p>0.876476377952756</text:p>
          </table:table-cell>
          <table:table-cell table:formula="of:=[$'pr2377-data'.B162]" office:value-type="float" office:value="0.1799" calcext:value-type="float">
            <text:p>0.1799</text:p>
          </table:table-cell>
          <table:table-cell table:formula="of:=[.E162]/[.B162]" office:value-type="float" office:value="0.885334645669291" calcext:value-type="float">
            <text:p>0.885334645669291</text:p>
          </table:table-cell>
          <table:table-cell table:formula="of:=[$'pr2377-improved-properclone-avoiddecimal-data'.B162]" office:value-type="float" office:value="0.1791" calcext:value-type="float">
            <text:p>0.1791</text:p>
          </table:table-cell>
          <table:table-cell table:formula="of:=[.G162]/[.B162]" office:value-type="float" office:value="0.881397637795276" calcext:value-type="float">
            <text:p>0.881397637795276</text:p>
          </table:table-cell>
        </table:table-row>
        <table:table-row table:style-name="ro1">
          <table:table-cell table:formula="of:=[$'baseline-data'.A163]" office:value-type="string" office:string-value="LocalHomeNamingConvention" calcext:value-type="string">
            <text:p>LocalHomeNamingConvention</text:p>
          </table:table-cell>
          <table:table-cell table:formula="of:=[$'baseline-6.22.0-data'.B163]" office:value-type="float" office:value="0.0239" calcext:value-type="float">
            <text:p>0.0239</text:p>
          </table:table-cell>
          <table:table-cell table:formula="of:=[$'baseline-data'.B163]" office:value-type="float" office:value="0.0244" calcext:value-type="float">
            <text:p>0.0244</text:p>
          </table:table-cell>
          <table:table-cell table:formula="of:=[.C163]/[.B163]" office:value-type="float" office:value="1.02092050209205" calcext:value-type="float">
            <text:p>1.02092050209205</text:p>
          </table:table-cell>
          <table:table-cell table:formula="of:=[$'pr2377-data'.B163]" office:value-type="float" office:value="0.0268" calcext:value-type="float">
            <text:p>0.0268</text:p>
          </table:table-cell>
          <table:table-cell table:formula="of:=[.E163]/[.B163]" office:value-type="float" office:value="1.12133891213389" calcext:value-type="float">
            <text:p>1.12133891213389</text:p>
          </table:table-cell>
          <table:table-cell table:formula="of:=[$'pr2377-improved-properclone-avoiddecimal-data'.B163]" office:value-type="float" office:value="0.0272" calcext:value-type="float">
            <text:p>0.0272</text:p>
          </table:table-cell>
          <table:table-cell table:formula="of:=[.G163]/[.B163]" office:value-type="float" office:value="1.13807531380753" calcext:value-type="float">
            <text:p>1.13807531380753</text:p>
          </table:table-cell>
        </table:table-row>
        <table:table-row table:style-name="ro1">
          <table:table-cell table:formula="of:=[$'baseline-data'.A164]" office:value-type="string" office:string-value="LocalInterfaceSessionNamingConvention" calcext:value-type="string">
            <text:p>LocalInterfaceSessionNamingConvention</text:p>
          </table:table-cell>
          <table:table-cell table:formula="of:=[$'baseline-6.22.0-data'.B164]" office:value-type="float" office:value="0.0175" calcext:value-type="float">
            <text:p>0.0175</text:p>
          </table:table-cell>
          <table:table-cell table:formula="of:=[$'baseline-data'.B164]" office:value-type="float" office:value="0.0189" calcext:value-type="float">
            <text:p>0.0189</text:p>
          </table:table-cell>
          <table:table-cell table:formula="of:=[.C164]/[.B164]" office:value-type="float" office:value="1.08" calcext:value-type="float">
            <text:p>1.08</text:p>
          </table:table-cell>
          <table:table-cell table:formula="of:=[$'pr2377-data'.B164]" office:value-type="float" office:value="0.023" calcext:value-type="float">
            <text:p>0.023</text:p>
          </table:table-cell>
          <table:table-cell table:formula="of:=[.E164]/[.B164]" office:value-type="float" office:value="1.31428571428571" calcext:value-type="float">
            <text:p>1.31428571428571</text:p>
          </table:table-cell>
          <table:table-cell table:formula="of:=[$'pr2377-improved-properclone-avoiddecimal-data'.B164]" office:value-type="float" office:value="0.0497" calcext:value-type="float">
            <text:p>0.0497</text:p>
          </table:table-cell>
          <table:table-cell table:formula="of:=[.G164]/[.B164]" office:value-type="float" office:value="2.84" calcext:value-type="float">
            <text:p>2.84</text:p>
          </table:table-cell>
        </table:table-row>
        <table:table-row table:style-name="ro1">
          <table:table-cell table:formula="of:=[$'baseline-data'.A165]" office:value-type="string" office:string-value="LocalVariableCouldBeFinal" calcext:value-type="string">
            <text:p>LocalVariableCouldBeFinal</text:p>
          </table:table-cell>
          <table:table-cell table:formula="of:=[$'baseline-6.22.0-data'.B165]" office:value-type="float" office:value="0.4619" calcext:value-type="float">
            <text:p>0.4619</text:p>
          </table:table-cell>
          <table:table-cell table:formula="of:=[$'baseline-data'.B165]" office:value-type="float" office:value="0.4752" calcext:value-type="float">
            <text:p>0.4752</text:p>
          </table:table-cell>
          <table:table-cell table:formula="of:=[.C165]/[.B165]" office:value-type="float" office:value="1.0287941112795" calcext:value-type="float">
            <text:p>1.0287941112795</text:p>
          </table:table-cell>
          <table:table-cell table:formula="of:=[$'pr2377-data'.B165]" office:value-type="float" office:value="0.4701" calcext:value-type="float">
            <text:p>0.4701</text:p>
          </table:table-cell>
          <table:table-cell table:formula="of:=[.E165]/[.B165]" office:value-type="float" office:value="1.01775276033774" calcext:value-type="float">
            <text:p>1.01775276033774</text:p>
          </table:table-cell>
          <table:table-cell table:formula="of:=[$'pr2377-improved-properclone-avoiddecimal-data'.B165]" office:value-type="float" office:value="0.5123" calcext:value-type="float">
            <text:p>0.5123</text:p>
          </table:table-cell>
          <table:table-cell table:formula="of:=[.G165]/[.B165]" office:value-type="float" office:value="1.10911452695389" calcext:value-type="float">
            <text:p>1.10911452695389</text:p>
          </table:table-cell>
        </table:table-row>
        <table:table-row table:style-name="ro1">
          <table:table-cell table:formula="of:=[$'baseline-data'.A166]" office:value-type="string" office:string-value="LocalVariableNamingConventions" calcext:value-type="string">
            <text:p>LocalVariableNamingConventions</text:p>
          </table:table-cell>
          <table:table-cell table:formula="of:=[$'baseline-6.22.0-data'.B166]" office:value-type="float" office:value="0.0382" calcext:value-type="float">
            <text:p>0.0382</text:p>
          </table:table-cell>
          <table:table-cell table:formula="of:=[$'baseline-data'.B166]" office:value-type="float" office:value="0.0389" calcext:value-type="float">
            <text:p>0.0389</text:p>
          </table:table-cell>
          <table:table-cell table:formula="of:=[.C166]/[.B166]" office:value-type="float" office:value="1.01832460732984" calcext:value-type="float">
            <text:p>1.01832460732984</text:p>
          </table:table-cell>
          <table:table-cell table:formula="of:=[$'pr2377-data'.B166]" office:value-type="float" office:value="0.038" calcext:value-type="float">
            <text:p>0.038</text:p>
          </table:table-cell>
          <table:table-cell table:formula="of:=[.E166]/[.B166]" office:value-type="float" office:value="0.994764397905759" calcext:value-type="float">
            <text:p>0.994764397905759</text:p>
          </table:table-cell>
          <table:table-cell table:formula="of:=[$'pr2377-improved-properclone-avoiddecimal-data'.B166]" office:value-type="float" office:value="0.0389" calcext:value-type="float">
            <text:p>0.0389</text:p>
          </table:table-cell>
          <table:table-cell table:formula="of:=[.G166]/[.B166]" office:value-type="float" office:value="1.01832460732984" calcext:value-type="float">
            <text:p>1.01832460732984</text:p>
          </table:table-cell>
        </table:table-row>
        <table:table-row table:style-name="ro1">
          <table:table-cell table:formula="of:=[$'baseline-data'.A167]" office:value-type="string" office:string-value="LogicInversion" calcext:value-type="string">
            <text:p>LogicInversion</text:p>
          </table:table-cell>
          <table:table-cell table:formula="of:=[$'baseline-6.22.0-data'.B167]" office:value-type="float" office:value="0.0128" calcext:value-type="float">
            <text:p>0.0128</text:p>
          </table:table-cell>
          <table:table-cell table:formula="of:=[$'baseline-data'.B167]" office:value-type="float" office:value="0.013" calcext:value-type="float">
            <text:p>0.013</text:p>
          </table:table-cell>
          <table:table-cell table:formula="of:=[.C167]/[.B167]" office:value-type="float" office:value="1.015625" calcext:value-type="float">
            <text:p>1.015625</text:p>
          </table:table-cell>
          <table:table-cell table:formula="of:=[$'pr2377-data'.B167]" office:value-type="float" office:value="0.0147" calcext:value-type="float">
            <text:p>0.0147</text:p>
          </table:table-cell>
          <table:table-cell table:formula="of:=[.E167]/[.B167]" office:value-type="float" office:value="1.1484375" calcext:value-type="float">
            <text:p>1.1484375</text:p>
          </table:table-cell>
          <table:table-cell table:formula="of:=[$'pr2377-improved-properclone-avoiddecimal-data'.B167]" office:value-type="float" office:value="0.0147" calcext:value-type="float">
            <text:p>0.0147</text:p>
          </table:table-cell>
          <table:table-cell table:formula="of:=[.G167]/[.B167]" office:value-type="float" office:value="1.1484375" calcext:value-type="float">
            <text:p>1.1484375</text:p>
          </table:table-cell>
        </table:table-row>
        <table:table-row table:style-name="ro1">
          <table:table-cell table:formula="of:=[$'baseline-data'.A168]" office:value-type="string" office:string-value="LongInstantiation" calcext:value-type="string">
            <text:p>LongInstantiation</text:p>
          </table:table-cell>
          <table:table-cell table:formula="of:=[$'baseline-6.22.0-data'.B168]" office:value-type="float" office:value="0.0524" calcext:value-type="float">
            <text:p>0.0524</text:p>
          </table:table-cell>
          <table:table-cell table:formula="of:=[$'baseline-data'.B168]" office:value-type="float" office:value="0.057" calcext:value-type="float">
            <text:p>0.057</text:p>
          </table:table-cell>
          <table:table-cell table:formula="of:=[.C168]/[.B168]" office:value-type="float" office:value="1.08778625954198" calcext:value-type="float">
            <text:p>1.08778625954198</text:p>
          </table:table-cell>
          <table:table-cell table:formula="of:=[$'pr2377-data'.B168]" office:value-type="float" office:value="0.0827" calcext:value-type="float">
            <text:p>0.0827</text:p>
          </table:table-cell>
          <table:table-cell table:formula="of:=[.E168]/[.B168]" office:value-type="float" office:value="1.57824427480916" calcext:value-type="float">
            <text:p>1.57824427480916</text:p>
          </table:table-cell>
          <table:table-cell table:formula="of:=[$'pr2377-improved-properclone-avoiddecimal-data'.B168]" office:value-type="float" office:value="0.0798" calcext:value-type="float">
            <text:p>0.0798</text:p>
          </table:table-cell>
          <table:table-cell table:formula="of:=[.G168]/[.B168]" office:value-type="float" office:value="1.52290076335878" calcext:value-type="float">
            <text:p>1.52290076335878</text:p>
          </table:table-cell>
        </table:table-row>
        <table:table-row table:style-name="ro1">
          <table:table-cell table:formula="of:=[$'baseline-data'.A169]" office:value-type="string" office:string-value="LongVariable" calcext:value-type="string">
            <text:p>LongVariable</text:p>
          </table:table-cell>
          <table:table-cell table:formula="of:=[$'baseline-6.22.0-data'.B169]" office:value-type="float" office:value="0.2859" calcext:value-type="float">
            <text:p>0.2859</text:p>
          </table:table-cell>
          <table:table-cell table:formula="of:=[$'baseline-data'.B169]" office:value-type="float" office:value="0.2952" calcext:value-type="float">
            <text:p>0.2952</text:p>
          </table:table-cell>
          <table:table-cell table:formula="of:=[.C169]/[.B169]" office:value-type="float" office:value="1.03252885624344" calcext:value-type="float">
            <text:p>1.03252885624344</text:p>
          </table:table-cell>
          <table:table-cell table:formula="of:=[$'pr2377-data'.B169]" office:value-type="float" office:value="0.545" calcext:value-type="float">
            <text:p>0.545</text:p>
          </table:table-cell>
          <table:table-cell table:formula="of:=[.E169]/[.B169]" office:value-type="float" office:value="1.90626093039524" calcext:value-type="float">
            <text:p>1.90626093039524</text:p>
          </table:table-cell>
          <table:table-cell table:formula="of:=[$'pr2377-improved-properclone-avoiddecimal-data'.B169]" office:value-type="float" office:value="0.5019" calcext:value-type="float">
            <text:p>0.5019</text:p>
          </table:table-cell>
          <table:table-cell table:formula="of:=[.G169]/[.B169]" office:value-type="float" office:value="1.75550891920252" calcext:value-type="float">
            <text:p>1.75550891920252</text:p>
          </table:table-cell>
        </table:table-row>
        <table:table-row table:style-name="ro1">
          <table:table-cell table:formula="of:=[$'baseline-data'.A170]" office:value-type="string" office:string-value="LooseCoupling" calcext:value-type="string">
            <text:p>LooseCoupling</text:p>
          </table:table-cell>
          <table:table-cell table:formula="of:=[$'baseline-6.22.0-data'.B170]" office:value-type="float" office:value="0.4182" calcext:value-type="float">
            <text:p>0.4182</text:p>
          </table:table-cell>
          <table:table-cell table:formula="of:=[$'baseline-data'.B170]" office:value-type="float" office:value="0.3781" calcext:value-type="float">
            <text:p>0.3781</text:p>
          </table:table-cell>
          <table:table-cell table:formula="of:=[.C170]/[.B170]" office:value-type="float" office:value="0.904112864658058" calcext:value-type="float">
            <text:p>0.904112864658058</text:p>
          </table:table-cell>
          <table:table-cell table:formula="of:=[$'pr2377-data'.B170]" office:value-type="float" office:value="0.3667" calcext:value-type="float">
            <text:p>0.3667</text:p>
          </table:table-cell>
          <table:table-cell table:formula="of:=[.E170]/[.B170]" office:value-type="float" office:value="0.876853180296509" calcext:value-type="float">
            <text:p>0.876853180296509</text:p>
          </table:table-cell>
          <table:table-cell table:formula="of:=[$'pr2377-improved-properclone-avoiddecimal-data'.B170]" office:value-type="float" office:value="0.3722" calcext:value-type="float">
            <text:p>0.3722</text:p>
          </table:table-cell>
          <table:table-cell table:formula="of:=[.G170]/[.B170]" office:value-type="float" office:value="0.890004782400765" calcext:value-type="float">
            <text:p>0.890004782400765</text:p>
          </table:table-cell>
        </table:table-row>
        <table:table-row table:style-name="ro1">
          <table:table-cell table:formula="of:=[$'baseline-data'.A171]" office:value-type="string" office:string-value="MDBAndSessionBeanNamingConvention" calcext:value-type="string">
            <text:p>MDBAndSessionBeanNamingConvention</text:p>
          </table:table-cell>
          <table:table-cell table:formula="of:=[$'baseline-6.22.0-data'.B171]" office:value-type="float" office:value="0.0239" calcext:value-type="float">
            <text:p>0.0239</text:p>
          </table:table-cell>
          <table:table-cell table:formula="of:=[$'baseline-data'.B171]" office:value-type="float" office:value="0.0241" calcext:value-type="float">
            <text:p>0.0241</text:p>
          </table:table-cell>
          <table:table-cell table:formula="of:=[.C171]/[.B171]" office:value-type="float" office:value="1.00836820083682" calcext:value-type="float">
            <text:p>1.00836820083682</text:p>
          </table:table-cell>
          <table:table-cell table:formula="of:=[$'pr2377-data'.B171]" office:value-type="float" office:value="0.0264" calcext:value-type="float">
            <text:p>0.0264</text:p>
          </table:table-cell>
          <table:table-cell table:formula="of:=[.E171]/[.B171]" office:value-type="float" office:value="1.10460251046025" calcext:value-type="float">
            <text:p>1.10460251046025</text:p>
          </table:table-cell>
          <table:table-cell table:formula="of:=[$'pr2377-improved-properclone-avoiddecimal-data'.B171]" office:value-type="float" office:value="0.0468" calcext:value-type="float">
            <text:p>0.0468</text:p>
          </table:table-cell>
          <table:table-cell table:formula="of:=[.G171]/[.B171]" office:value-type="float" office:value="1.9581589958159" calcext:value-type="float">
            <text:p>1.9581589958159</text:p>
          </table:table-cell>
        </table:table-row>
        <table:table-row table:style-name="ro1">
          <table:table-cell table:formula="of:=[$'baseline-data'.A172]" office:value-type="string" office:string-value="MethodArgumentCouldBeFinal" calcext:value-type="string">
            <text:p>MethodArgumentCouldBeFinal</text:p>
          </table:table-cell>
          <table:table-cell table:formula="of:=[$'baseline-6.22.0-data'.B172]" office:value-type="float" office:value="0.4987" calcext:value-type="float">
            <text:p>0.4987</text:p>
          </table:table-cell>
          <table:table-cell table:formula="of:=[$'baseline-data'.B172]" office:value-type="float" office:value="0.4745" calcext:value-type="float">
            <text:p>0.4745</text:p>
          </table:table-cell>
          <table:table-cell table:formula="of:=[.C172]/[.B172]" office:value-type="float" office:value="0.951473831963104" calcext:value-type="float">
            <text:p>0.951473831963104</text:p>
          </table:table-cell>
          <table:table-cell table:formula="of:=[$'pr2377-data'.B172]" office:value-type="float" office:value="0.5037" calcext:value-type="float">
            <text:p>0.5037</text:p>
          </table:table-cell>
          <table:table-cell table:formula="of:=[.E172]/[.B172]" office:value-type="float" office:value="1.01002606777622" calcext:value-type="float">
            <text:p>1.01002606777622</text:p>
          </table:table-cell>
          <table:table-cell table:formula="of:=[$'pr2377-improved-properclone-avoiddecimal-data'.B172]" office:value-type="float" office:value="0.4807" calcext:value-type="float">
            <text:p>0.4807</text:p>
          </table:table-cell>
          <table:table-cell table:formula="of:=[.G172]/[.B172]" office:value-type="float" office:value="0.963906156005615" calcext:value-type="float">
            <text:p>0.963906156005615</text:p>
          </table:table-cell>
        </table:table-row>
        <table:table-row table:style-name="ro1">
          <table:table-cell table:formula="of:=[$'baseline-data'.A173]" office:value-type="string" office:string-value="MethodNamingConventions" calcext:value-type="string">
            <text:p>MethodNamingConventions</text:p>
          </table:table-cell>
          <table:table-cell table:formula="of:=[$'baseline-6.22.0-data'.B173]" office:value-type="float" office:value="0.4285" calcext:value-type="float">
            <text:p>0.4285</text:p>
          </table:table-cell>
          <table:table-cell table:formula="of:=[$'baseline-data'.B173]" office:value-type="float" office:value="0.3622" calcext:value-type="float">
            <text:p>0.3622</text:p>
          </table:table-cell>
          <table:table-cell table:formula="of:=[.C173]/[.B173]" office:value-type="float" office:value="0.845274212368728" calcext:value-type="float">
            <text:p>0.845274212368728</text:p>
          </table:table-cell>
          <table:table-cell table:formula="of:=[$'pr2377-data'.B173]" office:value-type="float" office:value="0.3552" calcext:value-type="float">
            <text:p>0.3552</text:p>
          </table:table-cell>
          <table:table-cell table:formula="of:=[.E173]/[.B173]" office:value-type="float" office:value="0.828938156359393" calcext:value-type="float">
            <text:p>0.828938156359393</text:p>
          </table:table-cell>
          <table:table-cell table:formula="of:=[$'pr2377-improved-properclone-avoiddecimal-data'.B173]" office:value-type="float" office:value="0.3594" calcext:value-type="float">
            <text:p>0.3594</text:p>
          </table:table-cell>
          <table:table-cell table:formula="of:=[.G173]/[.B173]" office:value-type="float" office:value="0.838739789964994" calcext:value-type="float">
            <text:p>0.838739789964994</text:p>
          </table:table-cell>
        </table:table-row>
        <table:table-row table:style-name="ro1">
          <table:table-cell table:formula="of:=[$'baseline-data'.A174]" office:value-type="string" office:string-value="MethodReturnsInternalArray" calcext:value-type="string">
            <text:p>MethodReturnsInternalArray</text:p>
          </table:table-cell>
          <table:table-cell table:formula="of:=[$'baseline-6.22.0-data'.B174]" office:value-type="float" office:value="0.162" calcext:value-type="float">
            <text:p>0.162</text:p>
          </table:table-cell>
          <table:table-cell table:formula="of:=[$'baseline-data'.B174]" office:value-type="float" office:value="0.1513" calcext:value-type="float">
            <text:p>0.1513</text:p>
          </table:table-cell>
          <table:table-cell table:formula="of:=[.C174]/[.B174]" office:value-type="float" office:value="0.933950617283951" calcext:value-type="float">
            <text:p>0.933950617283951</text:p>
          </table:table-cell>
          <table:table-cell table:formula="of:=[$'pr2377-data'.B174]" office:value-type="float" office:value="0.1415" calcext:value-type="float">
            <text:p>0.1415</text:p>
          </table:table-cell>
          <table:table-cell table:formula="of:=[.E174]/[.B174]" office:value-type="float" office:value="0.873456790123457" calcext:value-type="float">
            <text:p>0.873456790123457</text:p>
          </table:table-cell>
          <table:table-cell table:formula="of:=[$'pr2377-improved-properclone-avoiddecimal-data'.B174]" office:value-type="float" office:value="0.1818" calcext:value-type="float">
            <text:p>0.1818</text:p>
          </table:table-cell>
          <table:table-cell table:formula="of:=[.G174]/[.B174]" office:value-type="float" office:value="1.12222222222222" calcext:value-type="float">
            <text:p>1.12222222222222</text:p>
          </table:table-cell>
        </table:table-row>
        <table:table-row table:style-name="ro1">
          <table:table-cell table:formula="of:=[$'baseline-data'.A175]" office:value-type="string" office:string-value="MethodWithSameNameAsEnclosingClass" calcext:value-type="string">
            <text:p>MethodWithSameNameAsEnclosingClass</text:p>
          </table:table-cell>
          <table:table-cell table:formula="of:=[$'baseline-6.22.0-data'.B175]" office:value-type="float" office:value="0.5089" calcext:value-type="float">
            <text:p>0.5089</text:p>
          </table:table-cell>
          <table:table-cell table:formula="of:=[$'baseline-data'.B175]" office:value-type="float" office:value="0.5458" calcext:value-type="float">
            <text:p>0.5458</text:p>
          </table:table-cell>
          <table:table-cell table:formula="of:=[.C175]/[.B175]" office:value-type="float" office:value="1.07250933385734" calcext:value-type="float">
            <text:p>1.07250933385734</text:p>
          </table:table-cell>
          <table:table-cell table:formula="of:=[$'pr2377-data'.B175]" office:value-type="float" office:value="0.5031" calcext:value-type="float">
            <text:p>0.5031</text:p>
          </table:table-cell>
          <table:table-cell table:formula="of:=[.E175]/[.B175]" office:value-type="float" office:value="0.988602868932993" calcext:value-type="float">
            <text:p>0.988602868932993</text:p>
          </table:table-cell>
          <table:table-cell table:formula="of:=[$'pr2377-improved-properclone-avoiddecimal-data'.B175]" office:value-type="float" office:value="0.4866" calcext:value-type="float">
            <text:p>0.4866</text:p>
          </table:table-cell>
          <table:table-cell table:formula="of:=[.G175]/[.B175]" office:value-type="float" office:value="0.956179996069955" calcext:value-type="float">
            <text:p>0.956179996069955</text:p>
          </table:table-cell>
        </table:table-row>
        <table:table-row table:style-name="ro1">
          <table:table-cell table:formula="of:=[$'baseline-data'.A176]" office:value-type="string" office:string-value="MisplacedNullCheck" calcext:value-type="string">
            <text:p>MisplacedNullCheck</text:p>
          </table:table-cell>
          <table:table-cell table:formula="of:=[$'baseline-6.22.0-data'.B176]" office:value-type="float" office:value="1.6421" calcext:value-type="float">
            <text:p>1.6421</text:p>
          </table:table-cell>
          <table:table-cell table:formula="of:=[$'baseline-data'.B176]" office:value-type="float" office:value="0.0316" calcext:value-type="float">
            <text:p>0.0316</text:p>
          </table:table-cell>
          <table:table-cell table:formula="of:=[.C176]/[.B176]" office:value-type="float" office:value="0.0192436514219597" calcext:value-type="float">
            <text:p>0.01924365142196</text:p>
          </table:table-cell>
          <table:table-cell table:formula="of:=[$'pr2377-data'.B176]" office:value-type="float" office:value="0.0227" calcext:value-type="float">
            <text:p>0.0227</text:p>
          </table:table-cell>
          <table:table-cell table:formula="of:=[.E176]/[.B176]" office:value-type="float" office:value="0.0138237622556483" calcext:value-type="float">
            <text:p>0.013823762255648</text:p>
          </table:table-cell>
          <table:table-cell table:formula="of:=[$'pr2377-improved-properclone-avoiddecimal-data'.B176]" office:value-type="float" office:value="0.022" calcext:value-type="float">
            <text:p>0.022</text:p>
          </table:table-cell>
          <table:table-cell table:formula="of:=[.G176]/[.B176]" office:value-type="float" office:value="0.0133974788380732" calcext:value-type="float">
            <text:p>0.013397478838073</text:p>
          </table:table-cell>
        </table:table-row>
        <table:table-row table:style-name="ro1">
          <table:table-cell table:formula="of:=[$'baseline-data'.A177]" office:value-type="string" office:string-value="MissingBreakInSwitch" calcext:value-type="string">
            <text:p>MissingBreakInSwitch</text:p>
          </table:table-cell>
          <table:table-cell table:formula="of:=[$'baseline-6.22.0-data'.B177]" office:value-type="float" office:value="0.0538" calcext:value-type="float">
            <text:p>0.0538</text:p>
          </table:table-cell>
          <table:table-cell table:formula="of:=[$'baseline-data'.B177]" office:value-type="float" office:value="0.0505" calcext:value-type="float">
            <text:p>0.0505</text:p>
          </table:table-cell>
          <table:table-cell table:formula="of:=[.C177]/[.B177]" office:value-type="float" office:value="0.938661710037175" calcext:value-type="float">
            <text:p>0.938661710037175</text:p>
          </table:table-cell>
          <table:table-cell table:formula="of:=[$'pr2377-data'.B177]" office:value-type="float" office:value="0.022" calcext:value-type="float">
            <text:p>0.022</text:p>
          </table:table-cell>
          <table:table-cell table:formula="of:=[.E177]/[.B177]" office:value-type="float" office:value="0.408921933085502" calcext:value-type="float">
            <text:p>0.408921933085502</text:p>
          </table:table-cell>
          <table:table-cell table:formula="of:=[$'pr2377-improved-properclone-avoiddecimal-data'.B177]" office:value-type="float" office:value="0.0216" calcext:value-type="float">
            <text:p>0.0216</text:p>
          </table:table-cell>
          <table:table-cell table:formula="of:=[.G177]/[.B177]" office:value-type="float" office:value="0.401486988847584" calcext:value-type="float">
            <text:p>0.401486988847584</text:p>
          </table:table-cell>
        </table:table-row>
        <table:table-row table:style-name="ro1">
          <table:table-cell table:formula="of:=[$'baseline-data'.A178]" office:value-type="string" office:string-value="MissingOverride" calcext:value-type="string">
            <text:p>MissingOverride</text:p>
          </table:table-cell>
          <table:table-cell table:formula="of:=[$'baseline-6.22.0-data'.B178]" office:value-type="float" office:value="0.2906" calcext:value-type="float">
            <text:p>0.2906</text:p>
          </table:table-cell>
          <table:table-cell table:formula="of:=[$'baseline-data'.B178]" office:value-type="float" office:value="0.2932" calcext:value-type="float">
            <text:p>0.2932</text:p>
          </table:table-cell>
          <table:table-cell table:formula="of:=[.C178]/[.B178]" office:value-type="float" office:value="1.00894700619408" calcext:value-type="float">
            <text:p>1.00894700619408</text:p>
          </table:table-cell>
          <table:table-cell table:formula="of:=[$'pr2377-data'.B178]" office:value-type="float" office:value="0.302" calcext:value-type="float">
            <text:p>0.302</text:p>
          </table:table-cell>
          <table:table-cell table:formula="of:=[.E178]/[.B178]" office:value-type="float" office:value="1.03922918100482" calcext:value-type="float">
            <text:p>1.03922918100482</text:p>
          </table:table-cell>
          <table:table-cell table:formula="of:=[$'pr2377-improved-properclone-avoiddecimal-data'.B178]" office:value-type="float" office:value="0.2883" calcext:value-type="float">
            <text:p>0.2883</text:p>
          </table:table-cell>
          <table:table-cell table:formula="of:=[.G178]/[.B178]" office:value-type="float" office:value="0.992085340674466" calcext:value-type="float">
            <text:p>0.992085340674466</text:p>
          </table:table-cell>
        </table:table-row>
        <table:table-row table:style-name="ro1">
          <table:table-cell table:formula="of:=[$'baseline-data'.A179]" office:value-type="string" office:string-value="MissingSerialVersionUID" calcext:value-type="string">
            <text:p>MissingSerialVersionUID</text:p>
          </table:table-cell>
          <table:table-cell table:formula="of:=[$'baseline-6.22.0-data'.B179]" office:value-type="float" office:value="0.1364" calcext:value-type="float">
            <text:p>0.1364</text:p>
          </table:table-cell>
          <table:table-cell table:formula="of:=[$'baseline-data'.B179]" office:value-type="float" office:value="0.1459" calcext:value-type="float">
            <text:p>0.1459</text:p>
          </table:table-cell>
          <table:table-cell table:formula="of:=[.C179]/[.B179]" office:value-type="float" office:value="1.06964809384164" calcext:value-type="float">
            <text:p>1.06964809384164</text:p>
          </table:table-cell>
          <table:table-cell table:formula="of:=[$'pr2377-data'.B179]" office:value-type="float" office:value="0.0452" calcext:value-type="float">
            <text:p>0.0452</text:p>
          </table:table-cell>
          <table:table-cell table:formula="of:=[.E179]/[.B179]" office:value-type="float" office:value="0.331378299120235" calcext:value-type="float">
            <text:p>0.331378299120235</text:p>
          </table:table-cell>
          <table:table-cell table:formula="of:=[$'pr2377-improved-properclone-avoiddecimal-data'.B179]" office:value-type="float" office:value="0.044" calcext:value-type="float">
            <text:p>0.044</text:p>
          </table:table-cell>
          <table:table-cell table:formula="of:=[.G179]/[.B179]" office:value-type="float" office:value="0.32258064516129" calcext:value-type="float">
            <text:p>0.32258064516129</text:p>
          </table:table-cell>
        </table:table-row>
        <table:table-row table:style-name="ro1">
          <table:table-cell table:formula="of:=[$'baseline-data'.A180]" office:value-type="string" office:string-value="MissingStaticMethodInNonInstantiatableClass" calcext:value-type="string">
            <text:p>MissingStaticMethodInNonInstantiatableClass</text:p>
          </table:table-cell>
          <table:table-cell table:formula="of:=[$'baseline-6.22.0-data'.B180]" office:value-type="float" office:value="0.9041" calcext:value-type="float">
            <text:p>0.9041</text:p>
          </table:table-cell>
          <table:table-cell table:formula="of:=[$'baseline-data'.B180]" office:value-type="float" office:value="1.0464" calcext:value-type="float">
            <text:p>1.0464</text:p>
          </table:table-cell>
          <table:table-cell table:formula="of:=[.C180]/[.B180]" office:value-type="float" office:value="1.15739409357372" calcext:value-type="float">
            <text:p>1.15739409357372</text:p>
          </table:table-cell>
          <table:table-cell table:formula="of:=[$'pr2377-data'.B180]" office:value-type="float" office:value="0.9721" calcext:value-type="float">
            <text:p>0.9721</text:p>
          </table:table-cell>
          <table:table-cell table:formula="of:=[.E180]/[.B180]" office:value-type="float" office:value="1.0752129189249" calcext:value-type="float">
            <text:p>1.0752129189249</text:p>
          </table:table-cell>
          <table:table-cell table:formula="of:=[$'pr2377-improved-properclone-avoiddecimal-data'.B180]" office:value-type="float" office:value="0.9949" calcext:value-type="float">
            <text:p>0.9949</text:p>
          </table:table-cell>
          <table:table-cell table:formula="of:=[.G180]/[.B180]" office:value-type="float" office:value="1.10043136821148" calcext:value-type="float">
            <text:p>1.10043136821148</text:p>
          </table:table-cell>
        </table:table-row>
        <table:table-row table:style-name="ro1">
          <table:table-cell table:formula="of:=[$'baseline-data'.A181]" office:value-type="string" office:string-value="MoreThanOneLogger" calcext:value-type="string">
            <text:p>MoreThanOneLogger</text:p>
          </table:table-cell>
          <table:table-cell table:formula="of:=[$'baseline-6.22.0-data'.B181]" office:value-type="float" office:value="6.6405" calcext:value-type="float">
            <text:p>6.6405</text:p>
          </table:table-cell>
          <table:table-cell table:formula="of:=[$'baseline-data'.B181]" office:value-type="float" office:value="0.4855" calcext:value-type="float">
            <text:p>0.4855</text:p>
          </table:table-cell>
          <table:table-cell table:formula="of:=[.C181]/[.B181]" office:value-type="float" office:value="0.0731119644605075" calcext:value-type="float">
            <text:p>0.073111964460508</text:p>
          </table:table-cell>
          <table:table-cell table:formula="of:=[$'pr2377-data'.B181]" office:value-type="float" office:value="0.4786" calcext:value-type="float">
            <text:p>0.4786</text:p>
          </table:table-cell>
          <table:table-cell table:formula="of:=[.E181]/[.B181]" office:value-type="float" office:value="0.0720728860778556" calcext:value-type="float">
            <text:p>0.072072886077856</text:p>
          </table:table-cell>
          <table:table-cell table:formula="of:=[$'pr2377-improved-properclone-avoiddecimal-data'.B181]" office:value-type="float" office:value="0.5308" calcext:value-type="float">
            <text:p>0.5308</text:p>
          </table:table-cell>
          <table:table-cell table:formula="of:=[.G181]/[.B181]" office:value-type="float" office:value="0.0799337399292222" calcext:value-type="float">
            <text:p>0.079933739929222</text:p>
          </table:table-cell>
        </table:table-row>
        <table:table-row table:style-name="ro1">
          <table:table-cell table:formula="of:=[$'baseline-data'.A182]" office:value-type="string" office:string-value="NPathComplexity" calcext:value-type="string">
            <text:p>NPathComplexity</text:p>
          </table:table-cell>
          <table:table-cell table:formula="of:=[$'baseline-6.22.0-data'.B182]" office:value-type="float" office:value="0.4131" calcext:value-type="float">
            <text:p>0.4131</text:p>
          </table:table-cell>
          <table:table-cell table:formula="of:=[$'baseline-data'.B182]" office:value-type="float" office:value="0.4125" calcext:value-type="float">
            <text:p>0.4125</text:p>
          </table:table-cell>
          <table:table-cell table:formula="of:=[.C182]/[.B182]" office:value-type="float" office:value="0.998547567175018" calcext:value-type="float">
            <text:p>0.998547567175018</text:p>
          </table:table-cell>
          <table:table-cell table:formula="of:=[$'pr2377-data'.B182]" office:value-type="float" office:value="0.4171" calcext:value-type="float">
            <text:p>0.4171</text:p>
          </table:table-cell>
          <table:table-cell table:formula="of:=[.E182]/[.B182]" office:value-type="float" office:value="1.00968288549988" calcext:value-type="float">
            <text:p>1.00968288549988</text:p>
          </table:table-cell>
          <table:table-cell table:formula="of:=[$'pr2377-improved-properclone-avoiddecimal-data'.B182]" office:value-type="float" office:value="0.4174" calcext:value-type="float">
            <text:p>0.4174</text:p>
          </table:table-cell>
          <table:table-cell table:formula="of:=[.G182]/[.B182]" office:value-type="float" office:value="1.01040910191237" calcext:value-type="float">
            <text:p>1.01040910191237</text:p>
          </table:table-cell>
        </table:table-row>
        <table:table-row table:style-name="ro1">
          <table:table-cell table:formula="of:=[$'baseline-data'.A183]" office:value-type="string" office:string-value="NcssCount" calcext:value-type="string">
            <text:p>NcssCount</text:p>
          </table:table-cell>
          <table:table-cell table:formula="of:=[$'baseline-6.22.0-data'.B183]" office:value-type="float" office:value="0.5025" calcext:value-type="float">
            <text:p>0.5025</text:p>
          </table:table-cell>
          <table:table-cell table:formula="of:=[$'baseline-data'.B183]" office:value-type="float" office:value="0.4604" calcext:value-type="float">
            <text:p>0.4604</text:p>
          </table:table-cell>
          <table:table-cell table:formula="of:=[.C183]/[.B183]" office:value-type="float" office:value="0.916218905472637" calcext:value-type="float">
            <text:p>0.916218905472637</text:p>
          </table:table-cell>
          <table:table-cell table:formula="of:=[$'pr2377-data'.B183]" office:value-type="float" office:value="0.4648" calcext:value-type="float">
            <text:p>0.4648</text:p>
          </table:table-cell>
          <table:table-cell table:formula="of:=[.E183]/[.B183]" office:value-type="float" office:value="0.92497512437811" calcext:value-type="float">
            <text:p>0.92497512437811</text:p>
          </table:table-cell>
          <table:table-cell table:formula="of:=[$'pr2377-improved-properclone-avoiddecimal-data'.B183]" office:value-type="float" office:value="0.4634" calcext:value-type="float">
            <text:p>0.4634</text:p>
          </table:table-cell>
          <table:table-cell table:formula="of:=[.G183]/[.B183]" office:value-type="float" office:value="0.922189054726368" calcext:value-type="float">
            <text:p>0.922189054726368</text:p>
          </table:table-cell>
        </table:table-row>
        <table:table-row table:style-name="ro1">
          <table:table-cell table:formula="of:=[$'baseline-data'.A184]" office:value-type="string" office:string-value="NoPackage" calcext:value-type="string">
            <text:p>NoPackage</text:p>
          </table:table-cell>
          <table:table-cell table:formula="of:=[$'baseline-6.22.0-data'.B184]" office:value-type="float" office:value="0.0353" calcext:value-type="float">
            <text:p>0.0353</text:p>
          </table:table-cell>
          <table:table-cell table:formula="of:=[$'baseline-data'.B184]" office:value-type="float" office:value="0.0407" calcext:value-type="float">
            <text:p>0.0407</text:p>
          </table:table-cell>
          <table:table-cell table:formula="of:=[.C184]/[.B184]" office:value-type="float" office:value="1.15297450424929" calcext:value-type="float">
            <text:p>1.15297450424929</text:p>
          </table:table-cell>
          <table:table-cell table:formula="of:=[$'pr2377-data'.B184]" office:value-type="float" office:value="0.0208" calcext:value-type="float">
            <text:p>0.0208</text:p>
          </table:table-cell>
          <table:table-cell table:formula="of:=[.E184]/[.B184]" office:value-type="float" office:value="0.589235127478753" calcext:value-type="float">
            <text:p>0.589235127478753</text:p>
          </table:table-cell>
          <table:table-cell table:formula="of:=[$'pr2377-improved-properclone-avoiddecimal-data'.B184]" office:value-type="float" office:value="0.02" calcext:value-type="float">
            <text:p>0.02</text:p>
          </table:table-cell>
          <table:table-cell table:formula="of:=[.G184]/[.B184]" office:value-type="float" office:value="0.56657223796034" calcext:value-type="float">
            <text:p>0.56657223796034</text:p>
          </table:table-cell>
        </table:table-row>
        <table:table-row table:style-name="ro1">
          <table:table-cell table:formula="of:=[$'baseline-data'.A185]" office:value-type="string" office:string-value="NonCaseLabelInSwitchStatement" calcext:value-type="string">
            <text:p>NonCaseLabelInSwitchStatement</text:p>
          </table:table-cell>
          <table:table-cell table:formula="of:=[$'baseline-6.22.0-data'.B185]" office:value-type="float" office:value="0.0106" calcext:value-type="float">
            <text:p>0.0106</text:p>
          </table:table-cell>
          <table:table-cell table:formula="of:=[$'baseline-data'.B185]" office:value-type="float" office:value="0.0106" calcext:value-type="float">
            <text:p>0.0106</text:p>
          </table:table-cell>
          <table:table-cell table:formula="of:=[.C185]/[.B185]" office:value-type="float" office:value="1" calcext:value-type="float">
            <text:p>1</text:p>
          </table:table-cell>
          <table:table-cell table:formula="of:=[$'pr2377-data'.B185]" office:value-type="float" office:value="0.0065" calcext:value-type="float">
            <text:p>0.0065</text:p>
          </table:table-cell>
          <table:table-cell table:formula="of:=[.E185]/[.B185]" office:value-type="float" office:value="0.613207547169811" calcext:value-type="float">
            <text:p>0.613207547169811</text:p>
          </table:table-cell>
          <table:table-cell table:formula="of:=[$'pr2377-improved-properclone-avoiddecimal-data'.B185]" office:value-type="float" office:value="0.0062" calcext:value-type="float">
            <text:p>0.0062</text:p>
          </table:table-cell>
          <table:table-cell table:formula="of:=[.G185]/[.B185]" office:value-type="float" office:value="0.584905660377359" calcext:value-type="float">
            <text:p>0.584905660377359</text:p>
          </table:table-cell>
        </table:table-row>
        <table:table-row table:style-name="ro1">
          <table:table-cell table:formula="of:=[$'baseline-data'.A186]" office:value-type="string" office:string-value="NonStaticInitializer" calcext:value-type="string">
            <text:p>NonStaticInitializer</text:p>
          </table:table-cell>
          <table:table-cell table:formula="of:=[$'baseline-6.22.0-data'.B186]" office:value-type="float" office:value="0.9168" calcext:value-type="float">
            <text:p>0.9168</text:p>
          </table:table-cell>
          <table:table-cell table:formula="of:=[$'baseline-data'.B186]" office:value-type="float" office:value="0.0066" calcext:value-type="float">
            <text:p>0.0066</text:p>
          </table:table-cell>
          <table:table-cell table:formula="of:=[.C186]/[.B186]" office:value-type="float" office:value="0.00719895287958115" calcext:value-type="float">
            <text:p>0.007198952879581</text:p>
          </table:table-cell>
          <table:table-cell table:formula="of:=[$'pr2377-data'.B186]" office:value-type="float" office:value="0.0053" calcext:value-type="float">
            <text:p>0.0053</text:p>
          </table:table-cell>
          <table:table-cell table:formula="of:=[.E186]/[.B186]" office:value-type="float" office:value="0.00578097731239093" calcext:value-type="float">
            <text:p>0.005780977312391</text:p>
          </table:table-cell>
          <table:table-cell table:formula="of:=[$'pr2377-improved-properclone-avoiddecimal-data'.B186]" office:value-type="float" office:value="0.0054" calcext:value-type="float">
            <text:p>0.0054</text:p>
          </table:table-cell>
          <table:table-cell table:formula="of:=[.G186]/[.B186]" office:value-type="float" office:value="0.00589005235602094" calcext:value-type="float">
            <text:p>0.005890052356021</text:p>
          </table:table-cell>
        </table:table-row>
        <table:table-row table:style-name="ro1">
          <table:table-cell table:formula="of:=[$'baseline-data'.A187]" office:value-type="string" office:string-value="NonThreadSafeSingleton" calcext:value-type="string">
            <text:p>NonThreadSafeSingleton</text:p>
          </table:table-cell>
          <table:table-cell table:formula="of:=[$'baseline-6.22.0-data'.B187]" office:value-type="float" office:value="0.2995" calcext:value-type="float">
            <text:p>0.2995</text:p>
          </table:table-cell>
          <table:table-cell table:formula="of:=[$'baseline-data'.B187]" office:value-type="float" office:value="0.312" calcext:value-type="float">
            <text:p>0.312</text:p>
          </table:table-cell>
          <table:table-cell table:formula="of:=[.C187]/[.B187]" office:value-type="float" office:value="1.04173622704508" calcext:value-type="float">
            <text:p>1.04173622704508</text:p>
          </table:table-cell>
          <table:table-cell table:formula="of:=[$'pr2377-data'.B187]" office:value-type="float" office:value="0.3028" calcext:value-type="float">
            <text:p>0.3028</text:p>
          </table:table-cell>
          <table:table-cell table:formula="of:=[.E187]/[.B187]" office:value-type="float" office:value="1.0110183639399" calcext:value-type="float">
            <text:p>1.0110183639399</text:p>
          </table:table-cell>
          <table:table-cell table:formula="of:=[$'pr2377-improved-properclone-avoiddecimal-data'.B187]" office:value-type="float" office:value="0.3063" calcext:value-type="float">
            <text:p>0.3063</text:p>
          </table:table-cell>
          <table:table-cell table:formula="of:=[.G187]/[.B187]" office:value-type="float" office:value="1.02270450751252" calcext:value-type="float">
            <text:p>1.02270450751252</text:p>
          </table:table-cell>
        </table:table-row>
        <table:table-row table:style-name="ro1">
          <table:table-cell table:formula="of:=[$'baseline-data'.A188]" office:value-type="string" office:string-value="NullAssignment" calcext:value-type="string">
            <text:p>NullAssignment</text:p>
          </table:table-cell>
          <table:table-cell table:formula="of:=[$'baseline-6.22.0-data'.B188]" office:value-type="float" office:value="0.0184" calcext:value-type="float">
            <text:p>0.0184</text:p>
          </table:table-cell>
          <table:table-cell table:formula="of:=[$'baseline-data'.B188]" office:value-type="float" office:value="0.019" calcext:value-type="float">
            <text:p>0.019</text:p>
          </table:table-cell>
          <table:table-cell table:formula="of:=[.C188]/[.B188]" office:value-type="float" office:value="1.03260869565217" calcext:value-type="float">
            <text:p>1.03260869565217</text:p>
          </table:table-cell>
          <table:table-cell table:formula="of:=[$'pr2377-data'.B188]" office:value-type="float" office:value="0.0187" calcext:value-type="float">
            <text:p>0.0187</text:p>
          </table:table-cell>
          <table:table-cell table:formula="of:=[.E188]/[.B188]" office:value-type="float" office:value="1.01630434782609" calcext:value-type="float">
            <text:p>1.01630434782609</text:p>
          </table:table-cell>
          <table:table-cell table:formula="of:=[$'pr2377-improved-properclone-avoiddecimal-data'.B188]" office:value-type="float" office:value="0.0187" calcext:value-type="float">
            <text:p>0.0187</text:p>
          </table:table-cell>
          <table:table-cell table:formula="of:=[.G188]/[.B188]" office:value-type="float" office:value="1.01630434782609" calcext:value-type="float">
            <text:p>1.01630434782609</text:p>
          </table:table-cell>
        </table:table-row>
        <table:table-row table:style-name="ro1">
          <table:table-cell table:formula="of:=[$'baseline-data'.A189]" office:value-type="string" office:string-value="OneDeclarationPerLine" calcext:value-type="string">
            <text:p>OneDeclarationPerLine</text:p>
          </table:table-cell>
          <table:table-cell table:formula="of:=[$'baseline-6.22.0-data'.B189]" office:value-type="float" office:value="1.8464" calcext:value-type="float">
            <text:p>1.8464</text:p>
          </table:table-cell>
          <table:table-cell table:formula="of:=[$'baseline-data'.B189]" office:value-type="float" office:value="0.2391" calcext:value-type="float">
            <text:p>0.2391</text:p>
          </table:table-cell>
          <table:table-cell table:formula="of:=[.C189]/[.B189]" office:value-type="float" office:value="0.129495233968804" calcext:value-type="float">
            <text:p>0.129495233968804</text:p>
          </table:table-cell>
          <table:table-cell table:formula="of:=[$'pr2377-data'.B189]" office:value-type="float" office:value="0.2245" calcext:value-type="float">
            <text:p>0.2245</text:p>
          </table:table-cell>
          <table:table-cell table:formula="of:=[.E189]/[.B189]" office:value-type="float" office:value="0.121587954939341" calcext:value-type="float">
            <text:p>0.121587954939341</text:p>
          </table:table-cell>
          <table:table-cell table:formula="of:=[$'pr2377-improved-properclone-avoiddecimal-data'.B189]" office:value-type="float" office:value="0.2545" calcext:value-type="float">
            <text:p>0.2545</text:p>
          </table:table-cell>
          <table:table-cell table:formula="of:=[.G189]/[.B189]" office:value-type="float" office:value="0.137835788561525" calcext:value-type="float">
            <text:p>0.137835788561525</text:p>
          </table:table-cell>
        </table:table-row>
        <table:table-row table:style-name="ro1">
          <table:table-cell table:formula="of:=[$'baseline-data'.A190]" office:value-type="string" office:string-value="OnlyOneReturn" calcext:value-type="string">
            <text:p>OnlyOneReturn</text:p>
          </table:table-cell>
          <table:table-cell table:formula="of:=[$'baseline-6.22.0-data'.B190]" office:value-type="float" office:value="0.2922" calcext:value-type="float">
            <text:p>0.2922</text:p>
          </table:table-cell>
          <table:table-cell table:formula="of:=[$'baseline-data'.B190]" office:value-type="float" office:value="0.2627" calcext:value-type="float">
            <text:p>0.2627</text:p>
          </table:table-cell>
          <table:table-cell table:formula="of:=[.C190]/[.B190]" office:value-type="float" office:value="0.899041752224504" calcext:value-type="float">
            <text:p>0.899041752224504</text:p>
          </table:table-cell>
          <table:table-cell table:formula="of:=[$'pr2377-data'.B190]" office:value-type="float" office:value="0.259" calcext:value-type="float">
            <text:p>0.259</text:p>
          </table:table-cell>
          <table:table-cell table:formula="of:=[.E190]/[.B190]" office:value-type="float" office:value="0.886379192334018" calcext:value-type="float">
            <text:p>0.886379192334018</text:p>
          </table:table-cell>
          <table:table-cell table:formula="of:=[$'pr2377-improved-properclone-avoiddecimal-data'.B190]" office:value-type="float" office:value="0.261" calcext:value-type="float">
            <text:p>0.261</text:p>
          </table:table-cell>
          <table:table-cell table:formula="of:=[.G190]/[.B190]" office:value-type="float" office:value="0.893223819301848" calcext:value-type="float">
            <text:p>0.893223819301848</text:p>
          </table:table-cell>
        </table:table-row>
        <table:table-row table:style-name="ro1">
          <table:table-cell table:formula="of:=[$'baseline-data'.A191]" office:value-type="string" office:string-value="OptimizableToArrayCall" calcext:value-type="string">
            <text:p>OptimizableToArrayCall</text:p>
          </table:table-cell>
          <table:table-cell table:formula="of:=[$'baseline-6.22.0-data'.B191]" office:value-type="float" office:value="0.7993" calcext:value-type="float">
            <text:p>0.7993</text:p>
          </table:table-cell>
          <table:table-cell table:formula="of:=[$'baseline-data'.B191]" office:value-type="float" office:value="0.7607" calcext:value-type="float">
            <text:p>0.7607</text:p>
          </table:table-cell>
          <table:table-cell table:formula="of:=[.C191]/[.B191]" office:value-type="float" office:value="0.951707744276242" calcext:value-type="float">
            <text:p>0.951707744276242</text:p>
          </table:table-cell>
          <table:table-cell table:formula="of:=[$'pr2377-data'.B191]" office:value-type="float" office:value="1.2504" calcext:value-type="float">
            <text:p>1.2504</text:p>
          </table:table-cell>
          <table:table-cell table:formula="of:=[.E191]/[.B191]" office:value-type="float" office:value="1.56436882271988" calcext:value-type="float">
            <text:p>1.56436882271988</text:p>
          </table:table-cell>
          <table:table-cell table:formula="of:=[$'pr2377-improved-properclone-avoiddecimal-data'.B191]" office:value-type="float" office:value="1.1186" calcext:value-type="float">
            <text:p>1.1186</text:p>
          </table:table-cell>
          <table:table-cell table:formula="of:=[.G191]/[.B191]" office:value-type="float" office:value="1.3994745402227" calcext:value-type="float">
            <text:p>1.3994745402227</text:p>
          </table:table-cell>
        </table:table-row>
        <table:table-row table:style-name="ro1">
          <table:table-cell table:formula="of:=[$'baseline-data'.A192]" office:value-type="string" office:string-value="OverrideBothEqualsAndHashcode" calcext:value-type="string">
            <text:p>OverrideBothEqualsAndHashcode</text:p>
          </table:table-cell>
          <table:table-cell table:formula="of:=[$'baseline-6.22.0-data'.B192]" office:value-type="float" office:value="0.3764" calcext:value-type="float">
            <text:p>0.3764</text:p>
          </table:table-cell>
          <table:table-cell table:formula="of:=[$'baseline-data'.B192]" office:value-type="float" office:value="0.3005" calcext:value-type="float">
            <text:p>0.3005</text:p>
          </table:table-cell>
          <table:table-cell table:formula="of:=[.C192]/[.B192]" office:value-type="float" office:value="0.798352816153029" calcext:value-type="float">
            <text:p>0.798352816153029</text:p>
          </table:table-cell>
          <table:table-cell table:formula="of:=[$'pr2377-data'.B192]" office:value-type="float" office:value="0.2976" calcext:value-type="float">
            <text:p>0.2976</text:p>
          </table:table-cell>
          <table:table-cell table:formula="of:=[.E192]/[.B192]" office:value-type="float" office:value="0.790648246546227" calcext:value-type="float">
            <text:p>0.790648246546227</text:p>
          </table:table-cell>
          <table:table-cell table:formula="of:=[$'pr2377-improved-properclone-avoiddecimal-data'.B192]" office:value-type="float" office:value="0.3226" calcext:value-type="float">
            <text:p>0.3226</text:p>
          </table:table-cell>
          <table:table-cell table:formula="of:=[.G192]/[.B192]" office:value-type="float" office:value="0.857066950053135" calcext:value-type="float">
            <text:p>0.857066950053135</text:p>
          </table:table-cell>
        </table:table-row>
        <table:table-row table:style-name="ro1">
          <table:table-cell table:formula="of:=[$'baseline-data'.A193]" office:value-type="string" office:string-value="PackageCase" calcext:value-type="string">
            <text:p>PackageCase</text:p>
          </table:table-cell>
          <table:table-cell table:formula="of:=[$'baseline-6.22.0-data'.B193]" office:value-type="float" office:value="0.0389" calcext:value-type="float">
            <text:p>0.0389</text:p>
          </table:table-cell>
          <table:table-cell table:formula="of:=[$'baseline-data'.B193]" office:value-type="float" office:value="0.044" calcext:value-type="float">
            <text:p>0.044</text:p>
          </table:table-cell>
          <table:table-cell table:formula="of:=[.C193]/[.B193]" office:value-type="float" office:value="1.13110539845758" calcext:value-type="float">
            <text:p>1.13110539845758</text:p>
          </table:table-cell>
          <table:table-cell table:formula="of:=[$'pr2377-data'.B193]" office:value-type="float" office:value="0.0496" calcext:value-type="float">
            <text:p>0.0496</text:p>
          </table:table-cell>
          <table:table-cell table:formula="of:=[.E193]/[.B193]" office:value-type="float" office:value="1.27506426735219" calcext:value-type="float">
            <text:p>1.27506426735219</text:p>
          </table:table-cell>
          <table:table-cell table:formula="of:=[$'pr2377-improved-properclone-avoiddecimal-data'.B193]" office:value-type="float" office:value="0.0502" calcext:value-type="float">
            <text:p>0.0502</text:p>
          </table:table-cell>
          <table:table-cell table:formula="of:=[.G193]/[.B193]" office:value-type="float" office:value="1.29048843187661" calcext:value-type="float">
            <text:p>1.29048843187661</text:p>
          </table:table-cell>
        </table:table-row>
        <table:table-row table:style-name="ro1">
          <table:table-cell table:formula="of:=[$'baseline-data'.A194]" office:value-type="string" office:string-value="PositionLiteralsFirstInCaseInsensitiveComparisons" calcext:value-type="string">
            <text:p>PositionLiteralsFirstInCaseInsensitiveComparisons</text:p>
          </table:table-cell>
          <table:table-cell table:formula="of:=[$'baseline-6.22.0-data'.B194]" office:value-type="float" office:value="0.8519" calcext:value-type="float">
            <text:p>0.8519</text:p>
          </table:table-cell>
          <table:table-cell table:formula="of:=[$'baseline-data'.B194]" office:value-type="float" office:value="0.8533" calcext:value-type="float">
            <text:p>0.8533</text:p>
          </table:table-cell>
          <table:table-cell table:formula="of:=[.C194]/[.B194]" office:value-type="float" office:value="1.00164338537387" calcext:value-type="float">
            <text:p>1.00164338537387</text:p>
          </table:table-cell>
          <table:table-cell table:formula="of:=[$'pr2377-data'.B194]" office:value-type="float" office:value="2.7089" calcext:value-type="float">
            <text:p>2.7089</text:p>
          </table:table-cell>
          <table:table-cell table:formula="of:=[.E194]/[.B194]" office:value-type="float" office:value="3.17983331376922" calcext:value-type="float">
            <text:p>3.17983331376922</text:p>
          </table:table-cell>
          <table:table-cell table:formula="of:=[$'pr2377-improved-properclone-avoiddecimal-data'.B194]" office:value-type="float" office:value="2.7176" calcext:value-type="float">
            <text:p>2.7176</text:p>
          </table:table-cell>
          <table:table-cell table:formula="of:=[.G194]/[.B194]" office:value-type="float" office:value="3.19004578002113" calcext:value-type="float">
            <text:p>3.19004578002113</text:p>
          </table:table-cell>
        </table:table-row>
        <table:table-row table:style-name="ro1">
          <table:table-cell table:formula="of:=[$'baseline-data'.A195]" office:value-type="string" office:string-value="PositionLiteralsFirstInComparisons" calcext:value-type="string">
            <text:p>PositionLiteralsFirstInComparisons</text:p>
          </table:table-cell>
          <table:table-cell table:formula="of:=[$'baseline-6.22.0-data'.B195]" office:value-type="float" office:value="0.8813" calcext:value-type="float">
            <text:p>0.8813</text:p>
          </table:table-cell>
          <table:table-cell table:formula="of:=[$'baseline-data'.B195]" office:value-type="float" office:value="0.8426" calcext:value-type="float">
            <text:p>0.8426</text:p>
          </table:table-cell>
          <table:table-cell table:formula="of:=[.C195]/[.B195]" office:value-type="float" office:value="0.956087597866788" calcext:value-type="float">
            <text:p>0.956087597866788</text:p>
          </table:table-cell>
          <table:table-cell table:formula="of:=[$'pr2377-data'.B195]" office:value-type="float" office:value="2.7039" calcext:value-type="float">
            <text:p>2.7039</text:p>
          </table:table-cell>
          <table:table-cell table:formula="of:=[.E195]/[.B195]" office:value-type="float" office:value="3.06808124361738" calcext:value-type="float">
            <text:p>3.06808124361738</text:p>
          </table:table-cell>
          <table:table-cell table:formula="of:=[$'pr2377-improved-properclone-avoiddecimal-data'.B195]" office:value-type="float" office:value="2.7505" calcext:value-type="float">
            <text:p>2.7505</text:p>
          </table:table-cell>
          <table:table-cell table:formula="of:=[.G195]/[.B195]" office:value-type="float" office:value="3.12095767616022" calcext:value-type="float">
            <text:p>3.12095767616022</text:p>
          </table:table-cell>
        </table:table-row>
        <table:table-row table:style-name="ro1">
          <table:table-cell table:formula="of:=[$'baseline-data'.A196]" office:value-type="string" office:string-value="PrematureDeclaration" calcext:value-type="string">
            <text:p>PrematureDeclaration</text:p>
          </table:table-cell>
          <table:table-cell table:formula="of:=[$'baseline-6.22.0-data'.B196]" office:value-type="float" office:value="0.4861" calcext:value-type="float">
            <text:p>0.4861</text:p>
          </table:table-cell>
          <table:table-cell table:formula="of:=[$'baseline-data'.B196]" office:value-type="float" office:value="0.4452" calcext:value-type="float">
            <text:p>0.4452</text:p>
          </table:table-cell>
          <table:table-cell table:formula="of:=[.C196]/[.B196]" office:value-type="float" office:value="0.915860933964205" calcext:value-type="float">
            <text:p>0.915860933964205</text:p>
          </table:table-cell>
          <table:table-cell table:formula="of:=[$'pr2377-data'.B196]" office:value-type="float" office:value="0.4349" calcext:value-type="float">
            <text:p>0.4349</text:p>
          </table:table-cell>
          <table:table-cell table:formula="of:=[.E196]/[.B196]" office:value-type="float" office:value="0.894671878214359" calcext:value-type="float">
            <text:p>0.894671878214359</text:p>
          </table:table-cell>
          <table:table-cell table:formula="of:=[$'pr2377-improved-properclone-avoiddecimal-data'.B196]" office:value-type="float" office:value="0.4398" calcext:value-type="float">
            <text:p>0.4398</text:p>
          </table:table-cell>
          <table:table-cell table:formula="of:=[.G196]/[.B196]" office:value-type="float" office:value="0.904752108619626" calcext:value-type="float">
            <text:p>0.904752108619626</text:p>
          </table:table-cell>
        </table:table-row>
        <table:table-row table:style-name="ro1">
          <table:table-cell table:formula="of:=[$'baseline-data'.A197]" office:value-type="string" office:string-value="PreserveStackTrace" calcext:value-type="string">
            <text:p>PreserveStackTrace</text:p>
          </table:table-cell>
          <table:table-cell table:formula="of:=[$'baseline-6.22.0-data'.B197]" office:value-type="float" office:value="0.312" calcext:value-type="float">
            <text:p>0.312</text:p>
          </table:table-cell>
          <table:table-cell table:formula="of:=[$'baseline-data'.B197]" office:value-type="float" office:value="0.2821" calcext:value-type="float">
            <text:p>0.2821</text:p>
          </table:table-cell>
          <table:table-cell table:formula="of:=[.C197]/[.B197]" office:value-type="float" office:value="0.904166666666667" calcext:value-type="float">
            <text:p>0.904166666666667</text:p>
          </table:table-cell>
          <table:table-cell table:formula="of:=[$'pr2377-data'.B197]" office:value-type="float" office:value="0.2787" calcext:value-type="float">
            <text:p>0.2787</text:p>
          </table:table-cell>
          <table:table-cell table:formula="of:=[.E197]/[.B197]" office:value-type="float" office:value="0.893269230769231" calcext:value-type="float">
            <text:p>0.893269230769231</text:p>
          </table:table-cell>
          <table:table-cell table:formula="of:=[$'pr2377-improved-properclone-avoiddecimal-data'.B197]" office:value-type="float" office:value="0.2822" calcext:value-type="float">
            <text:p>0.2822</text:p>
          </table:table-cell>
          <table:table-cell table:formula="of:=[.G197]/[.B197]" office:value-type="float" office:value="0.904487179487179" calcext:value-type="float">
            <text:p>0.904487179487179</text:p>
          </table:table-cell>
        </table:table-row>
        <table:table-row table:style-name="ro1">
          <table:table-cell table:formula="of:=[$'baseline-data'.A198]" office:value-type="string" office:string-value="ProperCloneImplementation" calcext:value-type="string">
            <text:p>ProperCloneImplementation</text:p>
          </table:table-cell>
          <table:table-cell table:formula="of:=[$'baseline-6.22.0-data'.B198]" office:value-type="float" office:value="0.1315" calcext:value-type="float">
            <text:p>0.1315</text:p>
          </table:table-cell>
          <table:table-cell table:formula="of:=[$'baseline-data'.B198]" office:value-type="float" office:value="0.135" calcext:value-type="float">
            <text:p>0.135</text:p>
          </table:table-cell>
          <table:table-cell table:formula="of:=[.C198]/[.B198]" office:value-type="float" office:value="1.02661596958175" calcext:value-type="float">
            <text:p>1.02661596958175</text:p>
          </table:table-cell>
          <table:table-cell table:formula="of:=[$'pr2377-data'.B198]" office:value-type="float" office:value="0.7495" calcext:value-type="float">
            <text:p>0.7495</text:p>
          </table:table-cell>
          <table:table-cell table:formula="of:=[.E198]/[.B198]" office:value-type="float" office:value="5.69961977186312" calcext:value-type="float">
            <text:p>5.69961977186312</text:p>
          </table:table-cell>
          <table:table-cell table:formula="of:=[$'pr2377-improved-properclone-avoiddecimal-data'.B198]" office:value-type="float" office:value="0.0145" calcext:value-type="float">
            <text:p>0.0145</text:p>
          </table:table-cell>
          <table:table-cell table:formula="of:=[.G198]/[.B198]" office:value-type="float" office:value="0.110266159695817" calcext:value-type="float">
            <text:p>0.110266159695817</text:p>
          </table:table-cell>
        </table:table-row>
        <table:table-row table:style-name="ro1">
          <table:table-cell table:formula="of:=[$'baseline-data'.A199]" office:value-type="string" office:string-value="ProperLogger" calcext:value-type="string">
            <text:p>ProperLogger</text:p>
          </table:table-cell>
          <table:table-cell table:formula="of:=[$'baseline-6.22.0-data'.B199]" office:value-type="float" office:value="6.8059" calcext:value-type="float">
            <text:p>6.8059</text:p>
          </table:table-cell>
          <table:table-cell table:formula="of:=[$'baseline-data'.B199]" office:value-type="float" office:value="5.8488" calcext:value-type="float">
            <text:p>5.8488</text:p>
          </table:table-cell>
          <table:table-cell table:formula="of:=[.C199]/[.B199]" office:value-type="float" office:value="0.859372015457177" calcext:value-type="float">
            <text:p>0.859372015457177</text:p>
          </table:table-cell>
          <table:table-cell table:formula="of:=[$'pr2377-data'.B199]" office:value-type="float" office:value="5.6125" calcext:value-type="float">
            <text:p>5.6125</text:p>
          </table:table-cell>
          <table:table-cell table:formula="of:=[.E199]/[.B199]" office:value-type="float" office:value="0.824652140054952" calcext:value-type="float">
            <text:p>0.824652140054952</text:p>
          </table:table-cell>
          <table:table-cell table:formula="of:=[$'pr2377-improved-properclone-avoiddecimal-data'.B199]" office:value-type="float" office:value="5.7577" calcext:value-type="float">
            <text:p>5.7577</text:p>
          </table:table-cell>
          <table:table-cell table:formula="of:=[.G199]/[.B199]" office:value-type="float" office:value="0.845986570475617" calcext:value-type="float">
            <text:p>0.845986570475617</text:p>
          </table:table-cell>
        </table:table-row>
        <table:table-row table:style-name="ro1">
          <table:table-cell table:formula="of:=[$'baseline-data'.A200]" office:value-type="string" office:string-value="RedundantFieldInitializer" calcext:value-type="string">
            <text:p>RedundantFieldInitializer</text:p>
          </table:table-cell>
          <table:table-cell table:formula="of:=[$'baseline-6.22.0-data'.B200]" office:value-type="float" office:value="0.0259" calcext:value-type="float">
            <text:p>0.0259</text:p>
          </table:table-cell>
          <table:table-cell table:formula="of:=[$'baseline-data'.B200]" office:value-type="float" office:value="0.0252" calcext:value-type="float">
            <text:p>0.0252</text:p>
          </table:table-cell>
          <table:table-cell table:formula="of:=[.C200]/[.B200]" office:value-type="float" office:value="0.972972972972973" calcext:value-type="float">
            <text:p>0.972972972972973</text:p>
          </table:table-cell>
          <table:table-cell table:formula="of:=[$'pr2377-data'.B200]" office:value-type="float" office:value="0.0259" calcext:value-type="float">
            <text:p>0.0259</text:p>
          </table:table-cell>
          <table:table-cell table:formula="of:=[.E200]/[.B200]" office:value-type="float" office:value="1" calcext:value-type="float">
            <text:p>1</text:p>
          </table:table-cell>
          <table:table-cell table:formula="of:=[$'pr2377-improved-properclone-avoiddecimal-data'.B200]" office:value-type="float" office:value="0.0278" calcext:value-type="float">
            <text:p>0.0278</text:p>
          </table:table-cell>
          <table:table-cell table:formula="of:=[.G200]/[.B200]" office:value-type="float" office:value="1.07335907335907" calcext:value-type="float">
            <text:p>1.07335907335907</text:p>
          </table:table-cell>
        </table:table-row>
        <table:table-row table:style-name="ro1">
          <table:table-cell table:formula="of:=[$'baseline-data'.A201]" office:value-type="string" office:string-value="RemoteInterfaceNamingConvention" calcext:value-type="string">
            <text:p>RemoteInterfaceNamingConvention</text:p>
          </table:table-cell>
          <table:table-cell table:formula="of:=[$'baseline-6.22.0-data'.B201]" office:value-type="float" office:value="0.019" calcext:value-type="float">
            <text:p>0.019</text:p>
          </table:table-cell>
          <table:table-cell table:formula="of:=[$'baseline-data'.B201]" office:value-type="float" office:value="0.0217" calcext:value-type="float">
            <text:p>0.0217</text:p>
          </table:table-cell>
          <table:table-cell table:formula="of:=[.C201]/[.B201]" office:value-type="float" office:value="1.14210526315789" calcext:value-type="float">
            <text:p>1.14210526315789</text:p>
          </table:table-cell>
          <table:table-cell table:formula="of:=[$'pr2377-data'.B201]" office:value-type="float" office:value="0.0258" calcext:value-type="float">
            <text:p>0.0258</text:p>
          </table:table-cell>
          <table:table-cell table:formula="of:=[.E201]/[.B201]" office:value-type="float" office:value="1.35789473684211" calcext:value-type="float">
            <text:p>1.35789473684211</text:p>
          </table:table-cell>
          <table:table-cell table:formula="of:=[$'pr2377-improved-properclone-avoiddecimal-data'.B201]" office:value-type="float" office:value="0.0254" calcext:value-type="float">
            <text:p>0.0254</text:p>
          </table:table-cell>
          <table:table-cell table:formula="of:=[.G201]/[.B201]" office:value-type="float" office:value="1.33684210526316" calcext:value-type="float">
            <text:p>1.33684210526316</text:p>
          </table:table-cell>
        </table:table-row>
        <table:table-row table:style-name="ro1">
          <table:table-cell table:formula="of:=[$'baseline-data'.A202]" office:value-type="string" office:string-value="RemoteSessionInterfaceNamingConvention" calcext:value-type="string">
            <text:p>RemoteSessionInterfaceNamingConvention</text:p>
          </table:table-cell>
          <table:table-cell table:formula="of:=[$'baseline-6.22.0-data'.B202]" office:value-type="float" office:value="0.0175" calcext:value-type="float">
            <text:p>0.0175</text:p>
          </table:table-cell>
          <table:table-cell table:formula="of:=[$'baseline-data'.B202]" office:value-type="float" office:value="0.0174" calcext:value-type="float">
            <text:p>0.0174</text:p>
          </table:table-cell>
          <table:table-cell table:formula="of:=[.C202]/[.B202]" office:value-type="float" office:value="0.994285714285714" calcext:value-type="float">
            <text:p>0.994285714285714</text:p>
          </table:table-cell>
          <table:table-cell table:formula="of:=[$'pr2377-data'.B202]" office:value-type="float" office:value="0.0222" calcext:value-type="float">
            <text:p>0.0222</text:p>
          </table:table-cell>
          <table:table-cell table:formula="of:=[.E202]/[.B202]" office:value-type="float" office:value="1.26857142857143" calcext:value-type="float">
            <text:p>1.26857142857143</text:p>
          </table:table-cell>
          <table:table-cell table:formula="of:=[$'pr2377-improved-properclone-avoiddecimal-data'.B202]" office:value-type="float" office:value="0.0211" calcext:value-type="float">
            <text:p>0.0211</text:p>
          </table:table-cell>
          <table:table-cell table:formula="of:=[.G202]/[.B202]" office:value-type="float" office:value="1.20571428571429" calcext:value-type="float">
            <text:p>1.20571428571429</text:p>
          </table:table-cell>
        </table:table-row>
        <table:table-row table:style-name="ro1">
          <table:table-cell table:formula="of:=[$'baseline-data'.A203]" office:value-type="string" office:string-value="ReplaceEnumerationWithIterator" calcext:value-type="string">
            <text:p>ReplaceEnumerationWithIterator</text:p>
          </table:table-cell>
          <table:table-cell table:formula="of:=[$'baseline-6.22.0-data'.B203]" office:value-type="float" office:value="0.0114" calcext:value-type="float">
            <text:p>0.0114</text:p>
          </table:table-cell>
          <table:table-cell table:formula="of:=[$'baseline-data'.B203]" office:value-type="float" office:value="0.0132" calcext:value-type="float">
            <text:p>0.0132</text:p>
          </table:table-cell>
          <table:table-cell table:formula="of:=[.C203]/[.B203]" office:value-type="float" office:value="1.15789473684211" calcext:value-type="float">
            <text:p>1.15789473684211</text:p>
          </table:table-cell>
          <table:table-cell table:formula="of:=[$'pr2377-data'.B203]" office:value-type="float" office:value="0.0143" calcext:value-type="float">
            <text:p>0.0143</text:p>
          </table:table-cell>
          <table:table-cell table:formula="of:=[.E203]/[.B203]" office:value-type="float" office:value="1.25438596491228" calcext:value-type="float">
            <text:p>1.25438596491228</text:p>
          </table:table-cell>
          <table:table-cell table:formula="of:=[$'pr2377-improved-properclone-avoiddecimal-data'.B203]" office:value-type="float" office:value="0.014" calcext:value-type="float">
            <text:p>0.014</text:p>
          </table:table-cell>
          <table:table-cell table:formula="of:=[.G203]/[.B203]" office:value-type="float" office:value="1.2280701754386" calcext:value-type="float">
            <text:p>1.2280701754386</text:p>
          </table:table-cell>
        </table:table-row>
        <table:table-row table:style-name="ro1">
          <table:table-cell table:formula="of:=[$'baseline-data'.A204]" office:value-type="string" office:string-value="ReplaceHashtableWithMap" calcext:value-type="string">
            <text:p>ReplaceHashtableWithMap</text:p>
          </table:table-cell>
          <table:table-cell table:formula="of:=[$'baseline-6.22.0-data'.B204]" office:value-type="float" office:value="0.2965" calcext:value-type="float">
            <text:p>0.2965</text:p>
          </table:table-cell>
          <table:table-cell table:formula="of:=[$'baseline-data'.B204]" office:value-type="float" office:value="0.2969" calcext:value-type="float">
            <text:p>0.2969</text:p>
          </table:table-cell>
          <table:table-cell table:formula="of:=[.C204]/[.B204]" office:value-type="float" office:value="1.00134907251265" calcext:value-type="float">
            <text:p>1.00134907251265</text:p>
          </table:table-cell>
          <table:table-cell table:formula="of:=[$'pr2377-data'.B204]" office:value-type="float" office:value="0.4093" calcext:value-type="float">
            <text:p>0.4093</text:p>
          </table:table-cell>
          <table:table-cell table:formula="of:=[.E204]/[.B204]" office:value-type="float" office:value="1.38043844856661" calcext:value-type="float">
            <text:p>1.38043844856661</text:p>
          </table:table-cell>
          <table:table-cell table:formula="of:=[$'pr2377-improved-properclone-avoiddecimal-data'.B204]" office:value-type="float" office:value="0.4113" calcext:value-type="float">
            <text:p>0.4113</text:p>
          </table:table-cell>
          <table:table-cell table:formula="of:=[.G204]/[.B204]" office:value-type="float" office:value="1.38718381112985" calcext:value-type="float">
            <text:p>1.38718381112985</text:p>
          </table:table-cell>
        </table:table-row>
        <table:table-row table:style-name="ro1">
          <table:table-cell table:formula="of:=[$'baseline-data'.A205]" office:value-type="string" office:string-value="ReplaceVectorWithList" calcext:value-type="string">
            <text:p>ReplaceVectorWithList</text:p>
          </table:table-cell>
          <table:table-cell table:formula="of:=[$'baseline-6.22.0-data'.B205]" office:value-type="float" office:value="0.2626" calcext:value-type="float">
            <text:p>0.2626</text:p>
          </table:table-cell>
          <table:table-cell table:formula="of:=[$'baseline-data'.B205]" office:value-type="float" office:value="0.3041" calcext:value-type="float">
            <text:p>0.3041</text:p>
          </table:table-cell>
          <table:table-cell table:formula="of:=[.C205]/[.B205]" office:value-type="float" office:value="1.15803503427266" calcext:value-type="float">
            <text:p>1.15803503427266</text:p>
          </table:table-cell>
          <table:table-cell table:formula="of:=[$'pr2377-data'.B205]" office:value-type="float" office:value="0.4148" calcext:value-type="float">
            <text:p>0.4148</text:p>
          </table:table-cell>
          <table:table-cell table:formula="of:=[.E205]/[.B205]" office:value-type="float" office:value="1.57958872810358" calcext:value-type="float">
            <text:p>1.57958872810358</text:p>
          </table:table-cell>
          <table:table-cell table:formula="of:=[$'pr2377-improved-properclone-avoiddecimal-data'.B205]" office:value-type="float" office:value="0.3741" calcext:value-type="float">
            <text:p>0.3741</text:p>
          </table:table-cell>
          <table:table-cell table:formula="of:=[.G205]/[.B205]" office:value-type="float" office:value="1.42460015232292" calcext:value-type="float">
            <text:p>1.42460015232292</text:p>
          </table:table-cell>
        </table:table-row>
        <table:table-row table:style-name="ro1">
          <table:table-cell table:formula="of:=[$'baseline-data'.A206]" office:value-type="string" office:string-value="ReturnEmptyArrayRatherThanNull" calcext:value-type="string">
            <text:p>ReturnEmptyArrayRatherThanNull</text:p>
          </table:table-cell>
          <table:table-cell table:formula="of:=[$'baseline-6.22.0-data'.B206]" office:value-type="float" office:value="0.0975" calcext:value-type="float">
            <text:p>0.0975</text:p>
          </table:table-cell>
          <table:table-cell table:formula="of:=[$'baseline-data'.B206]" office:value-type="float" office:value="0.1099" calcext:value-type="float">
            <text:p>0.1099</text:p>
          </table:table-cell>
          <table:table-cell table:formula="of:=[.C206]/[.B206]" office:value-type="float" office:value="1.12717948717949" calcext:value-type="float">
            <text:p>1.12717948717949</text:p>
          </table:table-cell>
          <table:table-cell table:formula="of:=[$'pr2377-data'.B206]" office:value-type="float" office:value="0.1175" calcext:value-type="float">
            <text:p>0.1175</text:p>
          </table:table-cell>
          <table:table-cell table:formula="of:=[.E206]/[.B206]" office:value-type="float" office:value="1.20512820512821" calcext:value-type="float">
            <text:p>1.20512820512821</text:p>
          </table:table-cell>
          <table:table-cell table:formula="of:=[$'pr2377-improved-properclone-avoiddecimal-data'.B206]" office:value-type="float" office:value="0.118" calcext:value-type="float">
            <text:p>0.118</text:p>
          </table:table-cell>
          <table:table-cell table:formula="of:=[.G206]/[.B206]" office:value-type="float" office:value="1.21025641025641" calcext:value-type="float">
            <text:p>1.21025641025641</text:p>
          </table:table-cell>
        </table:table-row>
        <table:table-row table:style-name="ro1">
          <table:table-cell table:formula="of:=[$'baseline-data'.A207]" office:value-type="string" office:string-value="ReturnFromFinallyBlock" calcext:value-type="string">
            <text:p>ReturnFromFinallyBlock</text:p>
          </table:table-cell>
          <table:table-cell table:formula="of:=[$'baseline-6.22.0-data'.B207]" office:value-type="float" office:value="1.5882" calcext:value-type="float">
            <text:p>1.5882</text:p>
          </table:table-cell>
          <table:table-cell table:formula="of:=[$'baseline-data'.B207]" office:value-type="float" office:value="0.3378" calcext:value-type="float">
            <text:p>0.3378</text:p>
          </table:table-cell>
          <table:table-cell table:formula="of:=[.C207]/[.B207]" office:value-type="float" office:value="0.212693615413676" calcext:value-type="float">
            <text:p>0.212693615413676</text:p>
          </table:table-cell>
          <table:table-cell table:formula="of:=[$'pr2377-data'.B207]" office:value-type="float" office:value="0.3251" calcext:value-type="float">
            <text:p>0.3251</text:p>
          </table:table-cell>
          <table:table-cell table:formula="of:=[.E207]/[.B207]" office:value-type="float" office:value="0.204697141417957" calcext:value-type="float">
            <text:p>0.204697141417957</text:p>
          </table:table-cell>
          <table:table-cell table:formula="of:=[$'pr2377-improved-properclone-avoiddecimal-data'.B207]" office:value-type="float" office:value="0.3309" calcext:value-type="float">
            <text:p>0.3309</text:p>
          </table:table-cell>
          <table:table-cell table:formula="of:=[.G207]/[.B207]" office:value-type="float" office:value="0.208349074423876" calcext:value-type="float">
            <text:p>0.208349074423876</text:p>
          </table:table-cell>
        </table:table-row>
        <table:table-row table:style-name="ro1">
          <table:table-cell table:formula="of:=[$'baseline-data'.A208]" office:value-type="string" office:string-value="ShortClassName" calcext:value-type="string">
            <text:p>ShortClassName</text:p>
          </table:table-cell>
          <table:table-cell table:formula="of:=[$'baseline-6.22.0-data'.B208]" office:value-type="float" office:value="0.0407" calcext:value-type="float">
            <text:p>0.0407</text:p>
          </table:table-cell>
          <table:table-cell table:formula="of:=[$'baseline-data'.B208]" office:value-type="float" office:value="0.0434" calcext:value-type="float">
            <text:p>0.0434</text:p>
          </table:table-cell>
          <table:table-cell table:formula="of:=[.C208]/[.B208]" office:value-type="float" office:value="1.06633906633907" calcext:value-type="float">
            <text:p>1.06633906633907</text:p>
          </table:table-cell>
          <table:table-cell table:formula="of:=[$'pr2377-data'.B208]" office:value-type="float" office:value="0.0783" calcext:value-type="float">
            <text:p>0.0783</text:p>
          </table:table-cell>
          <table:table-cell table:formula="of:=[.E208]/[.B208]" office:value-type="float" office:value="1.92383292383292" calcext:value-type="float">
            <text:p>1.92383292383292</text:p>
          </table:table-cell>
          <table:table-cell table:formula="of:=[$'pr2377-improved-properclone-avoiddecimal-data'.B208]" office:value-type="float" office:value="0.0605" calcext:value-type="float">
            <text:p>0.0605</text:p>
          </table:table-cell>
          <table:table-cell table:formula="of:=[.G208]/[.B208]" office:value-type="float" office:value="1.48648648648649" calcext:value-type="float">
            <text:p>1.48648648648649</text:p>
          </table:table-cell>
        </table:table-row>
        <table:table-row table:style-name="ro1">
          <table:table-cell table:formula="of:=[$'baseline-data'.A209]" office:value-type="string" office:string-value="ShortInstantiation" calcext:value-type="string">
            <text:p>ShortInstantiation</text:p>
          </table:table-cell>
          <table:table-cell table:formula="of:=[$'baseline-6.22.0-data'.B209]" office:value-type="float" office:value="0.0595" calcext:value-type="float">
            <text:p>0.0595</text:p>
          </table:table-cell>
          <table:table-cell table:formula="of:=[$'baseline-data'.B209]" office:value-type="float" office:value="0.0696" calcext:value-type="float">
            <text:p>0.0696</text:p>
          </table:table-cell>
          <table:table-cell table:formula="of:=[.C209]/[.B209]" office:value-type="float" office:value="1.16974789915966" calcext:value-type="float">
            <text:p>1.16974789915966</text:p>
          </table:table-cell>
          <table:table-cell table:formula="of:=[$'pr2377-data'.B209]" office:value-type="float" office:value="0.0916" calcext:value-type="float">
            <text:p>0.0916</text:p>
          </table:table-cell>
          <table:table-cell table:formula="of:=[.E209]/[.B209]" office:value-type="float" office:value="1.53949579831933" calcext:value-type="float">
            <text:p>1.53949579831933</text:p>
          </table:table-cell>
          <table:table-cell table:formula="of:=[$'pr2377-improved-properclone-avoiddecimal-data'.B209]" office:value-type="float" office:value="0.0924" calcext:value-type="float">
            <text:p>0.0924</text:p>
          </table:table-cell>
          <table:table-cell table:formula="of:=[.G209]/[.B209]" office:value-type="float" office:value="1.55294117647059" calcext:value-type="float">
            <text:p>1.55294117647059</text:p>
          </table:table-cell>
        </table:table-row>
        <table:table-row table:style-name="ro1">
          <table:table-cell table:formula="of:=[$'baseline-data'.A210]" office:value-type="string" office:string-value="ShortMethodName" calcext:value-type="string">
            <text:p>ShortMethodName</text:p>
          </table:table-cell>
          <table:table-cell table:formula="of:=[$'baseline-6.22.0-data'.B210]" office:value-type="float" office:value="0.1373" calcext:value-type="float">
            <text:p>0.1373</text:p>
          </table:table-cell>
          <table:table-cell table:formula="of:=[$'baseline-data'.B210]" office:value-type="float" office:value="0.1453" calcext:value-type="float">
            <text:p>0.1453</text:p>
          </table:table-cell>
          <table:table-cell table:formula="of:=[.C210]/[.B210]" office:value-type="float" office:value="1.05826656955572" calcext:value-type="float">
            <text:p>1.05826656955572</text:p>
          </table:table-cell>
          <table:table-cell table:formula="of:=[$'pr2377-data'.B210]" office:value-type="float" office:value="0.2631" calcext:value-type="float">
            <text:p>0.2631</text:p>
          </table:table-cell>
          <table:table-cell table:formula="of:=[.E210]/[.B210]" office:value-type="float" office:value="1.91624180626366" calcext:value-type="float">
            <text:p>1.91624180626366</text:p>
          </table:table-cell>
          <table:table-cell table:formula="of:=[$'pr2377-improved-properclone-avoiddecimal-data'.B210]" office:value-type="float" office:value="0.241" calcext:value-type="float">
            <text:p>0.241</text:p>
          </table:table-cell>
          <table:table-cell table:formula="of:=[.G210]/[.B210]" office:value-type="float" office:value="1.75528040786599" calcext:value-type="float">
            <text:p>1.75528040786599</text:p>
          </table:table-cell>
        </table:table-row>
        <table:table-row table:style-name="ro1">
          <table:table-cell table:formula="of:=[$'baseline-data'.A211]" office:value-type="string" office:string-value="ShortVariable" calcext:value-type="string">
            <text:p>ShortVariable</text:p>
          </table:table-cell>
          <table:table-cell table:formula="of:=[$'baseline-6.22.0-data'.B211]" office:value-type="float" office:value="1.286" calcext:value-type="float">
            <text:p>1.286</text:p>
          </table:table-cell>
          <table:table-cell table:formula="of:=[$'baseline-data'.B211]" office:value-type="float" office:value="0.7082" calcext:value-type="float">
            <text:p>0.7082</text:p>
          </table:table-cell>
          <table:table-cell table:formula="of:=[.C211]/[.B211]" office:value-type="float" office:value="0.550699844479005" calcext:value-type="float">
            <text:p>0.550699844479005</text:p>
          </table:table-cell>
          <table:table-cell table:formula="of:=[$'pr2377-data'.B211]" office:value-type="float" office:value="0.6817" calcext:value-type="float">
            <text:p>0.6817</text:p>
          </table:table-cell>
          <table:table-cell table:formula="of:=[.E211]/[.B211]" office:value-type="float" office:value="0.530093312597201" calcext:value-type="float">
            <text:p>0.530093312597201</text:p>
          </table:table-cell>
          <table:table-cell table:formula="of:=[$'pr2377-improved-properclone-avoiddecimal-data'.B211]" office:value-type="float" office:value="0.699" calcext:value-type="float">
            <text:p>0.699</text:p>
          </table:table-cell>
          <table:table-cell table:formula="of:=[.G211]/[.B211]" office:value-type="float" office:value="0.543545878693624" calcext:value-type="float">
            <text:p>0.543545878693624</text:p>
          </table:table-cell>
        </table:table-row>
        <table:table-row table:style-name="ro1">
          <table:table-cell table:formula="of:=[$'baseline-data'.A212]" office:value-type="string" office:string-value="SignatureDeclareThrowsException" calcext:value-type="string">
            <text:p>SignatureDeclareThrowsException</text:p>
          </table:table-cell>
          <table:table-cell table:formula="of:=[$'baseline-6.22.0-data'.B212]" office:value-type="float" office:value="0.4295" calcext:value-type="float">
            <text:p>0.4295</text:p>
          </table:table-cell>
          <table:table-cell table:formula="of:=[$'baseline-data'.B212]" office:value-type="float" office:value="0.4193" calcext:value-type="float">
            <text:p>0.4193</text:p>
          </table:table-cell>
          <table:table-cell table:formula="of:=[.C212]/[.B212]" office:value-type="float" office:value="0.976251455180442" calcext:value-type="float">
            <text:p>0.976251455180442</text:p>
          </table:table-cell>
          <table:table-cell table:formula="of:=[$'pr2377-data'.B212]" office:value-type="float" office:value="0.4021" calcext:value-type="float">
            <text:p>0.4021</text:p>
          </table:table-cell>
          <table:table-cell table:formula="of:=[.E212]/[.B212]" office:value-type="float" office:value="0.936204889406286" calcext:value-type="float">
            <text:p>0.936204889406286</text:p>
          </table:table-cell>
          <table:table-cell table:formula="of:=[$'pr2377-improved-properclone-avoiddecimal-data'.B212]" office:value-type="float" office:value="0.4157" calcext:value-type="float">
            <text:p>0.4157</text:p>
          </table:table-cell>
          <table:table-cell table:formula="of:=[.G212]/[.B212]" office:value-type="float" office:value="0.967869615832363" calcext:value-type="float">
            <text:p>0.967869615832363</text:p>
          </table:table-cell>
        </table:table-row>
        <table:table-row table:style-name="ro1">
          <table:table-cell table:formula="of:=[$'baseline-data'.A213]" office:value-type="string" office:string-value="SimpleDateFormatNeedsLocale" calcext:value-type="string">
            <text:p>SimpleDateFormatNeedsLocale</text:p>
          </table:table-cell>
          <table:table-cell table:formula="of:=[$'baseline-6.22.0-data'.B213]" office:value-type="float" office:value="0.0664" calcext:value-type="float">
            <text:p>0.0664</text:p>
          </table:table-cell>
          <table:table-cell table:formula="of:=[$'baseline-data'.B213]" office:value-type="float" office:value="0.0683" calcext:value-type="float">
            <text:p>0.0683</text:p>
          </table:table-cell>
          <table:table-cell table:formula="of:=[.C213]/[.B213]" office:value-type="float" office:value="1.02861445783133" calcext:value-type="float">
            <text:p>1.02861445783133</text:p>
          </table:table-cell>
          <table:table-cell table:formula="of:=[$'pr2377-data'.B213]" office:value-type="float" office:value="0.1121" calcext:value-type="float">
            <text:p>0.1121</text:p>
          </table:table-cell>
          <table:table-cell table:formula="of:=[.E213]/[.B213]" office:value-type="float" office:value="1.68825301204819" calcext:value-type="float">
            <text:p>1.68825301204819</text:p>
          </table:table-cell>
          <table:table-cell table:formula="of:=[$'pr2377-improved-properclone-avoiddecimal-data'.B213]" office:value-type="float" office:value="0.1134" calcext:value-type="float">
            <text:p>0.1134</text:p>
          </table:table-cell>
          <table:table-cell table:formula="of:=[.G213]/[.B213]" office:value-type="float" office:value="1.7078313253012" calcext:value-type="float">
            <text:p>1.7078313253012</text:p>
          </table:table-cell>
        </table:table-row>
        <table:table-row table:style-name="ro1">
          <table:table-cell table:formula="of:=[$'baseline-data'.A214]" office:value-type="string" office:string-value="SimplifiedTernary" calcext:value-type="string">
            <text:p>SimplifiedTernary</text:p>
          </table:table-cell>
          <table:table-cell table:formula="of:=[$'baseline-6.22.0-data'.B214]" office:value-type="float" office:value="0.0128" calcext:value-type="float">
            <text:p>0.0128</text:p>
          </table:table-cell>
          <table:table-cell table:formula="of:=[$'baseline-data'.B214]" office:value-type="float" office:value="0.0295" calcext:value-type="float">
            <text:p>0.0295</text:p>
          </table:table-cell>
          <table:table-cell table:formula="of:=[.C214]/[.B214]" office:value-type="float" office:value="2.3046875" calcext:value-type="float">
            <text:p>2.3046875</text:p>
          </table:table-cell>
          <table:table-cell table:formula="of:=[$'pr2377-data'.B214]" office:value-type="float" office:value="0.0125" calcext:value-type="float">
            <text:p>0.0125</text:p>
          </table:table-cell>
          <table:table-cell table:formula="of:=[.E214]/[.B214]" office:value-type="float" office:value="0.9765625" calcext:value-type="float">
            <text:p>0.9765625</text:p>
          </table:table-cell>
          <table:table-cell table:formula="of:=[$'pr2377-improved-properclone-avoiddecimal-data'.B214]" office:value-type="float" office:value="0.0127" calcext:value-type="float">
            <text:p>0.0127</text:p>
          </table:table-cell>
          <table:table-cell table:formula="of:=[.G214]/[.B214]" office:value-type="float" office:value="0.9921875" calcext:value-type="float">
            <text:p>0.9921875</text:p>
          </table:table-cell>
        </table:table-row>
        <table:table-row table:style-name="ro1">
          <table:table-cell table:formula="of:=[$'baseline-data'.A215]" office:value-type="string" office:string-value="SimplifyBooleanAssertion" calcext:value-type="string">
            <text:p>SimplifyBooleanAssertion</text:p>
          </table:table-cell>
          <table:table-cell table:formula="of:=[$'baseline-6.22.0-data'.B215]" office:value-type="float" office:value="18.3439" calcext:value-type="float">
            <text:p>18.3439</text:p>
          </table:table-cell>
          <table:table-cell table:formula="of:=[$'baseline-data'.B215]" office:value-type="float" office:value="2.7537" calcext:value-type="float">
            <text:p>2.7537</text:p>
          </table:table-cell>
          <table:table-cell table:formula="of:=[.C215]/[.B215]" office:value-type="float" office:value="0.15011529718326" calcext:value-type="float">
            <text:p>0.15011529718326</text:p>
          </table:table-cell>
          <table:table-cell table:formula="of:=[$'pr2377-data'.B215]" office:value-type="float" office:value="1.2964" calcext:value-type="float">
            <text:p>1.2964</text:p>
          </table:table-cell>
          <table:table-cell table:formula="of:=[.E215]/[.B215]" office:value-type="float" office:value="0.0706719945049853" calcext:value-type="float">
            <text:p>0.070671994504985</text:p>
          </table:table-cell>
          <table:table-cell table:formula="of:=[$'pr2377-improved-properclone-avoiddecimal-data'.B215]" office:value-type="float" office:value="1.3581" calcext:value-type="float">
            <text:p>1.3581</text:p>
          </table:table-cell>
          <table:table-cell table:formula="of:=[.G215]/[.B215]" office:value-type="float" office:value="0.0740355104421633" calcext:value-type="float">
            <text:p>0.074035510442163</text:p>
          </table:table-cell>
        </table:table-row>
        <table:table-row table:style-name="ro1">
          <table:table-cell table:formula="of:=[$'baseline-data'.A216]" office:value-type="string" office:string-value="SimplifyBooleanExpressions" calcext:value-type="string">
            <text:p>SimplifyBooleanExpressions</text:p>
          </table:table-cell>
          <table:table-cell table:formula="of:=[$'baseline-6.22.0-data'.B216]" office:value-type="float" office:value="0.0268" calcext:value-type="float">
            <text:p>0.0268</text:p>
          </table:table-cell>
          <table:table-cell table:formula="of:=[$'baseline-data'.B216]" office:value-type="float" office:value="0.0258" calcext:value-type="float">
            <text:p>0.0258</text:p>
          </table:table-cell>
          <table:table-cell table:formula="of:=[.C216]/[.B216]" office:value-type="float" office:value="0.962686567164179" calcext:value-type="float">
            <text:p>0.962686567164179</text:p>
          </table:table-cell>
          <table:table-cell table:formula="of:=[$'pr2377-data'.B216]" office:value-type="float" office:value="0.0361" calcext:value-type="float">
            <text:p>0.0361</text:p>
          </table:table-cell>
          <table:table-cell table:formula="of:=[.E216]/[.B216]" office:value-type="float" office:value="1.34701492537313" calcext:value-type="float">
            <text:p>1.34701492537313</text:p>
          </table:table-cell>
          <table:table-cell table:formula="of:=[$'pr2377-improved-properclone-avoiddecimal-data'.B216]" office:value-type="float" office:value="0.0355" calcext:value-type="float">
            <text:p>0.0355</text:p>
          </table:table-cell>
          <table:table-cell table:formula="of:=[.G216]/[.B216]" office:value-type="float" office:value="1.32462686567164" calcext:value-type="float">
            <text:p>1.32462686567164</text:p>
          </table:table-cell>
        </table:table-row>
        <table:table-row table:style-name="ro1">
          <table:table-cell table:formula="of:=[$'baseline-data'.A217]" office:value-type="string" office:string-value="SimplifyBooleanReturns" calcext:value-type="string">
            <text:p>SimplifyBooleanReturns</text:p>
          </table:table-cell>
          <table:table-cell table:formula="of:=[$'baseline-6.22.0-data'.B217]" office:value-type="float" office:value="0.068" calcext:value-type="float">
            <text:p>0.068</text:p>
          </table:table-cell>
          <table:table-cell table:formula="of:=[$'baseline-data'.B217]" office:value-type="float" office:value="0.0682" calcext:value-type="float">
            <text:p>0.0682</text:p>
          </table:table-cell>
          <table:table-cell table:formula="of:=[.C217]/[.B217]" office:value-type="float" office:value="1.00294117647059" calcext:value-type="float">
            <text:p>1.00294117647059</text:p>
          </table:table-cell>
          <table:table-cell table:formula="of:=[$'pr2377-data'.B217]" office:value-type="float" office:value="0.0685" calcext:value-type="float">
            <text:p>0.0685</text:p>
          </table:table-cell>
          <table:table-cell table:formula="of:=[.E217]/[.B217]" office:value-type="float" office:value="1.00735294117647" calcext:value-type="float">
            <text:p>1.00735294117647</text:p>
          </table:table-cell>
          <table:table-cell table:formula="of:=[$'pr2377-improved-properclone-avoiddecimal-data'.B217]" office:value-type="float" office:value="0.0696" calcext:value-type="float">
            <text:p>0.0696</text:p>
          </table:table-cell>
          <table:table-cell table:formula="of:=[.G217]/[.B217]" office:value-type="float" office:value="1.02352941176471" calcext:value-type="float">
            <text:p>1.02352941176471</text:p>
          </table:table-cell>
        </table:table-row>
        <table:table-row table:style-name="ro1">
          <table:table-cell table:formula="of:=[$'baseline-data'.A218]" office:value-type="string" office:string-value="SimplifyConditional" calcext:value-type="string">
            <text:p>SimplifyConditional</text:p>
          </table:table-cell>
          <table:table-cell table:formula="of:=[$'baseline-6.22.0-data'.B218]" office:value-type="float" office:value="0.3694" calcext:value-type="float">
            <text:p>0.3694</text:p>
          </table:table-cell>
          <table:table-cell table:formula="of:=[$'baseline-data'.B218]" office:value-type="float" office:value="0.3647" calcext:value-type="float">
            <text:p>0.3647</text:p>
          </table:table-cell>
          <table:table-cell table:formula="of:=[.C218]/[.B218]" office:value-type="float" office:value="0.987276664861938" calcext:value-type="float">
            <text:p>0.987276664861938</text:p>
          </table:table-cell>
          <table:table-cell table:formula="of:=[$'pr2377-data'.B218]" office:value-type="float" office:value="0.6008" calcext:value-type="float">
            <text:p>0.6008</text:p>
          </table:table-cell>
          <table:table-cell table:formula="of:=[.E218]/[.B218]" office:value-type="float" office:value="1.62642122360585" calcext:value-type="float">
            <text:p>1.62642122360585</text:p>
          </table:table-cell>
          <table:table-cell table:formula="of:=[$'pr2377-improved-properclone-avoiddecimal-data'.B218]" office:value-type="float" office:value="0.6132" calcext:value-type="float">
            <text:p>0.6132</text:p>
          </table:table-cell>
          <table:table-cell table:formula="of:=[.G218]/[.B218]" office:value-type="float" office:value="1.65998917162967" calcext:value-type="float">
            <text:p>1.65998917162967</text:p>
          </table:table-cell>
        </table:table-row>
        <table:table-row table:style-name="ro1">
          <table:table-cell table:formula="of:=[$'baseline-data'.A219]" office:value-type="string" office:string-value="SimplifyStartsWith" calcext:value-type="string">
            <text:p>SimplifyStartsWith</text:p>
          </table:table-cell>
          <table:table-cell table:formula="of:=[$'baseline-6.22.0-data'.B219]" office:value-type="float" office:value="1.1769" calcext:value-type="float">
            <text:p>1.1769</text:p>
          </table:table-cell>
          <table:table-cell table:formula="of:=[$'baseline-data'.B219]" office:value-type="float" office:value="1.2217" calcext:value-type="float">
            <text:p>1.2217</text:p>
          </table:table-cell>
          <table:table-cell table:formula="of:=[.C219]/[.B219]" office:value-type="float" office:value="1.03806610587136" calcext:value-type="float">
            <text:p>1.03806610587136</text:p>
          </table:table-cell>
          <table:table-cell table:formula="of:=[$'pr2377-data'.B219]" office:value-type="float" office:value="1.2066" calcext:value-type="float">
            <text:p>1.2066</text:p>
          </table:table-cell>
          <table:table-cell table:formula="of:=[.E219]/[.B219]" office:value-type="float" office:value="1.02523578893704" calcext:value-type="float">
            <text:p>1.02523578893704</text:p>
          </table:table-cell>
          <table:table-cell table:formula="of:=[$'pr2377-improved-properclone-avoiddecimal-data'.B219]" office:value-type="float" office:value="1.1359" calcext:value-type="float">
            <text:p>1.1359</text:p>
          </table:table-cell>
          <table:table-cell table:formula="of:=[.G219]/[.B219]" office:value-type="float" office:value="0.965162715608803" calcext:value-type="float">
            <text:p>0.965162715608803</text:p>
          </table:table-cell>
        </table:table-row>
        <table:table-row table:style-name="ro1">
          <table:table-cell table:formula="of:=[$'baseline-data'.A220]" office:value-type="string" office:string-value="SingleMethodSingleton" calcext:value-type="string">
            <text:p>SingleMethodSingleton</text:p>
          </table:table-cell>
          <table:table-cell table:formula="of:=[$'baseline-6.22.0-data'.B220]" office:value-type="float" office:value="0.7274" calcext:value-type="float">
            <text:p>0.7274</text:p>
          </table:table-cell>
          <table:table-cell table:formula="of:=[$'baseline-data'.B220]" office:value-type="float" office:value="0.6417" calcext:value-type="float">
            <text:p>0.6417</text:p>
          </table:table-cell>
          <table:table-cell table:formula="of:=[.C220]/[.B220]" office:value-type="float" office:value="0.882183117954358" calcext:value-type="float">
            <text:p>0.882183117954358</text:p>
          </table:table-cell>
          <table:table-cell table:formula="of:=[$'pr2377-data'.B220]" office:value-type="float" office:value="0.6435" calcext:value-type="float">
            <text:p>0.6435</text:p>
          </table:table-cell>
          <table:table-cell table:formula="of:=[.E220]/[.B220]" office:value-type="float" office:value="0.884657684905142" calcext:value-type="float">
            <text:p>0.884657684905142</text:p>
          </table:table-cell>
          <table:table-cell table:formula="of:=[$'pr2377-improved-properclone-avoiddecimal-data'.B220]" office:value-type="float" office:value="0.6776" calcext:value-type="float">
            <text:p>0.6776</text:p>
          </table:table-cell>
          <table:table-cell table:formula="of:=[.G220]/[.B220]" office:value-type="float" office:value="0.93153698102832" calcext:value-type="float">
            <text:p>0.93153698102832</text:p>
          </table:table-cell>
        </table:table-row>
        <table:table-row table:style-name="ro1">
          <table:table-cell table:formula="of:=[$'baseline-data'.A221]" office:value-type="string" office:string-value="SingletonClassReturningNewInstance" calcext:value-type="string">
            <text:p>SingletonClassReturningNewInstance</text:p>
          </table:table-cell>
          <table:table-cell table:formula="of:=[$'baseline-6.22.0-data'.B221]" office:value-type="float" office:value="0.2678" calcext:value-type="float">
            <text:p>0.2678</text:p>
          </table:table-cell>
          <table:table-cell table:formula="of:=[$'baseline-data'.B221]" office:value-type="float" office:value="0.2739" calcext:value-type="float">
            <text:p>0.2739</text:p>
          </table:table-cell>
          <table:table-cell table:formula="of:=[.C221]/[.B221]" office:value-type="float" office:value="1.02277819268111" calcext:value-type="float">
            <text:p>1.02277819268111</text:p>
          </table:table-cell>
          <table:table-cell table:formula="of:=[$'pr2377-data'.B221]" office:value-type="float" office:value="0.3097" calcext:value-type="float">
            <text:p>0.3097</text:p>
          </table:table-cell>
          <table:table-cell table:formula="of:=[.E221]/[.B221]" office:value-type="float" office:value="1.15646004480956" calcext:value-type="float">
            <text:p>1.15646004480956</text:p>
          </table:table-cell>
          <table:table-cell table:formula="of:=[$'pr2377-improved-properclone-avoiddecimal-data'.B221]" office:value-type="float" office:value="0.2757" calcext:value-type="float">
            <text:p>0.2757</text:p>
          </table:table-cell>
          <table:table-cell table:formula="of:=[.G221]/[.B221]" office:value-type="float" office:value="1.02949962658701" calcext:value-type="float">
            <text:p>1.02949962658701</text:p>
          </table:table-cell>
        </table:table-row>
        <table:table-row table:style-name="ro1">
          <table:table-cell table:formula="of:=[$'baseline-data'.A222]" office:value-type="string" office:string-value="SingularField" calcext:value-type="string">
            <text:p>SingularField</text:p>
          </table:table-cell>
          <table:table-cell table:formula="of:=[$'baseline-6.22.0-data'.B222]" office:value-type="float" office:value="0.9086" calcext:value-type="float">
            <text:p>0.9086</text:p>
          </table:table-cell>
          <table:table-cell table:formula="of:=[$'baseline-data'.B222]" office:value-type="float" office:value="0.3419" calcext:value-type="float">
            <text:p>0.3419</text:p>
          </table:table-cell>
          <table:table-cell table:formula="of:=[.C222]/[.B222]" office:value-type="float" office:value="0.376293198327097" calcext:value-type="float">
            <text:p>0.376293198327097</text:p>
          </table:table-cell>
          <table:table-cell table:formula="of:=[$'pr2377-data'.B222]" office:value-type="float" office:value="0.3419" calcext:value-type="float">
            <text:p>0.3419</text:p>
          </table:table-cell>
          <table:table-cell table:formula="of:=[.E222]/[.B222]" office:value-type="float" office:value="0.376293198327097" calcext:value-type="float">
            <text:p>0.376293198327097</text:p>
          </table:table-cell>
          <table:table-cell table:formula="of:=[$'pr2377-improved-properclone-avoiddecimal-data'.B222]" office:value-type="float" office:value="0.3474" calcext:value-type="float">
            <text:p>0.3474</text:p>
          </table:table-cell>
          <table:table-cell table:formula="of:=[.G222]/[.B222]" office:value-type="float" office:value="0.38234646709223" calcext:value-type="float">
            <text:p>0.38234646709223</text:p>
          </table:table-cell>
        </table:table-row>
        <table:table-row table:style-name="ro1">
          <table:table-cell table:formula="of:=[$'baseline-data'.A223]" office:value-type="string" office:string-value="StaticEJBFieldShouldBeFinal" calcext:value-type="string">
            <text:p>StaticEJBFieldShouldBeFinal</text:p>
          </table:table-cell>
          <table:table-cell table:formula="of:=[$'baseline-6.22.0-data'.B223]" office:value-type="float" office:value="0.0585" calcext:value-type="float">
            <text:p>0.0585</text:p>
          </table:table-cell>
          <table:table-cell table:formula="of:=[$'baseline-data'.B223]" office:value-type="float" office:value="0.0618" calcext:value-type="float">
            <text:p>0.0618</text:p>
          </table:table-cell>
          <table:table-cell table:formula="of:=[.C223]/[.B223]" office:value-type="float" office:value="1.05641025641026" calcext:value-type="float">
            <text:p>1.05641025641026</text:p>
          </table:table-cell>
          <table:table-cell table:formula="of:=[$'pr2377-data'.B223]" office:value-type="float" office:value="0.0524" calcext:value-type="float">
            <text:p>0.0524</text:p>
          </table:table-cell>
          <table:table-cell table:formula="of:=[.E223]/[.B223]" office:value-type="float" office:value="0.895726495726496" calcext:value-type="float">
            <text:p>0.895726495726496</text:p>
          </table:table-cell>
          <table:table-cell table:formula="of:=[$'pr2377-improved-properclone-avoiddecimal-data'.B223]" office:value-type="float" office:value="0.0506" calcext:value-type="float">
            <text:p>0.0506</text:p>
          </table:table-cell>
          <table:table-cell table:formula="of:=[.G223]/[.B223]" office:value-type="float" office:value="0.864957264957265" calcext:value-type="float">
            <text:p>0.864957264957265</text:p>
          </table:table-cell>
        </table:table-row>
        <table:table-row table:style-name="ro1">
          <table:table-cell table:formula="of:=[$'baseline-data'.A224]" office:value-type="string" office:string-value="StringBufferInstantiationWithChar" calcext:value-type="string">
            <text:p>StringBufferInstantiationWithChar</text:p>
          </table:table-cell>
          <table:table-cell table:formula="of:=[$'baseline-6.22.0-data'.B224]" office:value-type="float" office:value="0.098" calcext:value-type="float">
            <text:p>0.098</text:p>
          </table:table-cell>
          <table:table-cell table:formula="of:=[$'baseline-data'.B224]" office:value-type="float" office:value="0.0988" calcext:value-type="float">
            <text:p>0.0988</text:p>
          </table:table-cell>
          <table:table-cell table:formula="of:=[.C224]/[.B224]" office:value-type="float" office:value="1.00816326530612" calcext:value-type="float">
            <text:p>1.00816326530612</text:p>
          </table:table-cell>
          <table:table-cell table:formula="of:=[$'pr2377-data'.B224]" office:value-type="float" office:value="0.1282" calcext:value-type="float">
            <text:p>0.1282</text:p>
          </table:table-cell>
          <table:table-cell table:formula="of:=[.E224]/[.B224]" office:value-type="float" office:value="1.30816326530612" calcext:value-type="float">
            <text:p>1.30816326530612</text:p>
          </table:table-cell>
          <table:table-cell table:formula="of:=[$'pr2377-improved-properclone-avoiddecimal-data'.B224]" office:value-type="float" office:value="0.1651" calcext:value-type="float">
            <text:p>0.1651</text:p>
          </table:table-cell>
          <table:table-cell table:formula="of:=[.G224]/[.B224]" office:value-type="float" office:value="1.68469387755102" calcext:value-type="float">
            <text:p>1.68469387755102</text:p>
          </table:table-cell>
        </table:table-row>
        <table:table-row table:style-name="ro1">
          <table:table-cell table:formula="of:=[$'baseline-data'.A225]" office:value-type="string" office:string-value="StringInstantiation" calcext:value-type="string">
            <text:p>StringInstantiation</text:p>
          </table:table-cell>
          <table:table-cell table:formula="of:=[$'baseline-6.22.0-data'.B225]" office:value-type="float" office:value="0.0141" calcext:value-type="float">
            <text:p>0.0141</text:p>
          </table:table-cell>
          <table:table-cell table:formula="of:=[$'baseline-data'.B225]" office:value-type="float" office:value="0.0151" calcext:value-type="float">
            <text:p>0.0151</text:p>
          </table:table-cell>
          <table:table-cell table:formula="of:=[.C225]/[.B225]" office:value-type="float" office:value="1.0709219858156" calcext:value-type="float">
            <text:p>1.0709219858156</text:p>
          </table:table-cell>
          <table:table-cell table:formula="of:=[$'pr2377-data'.B225]" office:value-type="float" office:value="0.0156" calcext:value-type="float">
            <text:p>0.0156</text:p>
          </table:table-cell>
          <table:table-cell table:formula="of:=[.E225]/[.B225]" office:value-type="float" office:value="1.1063829787234" calcext:value-type="float">
            <text:p>1.1063829787234</text:p>
          </table:table-cell>
          <table:table-cell table:formula="of:=[$'pr2377-improved-properclone-avoiddecimal-data'.B225]" office:value-type="float" office:value="0.0161" calcext:value-type="float">
            <text:p>0.0161</text:p>
          </table:table-cell>
          <table:table-cell table:formula="of:=[.G225]/[.B225]" office:value-type="float" office:value="1.14184397163121" calcext:value-type="float">
            <text:p>1.14184397163121</text:p>
          </table:table-cell>
        </table:table-row>
        <table:table-row table:style-name="ro1">
          <table:table-cell table:formula="of:=[$'baseline-data'.A226]" office:value-type="string" office:string-value="StringToString" calcext:value-type="string">
            <text:p>StringToString</text:p>
          </table:table-cell>
          <table:table-cell table:formula="of:=[$'baseline-6.22.0-data'.B226]" office:value-type="float" office:value="0.343" calcext:value-type="float">
            <text:p>0.343</text:p>
          </table:table-cell>
          <table:table-cell table:formula="of:=[$'baseline-data'.B226]" office:value-type="float" office:value="0.3641" calcext:value-type="float">
            <text:p>0.3641</text:p>
          </table:table-cell>
          <table:table-cell table:formula="of:=[.C226]/[.B226]" office:value-type="float" office:value="1.06151603498542" calcext:value-type="float">
            <text:p>1.06151603498542</text:p>
          </table:table-cell>
          <table:table-cell table:formula="of:=[$'pr2377-data'.B226]" office:value-type="float" office:value="0.3571" calcext:value-type="float">
            <text:p>0.3571</text:p>
          </table:table-cell>
          <table:table-cell table:formula="of:=[.E226]/[.B226]" office:value-type="float" office:value="1.04110787172012" calcext:value-type="float">
            <text:p>1.04110787172012</text:p>
          </table:table-cell>
          <table:table-cell table:formula="of:=[$'pr2377-improved-properclone-avoiddecimal-data'.B226]" office:value-type="float" office:value="0.3631" calcext:value-type="float">
            <text:p>0.3631</text:p>
          </table:table-cell>
          <table:table-cell table:formula="of:=[.G226]/[.B226]" office:value-type="float" office:value="1.05860058309038" calcext:value-type="float">
            <text:p>1.05860058309038</text:p>
          </table:table-cell>
        </table:table-row>
        <table:table-row table:style-name="ro1">
          <table:table-cell table:formula="of:=[$'baseline-data'.A227]" office:value-type="string" office:string-value="SuspiciousEqualsMethodName" calcext:value-type="string">
            <text:p>SuspiciousEqualsMethodName</text:p>
          </table:table-cell>
          <table:table-cell table:formula="of:=[$'baseline-6.22.0-data'.B227]" office:value-type="float" office:value="0.256" calcext:value-type="float">
            <text:p>0.256</text:p>
          </table:table-cell>
          <table:table-cell table:formula="of:=[$'baseline-data'.B227]" office:value-type="float" office:value="0.2636" calcext:value-type="float">
            <text:p>0.2636</text:p>
          </table:table-cell>
          <table:table-cell table:formula="of:=[.C227]/[.B227]" office:value-type="float" office:value="1.0296875" calcext:value-type="float">
            <text:p>1.0296875</text:p>
          </table:table-cell>
          <table:table-cell table:formula="of:=[$'pr2377-data'.B227]" office:value-type="float" office:value="0.5198" calcext:value-type="float">
            <text:p>0.5198</text:p>
          </table:table-cell>
          <table:table-cell table:formula="of:=[.E227]/[.B227]" office:value-type="float" office:value="2.03046875" calcext:value-type="float">
            <text:p>2.03046875</text:p>
          </table:table-cell>
          <table:table-cell table:formula="of:=[$'pr2377-improved-properclone-avoiddecimal-data'.B227]" office:value-type="float" office:value="0.4776" calcext:value-type="float">
            <text:p>0.4776</text:p>
          </table:table-cell>
          <table:table-cell table:formula="of:=[.G227]/[.B227]" office:value-type="float" office:value="1.865625" calcext:value-type="float">
            <text:p>1.865625</text:p>
          </table:table-cell>
        </table:table-row>
        <table:table-row table:style-name="ro1">
          <table:table-cell table:formula="of:=[$'baseline-data'.A228]" office:value-type="string" office:string-value="SuspiciousHashcodeMethodName" calcext:value-type="string">
            <text:p>SuspiciousHashcodeMethodName</text:p>
          </table:table-cell>
          <table:table-cell table:formula="of:=[$'baseline-6.22.0-data'.B228]" office:value-type="float" office:value="0.2632" calcext:value-type="float">
            <text:p>0.2632</text:p>
          </table:table-cell>
          <table:table-cell table:formula="of:=[$'baseline-data'.B228]" office:value-type="float" office:value="0.2698" calcext:value-type="float">
            <text:p>0.2698</text:p>
          </table:table-cell>
          <table:table-cell table:formula="of:=[.C228]/[.B228]" office:value-type="float" office:value="1.02507598784195" calcext:value-type="float">
            <text:p>1.02507598784195</text:p>
          </table:table-cell>
          <table:table-cell table:formula="of:=[$'pr2377-data'.B228]" office:value-type="float" office:value="0.2677" calcext:value-type="float">
            <text:p>0.2677</text:p>
          </table:table-cell>
          <table:table-cell table:formula="of:=[.E228]/[.B228]" office:value-type="float" office:value="1.01709726443769" calcext:value-type="float">
            <text:p>1.01709726443769</text:p>
          </table:table-cell>
          <table:table-cell table:formula="of:=[$'pr2377-improved-properclone-avoiddecimal-data'.B228]" office:value-type="float" office:value="0.2732" calcext:value-type="float">
            <text:p>0.2732</text:p>
          </table:table-cell>
          <table:table-cell table:formula="of:=[.G228]/[.B228]" office:value-type="float" office:value="1.03799392097264" calcext:value-type="float">
            <text:p>1.03799392097264</text:p>
          </table:table-cell>
        </table:table-row>
        <table:table-row table:style-name="ro1">
          <table:table-cell table:formula="of:=[$'baseline-data'.A229]" office:value-type="string" office:string-value="SuspiciousOctalEscape" calcext:value-type="string">
            <text:p>SuspiciousOctalEscape</text:p>
          </table:table-cell>
          <table:table-cell table:formula="of:=[$'baseline-6.22.0-data'.B229]" office:value-type="float" office:value="0.2601" calcext:value-type="float">
            <text:p>0.2601</text:p>
          </table:table-cell>
          <table:table-cell table:formula="of:=[$'baseline-data'.B229]" office:value-type="float" office:value="0.2713" calcext:value-type="float">
            <text:p>0.2713</text:p>
          </table:table-cell>
          <table:table-cell table:formula="of:=[.C229]/[.B229]" office:value-type="float" office:value="1.04306036139946" calcext:value-type="float">
            <text:p>1.04306036139946</text:p>
          </table:table-cell>
          <table:table-cell table:formula="of:=[$'pr2377-data'.B229]" office:value-type="float" office:value="0.2658" calcext:value-type="float">
            <text:p>0.2658</text:p>
          </table:table-cell>
          <table:table-cell table:formula="of:=[.E229]/[.B229]" office:value-type="float" office:value="1.02191464821223" calcext:value-type="float">
            <text:p>1.02191464821223</text:p>
          </table:table-cell>
          <table:table-cell table:formula="of:=[$'pr2377-improved-properclone-avoiddecimal-data'.B229]" office:value-type="float" office:value="0.2725" calcext:value-type="float">
            <text:p>0.2725</text:p>
          </table:table-cell>
          <table:table-cell table:formula="of:=[.G229]/[.B229]" office:value-type="float" office:value="1.0476739715494" calcext:value-type="float">
            <text:p>1.0476739715494</text:p>
          </table:table-cell>
        </table:table-row>
        <table:table-row table:style-name="ro1">
          <table:table-cell table:formula="of:=[$'baseline-data'.A230]" office:value-type="string" office:string-value="SwitchDensity" calcext:value-type="string">
            <text:p>SwitchDensity</text:p>
          </table:table-cell>
          <table:table-cell table:formula="of:=[$'baseline-6.22.0-data'.B230]" office:value-type="float" office:value="0.292" calcext:value-type="float">
            <text:p>0.292</text:p>
          </table:table-cell>
          <table:table-cell table:formula="of:=[$'baseline-data'.B230]" office:value-type="float" office:value="0.285" calcext:value-type="float">
            <text:p>0.285</text:p>
          </table:table-cell>
          <table:table-cell table:formula="of:=[.C230]/[.B230]" office:value-type="float" office:value="0.976027397260274" calcext:value-type="float">
            <text:p>0.976027397260274</text:p>
          </table:table-cell>
          <table:table-cell table:formula="of:=[$'pr2377-data'.B230]" office:value-type="float" office:value="0.2883" calcext:value-type="float">
            <text:p>0.2883</text:p>
          </table:table-cell>
          <table:table-cell table:formula="of:=[.E230]/[.B230]" office:value-type="float" office:value="0.987328767123288" calcext:value-type="float">
            <text:p>0.987328767123288</text:p>
          </table:table-cell>
          <table:table-cell table:formula="of:=[$'pr2377-improved-properclone-avoiddecimal-data'.B230]" office:value-type="float" office:value="0.2926" calcext:value-type="float">
            <text:p>0.2926</text:p>
          </table:table-cell>
          <table:table-cell table:formula="of:=[.G230]/[.B230]" office:value-type="float" office:value="1.00205479452055" calcext:value-type="float">
            <text:p>1.00205479452055</text:p>
          </table:table-cell>
        </table:table-row>
        <table:table-row table:style-name="ro1">
          <table:table-cell table:formula="of:=[$'baseline-data'.A231]" office:value-type="string" office:string-value="SwitchStmtsShouldHaveDefault" calcext:value-type="string">
            <text:p>SwitchStmtsShouldHaveDefault</text:p>
          </table:table-cell>
          <table:table-cell table:formula="of:=[$'baseline-6.22.0-data'.B231]" office:value-type="float" office:value="0.81" calcext:value-type="float">
            <text:p>0.81</text:p>
          </table:table-cell>
          <table:table-cell table:formula="of:=[$'baseline-data'.B231]" office:value-type="float" office:value="0.0054" calcext:value-type="float">
            <text:p>0.0054</text:p>
          </table:table-cell>
          <table:table-cell table:formula="of:=[.C231]/[.B231]" office:value-type="float" office:value="0.00666666666666667" calcext:value-type="float">
            <text:p>0.006666666666667</text:p>
          </table:table-cell>
          <table:table-cell table:formula="of:=[$'pr2377-data'.B231]" office:value-type="float" office:value="0.0051" calcext:value-type="float">
            <text:p>0.0051</text:p>
          </table:table-cell>
          <table:table-cell table:formula="of:=[.E231]/[.B231]" office:value-type="float" office:value="0.0062962962962963" calcext:value-type="float">
            <text:p>0.006296296296296</text:p>
          </table:table-cell>
          <table:table-cell table:formula="of:=[$'pr2377-improved-properclone-avoiddecimal-data'.B231]" office:value-type="float" office:value="0.0057" calcext:value-type="float">
            <text:p>0.0057</text:p>
          </table:table-cell>
          <table:table-cell table:formula="of:=[.G231]/[.B231]" office:value-type="float" office:value="0.00703703703703704" calcext:value-type="float">
            <text:p>0.007037037037037</text:p>
          </table:table-cell>
        </table:table-row>
        <table:table-row table:style-name="ro1">
          <table:table-cell table:formula="of:=[$'baseline-data'.A232]" office:value-type="string" office:string-value="SystemPrintln" calcext:value-type="string">
            <text:p>SystemPrintln</text:p>
          </table:table-cell>
          <table:table-cell table:formula="of:=[$'baseline-6.22.0-data'.B232]" office:value-type="float" office:value="0.9828" calcext:value-type="float">
            <text:p>0.9828</text:p>
          </table:table-cell>
          <table:table-cell table:formula="of:=[$'baseline-data'.B232]" office:value-type="float" office:value="0.9751" calcext:value-type="float">
            <text:p>0.9751</text:p>
          </table:table-cell>
          <table:table-cell table:formula="of:=[.C232]/[.B232]" office:value-type="float" office:value="0.992165242165242" calcext:value-type="float">
            <text:p>0.992165242165242</text:p>
          </table:table-cell>
          <table:table-cell table:formula="of:=[$'pr2377-data'.B232]" office:value-type="float" office:value="1.19" calcext:value-type="float">
            <text:p>1.19</text:p>
          </table:table-cell>
          <table:table-cell table:formula="of:=[.E232]/[.B232]" office:value-type="float" office:value="1.21082621082621" calcext:value-type="float">
            <text:p>1.21082621082621</text:p>
          </table:table-cell>
          <table:table-cell table:formula="of:=[$'pr2377-improved-properclone-avoiddecimal-data'.B232]" office:value-type="float" office:value="1.1816" calcext:value-type="float">
            <text:p>1.1816</text:p>
          </table:table-cell>
          <table:table-cell table:formula="of:=[.G232]/[.B232]" office:value-type="float" office:value="1.2022792022792" calcext:value-type="float">
            <text:p>1.2022792022792</text:p>
          </table:table-cell>
        </table:table-row>
        <table:table-row table:style-name="ro1">
          <table:table-cell table:formula="of:=[$'baseline-data'.A233]" office:value-type="string" office:string-value="TestClassWithoutTestCases" calcext:value-type="string">
            <text:p>TestClassWithoutTestCases</text:p>
          </table:table-cell>
          <table:table-cell table:formula="of:=[$'baseline-6.22.0-data'.B233]" office:value-type="float" office:value="3.2127" calcext:value-type="float">
            <text:p>3.2127</text:p>
          </table:table-cell>
          <table:table-cell table:formula="of:=[$'baseline-data'.B233]" office:value-type="float" office:value="0.9298" calcext:value-type="float">
            <text:p>0.9298</text:p>
          </table:table-cell>
          <table:table-cell table:formula="of:=[.C233]/[.B233]" office:value-type="float" office:value="0.289413888629502" calcext:value-type="float">
            <text:p>0.289413888629502</text:p>
          </table:table-cell>
          <table:table-cell table:formula="of:=[$'pr2377-data'.B233]" office:value-type="float" office:value="0.9057" calcext:value-type="float">
            <text:p>0.9057</text:p>
          </table:table-cell>
          <table:table-cell table:formula="of:=[.E233]/[.B233]" office:value-type="float" office:value="0.281912410122327" calcext:value-type="float">
            <text:p>0.281912410122327</text:p>
          </table:table-cell>
          <table:table-cell table:formula="of:=[$'pr2377-improved-properclone-avoiddecimal-data'.B233]" office:value-type="float" office:value="0.8567" calcext:value-type="float">
            <text:p>0.8567</text:p>
          </table:table-cell>
          <table:table-cell table:formula="of:=[.G233]/[.B233]" office:value-type="float" office:value="0.2666604413733" calcext:value-type="float">
            <text:p>0.2666604413733</text:p>
          </table:table-cell>
        </table:table-row>
        <table:table-row table:style-name="ro1">
          <table:table-cell table:formula="of:=[$'baseline-data'.A234]" office:value-type="string" office:string-value="TooFewBranchesForASwitchStatement" calcext:value-type="string">
            <text:p>TooFewBranchesForASwitchStatement</text:p>
          </table:table-cell>
          <table:table-cell table:formula="of:=[$'baseline-6.22.0-data'.B234]" office:value-type="float" office:value="0.0125" calcext:value-type="float">
            <text:p>0.0125</text:p>
          </table:table-cell>
          <table:table-cell table:formula="of:=[$'baseline-data'.B234]" office:value-type="float" office:value="0.0142" calcext:value-type="float">
            <text:p>0.0142</text:p>
          </table:table-cell>
          <table:table-cell table:formula="of:=[.C234]/[.B234]" office:value-type="float" office:value="1.136" calcext:value-type="float">
            <text:p>1.136</text:p>
          </table:table-cell>
          <table:table-cell table:formula="of:=[$'pr2377-data'.B234]" office:value-type="float" office:value="0.007" calcext:value-type="float">
            <text:p>0.007</text:p>
          </table:table-cell>
          <table:table-cell table:formula="of:=[.E234]/[.B234]" office:value-type="float" office:value="0.56" calcext:value-type="float">
            <text:p>0.56</text:p>
          </table:table-cell>
          <table:table-cell table:formula="of:=[$'pr2377-improved-properclone-avoiddecimal-data'.B234]" office:value-type="float" office:value="0.0068" calcext:value-type="float">
            <text:p>0.0068</text:p>
          </table:table-cell>
          <table:table-cell table:formula="of:=[.G234]/[.B234]" office:value-type="float" office:value="0.544" calcext:value-type="float">
            <text:p>0.544</text:p>
          </table:table-cell>
        </table:table-row>
        <table:table-row table:style-name="ro1">
          <table:table-cell table:formula="of:=[$'baseline-data'.A235]" office:value-type="string" office:string-value="TooManyFields" calcext:value-type="string">
            <text:p>TooManyFields</text:p>
          </table:table-cell>
          <table:table-cell table:formula="of:=[$'baseline-6.22.0-data'.B235]" office:value-type="float" office:value="0.2617" calcext:value-type="float">
            <text:p>0.2617</text:p>
          </table:table-cell>
          <table:table-cell table:formula="of:=[$'baseline-data'.B235]" office:value-type="float" office:value="0.2752" calcext:value-type="float">
            <text:p>0.2752</text:p>
          </table:table-cell>
          <table:table-cell table:formula="of:=[.C235]/[.B235]" office:value-type="float" office:value="1.05158578525029" calcext:value-type="float">
            <text:p>1.05158578525029</text:p>
          </table:table-cell>
          <table:table-cell table:formula="of:=[$'pr2377-data'.B235]" office:value-type="float" office:value="0.2739" calcext:value-type="float">
            <text:p>0.2739</text:p>
          </table:table-cell>
          <table:table-cell table:formula="of:=[.E235]/[.B235]" office:value-type="float" office:value="1.04661826518915" calcext:value-type="float">
            <text:p>1.04661826518915</text:p>
          </table:table-cell>
          <table:table-cell table:formula="of:=[$'pr2377-improved-properclone-avoiddecimal-data'.B235]" office:value-type="float" office:value="0.2683" calcext:value-type="float">
            <text:p>0.2683</text:p>
          </table:table-cell>
          <table:table-cell table:formula="of:=[.G235]/[.B235]" office:value-type="float" office:value="1.02521971723347" calcext:value-type="float">
            <text:p>1.02521971723347</text:p>
          </table:table-cell>
        </table:table-row>
        <table:table-row table:style-name="ro1">
          <table:table-cell table:formula="of:=[$'baseline-data'.A236]" office:value-type="string" office:string-value="TooManyMethods" calcext:value-type="string">
            <text:p>TooManyMethods</text:p>
          </table:table-cell>
          <table:table-cell table:formula="of:=[$'baseline-6.22.0-data'.B236]" office:value-type="float" office:value="0.3427" calcext:value-type="float">
            <text:p>0.3427</text:p>
          </table:table-cell>
          <table:table-cell table:formula="of:=[$'baseline-data'.B236]" office:value-type="float" office:value="0.3587" calcext:value-type="float">
            <text:p>0.3587</text:p>
          </table:table-cell>
          <table:table-cell table:formula="of:=[.C236]/[.B236]" office:value-type="float" office:value="1.04668806536329" calcext:value-type="float">
            <text:p>1.04668806536329</text:p>
          </table:table-cell>
          <table:table-cell table:formula="of:=[$'pr2377-data'.B236]" office:value-type="float" office:value="0.3381" calcext:value-type="float">
            <text:p>0.3381</text:p>
          </table:table-cell>
          <table:table-cell table:formula="of:=[.E236]/[.B236]" office:value-type="float" office:value="0.986577181208054" calcext:value-type="float">
            <text:p>0.986577181208054</text:p>
          </table:table-cell>
          <table:table-cell table:formula="of:=[$'pr2377-improved-properclone-avoiddecimal-data'.B236]" office:value-type="float" office:value="0.3354" calcext:value-type="float">
            <text:p>0.3354</text:p>
          </table:table-cell>
          <table:table-cell table:formula="of:=[.G236]/[.B236]" office:value-type="float" office:value="0.978698570177998" calcext:value-type="float">
            <text:p>0.978698570177998</text:p>
          </table:table-cell>
        </table:table-row>
        <table:table-row table:style-name="ro1">
          <table:table-cell table:formula="of:=[$'baseline-data'.A237]" office:value-type="string" office:string-value="TooManyStaticImports" calcext:value-type="string">
            <text:p>TooManyStaticImports</text:p>
          </table:table-cell>
          <table:table-cell table:formula="of:=[$'baseline-6.22.0-data'.B237]" office:value-type="float" office:value="0.137" calcext:value-type="float">
            <text:p>0.137</text:p>
          </table:table-cell>
          <table:table-cell table:formula="of:=[$'baseline-data'.B237]" office:value-type="float" office:value="0.127" calcext:value-type="float">
            <text:p>0.127</text:p>
          </table:table-cell>
          <table:table-cell table:formula="of:=[.C237]/[.B237]" office:value-type="float" office:value="0.927007299270073" calcext:value-type="float">
            <text:p>0.927007299270073</text:p>
          </table:table-cell>
          <table:table-cell table:formula="of:=[$'pr2377-data'.B237]" office:value-type="float" office:value="0.1508" calcext:value-type="float">
            <text:p>0.1508</text:p>
          </table:table-cell>
          <table:table-cell table:formula="of:=[.E237]/[.B237]" office:value-type="float" office:value="1.1007299270073" calcext:value-type="float">
            <text:p>1.1007299270073</text:p>
          </table:table-cell>
          <table:table-cell table:formula="of:=[$'pr2377-improved-properclone-avoiddecimal-data'.B237]" office:value-type="float" office:value="0.1687" calcext:value-type="float">
            <text:p>0.1687</text:p>
          </table:table-cell>
          <table:table-cell table:formula="of:=[.G237]/[.B237]" office:value-type="float" office:value="1.23138686131387" calcext:value-type="float">
            <text:p>1.23138686131387</text:p>
          </table:table-cell>
        </table:table-row>
        <table:table-row table:style-name="ro1">
          <table:table-cell table:formula="of:=[$'baseline-data'.A238]" office:value-type="string" office:string-value="UncommentedEmptyConstructor" calcext:value-type="string">
            <text:p>UncommentedEmptyConstructor</text:p>
          </table:table-cell>
          <table:table-cell table:formula="of:=[$'baseline-6.22.0-data'.B238]" office:value-type="float" office:value="0.0318" calcext:value-type="float">
            <text:p>0.0318</text:p>
          </table:table-cell>
          <table:table-cell table:formula="of:=[$'baseline-data'.B238]" office:value-type="float" office:value="0.0324" calcext:value-type="float">
            <text:p>0.0324</text:p>
          </table:table-cell>
          <table:table-cell table:formula="of:=[.C238]/[.B238]" office:value-type="float" office:value="1.0188679245283" calcext:value-type="float">
            <text:p>1.0188679245283</text:p>
          </table:table-cell>
          <table:table-cell table:formula="of:=[$'pr2377-data'.B238]" office:value-type="float" office:value="0.0286" calcext:value-type="float">
            <text:p>0.0286</text:p>
          </table:table-cell>
          <table:table-cell table:formula="of:=[.E238]/[.B238]" office:value-type="float" office:value="0.89937106918239" calcext:value-type="float">
            <text:p>0.89937106918239</text:p>
          </table:table-cell>
          <table:table-cell table:formula="of:=[$'pr2377-improved-properclone-avoiddecimal-data'.B238]" office:value-type="float" office:value="0.0278" calcext:value-type="float">
            <text:p>0.0278</text:p>
          </table:table-cell>
          <table:table-cell table:formula="of:=[.G238]/[.B238]" office:value-type="float" office:value="0.874213836477987" calcext:value-type="float">
            <text:p>0.874213836477987</text:p>
          </table:table-cell>
        </table:table-row>
        <table:table-row table:style-name="ro1">
          <table:table-cell table:formula="of:=[$'baseline-data'.A239]" office:value-type="string" office:string-value="UncommentedEmptyMethodBody" calcext:value-type="string">
            <text:p>UncommentedEmptyMethodBody</text:p>
          </table:table-cell>
          <table:table-cell table:formula="of:=[$'baseline-6.22.0-data'.B239]" office:value-type="float" office:value="0.1412" calcext:value-type="float">
            <text:p>0.1412</text:p>
          </table:table-cell>
          <table:table-cell table:formula="of:=[$'baseline-data'.B239]" office:value-type="float" office:value="0.0815" calcext:value-type="float">
            <text:p>0.0815</text:p>
          </table:table-cell>
          <table:table-cell table:formula="of:=[.C239]/[.B239]" office:value-type="float" office:value="0.577195467422096" calcext:value-type="float">
            <text:p>0.577195467422096</text:p>
          </table:table-cell>
          <table:table-cell table:formula="of:=[$'pr2377-data'.B239]" office:value-type="float" office:value="0.09" calcext:value-type="float">
            <text:p>0.09</text:p>
          </table:table-cell>
          <table:table-cell table:formula="of:=[.E239]/[.B239]" office:value-type="float" office:value="0.637393767705382" calcext:value-type="float">
            <text:p>0.637393767705382</text:p>
          </table:table-cell>
          <table:table-cell table:formula="of:=[$'pr2377-improved-properclone-avoiddecimal-data'.B239]" office:value-type="float" office:value="0.0841" calcext:value-type="float">
            <text:p>0.0841</text:p>
          </table:table-cell>
          <table:table-cell table:formula="of:=[.G239]/[.B239]" office:value-type="float" office:value="0.595609065155807" calcext:value-type="float">
            <text:p>0.595609065155807</text:p>
          </table:table-cell>
        </table:table-row>
        <table:table-row table:style-name="ro1">
          <table:table-cell table:formula="of:=[$'baseline-data'.A240]" office:value-type="string" office:string-value="UnconditionalIfStatement" calcext:value-type="string">
            <text:p>UnconditionalIfStatement</text:p>
          </table:table-cell>
          <table:table-cell table:formula="of:=[$'baseline-6.22.0-data'.B240]" office:value-type="float" office:value="0.0322" calcext:value-type="float">
            <text:p>0.0322</text:p>
          </table:table-cell>
          <table:table-cell table:formula="of:=[$'baseline-data'.B240]" office:value-type="float" office:value="0.0337" calcext:value-type="float">
            <text:p>0.0337</text:p>
          </table:table-cell>
          <table:table-cell table:formula="of:=[.C240]/[.B240]" office:value-type="float" office:value="1.04658385093168" calcext:value-type="float">
            <text:p>1.04658385093168</text:p>
          </table:table-cell>
          <table:table-cell table:formula="of:=[$'pr2377-data'.B240]" office:value-type="float" office:value="0.0413" calcext:value-type="float">
            <text:p>0.0413</text:p>
          </table:table-cell>
          <table:table-cell table:formula="of:=[.E240]/[.B240]" office:value-type="float" office:value="1.28260869565217" calcext:value-type="float">
            <text:p>1.28260869565217</text:p>
          </table:table-cell>
          <table:table-cell table:formula="of:=[$'pr2377-improved-properclone-avoiddecimal-data'.B240]" office:value-type="float" office:value="0.0416" calcext:value-type="float">
            <text:p>0.0416</text:p>
          </table:table-cell>
          <table:table-cell table:formula="of:=[.G240]/[.B240]" office:value-type="float" office:value="1.29192546583851" calcext:value-type="float">
            <text:p>1.29192546583851</text:p>
          </table:table-cell>
        </table:table-row>
        <table:table-row table:style-name="ro1">
          <table:table-cell table:formula="of:=[$'baseline-data'.A241]" office:value-type="string" office:string-value="UnnecessaryAnnotationValueElement" calcext:value-type="string">
            <text:p>UnnecessaryAnnotationValueElement</text:p>
          </table:table-cell>
          <table:table-cell table:formula="of:=[$'baseline-6.22.0-data'.B241]" office:value-type="float" office:value="0.0222" calcext:value-type="float">
            <text:p>0.0222</text:p>
          </table:table-cell>
          <table:table-cell table:formula="of:=[$'baseline-data'.B241]" office:value-type="float" office:value="0.0252" calcext:value-type="float">
            <text:p>0.0252</text:p>
          </table:table-cell>
          <table:table-cell table:formula="of:=[.C241]/[.B241]" office:value-type="float" office:value="1.13513513513514" calcext:value-type="float">
            <text:p>1.13513513513514</text:p>
          </table:table-cell>
          <table:table-cell table:formula="of:=[$'pr2377-data'.B241]" office:value-type="float" office:value="0.0259" calcext:value-type="float">
            <text:p>0.0259</text:p>
          </table:table-cell>
          <table:table-cell table:formula="of:=[.E241]/[.B241]" office:value-type="float" office:value="1.16666666666667" calcext:value-type="float">
            <text:p>1.16666666666667</text:p>
          </table:table-cell>
          <table:table-cell table:formula="of:=[$'pr2377-improved-properclone-avoiddecimal-data'.B241]" office:value-type="float" office:value="0.0253" calcext:value-type="float">
            <text:p>0.0253</text:p>
          </table:table-cell>
          <table:table-cell table:formula="of:=[.G241]/[.B241]" office:value-type="float" office:value="1.13963963963964" calcext:value-type="float">
            <text:p>1.13963963963964</text:p>
          </table:table-cell>
        </table:table-row>
        <table:table-row table:style-name="ro1">
          <table:table-cell table:formula="of:=[$'baseline-data'.A242]" office:value-type="string" office:string-value="UnnecessaryBooleanAssertion" calcext:value-type="string">
            <text:p>UnnecessaryBooleanAssertion</text:p>
          </table:table-cell>
          <table:table-cell table:formula="of:=[$'baseline-6.22.0-data'.B242]" office:value-type="float" office:value="0.4909" calcext:value-type="float">
            <text:p>0.4909</text:p>
          </table:table-cell>
          <table:table-cell table:formula="of:=[$'baseline-data'.B242]" office:value-type="float" office:value="0.312" calcext:value-type="float">
            <text:p>0.312</text:p>
          </table:table-cell>
          <table:table-cell table:formula="of:=[.C242]/[.B242]" office:value-type="float" office:value="0.635567325320839" calcext:value-type="float">
            <text:p>0.635567325320839</text:p>
          </table:table-cell>
          <table:table-cell table:formula="of:=[$'pr2377-data'.B242]" office:value-type="float" office:value="1.0632" calcext:value-type="float">
            <text:p>1.0632</text:p>
          </table:table-cell>
          <table:table-cell table:formula="of:=[.E242]/[.B242]" office:value-type="float" office:value="2.1658178855164" calcext:value-type="float">
            <text:p>2.1658178855164</text:p>
          </table:table-cell>
          <table:table-cell table:formula="of:=[$'pr2377-improved-properclone-avoiddecimal-data'.B242]" office:value-type="float" office:value="1.065" calcext:value-type="float">
            <text:p>1.065</text:p>
          </table:table-cell>
          <table:table-cell table:formula="of:=[.G242]/[.B242]" office:value-type="float" office:value="2.16948462008556" calcext:value-type="float">
            <text:p>2.16948462008556</text:p>
          </table:table-cell>
        </table:table-row>
        <table:table-row table:style-name="ro1">
          <table:table-cell table:formula="of:=[$'baseline-data'.A243]" office:value-type="string" office:string-value="UnnecessaryCaseChange" calcext:value-type="string">
            <text:p>UnnecessaryCaseChange</text:p>
          </table:table-cell>
          <table:table-cell table:formula="of:=[$'baseline-6.22.0-data'.B243]" office:value-type="float" office:value="0.1657" calcext:value-type="float">
            <text:p>0.1657</text:p>
          </table:table-cell>
          <table:table-cell table:formula="of:=[$'baseline-data'.B243]" office:value-type="float" office:value="0.1511" calcext:value-type="float">
            <text:p>0.1511</text:p>
          </table:table-cell>
          <table:table-cell table:formula="of:=[.C243]/[.B243]" office:value-type="float" office:value="0.911888955944478" calcext:value-type="float">
            <text:p>0.911888955944478</text:p>
          </table:table-cell>
          <table:table-cell table:formula="of:=[$'pr2377-data'.B243]" office:value-type="float" office:value="0.1472" calcext:value-type="float">
            <text:p>0.1472</text:p>
          </table:table-cell>
          <table:table-cell table:formula="of:=[.E243]/[.B243]" office:value-type="float" office:value="0.888352444176222" calcext:value-type="float">
            <text:p>0.888352444176222</text:p>
          </table:table-cell>
          <table:table-cell table:formula="of:=[$'pr2377-improved-properclone-avoiddecimal-data'.B243]" office:value-type="float" office:value="0.1494" calcext:value-type="float">
            <text:p>0.1494</text:p>
          </table:table-cell>
          <table:table-cell table:formula="of:=[.G243]/[.B243]" office:value-type="float" office:value="0.901629450814725" calcext:value-type="float">
            <text:p>0.901629450814725</text:p>
          </table:table-cell>
        </table:table-row>
        <table:table-row table:style-name="ro1">
          <table:table-cell table:formula="of:=[$'baseline-data'.A244]" office:value-type="string" office:string-value="UnnecessaryConstructor" calcext:value-type="string">
            <text:p>UnnecessaryConstructor</text:p>
          </table:table-cell>
          <table:table-cell table:formula="of:=[$'baseline-6.22.0-data'.B244]" office:value-type="float" office:value="0.9014" calcext:value-type="float">
            <text:p>0.9014</text:p>
          </table:table-cell>
          <table:table-cell table:formula="of:=[$'baseline-data'.B244]" office:value-type="float" office:value="0.8633" calcext:value-type="float">
            <text:p>0.8633</text:p>
          </table:table-cell>
          <table:table-cell table:formula="of:=[.C244]/[.B244]" office:value-type="float" office:value="0.957732416241402" calcext:value-type="float">
            <text:p>0.957732416241402</text:p>
          </table:table-cell>
          <table:table-cell table:formula="of:=[$'pr2377-data'.B244]" office:value-type="float" office:value="0.9295" calcext:value-type="float">
            <text:p>0.9295</text:p>
          </table:table-cell>
          <table:table-cell table:formula="of:=[.E244]/[.B244]" office:value-type="float" office:value="1.03117372975372" calcext:value-type="float">
            <text:p>1.03117372975372</text:p>
          </table:table-cell>
          <table:table-cell table:formula="of:=[$'pr2377-improved-properclone-avoiddecimal-data'.B244]" office:value-type="float" office:value="0.9591" calcext:value-type="float">
            <text:p>0.9591</text:p>
          </table:table-cell>
          <table:table-cell table:formula="of:=[.G244]/[.B244]" office:value-type="float" office:value="1.06401153760817" calcext:value-type="float">
            <text:p>1.06401153760817</text:p>
          </table:table-cell>
        </table:table-row>
        <table:table-row table:style-name="ro1">
          <table:table-cell table:formula="of:=[$'baseline-data'.A245]" office:value-type="string" office:string-value="UnnecessaryConversionTemporary" calcext:value-type="string">
            <text:p>UnnecessaryConversionTemporary</text:p>
          </table:table-cell>
          <table:table-cell table:formula="of:=[$'baseline-6.22.0-data'.B245]" office:value-type="float" office:value="0.3054" calcext:value-type="float">
            <text:p>0.3054</text:p>
          </table:table-cell>
          <table:table-cell table:formula="of:=[$'baseline-data'.B245]" office:value-type="float" office:value="0.2949" calcext:value-type="float">
            <text:p>0.2949</text:p>
          </table:table-cell>
          <table:table-cell table:formula="of:=[.C245]/[.B245]" office:value-type="float" office:value="0.965618860510805" calcext:value-type="float">
            <text:p>0.965618860510805</text:p>
          </table:table-cell>
          <table:table-cell table:formula="of:=[$'pr2377-data'.B245]" office:value-type="float" office:value="0.2794" calcext:value-type="float">
            <text:p>0.2794</text:p>
          </table:table-cell>
          <table:table-cell table:formula="of:=[.E245]/[.B245]" office:value-type="float" office:value="0.91486574983628" calcext:value-type="float">
            <text:p>0.91486574983628</text:p>
          </table:table-cell>
          <table:table-cell table:formula="of:=[$'pr2377-improved-properclone-avoiddecimal-data'.B245]" office:value-type="float" office:value="0.324" calcext:value-type="float">
            <text:p>0.324</text:p>
          </table:table-cell>
          <table:table-cell table:formula="of:=[.G245]/[.B245]" office:value-type="float" office:value="1.06090373280943" calcext:value-type="float">
            <text:p>1.06090373280943</text:p>
          </table:table-cell>
        </table:table-row>
        <table:table-row table:style-name="ro1">
          <table:table-cell table:formula="of:=[$'baseline-data'.A246]" office:value-type="string" office:string-value="UnnecessaryFullyQualifiedName" calcext:value-type="string">
            <text:p>UnnecessaryFullyQualifiedName</text:p>
          </table:table-cell>
          <table:table-cell table:formula="of:=[$'baseline-6.22.0-data'.B246]" office:value-type="float" office:value="0.4977" calcext:value-type="float">
            <text:p>0.4977</text:p>
          </table:table-cell>
          <table:table-cell table:formula="of:=[$'baseline-data'.B246]" office:value-type="float" office:value="0.5707" calcext:value-type="float">
            <text:p>0.5707</text:p>
          </table:table-cell>
          <table:table-cell table:formula="of:=[.C246]/[.B246]" office:value-type="float" office:value="1.14667470363673" calcext:value-type="float">
            <text:p>1.14667470363673</text:p>
          </table:table-cell>
          <table:table-cell table:formula="of:=[$'pr2377-data'.B246]" office:value-type="float" office:value="0.5018" calcext:value-type="float">
            <text:p>0.5018</text:p>
          </table:table-cell>
          <table:table-cell table:formula="of:=[.E246]/[.B246]" office:value-type="float" office:value="1.00823789431384" calcext:value-type="float">
            <text:p>1.00823789431384</text:p>
          </table:table-cell>
          <table:table-cell table:formula="of:=[$'pr2377-improved-properclone-avoiddecimal-data'.B246]" office:value-type="float" office:value="0.4851" calcext:value-type="float">
            <text:p>0.4851</text:p>
          </table:table-cell>
          <table:table-cell table:formula="of:=[.G246]/[.B246]" office:value-type="float" office:value="0.974683544303797" calcext:value-type="float">
            <text:p>0.974683544303797</text:p>
          </table:table-cell>
        </table:table-row>
        <table:table-row table:style-name="ro1">
          <table:table-cell table:formula="of:=[$'baseline-data'.A247]" office:value-type="string" office:string-value="UnnecessaryLocalBeforeReturn" calcext:value-type="string">
            <text:p>UnnecessaryLocalBeforeReturn</text:p>
          </table:table-cell>
          <table:table-cell table:formula="of:=[$'baseline-6.22.0-data'.B247]" office:value-type="float" office:value="0.1588" calcext:value-type="float">
            <text:p>0.1588</text:p>
          </table:table-cell>
          <table:table-cell table:formula="of:=[$'baseline-data'.B247]" office:value-type="float" office:value="0.1567" calcext:value-type="float">
            <text:p>0.1567</text:p>
          </table:table-cell>
          <table:table-cell table:formula="of:=[.C247]/[.B247]" office:value-type="float" office:value="0.986775818639799" calcext:value-type="float">
            <text:p>0.986775818639799</text:p>
          </table:table-cell>
          <table:table-cell table:formula="of:=[$'pr2377-data'.B247]" office:value-type="float" office:value="0.1577" calcext:value-type="float">
            <text:p>0.1577</text:p>
          </table:table-cell>
          <table:table-cell table:formula="of:=[.E247]/[.B247]" office:value-type="float" office:value="0.993073047858942" calcext:value-type="float">
            <text:p>0.993073047858942</text:p>
          </table:table-cell>
          <table:table-cell table:formula="of:=[$'pr2377-improved-properclone-avoiddecimal-data'.B247]" office:value-type="float" office:value="0.1569" calcext:value-type="float">
            <text:p>0.1569</text:p>
          </table:table-cell>
          <table:table-cell table:formula="of:=[.G247]/[.B247]" office:value-type="float" office:value="0.988035264483627" calcext:value-type="float">
            <text:p>0.988035264483627</text:p>
          </table:table-cell>
        </table:table-row>
        <table:table-row table:style-name="ro1">
          <table:table-cell table:formula="of:=[$'baseline-data'.A248]" office:value-type="string" office:string-value="UnnecessaryModifier" calcext:value-type="string">
            <text:p>UnnecessaryModifier</text:p>
          </table:table-cell>
          <table:table-cell table:formula="of:=[$'baseline-6.22.0-data'.B248]" office:value-type="float" office:value="0.0477" calcext:value-type="float">
            <text:p>0.0477</text:p>
          </table:table-cell>
          <table:table-cell table:formula="of:=[$'baseline-data'.B248]" office:value-type="float" office:value="0.0504" calcext:value-type="float">
            <text:p>0.0504</text:p>
          </table:table-cell>
          <table:table-cell table:formula="of:=[.C248]/[.B248]" office:value-type="float" office:value="1.05660377358491" calcext:value-type="float">
            <text:p>1.05660377358491</text:p>
          </table:table-cell>
          <table:table-cell table:formula="of:=[$'pr2377-data'.B248]" office:value-type="float" office:value="0.0466" calcext:value-type="float">
            <text:p>0.0466</text:p>
          </table:table-cell>
          <table:table-cell table:formula="of:=[.E248]/[.B248]" office:value-type="float" office:value="0.976939203354298" calcext:value-type="float">
            <text:p>0.976939203354298</text:p>
          </table:table-cell>
          <table:table-cell table:formula="of:=[$'pr2377-improved-properclone-avoiddecimal-data'.B248]" office:value-type="float" office:value="0.0508" calcext:value-type="float">
            <text:p>0.0508</text:p>
          </table:table-cell>
          <table:table-cell table:formula="of:=[.G248]/[.B248]" office:value-type="float" office:value="1.06498951781971" calcext:value-type="float">
            <text:p>1.06498951781971</text:p>
          </table:table-cell>
        </table:table-row>
        <table:table-row table:style-name="ro1">
          <table:table-cell table:formula="of:=[$'baseline-data'.A249]" office:value-type="string" office:string-value="UnnecessaryReturn" calcext:value-type="string">
            <text:p>UnnecessaryReturn</text:p>
          </table:table-cell>
          <table:table-cell table:formula="of:=[$'baseline-6.22.0-data'.B249]" office:value-type="float" office:value="0.1875" calcext:value-type="float">
            <text:p>0.1875</text:p>
          </table:table-cell>
          <table:table-cell table:formula="of:=[$'baseline-data'.B249]" office:value-type="float" office:value="0.1912" calcext:value-type="float">
            <text:p>0.1912</text:p>
          </table:table-cell>
          <table:table-cell table:formula="of:=[.C249]/[.B249]" office:value-type="float" office:value="1.01973333333333" calcext:value-type="float">
            <text:p>1.01973333333333</text:p>
          </table:table-cell>
          <table:table-cell table:formula="of:=[$'pr2377-data'.B249]" office:value-type="float" office:value="0.1898" calcext:value-type="float">
            <text:p>0.1898</text:p>
          </table:table-cell>
          <table:table-cell table:formula="of:=[.E249]/[.B249]" office:value-type="float" office:value="1.01226666666667" calcext:value-type="float">
            <text:p>1.01226666666667</text:p>
          </table:table-cell>
          <table:table-cell table:formula="of:=[$'pr2377-improved-properclone-avoiddecimal-data'.B249]" office:value-type="float" office:value="0.1923" calcext:value-type="float">
            <text:p>0.1923</text:p>
          </table:table-cell>
          <table:table-cell table:formula="of:=[.G249]/[.B249]" office:value-type="float" office:value="1.0256" calcext:value-type="float">
            <text:p>1.0256</text:p>
          </table:table-cell>
        </table:table-row>
        <table:table-row table:style-name="ro1">
          <table:table-cell table:formula="of:=[$'baseline-data'.A250]" office:value-type="string" office:string-value="UnnecessaryWrapperObjectCreation" calcext:value-type="string">
            <text:p>UnnecessaryWrapperObjectCreation</text:p>
          </table:table-cell>
          <table:table-cell table:formula="of:=[$'baseline-6.22.0-data'.B250]" office:value-type="float" office:value="0.3082" calcext:value-type="float">
            <text:p>0.3082</text:p>
          </table:table-cell>
          <table:table-cell table:formula="of:=[$'baseline-data'.B250]" office:value-type="float" office:value="0.328" calcext:value-type="float">
            <text:p>0.328</text:p>
          </table:table-cell>
          <table:table-cell table:formula="of:=[.C250]/[.B250]" office:value-type="float" office:value="1.06424399740428" calcext:value-type="float">
            <text:p>1.06424399740428</text:p>
          </table:table-cell>
          <table:table-cell table:formula="of:=[$'pr2377-data'.B250]" office:value-type="float" office:value="0.3648" calcext:value-type="float">
            <text:p>0.3648</text:p>
          </table:table-cell>
          <table:table-cell table:formula="of:=[.E250]/[.B250]" office:value-type="float" office:value="1.18364698247891" calcext:value-type="float">
            <text:p>1.18364698247891</text:p>
          </table:table-cell>
          <table:table-cell table:formula="of:=[$'pr2377-improved-properclone-avoiddecimal-data'.B250]" office:value-type="float" office:value="0.3801" calcext:value-type="float">
            <text:p>0.3801</text:p>
          </table:table-cell>
          <table:table-cell table:formula="of:=[.G250]/[.B250]" office:value-type="float" office:value="1.23329007138222" calcext:value-type="float">
            <text:p>1.23329007138222</text:p>
          </table:table-cell>
        </table:table-row>
        <table:table-row table:style-name="ro1">
          <table:table-cell table:formula="of:=[$'baseline-data'.A251]" office:value-type="string" office:string-value="UnsynchronizedStaticFormatter" calcext:value-type="string">
            <text:p>UnsynchronizedStaticFormatter</text:p>
          </table:table-cell>
          <table:table-cell table:formula="of:=[$'baseline-6.22.0-data'.B251]" office:value-type="float" office:value="0.0137" calcext:value-type="float">
            <text:p>0.0137</text:p>
          </table:table-cell>
          <table:table-cell table:formula="of:=[$'baseline-data'.B251]" office:value-type="float" office:value="0.0124" calcext:value-type="float">
            <text:p>0.0124</text:p>
          </table:table-cell>
          <table:table-cell table:formula="of:=[.C251]/[.B251]" office:value-type="float" office:value="0.905109489051095" calcext:value-type="float">
            <text:p>0.905109489051095</text:p>
          </table:table-cell>
          <table:table-cell table:formula="of:=[$'pr2377-data'.B251]" office:value-type="float" office:value="0.0125" calcext:value-type="float">
            <text:p>0.0125</text:p>
          </table:table-cell>
          <table:table-cell table:formula="of:=[.E251]/[.B251]" office:value-type="float" office:value="0.912408759124088" calcext:value-type="float">
            <text:p>0.912408759124088</text:p>
          </table:table-cell>
          <table:table-cell table:formula="of:=[$'pr2377-improved-properclone-avoiddecimal-data'.B251]" office:value-type="float" office:value="0.0126" calcext:value-type="float">
            <text:p>0.0126</text:p>
          </table:table-cell>
          <table:table-cell table:formula="of:=[.G251]/[.B251]" office:value-type="float" office:value="0.91970802919708" calcext:value-type="float">
            <text:p>0.91970802919708</text:p>
          </table:table-cell>
        </table:table-row>
        <table:table-row table:style-name="ro1">
          <table:table-cell table:formula="of:=[$'baseline-data'.A252]" office:value-type="string" office:string-value="UnusedFormalParameter" calcext:value-type="string">
            <text:p>UnusedFormalParameter</text:p>
          </table:table-cell>
          <table:table-cell table:formula="of:=[$'baseline-6.22.0-data'.B252]" office:value-type="float" office:value="0.0746" calcext:value-type="float">
            <text:p>0.0746</text:p>
          </table:table-cell>
          <table:table-cell table:formula="of:=[$'baseline-data'.B252]" office:value-type="float" office:value="0.0849" calcext:value-type="float">
            <text:p>0.0849</text:p>
          </table:table-cell>
          <table:table-cell table:formula="of:=[.C252]/[.B252]" office:value-type="float" office:value="1.13806970509383" calcext:value-type="float">
            <text:p>1.13806970509383</text:p>
          </table:table-cell>
          <table:table-cell table:formula="of:=[$'pr2377-data'.B252]" office:value-type="float" office:value="0.0642" calcext:value-type="float">
            <text:p>0.0642</text:p>
          </table:table-cell>
          <table:table-cell table:formula="of:=[.E252]/[.B252]" office:value-type="float" office:value="0.86058981233244" calcext:value-type="float">
            <text:p>0.86058981233244</text:p>
          </table:table-cell>
          <table:table-cell table:formula="of:=[$'pr2377-improved-properclone-avoiddecimal-data'.B252]" office:value-type="float" office:value="0.0667" calcext:value-type="float">
            <text:p>0.0667</text:p>
          </table:table-cell>
          <table:table-cell table:formula="of:=[.G252]/[.B252]" office:value-type="float" office:value="0.894101876675603" calcext:value-type="float">
            <text:p>0.894101876675603</text:p>
          </table:table-cell>
        </table:table-row>
        <table:table-row table:style-name="ro1">
          <table:table-cell table:formula="of:=[$'baseline-data'.A253]" office:value-type="string" office:string-value="UnusedImports" calcext:value-type="string">
            <text:p>UnusedImports</text:p>
          </table:table-cell>
          <table:table-cell table:formula="of:=[$'baseline-6.22.0-data'.B253]" office:value-type="float" office:value="0.9664" calcext:value-type="float">
            <text:p>0.9664</text:p>
          </table:table-cell>
          <table:table-cell table:formula="of:=[$'baseline-data'.B253]" office:value-type="float" office:value="0.9492" calcext:value-type="float">
            <text:p>0.9492</text:p>
          </table:table-cell>
          <table:table-cell table:formula="of:=[.C253]/[.B253]" office:value-type="float" office:value="0.982201986754967" calcext:value-type="float">
            <text:p>0.982201986754967</text:p>
          </table:table-cell>
          <table:table-cell table:formula="of:=[$'pr2377-data'.B253]" office:value-type="float" office:value="1.0071" calcext:value-type="float">
            <text:p>1.0071</text:p>
          </table:table-cell>
          <table:table-cell table:formula="of:=[.E253]/[.B253]" office:value-type="float" office:value="1.04211506622517" calcext:value-type="float">
            <text:p>1.04211506622517</text:p>
          </table:table-cell>
          <table:table-cell table:formula="of:=[$'pr2377-improved-properclone-avoiddecimal-data'.B253]" office:value-type="float" office:value="0.952" calcext:value-type="float">
            <text:p>0.952</text:p>
          </table:table-cell>
          <table:table-cell table:formula="of:=[.G253]/[.B253]" office:value-type="float" office:value="0.985099337748344" calcext:value-type="float">
            <text:p>0.985099337748344</text:p>
          </table:table-cell>
        </table:table-row>
        <table:table-row table:style-name="ro1">
          <table:table-cell table:formula="of:=[$'baseline-data'.A254]" office:value-type="string" office:string-value="UnusedLocalVariable" calcext:value-type="string">
            <text:p>UnusedLocalVariable</text:p>
          </table:table-cell>
          <table:table-cell table:formula="of:=[$'baseline-6.22.0-data'.B254]" office:value-type="float" office:value="0.0535" calcext:value-type="float">
            <text:p>0.0535</text:p>
          </table:table-cell>
          <table:table-cell table:formula="of:=[$'baseline-data'.B254]" office:value-type="float" office:value="0.0547" calcext:value-type="float">
            <text:p>0.0547</text:p>
          </table:table-cell>
          <table:table-cell table:formula="of:=[.C254]/[.B254]" office:value-type="float" office:value="1.02242990654206" calcext:value-type="float">
            <text:p>1.02242990654206</text:p>
          </table:table-cell>
          <table:table-cell table:formula="of:=[$'pr2377-data'.B254]" office:value-type="float" office:value="0.0563" calcext:value-type="float">
            <text:p>0.0563</text:p>
          </table:table-cell>
          <table:table-cell table:formula="of:=[.E254]/[.B254]" office:value-type="float" office:value="1.05233644859813" calcext:value-type="float">
            <text:p>1.05233644859813</text:p>
          </table:table-cell>
          <table:table-cell table:formula="of:=[$'pr2377-improved-properclone-avoiddecimal-data'.B254]" office:value-type="float" office:value="0.0594" calcext:value-type="float">
            <text:p>0.0594</text:p>
          </table:table-cell>
          <table:table-cell table:formula="of:=[.G254]/[.B254]" office:value-type="float" office:value="1.11028037383178" calcext:value-type="float">
            <text:p>1.11028037383178</text:p>
          </table:table-cell>
        </table:table-row>
        <table:table-row table:style-name="ro1">
          <table:table-cell table:formula="of:=[$'baseline-data'.A255]" office:value-type="string" office:string-value="UnusedNullCheckInEquals" calcext:value-type="string">
            <text:p>UnusedNullCheckInEquals</text:p>
          </table:table-cell>
          <table:table-cell table:formula="of:=[$'baseline-6.22.0-data'.B255]" office:value-type="float" office:value="3.4371" calcext:value-type="float">
            <text:p>3.4371</text:p>
          </table:table-cell>
          <table:table-cell table:formula="of:=[$'baseline-data'.B255]" office:value-type="float" office:value="3.6234" calcext:value-type="float">
            <text:p>3.6234</text:p>
          </table:table-cell>
          <table:table-cell table:formula="of:=[.C255]/[.B255]" office:value-type="float" office:value="1.05420267085625" calcext:value-type="float">
            <text:p>1.05420267085625</text:p>
          </table:table-cell>
          <table:table-cell table:formula="of:=[$'pr2377-data'.B255]" office:value-type="float" office:value="2.5058" calcext:value-type="float">
            <text:p>2.5058</text:p>
          </table:table-cell>
          <table:table-cell table:formula="of:=[.E255]/[.B255]" office:value-type="float" office:value="0.729044834307992" calcext:value-type="float">
            <text:p>0.729044834307992</text:p>
          </table:table-cell>
          <table:table-cell table:formula="of:=[$'pr2377-improved-properclone-avoiddecimal-data'.B255]" office:value-type="float" office:value="2.4937" calcext:value-type="float">
            <text:p>2.4937</text:p>
          </table:table-cell>
          <table:table-cell table:formula="of:=[.G255]/[.B255]" office:value-type="float" office:value="0.725524424660324" calcext:value-type="float">
            <text:p>0.725524424660324</text:p>
          </table:table-cell>
        </table:table-row>
        <table:table-row table:style-name="ro1">
          <table:table-cell table:formula="of:=[$'baseline-data'.A256]" office:value-type="string" office:string-value="UnusedPrivateField" calcext:value-type="string">
            <text:p>UnusedPrivateField</text:p>
          </table:table-cell>
          <table:table-cell table:formula="of:=[$'baseline-6.22.0-data'.B256]" office:value-type="float" office:value="1.5622" calcext:value-type="float">
            <text:p>1.5622</text:p>
          </table:table-cell>
          <table:table-cell table:formula="of:=[$'baseline-data'.B256]" office:value-type="float" office:value="0.4105" calcext:value-type="float">
            <text:p>0.4105</text:p>
          </table:table-cell>
          <table:table-cell table:formula="of:=[.C256]/[.B256]" office:value-type="float" office:value="0.26277045192677" calcext:value-type="float">
            <text:p>0.26277045192677</text:p>
          </table:table-cell>
          <table:table-cell table:formula="of:=[$'pr2377-data'.B256]" office:value-type="float" office:value="0.4625" calcext:value-type="float">
            <text:p>0.4625</text:p>
          </table:table-cell>
          <table:table-cell table:formula="of:=[.E256]/[.B256]" office:value-type="float" office:value="0.296056842913839" calcext:value-type="float">
            <text:p>0.296056842913839</text:p>
          </table:table-cell>
          <table:table-cell table:formula="of:=[$'pr2377-improved-properclone-avoiddecimal-data'.B256]" office:value-type="float" office:value="0.4031" calcext:value-type="float">
            <text:p>0.4031</text:p>
          </table:table-cell>
          <table:table-cell table:formula="of:=[.G256]/[.B256]" office:value-type="float" office:value="0.258033542440149" calcext:value-type="float">
            <text:p>0.258033542440149</text:p>
          </table:table-cell>
        </table:table-row>
        <table:table-row table:style-name="ro1">
          <table:table-cell table:formula="of:=[$'baseline-data'.A257]" office:value-type="string" office:string-value="UnusedPrivateMethod" calcext:value-type="string">
            <text:p>UnusedPrivateMethod</text:p>
          </table:table-cell>
          <table:table-cell table:formula="of:=[$'baseline-6.22.0-data'.B257]" office:value-type="float" office:value="0.1095" calcext:value-type="float">
            <text:p>0.1095</text:p>
          </table:table-cell>
          <table:table-cell table:formula="of:=[$'baseline-data'.B257]" office:value-type="float" office:value="0.1087" calcext:value-type="float">
            <text:p>0.1087</text:p>
          </table:table-cell>
          <table:table-cell table:formula="of:=[.C257]/[.B257]" office:value-type="float" office:value="0.992694063926941" calcext:value-type="float">
            <text:p>0.992694063926941</text:p>
          </table:table-cell>
          <table:table-cell table:formula="of:=[$'pr2377-data'.B257]" office:value-type="float" office:value="0.1031" calcext:value-type="float">
            <text:p>0.1031</text:p>
          </table:table-cell>
          <table:table-cell table:formula="of:=[.E257]/[.B257]" office:value-type="float" office:value="0.941552511415525" calcext:value-type="float">
            <text:p>0.941552511415525</text:p>
          </table:table-cell>
          <table:table-cell table:formula="of:=[$'pr2377-improved-properclone-avoiddecimal-data'.B257]" office:value-type="float" office:value="0.1031" calcext:value-type="float">
            <text:p>0.1031</text:p>
          </table:table-cell>
          <table:table-cell table:formula="of:=[.G257]/[.B257]" office:value-type="float" office:value="0.941552511415525" calcext:value-type="float">
            <text:p>0.941552511415525</text:p>
          </table:table-cell>
        </table:table-row>
        <table:table-row table:style-name="ro1">
          <table:table-cell table:formula="of:=[$'baseline-data'.A258]" office:value-type="string" office:string-value="UseArrayListInsteadOfVector" calcext:value-type="string">
            <text:p>UseArrayListInsteadOfVector</text:p>
          </table:table-cell>
          <table:table-cell table:formula="of:=[$'baseline-6.22.0-data'.B258]" office:value-type="float" office:value="0.1416" calcext:value-type="float">
            <text:p>0.1416</text:p>
          </table:table-cell>
          <table:table-cell table:formula="of:=[$'baseline-data'.B258]" office:value-type="float" office:value="0.1447" calcext:value-type="float">
            <text:p>0.1447</text:p>
          </table:table-cell>
          <table:table-cell table:formula="of:=[.C258]/[.B258]" office:value-type="float" office:value="1.02189265536723" calcext:value-type="float">
            <text:p>1.02189265536723</text:p>
          </table:table-cell>
          <table:table-cell table:formula="of:=[$'pr2377-data'.B258]" office:value-type="float" office:value="0.1088" calcext:value-type="float">
            <text:p>0.1088</text:p>
          </table:table-cell>
          <table:table-cell table:formula="of:=[.E258]/[.B258]" office:value-type="float" office:value="0.768361581920904" calcext:value-type="float">
            <text:p>0.768361581920904</text:p>
          </table:table-cell>
          <table:table-cell table:formula="of:=[$'pr2377-improved-properclone-avoiddecimal-data'.B258]" office:value-type="float" office:value="0.1097" calcext:value-type="float">
            <text:p>0.1097</text:p>
          </table:table-cell>
          <table:table-cell table:formula="of:=[.G258]/[.B258]" office:value-type="float" office:value="0.774717514124294" calcext:value-type="float">
            <text:p>0.774717514124294</text:p>
          </table:table-cell>
        </table:table-row>
        <table:table-row table:style-name="ro1">
          <table:table-cell table:formula="of:=[$'baseline-data'.A259]" office:value-type="string" office:string-value="UseArraysAsList" calcext:value-type="string">
            <text:p>UseArraysAsList</text:p>
          </table:table-cell>
          <table:table-cell table:formula="of:=[$'baseline-6.22.0-data'.B259]" office:value-type="float" office:value="0.364" calcext:value-type="float">
            <text:p>0.364</text:p>
          </table:table-cell>
          <table:table-cell table:formula="of:=[$'baseline-data'.B259]" office:value-type="float" office:value="0.3548" calcext:value-type="float">
            <text:p>0.3548</text:p>
          </table:table-cell>
          <table:table-cell table:formula="of:=[.C259]/[.B259]" office:value-type="float" office:value="0.974725274725275" calcext:value-type="float">
            <text:p>0.974725274725275</text:p>
          </table:table-cell>
          <table:table-cell table:formula="of:=[$'pr2377-data'.B259]" office:value-type="float" office:value="0.3501" calcext:value-type="float">
            <text:p>0.3501</text:p>
          </table:table-cell>
          <table:table-cell table:formula="of:=[.E259]/[.B259]" office:value-type="float" office:value="0.961813186813187" calcext:value-type="float">
            <text:p>0.961813186813187</text:p>
          </table:table-cell>
          <table:table-cell table:formula="of:=[$'pr2377-improved-properclone-avoiddecimal-data'.B259]" office:value-type="float" office:value="0.347" calcext:value-type="float">
            <text:p>0.347</text:p>
          </table:table-cell>
          <table:table-cell table:formula="of:=[.G259]/[.B259]" office:value-type="float" office:value="0.953296703296703" calcext:value-type="float">
            <text:p>0.953296703296703</text:p>
          </table:table-cell>
        </table:table-row>
        <table:table-row table:style-name="ro1">
          <table:table-cell table:formula="of:=[$'baseline-data'.A260]" office:value-type="string" office:string-value="UseAssertEqualsInsteadOfAssertTrue" calcext:value-type="string">
            <text:p>UseAssertEqualsInsteadOfAssertTrue</text:p>
          </table:table-cell>
          <table:table-cell table:formula="of:=[$'baseline-6.22.0-data'.B260]" office:value-type="float" office:value="2.9025" calcext:value-type="float">
            <text:p>2.9025</text:p>
          </table:table-cell>
          <table:table-cell table:formula="of:=[$'baseline-data'.B260]" office:value-type="float" office:value="1.1358" calcext:value-type="float">
            <text:p>1.1358</text:p>
          </table:table-cell>
          <table:table-cell table:formula="of:=[.C260]/[.B260]" office:value-type="float" office:value="0.391317829457364" calcext:value-type="float">
            <text:p>0.391317829457364</text:p>
          </table:table-cell>
          <table:table-cell table:formula="of:=[$'pr2377-data'.B260]" office:value-type="float" office:value="1.2604" calcext:value-type="float">
            <text:p>1.2604</text:p>
          </table:table-cell>
          <table:table-cell table:formula="of:=[.E260]/[.B260]" office:value-type="float" office:value="0.434246339362618" calcext:value-type="float">
            <text:p>0.434246339362618</text:p>
          </table:table-cell>
          <table:table-cell table:formula="of:=[$'pr2377-improved-properclone-avoiddecimal-data'.B260]" office:value-type="float" office:value="1.2556" calcext:value-type="float">
            <text:p>1.2556</text:p>
          </table:table-cell>
          <table:table-cell table:formula="of:=[.G260]/[.B260]" office:value-type="float" office:value="0.432592592592593" calcext:value-type="float">
            <text:p>0.432592592592593</text:p>
          </table:table-cell>
        </table:table-row>
        <table:table-row table:style-name="ro1">
          <table:table-cell table:formula="of:=[$'baseline-data'.A261]" office:value-type="string" office:string-value="UseAssertNullInsteadOfAssertTrue" calcext:value-type="string">
            <text:p>UseAssertNullInsteadOfAssertTrue</text:p>
          </table:table-cell>
          <table:table-cell table:formula="of:=[$'baseline-6.22.0-data'.B261]" office:value-type="float" office:value="3.2154" calcext:value-type="float">
            <text:p>3.2154</text:p>
          </table:table-cell>
          <table:table-cell table:formula="of:=[$'baseline-data'.B261]" office:value-type="float" office:value="1.3533" calcext:value-type="float">
            <text:p>1.3533</text:p>
          </table:table-cell>
          <table:table-cell table:formula="of:=[.C261]/[.B261]" office:value-type="float" office:value="0.42088076133607" calcext:value-type="float">
            <text:p>0.42088076133607</text:p>
          </table:table-cell>
          <table:table-cell table:formula="of:=[$'pr2377-data'.B261]" office:value-type="float" office:value="1.0913" calcext:value-type="float">
            <text:p>1.0913</text:p>
          </table:table-cell>
          <table:table-cell table:formula="of:=[.E261]/[.B261]" office:value-type="float" office:value="0.339397897617715" calcext:value-type="float">
            <text:p>0.339397897617715</text:p>
          </table:table-cell>
          <table:table-cell table:formula="of:=[$'pr2377-improved-properclone-avoiddecimal-data'.B261]" office:value-type="float" office:value="1.1395" calcext:value-type="float">
            <text:p>1.1395</text:p>
          </table:table-cell>
          <table:table-cell table:formula="of:=[.G261]/[.B261]" office:value-type="float" office:value="0.354388256515519" calcext:value-type="float">
            <text:p>0.354388256515519</text:p>
          </table:table-cell>
        </table:table-row>
        <table:table-row table:style-name="ro1">
          <table:table-cell table:formula="of:=[$'baseline-data'.A262]" office:value-type="string" office:string-value="UseAssertSameInsteadOfAssertTrue" calcext:value-type="string">
            <text:p>UseAssertSameInsteadOfAssertTrue</text:p>
          </table:table-cell>
          <table:table-cell table:formula="of:=[$'baseline-6.22.0-data'.B262]" office:value-type="float" office:value="14.2064" calcext:value-type="float">
            <text:p>14.2064</text:p>
          </table:table-cell>
          <table:table-cell table:formula="of:=[$'baseline-data'.B262]" office:value-type="float" office:value="3.0128" calcext:value-type="float">
            <text:p>3.0128</text:p>
          </table:table-cell>
          <table:table-cell table:formula="of:=[.C262]/[.B262]" office:value-type="float" office:value="0.212073431692758" calcext:value-type="float">
            <text:p>0.212073431692758</text:p>
          </table:table-cell>
          <table:table-cell table:formula="of:=[$'pr2377-data'.B262]" office:value-type="float" office:value="1.1069" calcext:value-type="float">
            <text:p>1.1069</text:p>
          </table:table-cell>
          <table:table-cell table:formula="of:=[.E262]/[.B262]" office:value-type="float" office:value="0.0779155873409168" calcext:value-type="float">
            <text:p>0.077915587340917</text:p>
          </table:table-cell>
          <table:table-cell table:formula="of:=[$'pr2377-improved-properclone-avoiddecimal-data'.B262]" office:value-type="float" office:value="1.0696" calcext:value-type="float">
            <text:p>1.0696</text:p>
          </table:table-cell>
          <table:table-cell table:formula="of:=[.G262]/[.B262]" office:value-type="float" office:value="0.0752900101362766" calcext:value-type="float">
            <text:p>0.075290010136277</text:p>
          </table:table-cell>
        </table:table-row>
        <table:table-row table:style-name="ro1">
          <table:table-cell table:formula="of:=[$'baseline-data'.A263]" office:value-type="string" office:string-value="UseAssertTrueInsteadOfAssertEquals" calcext:value-type="string">
            <text:p>UseAssertTrueInsteadOfAssertEquals</text:p>
          </table:table-cell>
          <table:table-cell table:formula="of:=[$'baseline-6.22.0-data'.B263]" office:value-type="float" office:value="0.8396" calcext:value-type="float">
            <text:p>0.8396</text:p>
          </table:table-cell>
          <table:table-cell table:formula="of:=[$'baseline-data'.B263]" office:value-type="float" office:value="0.8782" calcext:value-type="float">
            <text:p>0.8782</text:p>
          </table:table-cell>
          <table:table-cell table:formula="of:=[.C263]/[.B263]" office:value-type="float" office:value="1.04597427346355" calcext:value-type="float">
            <text:p>1.04597427346355</text:p>
          </table:table-cell>
          <table:table-cell table:formula="of:=[$'pr2377-data'.B263]" office:value-type="float" office:value="1.649" calcext:value-type="float">
            <text:p>1.649</text:p>
          </table:table-cell>
          <table:table-cell table:formula="of:=[.E263]/[.B263]" office:value-type="float" office:value="1.96403049070986" calcext:value-type="float">
            <text:p>1.96403049070986</text:p>
          </table:table-cell>
          <table:table-cell table:formula="of:=[$'pr2377-improved-properclone-avoiddecimal-data'.B263]" office:value-type="float" office:value="1.6017" calcext:value-type="float">
            <text:p>1.6017</text:p>
          </table:table-cell>
          <table:table-cell table:formula="of:=[.G263]/[.B263]" office:value-type="float" office:value="1.9076941400667" calcext:value-type="float">
            <text:p>1.9076941400667</text:p>
          </table:table-cell>
        </table:table-row>
        <table:table-row table:style-name="ro1">
          <table:table-cell table:formula="of:=[$'baseline-data'.A264]" office:value-type="string" office:string-value="UseCollectionIsEmpty" calcext:value-type="string">
            <text:p>UseCollectionIsEmpty</text:p>
          </table:table-cell>
          <table:table-cell table:formula="of:=[$'baseline-6.22.0-data'.B264]" office:value-type="float" office:value="0.2687" calcext:value-type="float">
            <text:p>0.2687</text:p>
          </table:table-cell>
          <table:table-cell table:formula="of:=[$'baseline-data'.B264]" office:value-type="float" office:value="0.2664" calcext:value-type="float">
            <text:p>0.2664</text:p>
          </table:table-cell>
          <table:table-cell table:formula="of:=[.C264]/[.B264]" office:value-type="float" office:value="0.991440267956829" calcext:value-type="float">
            <text:p>0.991440267956829</text:p>
          </table:table-cell>
          <table:table-cell table:formula="of:=[$'pr2377-data'.B264]" office:value-type="float" office:value="0.2589" calcext:value-type="float">
            <text:p>0.2589</text:p>
          </table:table-cell>
          <table:table-cell table:formula="of:=[.E264]/[.B264]" office:value-type="float" office:value="0.963528098250837" calcext:value-type="float">
            <text:p>0.963528098250837</text:p>
          </table:table-cell>
          <table:table-cell table:formula="of:=[$'pr2377-improved-properclone-avoiddecimal-data'.B264]" office:value-type="float" office:value="0.2641" calcext:value-type="float">
            <text:p>0.2641</text:p>
          </table:table-cell>
          <table:table-cell table:formula="of:=[.G264]/[.B264]" office:value-type="float" office:value="0.982880535913658" calcext:value-type="float">
            <text:p>0.982880535913658</text:p>
          </table:table-cell>
        </table:table-row>
        <table:table-row table:style-name="ro1">
          <table:table-cell table:formula="of:=[$'baseline-data'.A265]" office:value-type="string" office:string-value="UseConcurrentHashMap" calcext:value-type="string">
            <text:p>UseConcurrentHashMap</text:p>
          </table:table-cell>
          <table:table-cell table:formula="of:=[$'baseline-6.22.0-data'.B265]" office:value-type="float" office:value="0.4314" calcext:value-type="float">
            <text:p>0.4314</text:p>
          </table:table-cell>
          <table:table-cell table:formula="of:=[$'baseline-data'.B265]" office:value-type="float" office:value="0.387" calcext:value-type="float">
            <text:p>0.387</text:p>
          </table:table-cell>
          <table:table-cell table:formula="of:=[.C265]/[.B265]" office:value-type="float" office:value="0.897079276773296" calcext:value-type="float">
            <text:p>0.897079276773296</text:p>
          </table:table-cell>
          <table:table-cell table:formula="of:=[$'pr2377-data'.B265]" office:value-type="float" office:value="0.3785" calcext:value-type="float">
            <text:p>0.3785</text:p>
          </table:table-cell>
          <table:table-cell table:formula="of:=[.E265]/[.B265]" office:value-type="float" office:value="0.87737598516458" calcext:value-type="float">
            <text:p>0.87737598516458</text:p>
          </table:table-cell>
          <table:table-cell table:formula="of:=[$'pr2377-improved-properclone-avoiddecimal-data'.B265]" office:value-type="float" office:value="0.3975" calcext:value-type="float">
            <text:p>0.3975</text:p>
          </table:table-cell>
          <table:table-cell table:formula="of:=[.G265]/[.B265]" office:value-type="float" office:value="0.921418636995828" calcext:value-type="float">
            <text:p>0.921418636995828</text:p>
          </table:table-cell>
        </table:table-row>
        <table:table-row table:style-name="ro1">
          <table:table-cell table:formula="of:=[$'baseline-data'.A266]" office:value-type="string" office:string-value="UseCorrectExceptionLogging" calcext:value-type="string">
            <text:p>UseCorrectExceptionLogging</text:p>
          </table:table-cell>
          <table:table-cell table:formula="of:=[$'baseline-6.22.0-data'.B266]" office:value-type="float" office:value="0.0449" calcext:value-type="float">
            <text:p>0.0449</text:p>
          </table:table-cell>
          <table:table-cell table:formula="of:=[$'baseline-data'.B266]" office:value-type="float" office:value="0.045" calcext:value-type="float">
            <text:p>0.045</text:p>
          </table:table-cell>
          <table:table-cell table:formula="of:=[.C266]/[.B266]" office:value-type="float" office:value="1.0022271714922" calcext:value-type="float">
            <text:p>1.0022271714922</text:p>
          </table:table-cell>
          <table:table-cell table:formula="of:=[$'pr2377-data'.B266]" office:value-type="float" office:value="0.0448" calcext:value-type="float">
            <text:p>0.0448</text:p>
          </table:table-cell>
          <table:table-cell table:formula="of:=[.E266]/[.B266]" office:value-type="float" office:value="0.997772828507795" calcext:value-type="float">
            <text:p>0.997772828507795</text:p>
          </table:table-cell>
          <table:table-cell table:formula="of:=[$'pr2377-improved-properclone-avoiddecimal-data'.B266]" office:value-type="float" office:value="0.0466" calcext:value-type="float">
            <text:p>0.0466</text:p>
          </table:table-cell>
          <table:table-cell table:formula="of:=[.G266]/[.B266]" office:value-type="float" office:value="1.03786191536748" calcext:value-type="float">
            <text:p>1.03786191536748</text:p>
          </table:table-cell>
        </table:table-row>
        <table:table-row table:style-name="ro1">
          <table:table-cell table:formula="of:=[$'baseline-data'.A267]" office:value-type="string" office:string-value="UseDiamondOperator" calcext:value-type="string">
            <text:p>UseDiamondOperator</text:p>
          </table:table-cell>
          <table:table-cell table:formula="of:=[$'baseline-6.22.0-data'.B267]" office:value-type="float" office:value="0.7556" calcext:value-type="float">
            <text:p>0.7556</text:p>
          </table:table-cell>
          <table:table-cell table:formula="of:=[$'baseline-data'.B267]" office:value-type="float" office:value="1.9792" calcext:value-type="float">
            <text:p>1.9792</text:p>
          </table:table-cell>
          <table:table-cell table:formula="of:=[.C267]/[.B267]" office:value-type="float" office:value="2.61937533086289" calcext:value-type="float">
            <text:p>2.61937533086289</text:p>
          </table:table-cell>
          <table:table-cell table:formula="of:=[$'pr2377-data'.B267]" office:value-type="float" office:value="1.9173" calcext:value-type="float">
            <text:p>1.9173</text:p>
          </table:table-cell>
          <table:table-cell table:formula="of:=[.E267]/[.B267]" office:value-type="float" office:value="2.53745367919534" calcext:value-type="float">
            <text:p>2.53745367919534</text:p>
          </table:table-cell>
          <table:table-cell table:formula="of:=[$'pr2377-improved-properclone-avoiddecimal-data'.B267]" office:value-type="float" office:value="1.9382" calcext:value-type="float">
            <text:p>1.9382</text:p>
          </table:table-cell>
          <table:table-cell table:formula="of:=[.G267]/[.B267]" office:value-type="float" office:value="2.5651138168343" calcext:value-type="float">
            <text:p>2.5651138168343</text:p>
          </table:table-cell>
        </table:table-row>
        <table:table-row table:style-name="ro1">
          <table:table-cell table:formula="of:=[$'baseline-data'.A268]" office:value-type="string" office:string-value="UseEqualsToCompareStrings" calcext:value-type="string">
            <text:p>UseEqualsToCompareStrings</text:p>
          </table:table-cell>
          <table:table-cell table:formula="of:=[$'baseline-6.22.0-data'.B268]" office:value-type="float" office:value="0.0467" calcext:value-type="float">
            <text:p>0.0467</text:p>
          </table:table-cell>
          <table:table-cell table:formula="of:=[$'baseline-data'.B268]" office:value-type="float" office:value="0.0477" calcext:value-type="float">
            <text:p>0.0477</text:p>
          </table:table-cell>
          <table:table-cell table:formula="of:=[.C268]/[.B268]" office:value-type="float" office:value="1.02141327623126" calcext:value-type="float">
            <text:p>1.02141327623126</text:p>
          </table:table-cell>
          <table:table-cell table:formula="of:=[$'pr2377-data'.B268]" office:value-type="float" office:value="0.0575" calcext:value-type="float">
            <text:p>0.0575</text:p>
          </table:table-cell>
          <table:table-cell table:formula="of:=[.E268]/[.B268]" office:value-type="float" office:value="1.23126338329764" calcext:value-type="float">
            <text:p>1.23126338329764</text:p>
          </table:table-cell>
          <table:table-cell table:formula="of:=[$'pr2377-improved-properclone-avoiddecimal-data'.B268]" office:value-type="float" office:value="0.0597" calcext:value-type="float">
            <text:p>0.0597</text:p>
          </table:table-cell>
          <table:table-cell table:formula="of:=[.G268]/[.B268]" office:value-type="float" office:value="1.27837259100642" calcext:value-type="float">
            <text:p>1.27837259100642</text:p>
          </table:table-cell>
        </table:table-row>
        <table:table-row table:style-name="ro1">
          <table:table-cell table:formula="of:=[$'baseline-data'.A269]" office:value-type="string" office:string-value="UseIndexOfChar" calcext:value-type="string">
            <text:p>UseIndexOfChar</text:p>
          </table:table-cell>
          <table:table-cell table:formula="of:=[$'baseline-6.22.0-data'.B269]" office:value-type="float" office:value="0.3211" calcext:value-type="float">
            <text:p>0.3211</text:p>
          </table:table-cell>
          <table:table-cell table:formula="of:=[$'baseline-data'.B269]" office:value-type="float" office:value="0.321" calcext:value-type="float">
            <text:p>0.321</text:p>
          </table:table-cell>
          <table:table-cell table:formula="of:=[.C269]/[.B269]" office:value-type="float" office:value="0.999688570538773" calcext:value-type="float">
            <text:p>0.999688570538773</text:p>
          </table:table-cell>
          <table:table-cell table:formula="of:=[$'pr2377-data'.B269]" office:value-type="float" office:value="0.3071" calcext:value-type="float">
            <text:p>0.3071</text:p>
          </table:table-cell>
          <table:table-cell table:formula="of:=[.E269]/[.B269]" office:value-type="float" office:value="0.956399875428216" calcext:value-type="float">
            <text:p>0.956399875428216</text:p>
          </table:table-cell>
          <table:table-cell table:formula="of:=[$'pr2377-improved-properclone-avoiddecimal-data'.B269]" office:value-type="float" office:value="0.3091" calcext:value-type="float">
            <text:p>0.3091</text:p>
          </table:table-cell>
          <table:table-cell table:formula="of:=[.G269]/[.B269]" office:value-type="float" office:value="0.962628464652756" calcext:value-type="float">
            <text:p>0.962628464652756</text:p>
          </table:table-cell>
        </table:table-row>
        <table:table-row table:style-name="ro1">
          <table:table-cell table:formula="of:=[$'baseline-data'.A270]" office:value-type="string" office:string-value="UseLocaleWithCaseConversions" calcext:value-type="string">
            <text:p>UseLocaleWithCaseConversions</text:p>
          </table:table-cell>
          <table:table-cell table:formula="of:=[$'baseline-6.22.0-data'.B270]" office:value-type="float" office:value="1.9693" calcext:value-type="float">
            <text:p>1.9693</text:p>
          </table:table-cell>
          <table:table-cell table:formula="of:=[$'baseline-data'.B270]" office:value-type="float" office:value="1.8339" calcext:value-type="float">
            <text:p>1.8339</text:p>
          </table:table-cell>
          <table:table-cell table:formula="of:=[.C270]/[.B270]" office:value-type="float" office:value="0.931244604681867" calcext:value-type="float">
            <text:p>0.931244604681867</text:p>
          </table:table-cell>
          <table:table-cell table:formula="of:=[$'pr2377-data'.B270]" office:value-type="float" office:value="2.488" calcext:value-type="float">
            <text:p>2.488</text:p>
          </table:table-cell>
          <table:table-cell table:formula="of:=[.E270]/[.B270]" office:value-type="float" office:value="1.2633930838369" calcext:value-type="float">
            <text:p>1.2633930838369</text:p>
          </table:table-cell>
          <table:table-cell table:formula="of:=[$'pr2377-improved-properclone-avoiddecimal-data'.B270]" office:value-type="float" office:value="2.4974" calcext:value-type="float">
            <text:p>2.4974</text:p>
          </table:table-cell>
          <table:table-cell table:formula="of:=[.G270]/[.B270]" office:value-type="float" office:value="1.26816635352663" calcext:value-type="float">
            <text:p>1.26816635352663</text:p>
          </table:table-cell>
        </table:table-row>
        <table:table-row table:style-name="ro1">
          <table:table-cell table:formula="of:=[$'baseline-data'.A271]" office:value-type="string" office:string-value="UseNotifyAllInsteadOfNotify" calcext:value-type="string">
            <text:p>UseNotifyAllInsteadOfNotify</text:p>
          </table:table-cell>
          <table:table-cell table:formula="of:=[$'baseline-6.22.0-data'.B271]" office:value-type="float" office:value="0.3166" calcext:value-type="float">
            <text:p>0.3166</text:p>
          </table:table-cell>
          <table:table-cell table:formula="of:=[$'baseline-data'.B271]" office:value-type="float" office:value="0.3122" calcext:value-type="float">
            <text:p>0.3122</text:p>
          </table:table-cell>
          <table:table-cell table:formula="of:=[.C271]/[.B271]" office:value-type="float" office:value="0.986102337334176" calcext:value-type="float">
            <text:p>0.986102337334176</text:p>
          </table:table-cell>
          <table:table-cell table:formula="of:=[$'pr2377-data'.B271]" office:value-type="float" office:value="0.3362" calcext:value-type="float">
            <text:p>0.3362</text:p>
          </table:table-cell>
          <table:table-cell table:formula="of:=[.E271]/[.B271]" office:value-type="float" office:value="1.06190777005685" calcext:value-type="float">
            <text:p>1.06190777005685</text:p>
          </table:table-cell>
          <table:table-cell table:formula="of:=[$'pr2377-improved-properclone-avoiddecimal-data'.B271]" office:value-type="float" office:value="0.3486" calcext:value-type="float">
            <text:p>0.3486</text:p>
          </table:table-cell>
          <table:table-cell table:formula="of:=[.G271]/[.B271]" office:value-type="float" office:value="1.1010739102969" calcext:value-type="float">
            <text:p>1.1010739102969</text:p>
          </table:table-cell>
        </table:table-row>
        <table:table-row table:style-name="ro1">
          <table:table-cell table:formula="of:=[$'baseline-data'.A272]" office:value-type="string" office:string-value="UseObjectForClearerAPI" calcext:value-type="string">
            <text:p>UseObjectForClearerAPI</text:p>
          </table:table-cell>
          <table:table-cell table:formula="of:=[$'baseline-6.22.0-data'.B272]" office:value-type="float" office:value="0.233" calcext:value-type="float">
            <text:p>0.233</text:p>
          </table:table-cell>
          <table:table-cell table:formula="of:=[$'baseline-data'.B272]" office:value-type="float" office:value="0.2523" calcext:value-type="float">
            <text:p>0.2523</text:p>
          </table:table-cell>
          <table:table-cell table:formula="of:=[.C272]/[.B272]" office:value-type="float" office:value="1.08283261802575" calcext:value-type="float">
            <text:p>1.08283261802575</text:p>
          </table:table-cell>
          <table:table-cell table:formula="of:=[$'pr2377-data'.B272]" office:value-type="float" office:value="0.2242" calcext:value-type="float">
            <text:p>0.2242</text:p>
          </table:table-cell>
          <table:table-cell table:formula="of:=[.E272]/[.B272]" office:value-type="float" office:value="0.962231759656652" calcext:value-type="float">
            <text:p>0.962231759656652</text:p>
          </table:table-cell>
          <table:table-cell table:formula="of:=[$'pr2377-improved-properclone-avoiddecimal-data'.B272]" office:value-type="float" office:value="0.2471" calcext:value-type="float">
            <text:p>0.2471</text:p>
          </table:table-cell>
          <table:table-cell table:formula="of:=[.G272]/[.B272]" office:value-type="float" office:value="1.06051502145923" calcext:value-type="float">
            <text:p>1.06051502145923</text:p>
          </table:table-cell>
        </table:table-row>
        <table:table-row table:style-name="ro1">
          <table:table-cell table:formula="of:=[$'baseline-data'.A273]" office:value-type="string" office:string-value="UseProperClassLoader" calcext:value-type="string">
            <text:p>UseProperClassLoader</text:p>
          </table:table-cell>
          <table:table-cell table:formula="of:=[$'baseline-6.22.0-data'.B273]" office:value-type="float" office:value="0.4275" calcext:value-type="float">
            <text:p>0.4275</text:p>
          </table:table-cell>
          <table:table-cell table:formula="of:=[$'baseline-data'.B273]" office:value-type="float" office:value="0.4523" calcext:value-type="float">
            <text:p>0.4523</text:p>
          </table:table-cell>
          <table:table-cell table:formula="of:=[.C273]/[.B273]" office:value-type="float" office:value="1.05801169590643" calcext:value-type="float">
            <text:p>1.05801169590643</text:p>
          </table:table-cell>
          <table:table-cell table:formula="of:=[$'pr2377-data'.B273]" office:value-type="float" office:value="0.6258" calcext:value-type="float">
            <text:p>0.6258</text:p>
          </table:table-cell>
          <table:table-cell table:formula="of:=[.E273]/[.B273]" office:value-type="float" office:value="1.46385964912281" calcext:value-type="float">
            <text:p>1.46385964912281</text:p>
          </table:table-cell>
          <table:table-cell table:formula="of:=[$'pr2377-improved-properclone-avoiddecimal-data'.B273]" office:value-type="float" office:value="0.6114" calcext:value-type="float">
            <text:p>0.6114</text:p>
          </table:table-cell>
          <table:table-cell table:formula="of:=[.G273]/[.B273]" office:value-type="float" office:value="1.43017543859649" calcext:value-type="float">
            <text:p>1.43017543859649</text:p>
          </table:table-cell>
        </table:table-row>
        <table:table-row table:style-name="ro1">
          <table:table-cell table:formula="of:=[$'baseline-data'.A274]" office:value-type="string" office:string-value="UseShortArrayInitializer" calcext:value-type="string">
            <text:p>UseShortArrayInitializer</text:p>
          </table:table-cell>
          <table:table-cell table:formula="of:=[$'baseline-6.22.0-data'.B274]" office:value-type="float" office:value="0.8661" calcext:value-type="float">
            <text:p>0.8661</text:p>
          </table:table-cell>
          <table:table-cell table:formula="of:=[$'baseline-data'.B274]" office:value-type="float" office:value="0.1959" calcext:value-type="float">
            <text:p>0.1959</text:p>
          </table:table-cell>
          <table:table-cell table:formula="of:=[.C274]/[.B274]" office:value-type="float" office:value="0.226186352615171" calcext:value-type="float">
            <text:p>0.226186352615171</text:p>
          </table:table-cell>
          <table:table-cell table:formula="of:=[$'pr2377-data'.B274]" office:value-type="float" office:value="0.1396" calcext:value-type="float">
            <text:p>0.1396</text:p>
          </table:table-cell>
          <table:table-cell table:formula="of:=[.E274]/[.B274]" office:value-type="float" office:value="0.161182311511373" calcext:value-type="float">
            <text:p>0.161182311511373</text:p>
          </table:table-cell>
          <table:table-cell table:formula="of:=[$'pr2377-improved-properclone-avoiddecimal-data'.B274]" office:value-type="float" office:value="0.1345" calcext:value-type="float">
            <text:p>0.1345</text:p>
          </table:table-cell>
          <table:table-cell table:formula="of:=[.G274]/[.B274]" office:value-type="float" office:value="0.155293845976215" calcext:value-type="float">
            <text:p>0.155293845976215</text:p>
          </table:table-cell>
        </table:table-row>
        <table:table-row table:style-name="ro1">
          <table:table-cell table:formula="of:=[$'baseline-data'.A275]" office:value-type="string" office:string-value="UseStringBufferForStringAppends" calcext:value-type="string">
            <text:p>UseStringBufferForStringAppends</text:p>
          </table:table-cell>
          <table:table-cell table:formula="of:=[$'baseline-6.22.0-data'.B275]" office:value-type="float" office:value="0.2674" calcext:value-type="float">
            <text:p>0.2674</text:p>
          </table:table-cell>
          <table:table-cell table:formula="of:=[$'baseline-data'.B275]" office:value-type="float" office:value="0.2864" calcext:value-type="float">
            <text:p>0.2864</text:p>
          </table:table-cell>
          <table:table-cell table:formula="of:=[.C275]/[.B275]" office:value-type="float" office:value="1.07105459985041" calcext:value-type="float">
            <text:p>1.07105459985041</text:p>
          </table:table-cell>
          <table:table-cell table:formula="of:=[$'pr2377-data'.B275]" office:value-type="float" office:value="0.3031" calcext:value-type="float">
            <text:p>0.3031</text:p>
          </table:table-cell>
          <table:table-cell table:formula="of:=[.E275]/[.B275]" office:value-type="float" office:value="1.13350785340314" calcext:value-type="float">
            <text:p>1.13350785340314</text:p>
          </table:table-cell>
          <table:table-cell table:formula="of:=[$'pr2377-improved-properclone-avoiddecimal-data'.B275]" office:value-type="float" office:value="0.2988" calcext:value-type="float">
            <text:p>0.2988</text:p>
          </table:table-cell>
          <table:table-cell table:formula="of:=[.G275]/[.B275]" office:value-type="float" office:value="1.11742707554226" calcext:value-type="float">
            <text:p>1.11742707554226</text:p>
          </table:table-cell>
        </table:table-row>
        <table:table-row table:style-name="ro1">
          <table:table-cell table:formula="of:=[$'baseline-data'.A276]" office:value-type="string" office:string-value="UseStringBufferLength" calcext:value-type="string">
            <text:p>UseStringBufferLength</text:p>
          </table:table-cell>
          <table:table-cell table:formula="of:=[$'baseline-6.22.0-data'.B276]" office:value-type="float" office:value="0.2573" calcext:value-type="float">
            <text:p>0.2573</text:p>
          </table:table-cell>
          <table:table-cell table:formula="of:=[$'baseline-data'.B276]" office:value-type="float" office:value="0.2748" calcext:value-type="float">
            <text:p>0.2748</text:p>
          </table:table-cell>
          <table:table-cell table:formula="of:=[.C276]/[.B276]" office:value-type="float" office:value="1.06801399144967" calcext:value-type="float">
            <text:p>1.06801399144967</text:p>
          </table:table-cell>
          <table:table-cell table:formula="of:=[$'pr2377-data'.B276]" office:value-type="float" office:value="0.2667" calcext:value-type="float">
            <text:p>0.2667</text:p>
          </table:table-cell>
          <table:table-cell table:formula="of:=[.E276]/[.B276]" office:value-type="float" office:value="1.03653322969297" calcext:value-type="float">
            <text:p>1.03653322969297</text:p>
          </table:table-cell>
          <table:table-cell table:formula="of:=[$'pr2377-improved-properclone-avoiddecimal-data'.B276]" office:value-type="float" office:value="0.2708" calcext:value-type="float">
            <text:p>0.2708</text:p>
          </table:table-cell>
          <table:table-cell table:formula="of:=[.G276]/[.B276]" office:value-type="float" office:value="1.05246793626117" calcext:value-type="float">
            <text:p>1.05246793626117</text:p>
          </table:table-cell>
        </table:table-row>
        <table:table-row table:style-name="ro1">
          <table:table-cell table:formula="of:=[$'baseline-data'.A277]" office:value-type="string" office:string-value="UseTryWithResources" calcext:value-type="string">
            <text:p>UseTryWithResources</text:p>
          </table:table-cell>
          <table:table-cell table:formula="of:=[$'baseline-6.22.0-data'.B277]" office:value-type="float" office:value="0.882" calcext:value-type="float">
            <text:p>0.882</text:p>
          </table:table-cell>
          <table:table-cell table:formula="of:=[$'baseline-data'.B277]" office:value-type="float" office:value="0.0342" calcext:value-type="float">
            <text:p>0.0342</text:p>
          </table:table-cell>
          <table:table-cell table:formula="of:=[.C277]/[.B277]" office:value-type="float" office:value="0.0387755102040816" calcext:value-type="float">
            <text:p>0.038775510204082</text:p>
          </table:table-cell>
          <table:table-cell table:formula="of:=[$'pr2377-data'.B277]" office:value-type="float" office:value="0.0273" calcext:value-type="float">
            <text:p>0.0273</text:p>
          </table:table-cell>
          <table:table-cell table:formula="of:=[.E277]/[.B277]" office:value-type="float" office:value="0.030952380952381" calcext:value-type="float">
            <text:p>0.030952380952381</text:p>
          </table:table-cell>
          <table:table-cell table:formula="of:=[$'pr2377-improved-properclone-avoiddecimal-data'.B277]" office:value-type="float" office:value="0.0259" calcext:value-type="float">
            <text:p>0.0259</text:p>
          </table:table-cell>
          <table:table-cell table:formula="of:=[.G277]/[.B277]" office:value-type="float" office:value="0.0293650793650794" calcext:value-type="float">
            <text:p>0.029365079365079</text:p>
          </table:table-cell>
        </table:table-row>
        <table:table-row table:style-name="ro1">
          <table:table-cell table:formula="of:=[$'baseline-data'.A278]" office:value-type="string" office:string-value="UseUnderscoresInNumericLiterals" calcext:value-type="string">
            <text:p>UseUnderscoresInNumericLiterals</text:p>
          </table:table-cell>
          <table:table-cell table:formula="of:=[$'baseline-6.22.0-data'.B278]" office:value-type="float" office:value="1.7791" calcext:value-type="float">
            <text:p>1.7791</text:p>
          </table:table-cell>
          <table:table-cell table:formula="of:=[$'baseline-data'.B278]" office:value-type="float" office:value="1.3649" calcext:value-type="float">
            <text:p>1.3649</text:p>
          </table:table-cell>
          <table:table-cell table:formula="of:=[.C278]/[.B278]" office:value-type="float" office:value="0.767185655668596" calcext:value-type="float">
            <text:p>0.767185655668596</text:p>
          </table:table-cell>
          <table:table-cell table:formula="of:=[$'pr2377-data'.B278]" office:value-type="float" office:value="1.2821" calcext:value-type="float">
            <text:p>1.2821</text:p>
          </table:table-cell>
          <table:table-cell table:formula="of:=[.E278]/[.B278]" office:value-type="float" office:value="0.720645270080378" calcext:value-type="float">
            <text:p>0.720645270080378</text:p>
          </table:table-cell>
          <table:table-cell table:formula="of:=[$'pr2377-improved-properclone-avoiddecimal-data'.B278]" office:value-type="float" office:value="1.2265" calcext:value-type="float">
            <text:p>1.2265</text:p>
          </table:table-cell>
          <table:table-cell table:formula="of:=[.G278]/[.B278]" office:value-type="float" office:value="0.689393513574279" calcext:value-type="float">
            <text:p>0.689393513574279</text:p>
          </table:table-cell>
        </table:table-row>
        <table:table-row table:style-name="ro1">
          <table:table-cell table:formula="of:=[$'baseline-data'.A279]" office:value-type="string" office:string-value="UseUtilityClass" calcext:value-type="string">
            <text:p>UseUtilityClass</text:p>
          </table:table-cell>
          <table:table-cell table:formula="of:=[$'baseline-6.22.0-data'.B279]" office:value-type="float" office:value="0.983" calcext:value-type="float">
            <text:p>0.983</text:p>
          </table:table-cell>
          <table:table-cell table:formula="of:=[$'baseline-data'.B279]" office:value-type="float" office:value="0.3128" calcext:value-type="float">
            <text:p>0.3128</text:p>
          </table:table-cell>
          <table:table-cell table:formula="of:=[.C279]/[.B279]" office:value-type="float" office:value="0.318209562563581" calcext:value-type="float">
            <text:p>0.318209562563581</text:p>
          </table:table-cell>
          <table:table-cell table:formula="of:=[$'pr2377-data'.B279]" office:value-type="float" office:value="0.3128" calcext:value-type="float">
            <text:p>0.3128</text:p>
          </table:table-cell>
          <table:table-cell table:formula="of:=[.E279]/[.B279]" office:value-type="float" office:value="0.318209562563581" calcext:value-type="float">
            <text:p>0.318209562563581</text:p>
          </table:table-cell>
          <table:table-cell table:formula="of:=[$'pr2377-improved-properclone-avoiddecimal-data'.B279]" office:value-type="float" office:value="0.3114" calcext:value-type="float">
            <text:p>0.3114</text:p>
          </table:table-cell>
          <table:table-cell table:formula="of:=[.G279]/[.B279]" office:value-type="float" office:value="0.316785350966429" calcext:value-type="float">
            <text:p>0.316785350966429</text:p>
          </table:table-cell>
        </table:table-row>
        <table:table-row table:style-name="ro1">
          <table:table-cell table:formula="of:=[$'baseline-data'.A280]" office:value-type="string" office:string-value="UseVarargs" calcext:value-type="string">
            <text:p>UseVarargs</text:p>
          </table:table-cell>
          <table:table-cell table:formula="of:=[$'baseline-6.22.0-data'.B280]" office:value-type="float" office:value="0.9477" calcext:value-type="float">
            <text:p>0.9477</text:p>
          </table:table-cell>
          <table:table-cell table:formula="of:=[$'baseline-data'.B280]" office:value-type="float" office:value="0.2165" calcext:value-type="float">
            <text:p>0.2165</text:p>
          </table:table-cell>
          <table:table-cell table:formula="of:=[.C280]/[.B280]" office:value-type="float" office:value="0.228447821040414" calcext:value-type="float">
            <text:p>0.228447821040414</text:p>
          </table:table-cell>
          <table:table-cell table:formula="of:=[$'pr2377-data'.B280]" office:value-type="float" office:value="0.1871" calcext:value-type="float">
            <text:p>0.1871</text:p>
          </table:table-cell>
          <table:table-cell table:formula="of:=[.E280]/[.B280]" office:value-type="float" office:value="0.197425345573494" calcext:value-type="float">
            <text:p>0.197425345573494</text:p>
          </table:table-cell>
          <table:table-cell table:formula="of:=[$'pr2377-improved-properclone-avoiddecimal-data'.B280]" office:value-type="float" office:value="0.1855" calcext:value-type="float">
            <text:p>0.1855</text:p>
          </table:table-cell>
          <table:table-cell table:formula="of:=[.G280]/[.B280]" office:value-type="float" office:value="0.195737047588899" calcext:value-type="float">
            <text:p>0.195737047588899</text:p>
          </table:table-cell>
        </table:table-row>
        <table:table-row table:style-name="ro1">
          <table:table-cell table:formula="of:=[$'baseline-data'.A281]" office:value-type="string" office:string-value="UselessOperationOnImmutable" calcext:value-type="string">
            <text:p>UselessOperationOnImmutable</text:p>
          </table:table-cell>
          <table:table-cell table:formula="of:=[$'baseline-6.22.0-data'.B281]" office:value-type="float" office:value="0.4014" calcext:value-type="float">
            <text:p>0.4014</text:p>
          </table:table-cell>
          <table:table-cell table:formula="of:=[$'baseline-data'.B281]" office:value-type="float" office:value="0.3557" calcext:value-type="float">
            <text:p>0.3557</text:p>
          </table:table-cell>
          <table:table-cell table:formula="of:=[.C281]/[.B281]" office:value-type="float" office:value="0.886148480318884" calcext:value-type="float">
            <text:p>0.886148480318884</text:p>
          </table:table-cell>
          <table:table-cell table:formula="of:=[$'pr2377-data'.B281]" office:value-type="float" office:value="0.3475" calcext:value-type="float">
            <text:p>0.3475</text:p>
          </table:table-cell>
          <table:table-cell table:formula="of:=[.E281]/[.B281]" office:value-type="float" office:value="0.865719980069756" calcext:value-type="float">
            <text:p>0.865719980069756</text:p>
          </table:table-cell>
          <table:table-cell table:formula="of:=[$'pr2377-improved-properclone-avoiddecimal-data'.B281]" office:value-type="float" office:value="0.3643" calcext:value-type="float">
            <text:p>0.3643</text:p>
          </table:table-cell>
          <table:table-cell table:formula="of:=[.G281]/[.B281]" office:value-type="float" office:value="0.907573492775286" calcext:value-type="float">
            <text:p>0.907573492775286</text:p>
          </table:table-cell>
        </table:table-row>
        <table:table-row table:style-name="ro1">
          <table:table-cell table:formula="of:=[$'baseline-data'.A282]" office:value-type="string" office:string-value="UselessOverridingMethod" calcext:value-type="string">
            <text:p>UselessOverridingMethod</text:p>
          </table:table-cell>
          <table:table-cell table:formula="of:=[$'baseline-6.22.0-data'.B282]" office:value-type="float" office:value="0.3729" calcext:value-type="float">
            <text:p>0.3729</text:p>
          </table:table-cell>
          <table:table-cell table:formula="of:=[$'baseline-data'.B282]" office:value-type="float" office:value="0.3512" calcext:value-type="float">
            <text:p>0.3512</text:p>
          </table:table-cell>
          <table:table-cell table:formula="of:=[.C282]/[.B282]" office:value-type="float" office:value="0.941807455081791" calcext:value-type="float">
            <text:p>0.941807455081791</text:p>
          </table:table-cell>
          <table:table-cell table:formula="of:=[$'pr2377-data'.B282]" office:value-type="float" office:value="0.3517" calcext:value-type="float">
            <text:p>0.3517</text:p>
          </table:table-cell>
          <table:table-cell table:formula="of:=[.E282]/[.B282]" office:value-type="float" office:value="0.943148297130598" calcext:value-type="float">
            <text:p>0.943148297130598</text:p>
          </table:table-cell>
          <table:table-cell table:formula="of:=[$'pr2377-improved-properclone-avoiddecimal-data'.B282]" office:value-type="float" office:value="0.3562" calcext:value-type="float">
            <text:p>0.3562</text:p>
          </table:table-cell>
          <table:table-cell table:formula="of:=[.G282]/[.B282]" office:value-type="float" office:value="0.955215875569858" calcext:value-type="float">
            <text:p>0.955215875569858</text:p>
          </table:table-cell>
        </table:table-row>
        <table:table-row table:style-name="ro1">
          <table:table-cell table:formula="of:=[$'baseline-data'.A283]" office:value-type="string" office:string-value="UselessParentheses" calcext:value-type="string">
            <text:p>UselessParentheses</text:p>
          </table:table-cell>
          <table:table-cell table:formula="of:=[$'baseline-6.22.0-data'.B283]" office:value-type="float" office:value="2.1945" calcext:value-type="float">
            <text:p>2.1945</text:p>
          </table:table-cell>
          <table:table-cell table:formula="of:=[$'baseline-data'.B283]" office:value-type="float" office:value="2.3162" calcext:value-type="float">
            <text:p>2.3162</text:p>
          </table:table-cell>
          <table:table-cell table:formula="of:=[.C283]/[.B283]" office:value-type="float" office:value="1.05545682387788" calcext:value-type="float">
            <text:p>1.05545682387788</text:p>
          </table:table-cell>
          <table:table-cell table:formula="of:=[$'pr2377-data'.B283]" office:value-type="float" office:value="1.8685" calcext:value-type="float">
            <text:p>1.8685</text:p>
          </table:table-cell>
          <table:table-cell table:formula="of:=[.E283]/[.B283]" office:value-type="float" office:value="0.85144679881522" calcext:value-type="float">
            <text:p>0.85144679881522</text:p>
          </table:table-cell>
          <table:table-cell table:formula="of:=[$'pr2377-improved-properclone-avoiddecimal-data'.B283]" office:value-type="float" office:value="1.761" calcext:value-type="float">
            <text:p>1.761</text:p>
          </table:table-cell>
          <table:table-cell table:formula="of:=[.G283]/[.B283]" office:value-type="float" office:value="0.802460697197539" calcext:value-type="float">
            <text:p>0.802460697197539</text:p>
          </table:table-cell>
        </table:table-row>
        <table:table-row table:style-name="ro1">
          <table:table-cell table:formula="of:=[$'baseline-data'.A284]" office:value-type="string" office:string-value="UselessQualifiedThis" calcext:value-type="string">
            <text:p>UselessQualifiedThis</text:p>
          </table:table-cell>
          <table:table-cell table:formula="of:=[$'baseline-6.22.0-data'.B284]" office:value-type="float" office:value="1.2346" calcext:value-type="float">
            <text:p>1.2346</text:p>
          </table:table-cell>
          <table:table-cell table:formula="of:=[$'baseline-data'.B284]" office:value-type="float" office:value="1.2883" calcext:value-type="float">
            <text:p>1.2883</text:p>
          </table:table-cell>
          <table:table-cell table:formula="of:=[.C284]/[.B284]" office:value-type="float" office:value="1.0434958691074" calcext:value-type="float">
            <text:p>1.0434958691074</text:p>
          </table:table-cell>
          <table:table-cell table:formula="of:=[$'pr2377-data'.B284]" office:value-type="float" office:value="2.3431" calcext:value-type="float">
            <text:p>2.3431</text:p>
          </table:table-cell>
          <table:table-cell table:formula="of:=[.E284]/[.B284]" office:value-type="float" office:value="1.89786165559695" calcext:value-type="float">
            <text:p>1.89786165559695</text:p>
          </table:table-cell>
          <table:table-cell table:formula="of:=[$'pr2377-improved-properclone-avoiddecimal-data'.B284]" office:value-type="float" office:value="2.1715" calcext:value-type="float">
            <text:p>2.1715</text:p>
          </table:table-cell>
          <table:table-cell table:formula="of:=[.G284]/[.B284]" office:value-type="float" office:value="1.758869269399" calcext:value-type="float">
            <text:p>1.758869269399</text:p>
          </table:table-cell>
        </table:table-row>
        <table:table-row table:style-name="ro1">
          <table:table-cell table:formula="of:=[$'baseline-data'.A285]" office:value-type="string" office:string-value="UselessStringValueOf" calcext:value-type="string">
            <text:p>UselessStringValueOf</text:p>
          </table:table-cell>
          <table:table-cell table:formula="of:=[$'baseline-6.22.0-data'.B285]" office:value-type="float" office:value="0.2797" calcext:value-type="float">
            <text:p>0.2797</text:p>
          </table:table-cell>
          <table:table-cell table:formula="of:=[$'baseline-data'.B285]" office:value-type="float" office:value="0.272" calcext:value-type="float">
            <text:p>0.272</text:p>
          </table:table-cell>
          <table:table-cell table:formula="of:=[.C285]/[.B285]" office:value-type="float" office:value="0.972470504111548" calcext:value-type="float">
            <text:p>0.972470504111548</text:p>
          </table:table-cell>
          <table:table-cell table:formula="of:=[$'pr2377-data'.B285]" office:value-type="float" office:value="0.2654" calcext:value-type="float">
            <text:p>0.2654</text:p>
          </table:table-cell>
          <table:table-cell table:formula="of:=[.E285]/[.B285]" office:value-type="float" office:value="0.948873793350018" calcext:value-type="float">
            <text:p>0.948873793350018</text:p>
          </table:table-cell>
          <table:table-cell table:formula="of:=[$'pr2377-improved-properclone-avoiddecimal-data'.B285]" office:value-type="float" office:value="0.2641" calcext:value-type="float">
            <text:p>0.2641</text:p>
          </table:table-cell>
          <table:table-cell table:formula="of:=[.G285]/[.B285]" office:value-type="float" office:value="0.944225956381838" calcext:value-type="float">
            <text:p>0.944225956381838</text:p>
          </table:table-cell>
        </table:table-row>
        <table:table-row table:style-name="ro1">
          <table:table-cell table:formula="of:=[$'baseline-data'.A286]" office:value-type="string" office:string-value="WhileLoopWithLiteralBoolean" calcext:value-type="string">
            <text:p>WhileLoopWithLiteralBoolean</text:p>
          </table:table-cell>
          <table:table-cell table:formula="of:=[$'baseline-6.22.0-data'.B286]" office:value-type="float" office:value="1.6001" calcext:value-type="float">
            <text:p>1.6001</text:p>
          </table:table-cell>
          <table:table-cell table:formula="of:=[$'baseline-data'.B286]" office:value-type="float" office:value="0.0054" calcext:value-type="float">
            <text:p>0.0054</text:p>
          </table:table-cell>
          <table:table-cell table:formula="of:=[.C286]/[.B286]" office:value-type="float" office:value="0.00337478907568277" calcext:value-type="float">
            <text:p>0.003374789075683</text:p>
          </table:table-cell>
          <table:table-cell table:formula="of:=[$'pr2377-data'.B286]" office:value-type="float" office:value="0.0055" calcext:value-type="float">
            <text:p>0.0055</text:p>
          </table:table-cell>
          <table:table-cell table:formula="of:=[.E286]/[.B286]" office:value-type="float" office:value="0.0034372851696769" calcext:value-type="float">
            <text:p>0.003437285169677</text:p>
          </table:table-cell>
          <table:table-cell table:formula="of:=[$'pr2377-improved-properclone-avoiddecimal-data'.B286]" office:value-type="float" office:value="0.0051" calcext:value-type="float">
            <text:p>0.0051</text:p>
          </table:table-cell>
          <table:table-cell table:formula="of:=[.G286]/[.B286]" office:value-type="float" office:value="0.00318730079370039" calcext:value-type="float">
            <text:p>0.0031873007937</text:p>
          </table:table-cell>
        </table:table-row>
        <table:table-row table:style-name="ro1">
          <table:table-cell/>
          <table:table-cell table:formula="of:=SUM([.B3:.B286])" office:value-type="float" office:value="184.7463" calcext:value-type="float">
            <text:p>184.7463</text:p>
          </table:table-cell>
          <table:table-cell table:formula="of:=SUM([.C3:.C286])" office:value-type="float" office:value="113.7939" calcext:value-type="float">
            <text:p>113.7939</text:p>
          </table:table-cell>
          <table:table-cell table:formula="of:=[.C287]/[.B287]" office:value-type="float" office:value="0.615946841695883" calcext:value-type="float">
            <text:p>0.615946841695883</text:p>
          </table:table-cell>
          <table:table-cell table:formula="of:=SUM([.E3:.E286])" office:value-type="float" office:value="122.1492" calcext:value-type="float">
            <text:p>122.1492</text:p>
          </table:table-cell>
          <table:table-cell table:formula="of:=[.E287]/[.B287]" office:value-type="float" office:value="0.661172645947443" calcext:value-type="float">
            <text:p>0.661172645947443</text:p>
          </table:table-cell>
          <table:table-cell table:formula="of:=SUM([.G3:.G286])" office:value-type="float" office:value="121.3321" calcext:value-type="float">
            <text:p>121.3321</text:p>
          </table:table-cell>
          <table:table-cell table:formula="of:=[.G287]/[.B287]" office:value-type="float" office:value="0.65674982394776" calcext:value-type="float">
            <text:p>0.65674982394776</text:p>
          </table:table-cell>
        </table:table-row>
        <calcext:conditional-formats>
          <calcext:conditional-format calcext:target-range-address="Sheet1.D3:Sheet1.D287">
            <calcext:condition calcext:apply-style-name="Good" calcext:value="&lt;=1" calcext:base-cell-address="Sheet1.D3"/>
            <calcext:condition calcext:apply-style-name="Bad" calcext:value="&gt;1" calcext:base-cell-address="Sheet1.D3"/>
          </calcext:conditional-format>
          <calcext:conditional-format calcext:target-range-address="Sheet1.F3:Sheet1.F287">
            <calcext:condition calcext:apply-style-name="Good" calcext:value="&lt;=1" calcext:base-cell-address="Sheet1.F3"/>
            <calcext:condition calcext:apply-style-name="Bad" calcext:value="&gt;1" calcext:base-cell-address="Sheet1.F3"/>
          </calcext:conditional-format>
          <calcext:conditional-format calcext:target-range-address="Sheet1.H3:Sheet1.H287">
            <calcext:condition calcext:apply-style-name="Good" calcext:value="&lt;=1" calcext:base-cell-address="Sheet1.H3"/>
            <calcext:condition calcext:apply-style-name="Bad" calcext:value="&gt;1" calcext:base-cell-address="Sheet1.H3"/>
          </calcext:conditional-format>
        </calcext:conditional-formats>
      </table:table>
      <table:table table:name="baseline-6.22.0-data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MD Benchmark: baseline-6.22.0 (Thu Apr 16 18:22:58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4203" calcext:value-type="float">
            <text:p>0.4203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8266" calcext:value-type="float">
            <text:p>0.8266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354" calcext:value-type="float">
            <text:p>0.0354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2702" calcext:value-type="float">
            <text:p>0.2702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3341" calcext:value-type="float">
            <text:p>0.3341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6513" calcext:value-type="float">
            <text:p>0.6513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2.3648" calcext:value-type="float">
            <text:p>2.3648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2519" calcext:value-type="float">
            <text:p>0.2519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2144" calcext:value-type="float">
            <text:p>0.2144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3337" calcext:value-type="float">
            <text:p>0.3337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2657" calcext:value-type="float">
            <text:p>0.2657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0653" calcext:value-type="float">
            <text:p>0.0653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2824" calcext:value-type="float">
            <text:p>0.2824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3218" calcext:value-type="float">
            <text:p>0.3218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396" calcext:value-type="float">
            <text:p>0.396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2993" calcext:value-type="float">
            <text:p>0.2993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3063" calcext:value-type="float">
            <text:p>0.3063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2788" calcext:value-type="float">
            <text:p>0.2788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3813" calcext:value-type="float">
            <text:p>0.3813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2726" calcext:value-type="float">
            <text:p>0.2726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1.0104" calcext:value-type="float">
            <text:p>1.0104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821" calcext:value-type="float">
            <text:p>0.0821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2.2307" calcext:value-type="float">
            <text:p>2.2307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0.8144" calcext:value-type="float">
            <text:p>0.8144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334" calcext:value-type="float">
            <text:p>0.0334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055" calcext:value-type="float">
            <text:p>0.1055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4451" calcext:value-type="float">
            <text:p>0.4451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574" calcext:value-type="float">
            <text:p>0.0574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1288" calcext:value-type="float">
            <text:p>0.1288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4232" calcext:value-type="float">
            <text:p>0.4232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526" calcext:value-type="float">
            <text:p>0.0526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0723" calcext:value-type="float">
            <text:p>0.0723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539" calcext:value-type="float">
            <text:p>0.0539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5009" calcext:value-type="float">
            <text:p>0.5009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3124" calcext:value-type="float">
            <text:p>0.3124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3412" calcext:value-type="float">
            <text:p>0.3412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469" calcext:value-type="float">
            <text:p>0.0469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423" calcext:value-type="float">
            <text:p>0.0423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1.5145" calcext:value-type="float">
            <text:p>1.5145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275" calcext:value-type="float">
            <text:p>0.275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901" calcext:value-type="float">
            <text:p>0.1901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2968" calcext:value-type="float">
            <text:p>0.2968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3029" calcext:value-type="float">
            <text:p>0.3029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557" calcext:value-type="float">
            <text:p>0.0557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9234" calcext:value-type="float">
            <text:p>0.9234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714" calcext:value-type="float">
            <text:p>0.0714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6763" calcext:value-type="float">
            <text:p>0.6763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3468" calcext:value-type="float">
            <text:p>0.3468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2955" calcext:value-type="float">
            <text:p>0.2955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558" calcext:value-type="float">
            <text:p>0.0558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1189" calcext:value-type="float">
            <text:p>0.1189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1504" calcext:value-type="float">
            <text:p>0.1504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742" calcext:value-type="float">
            <text:p>0.0742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274" calcext:value-type="float">
            <text:p>0.1274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1284" calcext:value-type="float">
            <text:p>0.1284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7206" calcext:value-type="float">
            <text:p>0.7206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907" calcext:value-type="float">
            <text:p>0.0907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717" calcext:value-type="float">
            <text:p>1.717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4302" calcext:value-type="float">
            <text:p>0.4302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2.424" calcext:value-type="float">
            <text:p>2.424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2739" calcext:value-type="float">
            <text:p>0.2739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288" calcext:value-type="float">
            <text:p>0.288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3596" calcext:value-type="float">
            <text:p>0.3596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2977" calcext:value-type="float">
            <text:p>0.2977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0754" calcext:value-type="float">
            <text:p>0.0754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7396" calcext:value-type="float">
            <text:p>0.7396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4.03" calcext:value-type="float">
            <text:p>4.03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4291" calcext:value-type="float">
            <text:p>0.4291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4766" calcext:value-type="float">
            <text:p>0.4766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6694" calcext:value-type="float">
            <text:p>0.6694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7626" calcext:value-type="float">
            <text:p>1.7626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0.9335" calcext:value-type="float">
            <text:p>0.9335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0.9218" calcext:value-type="float">
            <text:p>0.9218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228" calcext:value-type="float">
            <text:p>0.0228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2448" calcext:value-type="float">
            <text:p>0.2448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0.5667" calcext:value-type="float">
            <text:p>0.5667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4037" calcext:value-type="float">
            <text:p>0.4037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3322" calcext:value-type="float">
            <text:p>0.3322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3053" calcext:value-type="float">
            <text:p>0.3053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8446" calcext:value-type="float">
            <text:p>0.8446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381" calcext:value-type="float">
            <text:p>0.381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2895" calcext:value-type="float">
            <text:p>0.2895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205" calcext:value-type="float">
            <text:p>0.0205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1313" calcext:value-type="float">
            <text:p>0.1313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642" calcext:value-type="float">
            <text:p>0.1642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1534" calcext:value-type="float">
            <text:p>0.1534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4" calcext:value-type="float">
            <text:p>0.0034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3264" calcext:value-type="float">
            <text:p>1.3264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2662" calcext:value-type="float">
            <text:p>0.2662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4492" calcext:value-type="float">
            <text:p>0.4492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3167" calcext:value-type="float">
            <text:p>0.3167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3991" calcext:value-type="float">
            <text:p>0.3991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2894" calcext:value-type="float">
            <text:p>0.2894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2647" calcext:value-type="float">
            <text:p>0.2647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2729" calcext:value-type="float">
            <text:p>0.2729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735" calcext:value-type="float">
            <text:p>0.0735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1344" calcext:value-type="float">
            <text:p>0.1344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244" calcext:value-type="float">
            <text:p>0.1244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293" calcext:value-type="float">
            <text:p>0.2293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1289" calcext:value-type="float">
            <text:p>0.1289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058" calcext:value-type="float">
            <text:p>0.0058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459" calcext:value-type="float">
            <text:p>0.0459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3855" calcext:value-type="float">
            <text:p>1.3855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2724" calcext:value-type="float">
            <text:p>0.2724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2953" calcext:value-type="float">
            <text:p>0.2953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1.7233" calcext:value-type="float">
            <text:p>1.7233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2624" calcext:value-type="float">
            <text:p>0.2624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2024" calcext:value-type="float">
            <text:p>0.2024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2737" calcext:value-type="float">
            <text:p>0.2737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4154" calcext:value-type="float">
            <text:p>0.4154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3363" calcext:value-type="float">
            <text:p>0.3363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554" calcext:value-type="float">
            <text:p>0.0554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229" calcext:value-type="float">
            <text:p>0.1229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1933" calcext:value-type="float">
            <text:p>0.1933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1635" calcext:value-type="float">
            <text:p>0.1635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1655" calcext:value-type="float">
            <text:p>0.1655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1.1403" calcext:value-type="float">
            <text:p>1.1403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3.525" calcext:value-type="float">
            <text:p>3.525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659" calcext:value-type="float">
            <text:p>1.659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0.2516" calcext:value-type="float">
            <text:p>0.2516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2.1307" calcext:value-type="float">
            <text:p>2.1307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4.5838" calcext:value-type="float">
            <text:p>4.5838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3.2671" calcext:value-type="float">
            <text:p>3.2671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2.3489" calcext:value-type="float">
            <text:p>2.3489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2032" calcext:value-type="float">
            <text:p>0.2032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4619" calcext:value-type="float">
            <text:p>0.4619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382" calcext:value-type="float">
            <text:p>0.0382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524" calcext:value-type="float">
            <text:p>0.0524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2859" calcext:value-type="float">
            <text:p>0.2859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4182" calcext:value-type="float">
            <text:p>0.4182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39" calcext:value-type="float">
            <text:p>0.0239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4987" calcext:value-type="float">
            <text:p>0.4987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4285" calcext:value-type="float">
            <text:p>0.4285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5089" calcext:value-type="float">
            <text:p>0.5089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1.6421" calcext:value-type="float">
            <text:p>1.6421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538" calcext:value-type="float">
            <text:p>0.0538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2906" calcext:value-type="float">
            <text:p>0.2906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1364" calcext:value-type="float">
            <text:p>0.1364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0.9041" calcext:value-type="float">
            <text:p>0.9041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6.6405" calcext:value-type="float">
            <text:p>6.6405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4131" calcext:value-type="float">
            <text:p>0.4131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5025" calcext:value-type="float">
            <text:p>0.5025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353" calcext:value-type="float">
            <text:p>0.0353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9168" calcext:value-type="float">
            <text:p>0.9168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2995" calcext:value-type="float">
            <text:p>0.2995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1.8464" calcext:value-type="float">
            <text:p>1.8464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2922" calcext:value-type="float">
            <text:p>0.2922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0.7993" calcext:value-type="float">
            <text:p>0.7993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3764" calcext:value-type="float">
            <text:p>0.3764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0.8519" calcext:value-type="float">
            <text:p>0.8519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0.8813" calcext:value-type="float">
            <text:p>0.8813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4861" calcext:value-type="float">
            <text:p>0.4861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1315" calcext:value-type="float">
            <text:p>0.1315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6.8059" calcext:value-type="float">
            <text:p>6.8059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14" calcext:value-type="float">
            <text:p>0.0114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2965" calcext:value-type="float">
            <text:p>0.2965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2626" calcext:value-type="float">
            <text:p>0.2626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0975" calcext:value-type="float">
            <text:p>0.0975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1.5882" calcext:value-type="float">
            <text:p>1.5882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595" calcext:value-type="float">
            <text:p>0.0595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1373" calcext:value-type="float">
            <text:p>0.1373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1.286" calcext:value-type="float">
            <text:p>1.286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4295" calcext:value-type="float">
            <text:p>0.4295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0664" calcext:value-type="float">
            <text:p>0.0664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28" calcext:value-type="float">
            <text:p>0.0128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8.3439" calcext:value-type="float">
            <text:p>18.3439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68" calcext:value-type="float">
            <text:p>0.068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3694" calcext:value-type="float">
            <text:p>0.3694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1769" calcext:value-type="float">
            <text:p>1.1769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7274" calcext:value-type="float">
            <text:p>0.7274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2678" calcext:value-type="float">
            <text:p>0.2678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9086" calcext:value-type="float">
            <text:p>0.9086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585" calcext:value-type="float">
            <text:p>0.0585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2632" calcext:value-type="float">
            <text:p>0.2632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2601" calcext:value-type="float">
            <text:p>0.2601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292" calcext:value-type="float">
            <text:p>0.292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0.9828" calcext:value-type="float">
            <text:p>0.9828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3.2127" calcext:value-type="float">
            <text:p>3.2127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2617" calcext:value-type="float">
            <text:p>0.2617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3427" calcext:value-type="float">
            <text:p>0.3427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18" calcext:value-type="float">
            <text:p>0.0318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1412" calcext:value-type="float">
            <text:p>0.1412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322" calcext:value-type="float">
            <text:p>0.0322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0.4909" calcext:value-type="float">
            <text:p>0.4909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657" calcext:value-type="float">
            <text:p>0.1657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9014" calcext:value-type="float">
            <text:p>0.9014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3054" calcext:value-type="float">
            <text:p>0.3054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4977" calcext:value-type="float">
            <text:p>0.4977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588" calcext:value-type="float">
            <text:p>0.1588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1875" calcext:value-type="float">
            <text:p>0.1875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3082" calcext:value-type="float">
            <text:p>0.3082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37" calcext:value-type="float">
            <text:p>0.0137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746" calcext:value-type="float">
            <text:p>0.0746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0.9664" calcext:value-type="float">
            <text:p>0.9664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3.4371" calcext:value-type="float">
            <text:p>3.4371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1.5622" calcext:value-type="float">
            <text:p>1.5622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095" calcext:value-type="float">
            <text:p>0.1095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416" calcext:value-type="float">
            <text:p>0.1416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2.9025" calcext:value-type="float">
            <text:p>2.9025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3.2154" calcext:value-type="float">
            <text:p>3.2154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4.2064" calcext:value-type="float">
            <text:p>14.2064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0.8396" calcext:value-type="float">
            <text:p>0.8396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2687" calcext:value-type="float">
            <text:p>0.2687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4314" calcext:value-type="float">
            <text:p>0.4314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449" calcext:value-type="float">
            <text:p>0.0449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0.7556" calcext:value-type="float">
            <text:p>0.7556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3211" calcext:value-type="float">
            <text:p>0.3211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1.9693" calcext:value-type="float">
            <text:p>1.9693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3166" calcext:value-type="float">
            <text:p>0.3166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4275" calcext:value-type="float">
            <text:p>0.4275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8661" calcext:value-type="float">
            <text:p>0.8661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2674" calcext:value-type="float">
            <text:p>0.2674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2573" calcext:value-type="float">
            <text:p>0.2573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882" calcext:value-type="float">
            <text:p>0.882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7791" calcext:value-type="float">
            <text:p>1.7791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983" calcext:value-type="float">
            <text:p>0.983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9477" calcext:value-type="float">
            <text:p>0.9477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4014" calcext:value-type="float">
            <text:p>0.4014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3729" calcext:value-type="float">
            <text:p>0.3729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2.1945" calcext:value-type="float">
            <text:p>2.1945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1.2346" calcext:value-type="float">
            <text:p>1.2346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2797" calcext:value-type="float">
            <text:p>0.2797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1.6001" calcext:value-type="float">
            <text:p>1.6001</text:p>
          </table:table-cell>
        </table:table-row>
      </table:table>
      <table:table table:name="baseline-data" table:style-name="ta1"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MD Benchmark: baseline (Thu Apr 16 17:46:07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0.4593" calcext:value-type="float">
            <text:p>0.4593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501" calcext:value-type="float">
            <text:p>0.0501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2843" calcext:value-type="float">
            <text:p>0.2843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4705" calcext:value-type="float">
            <text:p>0.4705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3241" calcext:value-type="float">
            <text:p>0.3241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3106" calcext:value-type="float">
            <text:p>0.3106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5333" calcext:value-type="float">
            <text:p>0.5333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2.3631" calcext:value-type="float">
            <text:p>2.3631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2467" calcext:value-type="float">
            <text:p>0.2467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2219" calcext:value-type="float">
            <text:p>0.2219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3434" calcext:value-type="float">
            <text:p>0.3434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47" calcext:value-type="float">
            <text:p>0.0247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2718" calcext:value-type="float">
            <text:p>0.2718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0669" calcext:value-type="float">
            <text:p>0.0669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3174" calcext:value-type="float">
            <text:p>0.3174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2921" calcext:value-type="float">
            <text:p>0.2921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3885" calcext:value-type="float">
            <text:p>0.3885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3408" calcext:value-type="float">
            <text:p>0.3408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2672" calcext:value-type="float">
            <text:p>0.2672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4487" calcext:value-type="float">
            <text:p>0.4487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366" calcext:value-type="float">
            <text:p>0.0366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734" calcext:value-type="float">
            <text:p>0.1734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438" calcext:value-type="float">
            <text:p>0.0438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0.8802" calcext:value-type="float">
            <text:p>0.8802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0.7858" calcext:value-type="float">
            <text:p>0.7858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369" calcext:value-type="float">
            <text:p>0.1369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4562" calcext:value-type="float">
            <text:p>0.4562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588" calcext:value-type="float">
            <text:p>0.0588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1327" calcext:value-type="float">
            <text:p>0.1327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4586" calcext:value-type="float">
            <text:p>0.4586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54" calcext:value-type="float">
            <text:p>0.0154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1097" calcext:value-type="float">
            <text:p>0.1097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703" calcext:value-type="float">
            <text:p>0.0703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0902" calcext:value-type="float">
            <text:p>0.0902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574" calcext:value-type="float">
            <text:p>0.0574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6305" calcext:value-type="float">
            <text:p>0.6305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2916" calcext:value-type="float">
            <text:p>0.2916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3266" calcext:value-type="float">
            <text:p>0.3266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796" calcext:value-type="float">
            <text:p>0.0796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455" calcext:value-type="float">
            <text:p>0.0455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4191" calcext:value-type="float">
            <text:p>0.4191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2934" calcext:value-type="float">
            <text:p>0.2934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902" calcext:value-type="float">
            <text:p>0.1902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3352" calcext:value-type="float">
            <text:p>0.3352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2933" calcext:value-type="float">
            <text:p>0.2933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636" calcext:value-type="float">
            <text:p>0.0636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9226" calcext:value-type="float">
            <text:p>0.9226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967" calcext:value-type="float">
            <text:p>0.0967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6842" calcext:value-type="float">
            <text:p>0.6842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3459" calcext:value-type="float">
            <text:p>0.3459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2959" calcext:value-type="float">
            <text:p>0.2959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553" calcext:value-type="float">
            <text:p>0.0553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1239" calcext:value-type="float">
            <text:p>0.1239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1791" calcext:value-type="float">
            <text:p>0.1791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604" calcext:value-type="float">
            <text:p>0.0604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318" calcext:value-type="float">
            <text:p>0.1318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1313" calcext:value-type="float">
            <text:p>0.1313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8549" calcext:value-type="float">
            <text:p>0.8549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1358" calcext:value-type="float">
            <text:p>0.1358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828" calcext:value-type="float">
            <text:p>1.828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3981" calcext:value-type="float">
            <text:p>0.3981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2.4374" calcext:value-type="float">
            <text:p>2.4374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5589" calcext:value-type="float">
            <text:p>0.5589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2799" calcext:value-type="float">
            <text:p>0.2799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3176" calcext:value-type="float">
            <text:p>0.3176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3714" calcext:value-type="float">
            <text:p>0.3714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3105" calcext:value-type="float">
            <text:p>0.3105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7636" calcext:value-type="float">
            <text:p>0.7636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4218" calcext:value-type="float">
            <text:p>0.4218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4933" calcext:value-type="float">
            <text:p>0.4933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6899" calcext:value-type="float">
            <text:p>0.6899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7554" calcext:value-type="float">
            <text:p>1.7554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3783" calcext:value-type="float">
            <text:p>0.3783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3679" calcext:value-type="float">
            <text:p>0.3679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0575" calcext:value-type="float">
            <text:p>1.0575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0.9051" calcext:value-type="float">
            <text:p>0.9051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171" calcext:value-type="float">
            <text:p>0.0171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666" calcext:value-type="float">
            <text:p>0.0666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2496" calcext:value-type="float">
            <text:p>0.2496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0.7992" calcext:value-type="float">
            <text:p>0.7992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1509" calcext:value-type="float">
            <text:p>0.1509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2669" calcext:value-type="float">
            <text:p>0.2669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2915" calcext:value-type="float">
            <text:p>0.2915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1701" calcext:value-type="float">
            <text:p>0.1701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4736" calcext:value-type="float">
            <text:p>0.4736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304" calcext:value-type="float">
            <text:p>0.304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1352" calcext:value-type="float">
            <text:p>0.1352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36" calcext:value-type="float">
            <text:p>0.0036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1397" calcext:value-type="float">
            <text:p>0.1397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1959" calcext:value-type="float">
            <text:p>0.1959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32" calcext:value-type="float">
            <text:p>0.0032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2368" calcext:value-type="float">
            <text:p>1.2368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2814" calcext:value-type="float">
            <text:p>0.2814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4558" calcext:value-type="float">
            <text:p>0.4558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3446" calcext:value-type="float">
            <text:p>0.3446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4167" calcext:value-type="float">
            <text:p>0.4167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2981" calcext:value-type="float">
            <text:p>0.2981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2748" calcext:value-type="float">
            <text:p>0.2748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2674" calcext:value-type="float">
            <text:p>0.2674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137" calcext:value-type="float">
            <text:p>0.137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311" calcext:value-type="float">
            <text:p>0.1311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272" calcext:value-type="float">
            <text:p>0.1272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2323" calcext:value-type="float">
            <text:p>0.2323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1269" calcext:value-type="float">
            <text:p>0.1269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461" calcext:value-type="float">
            <text:p>0.0461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164" calcext:value-type="float">
            <text:p>0.0164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4347" calcext:value-type="float">
            <text:p>1.4347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3134" calcext:value-type="float">
            <text:p>0.3134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2984" calcext:value-type="float">
            <text:p>0.2984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2712" calcext:value-type="float">
            <text:p>0.2712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7074" calcext:value-type="float">
            <text:p>0.7074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2781" calcext:value-type="float">
            <text:p>0.2781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2395" calcext:value-type="float">
            <text:p>0.2395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2937" calcext:value-type="float">
            <text:p>0.2937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099" calcext:value-type="float">
            <text:p>0.0099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3917" calcext:value-type="float">
            <text:p>0.3917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3897" calcext:value-type="float">
            <text:p>0.3897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621" calcext:value-type="float">
            <text:p>0.0621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286" calcext:value-type="float">
            <text:p>0.1286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1959" calcext:value-type="float">
            <text:p>0.1959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1846" calcext:value-type="float">
            <text:p>0.1846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1653" calcext:value-type="float">
            <text:p>0.1653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2945" calcext:value-type="float">
            <text:p>0.2945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1221" calcext:value-type="float">
            <text:p>1.1221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0.2574" calcext:value-type="float">
            <text:p>0.2574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3836" calcext:value-type="float">
            <text:p>1.3836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0042" calcext:value-type="float">
            <text:p>2.0042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1.0536" calcext:value-type="float">
            <text:p>1.0536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2.4128" calcext:value-type="float">
            <text:p>2.4128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1781" calcext:value-type="float">
            <text:p>0.1781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189" calcext:value-type="float">
            <text:p>0.0189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4752" calcext:value-type="float">
            <text:p>0.4752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2952" calcext:value-type="float">
            <text:p>0.2952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3781" calcext:value-type="float">
            <text:p>0.3781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4745" calcext:value-type="float">
            <text:p>0.4745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3622" calcext:value-type="float">
            <text:p>0.3622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513" calcext:value-type="float">
            <text:p>0.1513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5458" calcext:value-type="float">
            <text:p>0.5458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316" calcext:value-type="float">
            <text:p>0.0316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505" calcext:value-type="float">
            <text:p>0.0505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2932" calcext:value-type="float">
            <text:p>0.2932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1459" calcext:value-type="float">
            <text:p>0.1459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0464" calcext:value-type="float">
            <text:p>1.0464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4855" calcext:value-type="float">
            <text:p>0.4855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4125" calcext:value-type="float">
            <text:p>0.4125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4604" calcext:value-type="float">
            <text:p>0.4604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407" calcext:value-type="float">
            <text:p>0.0407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106" calcext:value-type="float">
            <text:p>0.0106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2391" calcext:value-type="float">
            <text:p>0.2391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2627" calcext:value-type="float">
            <text:p>0.2627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0.7607" calcext:value-type="float">
            <text:p>0.7607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3005" calcext:value-type="float">
            <text:p>0.3005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0.8533" calcext:value-type="float">
            <text:p>0.8533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0.8426" calcext:value-type="float">
            <text:p>0.8426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4452" calcext:value-type="float">
            <text:p>0.4452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2821" calcext:value-type="float">
            <text:p>0.2821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5.8488" calcext:value-type="float">
            <text:p>5.8488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217" calcext:value-type="float">
            <text:p>0.0217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2969" calcext:value-type="float">
            <text:p>0.2969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3041" calcext:value-type="float">
            <text:p>0.3041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099" calcext:value-type="float">
            <text:p>0.1099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3378" calcext:value-type="float">
            <text:p>0.3378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434" calcext:value-type="float">
            <text:p>0.0434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1453" calcext:value-type="float">
            <text:p>0.1453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7082" calcext:value-type="float">
            <text:p>0.7082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4193" calcext:value-type="float">
            <text:p>0.4193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0683" calcext:value-type="float">
            <text:p>0.0683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295" calcext:value-type="float">
            <text:p>0.0295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2.7537" calcext:value-type="float">
            <text:p>2.7537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682" calcext:value-type="float">
            <text:p>0.0682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3647" calcext:value-type="float">
            <text:p>0.3647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2217" calcext:value-type="float">
            <text:p>1.2217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6417" calcext:value-type="float">
            <text:p>0.6417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2739" calcext:value-type="float">
            <text:p>0.2739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618" calcext:value-type="float">
            <text:p>0.0618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0988" calcext:value-type="float">
            <text:p>0.0988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3641" calcext:value-type="float">
            <text:p>0.3641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2636" calcext:value-type="float">
            <text:p>0.2636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2698" calcext:value-type="float">
            <text:p>0.2698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2713" calcext:value-type="float">
            <text:p>0.2713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0.9751" calcext:value-type="float">
            <text:p>0.9751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0.9298" calcext:value-type="float">
            <text:p>0.9298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2752" calcext:value-type="float">
            <text:p>0.2752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3587" calcext:value-type="float">
            <text:p>0.3587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324" calcext:value-type="float">
            <text:p>0.0324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337" calcext:value-type="float">
            <text:p>0.0337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511" calcext:value-type="float">
            <text:p>0.1511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8633" calcext:value-type="float">
            <text:p>0.8633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2949" calcext:value-type="float">
            <text:p>0.2949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5707" calcext:value-type="float">
            <text:p>0.5707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567" calcext:value-type="float">
            <text:p>0.1567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04" calcext:value-type="float">
            <text:p>0.0504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1912" calcext:value-type="float">
            <text:p>0.1912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0.9492" calcext:value-type="float">
            <text:p>0.9492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547" calcext:value-type="float">
            <text:p>0.0547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3.6234" calcext:value-type="float">
            <text:p>3.6234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4105" calcext:value-type="float">
            <text:p>0.4105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087" calcext:value-type="float">
            <text:p>0.1087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447" calcext:value-type="float">
            <text:p>0.1447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3548" calcext:value-type="float">
            <text:p>0.3548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1358" calcext:value-type="float">
            <text:p>1.1358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1.3533" calcext:value-type="float">
            <text:p>1.3533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3.0128" calcext:value-type="float">
            <text:p>3.0128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0.8782" calcext:value-type="float">
            <text:p>0.8782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2664" calcext:value-type="float">
            <text:p>0.2664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387" calcext:value-type="float">
            <text:p>0.387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1.9792" calcext:value-type="float">
            <text:p>1.9792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477" calcext:value-type="float">
            <text:p>0.0477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321" calcext:value-type="float">
            <text:p>0.321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1.8339" calcext:value-type="float">
            <text:p>1.8339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3122" calcext:value-type="float">
            <text:p>0.3122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523" calcext:value-type="float">
            <text:p>0.2523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4523" calcext:value-type="float">
            <text:p>0.4523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959" calcext:value-type="float">
            <text:p>0.1959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2864" calcext:value-type="float">
            <text:p>0.2864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2748" calcext:value-type="float">
            <text:p>0.2748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3649" calcext:value-type="float">
            <text:p>1.3649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2165" calcext:value-type="float">
            <text:p>0.2165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3557" calcext:value-type="float">
            <text:p>0.3557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3512" calcext:value-type="float">
            <text:p>0.3512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2.3162" calcext:value-type="float">
            <text:p>2.3162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1.2883" calcext:value-type="float">
            <text:p>1.2883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54" calcext:value-type="float">
            <text:p>0.0054</text:p>
          </table:table-cell>
        </table:table-row>
      </table:table>
      <table:table table:name="pr2377-data" table:style-name="ta1"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MD Benchmark: pr2377 (Thu Apr 16 18:06:08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1.2318" calcext:value-type="float">
            <text:p>1.2318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427" calcext:value-type="float">
            <text:p>0.0427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2962" calcext:value-type="float">
            <text:p>0.2962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4491" calcext:value-type="float">
            <text:p>0.4491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3223" calcext:value-type="float">
            <text:p>0.3223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2803" calcext:value-type="float">
            <text:p>0.2803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5903" calcext:value-type="float">
            <text:p>0.5903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2.8011" calcext:value-type="float">
            <text:p>2.8011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028" calcext:value-type="float">
            <text:p>0.3028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3947" calcext:value-type="float">
            <text:p>0.3947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2931" calcext:value-type="float">
            <text:p>0.2931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2808" calcext:value-type="float">
            <text:p>0.2808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3994" calcext:value-type="float">
            <text:p>0.3994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2807" calcext:value-type="float">
            <text:p>0.2807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3172" calcext:value-type="float">
            <text:p>0.3172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2627" calcext:value-type="float">
            <text:p>0.2627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8973" calcext:value-type="float">
            <text:p>0.8973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2615" calcext:value-type="float">
            <text:p>0.2615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421" calcext:value-type="float">
            <text:p>0.1421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433" calcext:value-type="float">
            <text:p>0.0433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0.0856" calcext:value-type="float">
            <text:p>0.0856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74" calcext:value-type="float">
            <text:p>0.0074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0549" calcext:value-type="float">
            <text:p>1.0549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531" calcext:value-type="float">
            <text:p>0.0531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403" calcext:value-type="float">
            <text:p>0.0403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047" calcext:value-type="float">
            <text:p>0.1047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4047" calcext:value-type="float">
            <text:p>0.4047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648" calcext:value-type="float">
            <text:p>0.0648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1587" calcext:value-type="float">
            <text:p>0.1587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947" calcext:value-type="float">
            <text:p>0.0947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256" calcext:value-type="float">
            <text:p>0.1256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535" calcext:value-type="float">
            <text:p>0.0535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9137" calcext:value-type="float">
            <text:p>0.9137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2884" calcext:value-type="float">
            <text:p>0.2884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4129" calcext:value-type="float">
            <text:p>0.4129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574" calcext:value-type="float">
            <text:p>0.0574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4169" calcext:value-type="float">
            <text:p>0.4169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2886" calcext:value-type="float">
            <text:p>0.2886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451" calcext:value-type="float">
            <text:p>0.1451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3063" calcext:value-type="float">
            <text:p>0.3063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2916" calcext:value-type="float">
            <text:p>0.2916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912" calcext:value-type="float">
            <text:p>0.0912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9143" calcext:value-type="float">
            <text:p>0.9143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3311" calcext:value-type="float">
            <text:p>0.3311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3206" calcext:value-type="float">
            <text:p>0.3206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409" calcext:value-type="float">
            <text:p>0.0409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556" calcext:value-type="float">
            <text:p>0.0556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0761" calcext:value-type="float">
            <text:p>0.0761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212" calcext:value-type="float">
            <text:p>0.212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594" calcext:value-type="float">
            <text:p>0.0594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761" calcext:value-type="float">
            <text:p>0.1761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2539" calcext:value-type="float">
            <text:p>0.2539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8756" calcext:value-type="float">
            <text:p>0.8756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781" calcext:value-type="float">
            <text:p>0.0781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6856" calcext:value-type="float">
            <text:p>1.6856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3906" calcext:value-type="float">
            <text:p>0.3906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2.4425" calcext:value-type="float">
            <text:p>2.4425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5205" calcext:value-type="float">
            <text:p>0.5205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2937" calcext:value-type="float">
            <text:p>0.2937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3752" calcext:value-type="float">
            <text:p>0.3752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3287" calcext:value-type="float">
            <text:p>0.3287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1272" calcext:value-type="float">
            <text:p>0.1272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0.8772" calcext:value-type="float">
            <text:p>0.8772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3974" calcext:value-type="float">
            <text:p>0.3974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4897" calcext:value-type="float">
            <text:p>0.4897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6669" calcext:value-type="float">
            <text:p>0.6669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8179" calcext:value-type="float">
            <text:p>1.8179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2831" calcext:value-type="float">
            <text:p>0.2831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3047" calcext:value-type="float">
            <text:p>0.3047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2286" calcext:value-type="float">
            <text:p>1.2286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2512" calcext:value-type="float">
            <text:p>1.2512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244" calcext:value-type="float">
            <text:p>0.0244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301" calcext:value-type="float">
            <text:p>0.0301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3752" calcext:value-type="float">
            <text:p>0.3752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1.0392" calcext:value-type="float">
            <text:p>1.0392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2271" calcext:value-type="float">
            <text:p>0.2271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2592" calcext:value-type="float">
            <text:p>0.2592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3291" calcext:value-type="float">
            <text:p>0.3291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0712" calcext:value-type="float">
            <text:p>0.0712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3838" calcext:value-type="float">
            <text:p>0.3838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2741" calcext:value-type="float">
            <text:p>0.2741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569" calcext:value-type="float">
            <text:p>0.0569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2131" calcext:value-type="float">
            <text:p>0.2131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422" calcext:value-type="float">
            <text:p>0.0422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0922" calcext:value-type="float">
            <text:p>0.0922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2851" calcext:value-type="float">
            <text:p>0.2851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5" calcext:value-type="float">
            <text:p>0.0025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5379" calcext:value-type="float">
            <text:p>1.5379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2761" calcext:value-type="float">
            <text:p>0.2761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4558" calcext:value-type="float">
            <text:p>0.4558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3332" calcext:value-type="float">
            <text:p>0.3332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4175" calcext:value-type="float">
            <text:p>0.4175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3028" calcext:value-type="float">
            <text:p>0.3028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2795" calcext:value-type="float">
            <text:p>0.2795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2618" calcext:value-type="float">
            <text:p>0.2618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661" calcext:value-type="float">
            <text:p>0.0661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2138" calcext:value-type="float">
            <text:p>0.2138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2002" calcext:value-type="float">
            <text:p>0.2002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908" calcext:value-type="float">
            <text:p>0.1908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1926" calcext:value-type="float">
            <text:p>0.1926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2527" calcext:value-type="float">
            <text:p>0.2527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97" calcext:value-type="float">
            <text:p>0.0097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446" calcext:value-type="float">
            <text:p>0.0446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207" calcext:value-type="float">
            <text:p>0.0207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4308" calcext:value-type="float">
            <text:p>1.4308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2995" calcext:value-type="float">
            <text:p>0.2995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2755" calcext:value-type="float">
            <text:p>0.2755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2951" calcext:value-type="float">
            <text:p>0.2951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7642" calcext:value-type="float">
            <text:p>0.7642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2911" calcext:value-type="float">
            <text:p>0.2911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1938" calcext:value-type="float">
            <text:p>0.1938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2846" calcext:value-type="float">
            <text:p>0.2846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097" calcext:value-type="float">
            <text:p>0.0097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6481" calcext:value-type="float">
            <text:p>0.6481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0842" calcext:value-type="float">
            <text:p>0.0842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216" calcext:value-type="float">
            <text:p>0.1216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4356" calcext:value-type="float">
            <text:p>0.4356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2955" calcext:value-type="float">
            <text:p>0.2955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2792" calcext:value-type="float">
            <text:p>0.2792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1865" calcext:value-type="float">
            <text:p>0.1865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1.0506" calcext:value-type="float">
            <text:p>1.0506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1802" calcext:value-type="float">
            <text:p>1.1802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1.1213" calcext:value-type="float">
            <text:p>1.1213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3365" calcext:value-type="float">
            <text:p>1.3365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0824" calcext:value-type="float">
            <text:p>2.0824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0.9325" calcext:value-type="float">
            <text:p>0.9325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38" calcext:value-type="float">
            <text:p>0.0138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2.2421" calcext:value-type="float">
            <text:p>2.2421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1799" calcext:value-type="float">
            <text:p>0.1799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68" calcext:value-type="float">
            <text:p>0.0268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4701" calcext:value-type="float">
            <text:p>0.4701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827" calcext:value-type="float">
            <text:p>0.0827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545" calcext:value-type="float">
            <text:p>0.545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264" calcext:value-type="float">
            <text:p>0.0264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5037" calcext:value-type="float">
            <text:p>0.5037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3552" calcext:value-type="float">
            <text:p>0.3552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415" calcext:value-type="float">
            <text:p>0.1415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5031" calcext:value-type="float">
            <text:p>0.5031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227" calcext:value-type="float">
            <text:p>0.0227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0452" calcext:value-type="float">
            <text:p>0.0452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0.9721" calcext:value-type="float">
            <text:p>0.9721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4786" calcext:value-type="float">
            <text:p>0.4786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4171" calcext:value-type="float">
            <text:p>0.4171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4648" calcext:value-type="float">
            <text:p>0.4648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3028" calcext:value-type="float">
            <text:p>0.3028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2245" calcext:value-type="float">
            <text:p>0.2245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259" calcext:value-type="float">
            <text:p>0.259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2504" calcext:value-type="float">
            <text:p>1.2504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2976" calcext:value-type="float">
            <text:p>0.2976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496" calcext:value-type="float">
            <text:p>0.0496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2.7089" calcext:value-type="float">
            <text:p>2.7089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2.7039" calcext:value-type="float">
            <text:p>2.7039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4349" calcext:value-type="float">
            <text:p>0.4349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2787" calcext:value-type="float">
            <text:p>0.2787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7495" calcext:value-type="float">
            <text:p>0.7495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5.6125" calcext:value-type="float">
            <text:p>5.6125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258" calcext:value-type="float">
            <text:p>0.0258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22" calcext:value-type="float">
            <text:p>0.0222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4093" calcext:value-type="float">
            <text:p>0.4093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4148" calcext:value-type="float">
            <text:p>0.4148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175" calcext:value-type="float">
            <text:p>0.1175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3251" calcext:value-type="float">
            <text:p>0.3251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783" calcext:value-type="float">
            <text:p>0.0783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916" calcext:value-type="float">
            <text:p>0.0916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631" calcext:value-type="float">
            <text:p>0.2631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6817" calcext:value-type="float">
            <text:p>0.6817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4021" calcext:value-type="float">
            <text:p>0.4021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1121" calcext:value-type="float">
            <text:p>0.1121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.2964" calcext:value-type="float">
            <text:p>1.2964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361" calcext:value-type="float">
            <text:p>0.0361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685" calcext:value-type="float">
            <text:p>0.0685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6008" calcext:value-type="float">
            <text:p>0.6008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2066" calcext:value-type="float">
            <text:p>1.2066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6435" calcext:value-type="float">
            <text:p>0.6435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3097" calcext:value-type="float">
            <text:p>0.3097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3419" calcext:value-type="float">
            <text:p>0.3419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524" calcext:value-type="float">
            <text:p>0.0524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282" calcext:value-type="float">
            <text:p>0.1282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56" calcext:value-type="float">
            <text:p>0.0156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3571" calcext:value-type="float">
            <text:p>0.3571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5198" calcext:value-type="float">
            <text:p>0.5198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2677" calcext:value-type="float">
            <text:p>0.2677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2658" calcext:value-type="float">
            <text:p>0.2658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2883" calcext:value-type="float">
            <text:p>0.2883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0.9057" calcext:value-type="float">
            <text:p>0.9057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2739" calcext:value-type="float">
            <text:p>0.2739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3381" calcext:value-type="float">
            <text:p>0.3381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508" calcext:value-type="float">
            <text:p>0.1508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286" calcext:value-type="float">
            <text:p>0.0286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1.0632" calcext:value-type="float">
            <text:p>1.0632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472" calcext:value-type="float">
            <text:p>0.1472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9295" calcext:value-type="float">
            <text:p>0.9295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2794" calcext:value-type="float">
            <text:p>0.2794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577" calcext:value-type="float">
            <text:p>0.1577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3648" calcext:value-type="float">
            <text:p>0.3648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642" calcext:value-type="float">
            <text:p>0.0642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0071" calcext:value-type="float">
            <text:p>1.0071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563" calcext:value-type="float">
            <text:p>0.0563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2.5058" calcext:value-type="float">
            <text:p>2.5058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4625" calcext:value-type="float">
            <text:p>0.4625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031" calcext:value-type="float">
            <text:p>0.1031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088" calcext:value-type="float">
            <text:p>0.1088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3501" calcext:value-type="float">
            <text:p>0.3501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2604" calcext:value-type="float">
            <text:p>1.2604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1.0913" calcext:value-type="float">
            <text:p>1.0913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.1069" calcext:value-type="float">
            <text:p>1.1069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2589" calcext:value-type="float">
            <text:p>0.2589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3785" calcext:value-type="float">
            <text:p>0.3785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1.9173" calcext:value-type="float">
            <text:p>1.9173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575" calcext:value-type="float">
            <text:p>0.0575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3071" calcext:value-type="float">
            <text:p>0.3071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2.488" calcext:value-type="float">
            <text:p>2.488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3362" calcext:value-type="float">
            <text:p>0.3362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242" calcext:value-type="float">
            <text:p>0.2242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6258" calcext:value-type="float">
            <text:p>0.6258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396" calcext:value-type="float">
            <text:p>0.1396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3031" calcext:value-type="float">
            <text:p>0.3031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2667" calcext:value-type="float">
            <text:p>0.2667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273" calcext:value-type="float">
            <text:p>0.0273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2821" calcext:value-type="float">
            <text:p>1.2821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3128" calcext:value-type="float">
            <text:p>0.3128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1871" calcext:value-type="float">
            <text:p>0.1871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3475" calcext:value-type="float">
            <text:p>0.3475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3517" calcext:value-type="float">
            <text:p>0.3517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1.8685" calcext:value-type="float">
            <text:p>1.8685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2.3431" calcext:value-type="float">
            <text:p>2.3431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2654" calcext:value-type="float">
            <text:p>0.2654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55" calcext:value-type="float">
            <text:p>0.0055</text:p>
          </table:table-cell>
        </table:table-row>
      </table:table>
      <table:table table:name="pr2377-improved-properclone-avoiddecimal-data" table:style-name="ta1">
        <table:table-column table:style-name="co8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MD Benchmark: pr2377-improved-properclone-avoiddecimal (Thu Apr 16 19:11:16 CEST 2020)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1.2272" calcext:value-type="float">
            <text:p>1.2272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418" calcext:value-type="float">
            <text:p>0.0418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0.2785" calcext:value-type="float">
            <text:p>0.2785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4388" calcext:value-type="float">
            <text:p>0.4388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0.2855" calcext:value-type="float">
            <text:p>0.2855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5484" calcext:value-type="float">
            <text:p>0.5484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2.8022" calcext:value-type="float">
            <text:p>2.8022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0.3169" calcext:value-type="float">
            <text:p>0.3169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0.3595" calcext:value-type="float">
            <text:p>0.3595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0.4395" calcext:value-type="float">
            <text:p>0.4395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0.2977" calcext:value-type="float">
            <text:p>0.2977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0.0982" calcext:value-type="float">
            <text:p>0.0982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0.3131" calcext:value-type="float">
            <text:p>0.3131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2862" calcext:value-type="float">
            <text:p>0.2862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0.4522" calcext:value-type="float">
            <text:p>0.4522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2766" calcext:value-type="float">
            <text:p>0.2766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0.3662" calcext:value-type="float">
            <text:p>0.3662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2729" calcext:value-type="float">
            <text:p>0.2729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0.8978" calcext:value-type="float">
            <text:p>0.8978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0241" calcext:value-type="float">
            <text:p>0.0241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office:value-type="float" office:value="0.2615" calcext:value-type="float">
            <text:p>0.2615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475" calcext:value-type="float">
            <text:p>0.1475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0.0882" calcext:value-type="float">
            <text:p>0.0882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0.9732" calcext:value-type="float">
            <text:p>0.9732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office:value-type="float" office:value="0.0531" calcext:value-type="float">
            <text:p>0.0531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0.0397" calcext:value-type="float">
            <text:p>0.0397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1068" calcext:value-type="float">
            <text:p>0.1068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4102" calcext:value-type="float">
            <text:p>0.4102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0.0642" calcext:value-type="float">
            <text:p>0.0642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0.1866" calcext:value-type="float">
            <text:p>0.1866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0.6872" calcext:value-type="float">
            <text:p>0.6872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0.0153" calcext:value-type="float">
            <text:p>0.0153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0.0941" calcext:value-type="float">
            <text:p>0.0941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0.0626" calcext:value-type="float">
            <text:p>0.0626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0.1643" calcext:value-type="float">
            <text:p>0.1643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0529" calcext:value-type="float">
            <text:p>0.0529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0.8688" calcext:value-type="float">
            <text:p>0.8688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2964" calcext:value-type="float">
            <text:p>0.2964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0.0567" calcext:value-type="float">
            <text:p>0.0567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4251" calcext:value-type="float">
            <text:p>0.4251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0.3077" calcext:value-type="float">
            <text:p>0.3077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1411" calcext:value-type="float">
            <text:p>0.1411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0.3013" calcext:value-type="float">
            <text:p>0.3013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0.0886" calcext:value-type="float">
            <text:p>0.0886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8942" calcext:value-type="float">
            <text:p>0.8942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6508" calcext:value-type="float">
            <text:p>0.6508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3667" calcext:value-type="float">
            <text:p>0.3667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0.2996" calcext:value-type="float">
            <text:p>0.2996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0.0411" calcext:value-type="float">
            <text:p>0.0411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0551" calcext:value-type="float">
            <text:p>0.0551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0768" calcext:value-type="float">
            <text:p>0.0768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0.2026" calcext:value-type="float">
            <text:p>0.2026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0604" calcext:value-type="float">
            <text:p>0.0604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0.1558" calcext:value-type="float">
            <text:p>0.1558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office:value-type="float" office:value="0.2539" calcext:value-type="float">
            <text:p>0.2539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0.8294" calcext:value-type="float">
            <text:p>0.8294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0782" calcext:value-type="float">
            <text:p>0.0782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1.7138" calcext:value-type="float">
            <text:p>1.7138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3994" calcext:value-type="float">
            <text:p>0.3994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2.5115" calcext:value-type="float">
            <text:p>2.5115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5589" calcext:value-type="float">
            <text:p>0.5589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0.2952" calcext:value-type="float">
            <text:p>0.2952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0.4062" calcext:value-type="float">
            <text:p>0.4062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0.3032" calcext:value-type="float">
            <text:p>0.3032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0.1261" calcext:value-type="float">
            <text:p>0.1261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7636" calcext:value-type="float">
            <text:p>0.7636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0.7573" calcext:value-type="float">
            <text:p>0.7573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4436" calcext:value-type="float">
            <text:p>0.4436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0.4939" calcext:value-type="float">
            <text:p>0.4939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7344" calcext:value-type="float">
            <text:p>0.7344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8021" calcext:value-type="float">
            <text:p>1.8021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2844" calcext:value-type="float">
            <text:p>0.2844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3445" calcext:value-type="float">
            <text:p>0.3445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2378" calcext:value-type="float">
            <text:p>1.2378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1912" calcext:value-type="float">
            <text:p>1.1912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0.0299" calcext:value-type="float">
            <text:p>0.0299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0.3707" calcext:value-type="float">
            <text:p>0.3707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1.1101" calcext:value-type="float">
            <text:p>1.1101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2213" calcext:value-type="float">
            <text:p>0.2213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2651" calcext:value-type="float">
            <text:p>0.2651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0.2926" calcext:value-type="float">
            <text:p>0.2926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0664" calcext:value-type="float">
            <text:p>0.0664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0.4294" calcext:value-type="float">
            <text:p>0.4294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2804" calcext:value-type="float">
            <text:p>0.2804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0.0542" calcext:value-type="float">
            <text:p>0.0542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0.2009" calcext:value-type="float">
            <text:p>0.2009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0.0413" calcext:value-type="float">
            <text:p>0.0413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0968" calcext:value-type="float">
            <text:p>0.0968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0.2725" calcext:value-type="float">
            <text:p>0.2725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0027" calcext:value-type="float">
            <text:p>0.0027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5792" calcext:value-type="float">
            <text:p>1.5792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0.2802" calcext:value-type="float">
            <text:p>0.2802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0.4524" calcext:value-type="float">
            <text:p>0.4524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0.3305" calcext:value-type="float">
            <text:p>0.3305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0.4143" calcext:value-type="float">
            <text:p>0.4143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0.2985" calcext:value-type="float">
            <text:p>0.2985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0.2768" calcext:value-type="float">
            <text:p>0.2768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office:value-type="float" office:value="0.0174" calcext:value-type="float">
            <text:p>0.0174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0.0424" calcext:value-type="float">
            <text:p>0.0424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0709" calcext:value-type="float">
            <text:p>0.0709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0.2027" calcext:value-type="float">
            <text:p>0.2027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0.1891" calcext:value-type="float">
            <text:p>0.1891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0.1789" calcext:value-type="float">
            <text:p>0.1789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1804" calcext:value-type="float">
            <text:p>0.1804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0.2492" calcext:value-type="float">
            <text:p>0.2492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0.0107" calcext:value-type="float">
            <text:p>0.0107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0448" calcext:value-type="float">
            <text:p>0.0448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0.0202" calcext:value-type="float">
            <text:p>0.0202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4303" calcext:value-type="float">
            <text:p>1.4303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3028" calcext:value-type="float">
            <text:p>0.3028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0.2836" calcext:value-type="float">
            <text:p>0.2836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2759" calcext:value-type="float">
            <text:p>0.2759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7376" calcext:value-type="float">
            <text:p>0.7376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0.2762" calcext:value-type="float">
            <text:p>0.2762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1985" calcext:value-type="float">
            <text:p>0.1985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0.3357" calcext:value-type="float">
            <text:p>0.3357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0.5175" calcext:value-type="float">
            <text:p>0.5175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0.3513" calcext:value-type="float">
            <text:p>0.3513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0.1324" calcext:value-type="float">
            <text:p>0.1324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1238" calcext:value-type="float">
            <text:p>0.1238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0.4494" calcext:value-type="float">
            <text:p>0.4494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0.2959" calcext:value-type="float">
            <text:p>0.2959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0.2766" calcext:value-type="float">
            <text:p>0.2766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2209" calcext:value-type="float">
            <text:p>0.2209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1.0114" calcext:value-type="float">
            <text:p>1.0114</text:p>
          </table:table-cell>
        </table:table-row>
        <table:table-row table:style-name="ro1">
          <table:table-cell office:value-type="string" calcext:value-type="string">
            <text:p>JUnitSpelling</text:p>
          </table:table-cell>
          <table:table-cell office:value-type="float" office:value="1.1174" calcext:value-type="float">
            <text:p>1.1174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1.0916" calcext:value-type="float">
            <text:p>1.0916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1.3185" calcext:value-type="float">
            <text:p>1.3185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2.1297" calcext:value-type="float">
            <text:p>2.1297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0.9705" calcext:value-type="float">
            <text:p>0.9705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2.3412" calcext:value-type="float">
            <text:p>2.3412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1791" calcext:value-type="float">
            <text:p>0.1791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0.5123" calcext:value-type="float">
            <text:p>0.5123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0389" calcext:value-type="float">
            <text:p>0.0389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0.0798" calcext:value-type="float">
            <text:p>0.0798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0.5019" calcext:value-type="float">
            <text:p>0.5019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3722" calcext:value-type="float">
            <text:p>0.3722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0.0468" calcext:value-type="float">
            <text:p>0.0468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0.4807" calcext:value-type="float">
            <text:p>0.4807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3594" calcext:value-type="float">
            <text:p>0.3594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1818" calcext:value-type="float">
            <text:p>0.1818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4866" calcext:value-type="float">
            <text:p>0.4866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0216" calcext:value-type="float">
            <text:p>0.0216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0.2883" calcext:value-type="float">
            <text:p>0.2883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0.9949" calcext:value-type="float">
            <text:p>0.9949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5308" calcext:value-type="float">
            <text:p>0.5308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0.4174" calcext:value-type="float">
            <text:p>0.4174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4634" calcext:value-type="float">
            <text:p>0.4634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0.3063" calcext:value-type="float">
            <text:p>0.3063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office:value-type="float" office:value="0.0187" calcext:value-type="float">
            <text:p>0.0187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2545" calcext:value-type="float">
            <text:p>0.2545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1186" calcext:value-type="float">
            <text:p>1.1186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3226" calcext:value-type="float">
            <text:p>0.3226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0.0502" calcext:value-type="float">
            <text:p>0.0502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2.7176" calcext:value-type="float">
            <text:p>2.7176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2.7505" calcext:value-type="float">
            <text:p>2.7505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4398" calcext:value-type="float">
            <text:p>0.4398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2822" calcext:value-type="float">
            <text:p>0.2822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0.0145" calcext:value-type="float">
            <text:p>0.0145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5.7577" calcext:value-type="float">
            <text:p>5.7577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0.0254" calcext:value-type="float">
            <text:p>0.0254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0.0211" calcext:value-type="float">
            <text:p>0.0211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0.4113" calcext:value-type="float">
            <text:p>0.4113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0.3741" calcext:value-type="float">
            <text:p>0.3741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0.118" calcext:value-type="float">
            <text:p>0.118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3309" calcext:value-type="float">
            <text:p>0.3309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0.0605" calcext:value-type="float">
            <text:p>0.0605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0.0924" calcext:value-type="float">
            <text:p>0.0924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4157" calcext:value-type="float">
            <text:p>0.4157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0.1134" calcext:value-type="float">
            <text:p>0.1134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1.3581" calcext:value-type="float">
            <text:p>1.3581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0.0355" calcext:value-type="float">
            <text:p>0.0355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0.0696" calcext:value-type="float">
            <text:p>0.0696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0.6132" calcext:value-type="float">
            <text:p>0.6132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1359" calcext:value-type="float">
            <text:p>1.1359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6776" calcext:value-type="float">
            <text:p>0.6776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0.2757" calcext:value-type="float">
            <text:p>0.2757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3474" calcext:value-type="float">
            <text:p>0.3474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0506" calcext:value-type="float">
            <text:p>0.0506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0.1651" calcext:value-type="float">
            <text:p>0.1651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0.0161" calcext:value-type="float">
            <text:p>0.0161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0.3631" calcext:value-type="float">
            <text:p>0.3631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0.4776" calcext:value-type="float">
            <text:p>0.4776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0.2732" calcext:value-type="float">
            <text:p>0.2732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0.2725" calcext:value-type="float">
            <text:p>0.2725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2926" calcext:value-type="float">
            <text:p>0.2926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1816" calcext:value-type="float">
            <text:p>1.1816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0.8567" calcext:value-type="float">
            <text:p>0.8567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0.2683" calcext:value-type="float">
            <text:p>0.2683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3354" calcext:value-type="float">
            <text:p>0.3354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0.1687" calcext:value-type="float">
            <text:p>0.1687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0278" calcext:value-type="float">
            <text:p>0.0278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0841" calcext:value-type="float">
            <text:p>0.0841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0.0416" calcext:value-type="float">
            <text:p>0.0416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0.0253" calcext:value-type="float">
            <text:p>0.0253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1.065" calcext:value-type="float">
            <text:p>1.065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1494" calcext:value-type="float">
            <text:p>0.1494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0.9591" calcext:value-type="float">
            <text:p>0.9591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324" calcext:value-type="float">
            <text:p>0.324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0.4851" calcext:value-type="float">
            <text:p>0.4851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1569" calcext:value-type="float">
            <text:p>0.1569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0508" calcext:value-type="float">
            <text:p>0.0508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0.1923" calcext:value-type="float">
            <text:p>0.1923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0.3801" calcext:value-type="float">
            <text:p>0.3801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0667" calcext:value-type="float">
            <text:p>0.0667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0.952" calcext:value-type="float">
            <text:p>0.952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0.0594" calcext:value-type="float">
            <text:p>0.0594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2.4937" calcext:value-type="float">
            <text:p>2.4937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4031" calcext:value-type="float">
            <text:p>0.4031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office:value-type="float" office:value="0.1031" calcext:value-type="float">
            <text:p>0.1031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1097" calcext:value-type="float">
            <text:p>0.1097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347" calcext:value-type="float">
            <text:p>0.347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1.2556" calcext:value-type="float">
            <text:p>1.2556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1.1395" calcext:value-type="float">
            <text:p>1.1395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1.0696" calcext:value-type="float">
            <text:p>1.0696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1.6017" calcext:value-type="float">
            <text:p>1.6017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2641" calcext:value-type="float">
            <text:p>0.2641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3975" calcext:value-type="float">
            <text:p>0.3975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0466" calcext:value-type="float">
            <text:p>0.0466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1.9382" calcext:value-type="float">
            <text:p>1.9382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0.0597" calcext:value-type="float">
            <text:p>0.0597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3091" calcext:value-type="float">
            <text:p>0.3091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2.4974" calcext:value-type="float">
            <text:p>2.4974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0.3486" calcext:value-type="float">
            <text:p>0.3486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2471" calcext:value-type="float">
            <text:p>0.2471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0.6114" calcext:value-type="float">
            <text:p>0.6114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345" calcext:value-type="float">
            <text:p>0.1345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0.2988" calcext:value-type="float">
            <text:p>0.2988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0.2708" calcext:value-type="float">
            <text:p>0.2708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259" calcext:value-type="float">
            <text:p>0.0259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1.2265" calcext:value-type="float">
            <text:p>1.2265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3114" calcext:value-type="float">
            <text:p>0.3114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1855" calcext:value-type="float">
            <text:p>0.1855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3643" calcext:value-type="float">
            <text:p>0.3643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3562" calcext:value-type="float">
            <text:p>0.3562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1.761" calcext:value-type="float">
            <text:p>1.761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2.1715" calcext:value-type="float">
            <text:p>2.1715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2641" calcext:value-type="float">
            <text:p>0.2641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51" calcext:value-type="float">
            <text:p>0.0051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JUnitSpelling</text:p>
          </table:table-cell>
          <table:table-cell office:value-type="float" office:value="0.711392405063291" calcext:value-type="float">
            <text:p>0.711392405063291</text:p>
          </table:table-cell>
          <table:table-cell office:value-type="float" office:value="4.33863275039746" calcext:value-type="float">
            <text:p>4.33863275039746</text:p>
          </table:table-cell>
        </table:table-row>
        <table:table-row table:style-name="ro1">
          <table:table-cell office:value-type="string" calcext:value-type="string">
            <text:p>PositionLiteralsFirstInCaseInsensitiveComparisons</text:p>
          </table:table-cell>
          <table:table-cell office:value-type="float" office:value="3.17983331376922" calcext:value-type="float">
            <text:p>3.17983331376922</text:p>
          </table:table-cell>
          <table:table-cell office:value-type="float" office:value="3.19004578002113" calcext:value-type="float">
            <text:p>3.19004578002113</text:p>
          </table:table-cell>
        </table:table-row>
        <table:table-row table:style-name="ro1">
          <table:table-cell office:value-type="string" calcext:value-type="string">
            <text:p>PositionLiteralsFirstInComparisons</text:p>
          </table:table-cell>
          <table:table-cell office:value-type="float" office:value="3.06808124361738" calcext:value-type="float">
            <text:p>3.06808124361738</text:p>
          </table:table-cell>
          <table:table-cell office:value-type="float" office:value="3.12095767616022" calcext:value-type="float">
            <text:p>3.12095767616022</text:p>
          </table:table-cell>
        </table:table-row>
        <table:table-row table:style-name="ro1">
          <table:table-cell office:value-type="string" calcext:value-type="string">
            <text:p>AbstractClassWithoutAbstractMethod</text:p>
          </table:table-cell>
          <table:table-cell office:value-type="float" office:value="2.93076374018558" calcext:value-type="float">
            <text:p>2.93076374018558</text:p>
          </table:table-cell>
          <table:table-cell office:value-type="float" office:value="2.91981917677849" calcext:value-type="float">
            <text:p>2.91981917677849</text:p>
          </table:table-cell>
        </table:table-row>
        <table:table-row table:style-name="ro1">
          <table:table-cell office:value-type="string" calcext:value-type="string">
            <text:p>LocalInterfaceSessionNamingConvention</text:p>
          </table:table-cell>
          <table:table-cell office:value-type="float" office:value="1.31428571428571" calcext:value-type="float">
            <text:p>1.31428571428571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EmptyCatchBlock</text:p>
          </table:table-cell>
          <table:table-cell office:value-type="float" office:value="2.77560975609756" calcext:value-type="float">
            <text:p>2.77560975609756</text:p>
          </table:table-cell>
          <table:table-cell office:value-type="float" office:value="2.64390243902439" calcext:value-type="float">
            <text:p>2.64390243902439</text:p>
          </table:table-cell>
        </table:table-row>
        <table:table-row table:style-name="ro1">
          <table:table-cell office:value-type="string" calcext:value-type="string">
            <text:p>UseDiamondOperator</text:p>
          </table:table-cell>
          <table:table-cell office:value-type="float" office:value="2.53745367919534" calcext:value-type="float">
            <text:p>2.53745367919534</text:p>
          </table:table-cell>
          <table:table-cell office:value-type="float" office:value="2.5651138168343" calcext:value-type="float">
            <text:p>2.5651138168343</text:p>
          </table:table-cell>
        </table:table-row>
        <table:table-row table:style-name="ro1">
          <table:table-cell office:value-type="string" calcext:value-type="string">
            <text:p>IntegerInstantiation</text:p>
          </table:table-cell>
          <table:table-cell office:value-type="float" office:value="1.51985559566787" calcext:value-type="float">
            <text:p>1.51985559566787</text:p>
          </table:table-cell>
          <table:table-cell office:value-type="float" office:value="2.3898916967509" calcext:value-type="float">
            <text:p>2.3898916967509</text:p>
          </table:table-cell>
        </table:table-row>
        <table:table-row table:style-name="ro1">
          <table:table-cell office:value-type="string" calcext:value-type="string">
            <text:p>AvoidFileStream</text:p>
          </table:table-cell>
          <table:table-cell office:value-type="float" office:value="2.35326514555468" calcext:value-type="float">
            <text:p>2.35326514555468</text:p>
          </table:table-cell>
          <table:table-cell office:value-type="float" office:value="2.3545764489903" calcext:value-type="float">
            <text:p>2.3545764489903</text:p>
          </table:table-cell>
        </table:table-row>
        <table:table-row table:style-name="ro1">
          <table:table-cell office:value-type="string" calcext:value-type="string">
            <text:p>JumbledIncrementer</text:p>
          </table:table-cell>
          <table:table-cell office:value-type="float" office:value="1.05343511450382" calcext:value-type="float">
            <text:p>1.05343511450382</text:p>
          </table:table-cell>
          <table:table-cell office:value-type="float" office:value="2.3248836006208" calcext:value-type="float">
            <text:p>2.3248836006208</text:p>
          </table:table-cell>
        </table:table-row>
        <table:table-row table:style-name="ro1">
          <table:table-cell office:value-type="string" calcext:value-type="string">
            <text:p>AvoidUncheckedExceptionsInSignatures</text:p>
          </table:table-cell>
          <table:table-cell office:value-type="float" office:value="1.7372060857538" calcext:value-type="float">
            <text:p>1.7372060857538</text:p>
          </table:table-cell>
          <table:table-cell office:value-type="float" office:value="2.27247579529737" calcext:value-type="float">
            <text:p>2.27247579529737</text:p>
          </table:table-cell>
        </table:table-row>
        <table:table-row table:style-name="ro1">
          <table:table-cell office:value-type="string" calcext:value-type="string">
            <text:p>UnnecessaryBooleanAssertion</text:p>
          </table:table-cell>
          <table:table-cell office:value-type="float" office:value="2.1658178855164" calcext:value-type="float">
            <text:p>2.1658178855164</text:p>
          </table:table-cell>
          <table:table-cell office:value-type="float" office:value="2.16948462008556" calcext:value-type="float">
            <text:p>2.16948462008556</text:p>
          </table:table-cell>
        </table:table-row>
        <table:table-row table:style-name="ro1">
          <table:table-cell office:value-type="string" calcext:value-type="string">
            <text:p>CloneThrowsCloneNotSupportedException</text:p>
          </table:table-cell>
          <table:table-cell table:number-columns-repeated="2" office:value-type="float" office:value="1.97741433021807" calcext:value-type="float">
            <text:p>1.97741433021807</text:p>
          </table:table-cell>
        </table:table-row>
        <table:table-row table:style-name="ro1">
          <table:table-cell office:value-type="string" calcext:value-type="string">
            <text:p>DoNotUseThreads</text:p>
          </table:table-cell>
          <table:table-cell office:value-type="float" office:value="1.83377448385389" calcext:value-type="float">
            <text:p>1.83377448385389</text:p>
          </table:table-cell>
          <table:table-cell office:value-type="float" office:value="1.95888477148403" calcext:value-type="float">
            <text:p>1.95888477148403</text:p>
          </table:table-cell>
        </table:table-row>
        <table:table-row table:style-name="ro1">
          <table:table-cell office:value-type="string" calcext:value-type="string">
            <text:p>MDBAndSessionBeanNamingConvention</text:p>
          </table:table-cell>
          <table:table-cell office:value-type="float" office:value="1.10460251046025" calcext:value-type="float">
            <text:p>1.10460251046025</text:p>
          </table:table-cell>
          <table:table-cell office:value-type="float" office:value="1.9581589958159" calcext:value-type="float">
            <text:p>1.9581589958159</text:p>
          </table:table-cell>
        </table:table-row>
        <table:table-row table:style-name="ro1">
          <table:table-cell office:value-type="string" calcext:value-type="string">
            <text:p>ForLoopCanBeForeach</text:p>
          </table:table-cell>
          <table:table-cell office:value-type="float" office:value="1.96043444530644" calcext:value-type="float">
            <text:p>1.96043444530644</text:p>
          </table:table-cell>
          <table:table-cell office:value-type="float" office:value="1.933281613654" calcext:value-type="float">
            <text:p>1.933281613654</text:p>
          </table:table-cell>
        </table:table-row>
        <table:table-row table:style-name="ro1">
          <table:table-cell office:value-type="string" calcext:value-type="string">
            <text:p>UseAssertTrueInsteadOfAssertEquals</text:p>
          </table:table-cell>
          <table:table-cell office:value-type="float" office:value="1.96403049070986" calcext:value-type="float">
            <text:p>1.96403049070986</text:p>
          </table:table-cell>
          <table:table-cell office:value-type="float" office:value="1.9076941400667" calcext:value-type="float">
            <text:p>1.9076941400667</text:p>
          </table:table-cell>
        </table:table-row>
        <table:table-row table:style-name="ro1">
          <table:table-cell office:value-type="string" calcext:value-type="string">
            <text:p>SuspiciousEqualsMethodName</text:p>
          </table:table-cell>
          <table:table-cell office:value-type="float" office:value="2.03046875" calcext:value-type="float">
            <text:p>2.03046875</text:p>
          </table:table-cell>
          <table:table-cell office:value-type="float" office:value="1.865625" calcext:value-type="float">
            <text:p>1.865625</text:p>
          </table:table-cell>
        </table:table-row>
        <table:table-row table:style-name="ro1">
          <table:table-cell office:value-type="string" calcext:value-type="string">
            <text:p>ForLoopVariableCount</text:p>
          </table:table-cell>
          <table:table-cell office:value-type="float" office:value="1.91379310344828" calcext:value-type="float">
            <text:p>1.91379310344828</text:p>
          </table:table-cell>
          <table:table-cell office:value-type="float" office:value="1.8448275862069" calcext:value-type="float">
            <text:p>1.8448275862069</text:p>
          </table:table-cell>
        </table:table-row>
        <table:table-row table:style-name="ro1">
          <table:table-cell office:value-type="string" calcext:value-type="string">
            <text:p>JUnit4SuitesShouldUseSuiteAnnotation</text:p>
          </table:table-cell>
          <table:table-cell office:value-type="float" office:value="2.2534919813761" calcext:value-type="float">
            <text:p>2.2534919813761</text:p>
          </table:table-cell>
          <table:table-cell office:value-type="float" office:value="1.80978593272171" calcext:value-type="float">
            <text:p>1.80978593272171</text:p>
          </table:table-cell>
        </table:table-row>
        <table:table-row table:style-name="ro1">
          <table:table-cell office:value-type="string" calcext:value-type="string">
            <text:p>EmptyStatementBlock</text:p>
          </table:table-cell>
          <table:table-cell office:value-type="float" office:value="1.85853976531943" calcext:value-type="float">
            <text:p>1.85853976531943</text:p>
          </table:table-cell>
          <table:table-cell office:value-type="float" office:value="1.77640156453716" calcext:value-type="float">
            <text:p>1.77640156453716</text:p>
          </table:table-cell>
        </table:table-row>
        <table:table-row table:style-name="ro1">
          <table:table-cell office:value-type="string" calcext:value-type="string">
            <text:p>UseUtilityClass</text:p>
          </table:table-cell>
          <table:table-cell office:value-type="float" office:value="0.318209562563581" calcext:value-type="float">
            <text:p>0.318209562563581</text:p>
          </table:table-cell>
          <table:table-cell office:value-type="float" office:value="1.758869269399" calcext:value-type="float">
            <text:p>1.758869269399</text:p>
          </table:table-cell>
        </table:table-row>
        <table:table-row table:style-name="ro1">
          <table:table-cell office:value-type="string" calcext:value-type="string">
            <text:p>LongVariable</text:p>
          </table:table-cell>
          <table:table-cell office:value-type="float" office:value="1.90626093039524" calcext:value-type="float">
            <text:p>1.90626093039524</text:p>
          </table:table-cell>
          <table:table-cell office:value-type="float" office:value="1.75550891920252" calcext:value-type="float">
            <text:p>1.75550891920252</text:p>
          </table:table-cell>
        </table:table-row>
        <table:table-row table:style-name="ro1">
          <table:table-cell office:value-type="string" calcext:value-type="string">
            <text:p>ShortMethodName</text:p>
          </table:table-cell>
          <table:table-cell office:value-type="float" office:value="1.91624180626366" calcext:value-type="float">
            <text:p>1.91624180626366</text:p>
          </table:table-cell>
          <table:table-cell office:value-type="float" office:value="1.75528040786599" calcext:value-type="float">
            <text:p>1.75528040786599</text:p>
          </table:table-cell>
        </table:table-row>
        <table:table-row table:style-name="ro1">
          <table:table-cell office:value-type="string" calcext:value-type="string">
            <text:p>AvoidUsingNativeCode</text:p>
          </table:table-cell>
          <table:table-cell office:value-type="float" office:value="1.82411659013775" calcext:value-type="float">
            <text:p>1.82411659013775</text:p>
          </table:table-cell>
          <table:table-cell office:value-type="float" office:value="1.73447793970852" calcext:value-type="float">
            <text:p>1.73447793970852</text:p>
          </table:table-cell>
        </table:table-row>
        <table:table-row table:style-name="ro1">
          <table:table-cell office:value-type="string" calcext:value-type="string">
            <text:p>SimpleDateFormatNeedsLocale</text:p>
          </table:table-cell>
          <table:table-cell office:value-type="float" office:value="1.68825301204819" calcext:value-type="float">
            <text:p>1.68825301204819</text:p>
          </table:table-cell>
          <table:table-cell office:value-type="float" office:value="1.7078313253012" calcext:value-type="float">
            <text:p>1.7078313253012</text:p>
          </table:table-cell>
        </table:table-row>
        <table:table-row table:style-name="ro1">
          <table:table-cell office:value-type="string" calcext:value-type="string">
            <text:p>StringBufferInstantiationWithChar</text:p>
          </table:table-cell>
          <table:table-cell office:value-type="float" office:value="1.30816326530612" calcext:value-type="float">
            <text:p>1.30816326530612</text:p>
          </table:table-cell>
          <table:table-cell office:value-type="float" office:value="1.68469387755102" calcext:value-type="float">
            <text:p>1.68469387755102</text:p>
          </table:table-cell>
        </table:table-row>
        <table:table-row table:style-name="ro1">
          <table:table-cell office:value-type="string" calcext:value-type="string">
            <text:p>AvoidAssertAsIdentifier</text:p>
          </table:table-cell>
          <table:table-cell office:value-type="float" office:value="1.47434701492537" calcext:value-type="float">
            <text:p>1.47434701492537</text:p>
          </table:table-cell>
          <table:table-cell office:value-type="float" office:value="1.6767723880597" calcext:value-type="float">
            <text:p>1.6767723880597</text:p>
          </table:table-cell>
        </table:table-row>
        <table:table-row table:style-name="ro1">
          <table:table-cell office:value-type="string" calcext:value-type="string">
            <text:p>ConstantsInInterface</text:p>
          </table:table-cell>
          <table:table-cell office:value-type="float" office:value="1.68700265251989" calcext:value-type="float">
            <text:p>1.68700265251989</text:p>
          </table:table-cell>
          <table:table-cell office:value-type="float" office:value="1.67241379310345" calcext:value-type="float">
            <text:p>1.67241379310345</text:p>
          </table:table-cell>
        </table:table-row>
        <table:table-row table:style-name="ro1">
          <table:table-cell office:value-type="string" calcext:value-type="string">
            <text:p>JUnit4TestShouldUseAfterAnnotation</text:p>
          </table:table-cell>
          <table:table-cell office:value-type="float" office:value="1.80733944954128" calcext:value-type="float">
            <text:p>1.80733944954128</text:p>
          </table:table-cell>
          <table:table-cell office:value-type="float" office:value="1.67129909365559" calcext:value-type="float">
            <text:p>1.67129909365559</text:p>
          </table:table-cell>
        </table:table-row>
        <table:table-row table:style-name="ro1">
          <table:table-cell office:value-type="string" calcext:value-type="string">
            <text:p>DoNotExtendJavaLangError</text:p>
          </table:table-cell>
          <table:table-cell office:value-type="float" office:value="1.60526315789474" calcext:value-type="float">
            <text:p>1.60526315789474</text:p>
          </table:table-cell>
          <table:table-cell office:value-type="float" office:value="1.67105263157895" calcext:value-type="float">
            <text:p>1.67105263157895</text:p>
          </table:table-cell>
        </table:table-row>
        <table:table-row table:style-name="ro1">
          <table:table-cell office:value-type="string" calcext:value-type="string">
            <text:p>SimplifyConditional</text:p>
          </table:table-cell>
          <table:table-cell office:value-type="float" office:value="1.62642122360585" calcext:value-type="float">
            <text:p>1.62642122360585</text:p>
          </table:table-cell>
          <table:table-cell office:value-type="float" office:value="1.65998917162967" calcext:value-type="float">
            <text:p>1.65998917162967</text:p>
          </table:table-cell>
        </table:table-row>
        <table:table-row table:style-name="ro1">
          <table:table-cell office:value-type="string" calcext:value-type="string">
            <text:p>AvoidThreadGroup</text:p>
          </table:table-cell>
          <table:table-cell office:value-type="float" office:value="1.7296786389414" calcext:value-type="float">
            <text:p>1.7296786389414</text:p>
          </table:table-cell>
          <table:table-cell office:value-type="float" office:value="1.62381852551985" calcext:value-type="float">
            <text:p>1.62381852551985</text:p>
          </table:table-cell>
        </table:table-row>
        <table:table-row table:style-name="ro1">
          <table:table-cell office:value-type="string" calcext:value-type="string">
            <text:p>ByteInstantiation</text:p>
          </table:table-cell>
          <table:table-cell office:value-type="float" office:value="1.63734290843806" calcext:value-type="float">
            <text:p>1.63734290843806</text:p>
          </table:table-cell>
          <table:table-cell office:value-type="float" office:value="1.59066427289048" calcext:value-type="float">
            <text:p>1.59066427289048</text:p>
          </table:table-cell>
        </table:table-row>
        <table:table-row table:style-name="ro1">
          <table:table-cell office:value-type="string" calcext:value-type="string">
            <text:p>ShortInstantiation</text:p>
          </table:table-cell>
          <table:table-cell office:value-type="float" office:value="1.53949579831933" calcext:value-type="float">
            <text:p>1.53949579831933</text:p>
          </table:table-cell>
          <table:table-cell office:value-type="float" office:value="1.55294117647059" calcext:value-type="float">
            <text:p>1.55294117647059</text:p>
          </table:table-cell>
        </table:table-row>
        <table:table-row table:style-name="ro1">
          <table:table-cell office:value-type="string" calcext:value-type="string">
            <text:p>EmptyFinalizer</text:p>
          </table:table-cell>
          <table:table-cell office:value-type="float" office:value="1.62300076161462" calcext:value-type="float">
            <text:p>1.62300076161462</text:p>
          </table:table-cell>
          <table:table-cell office:value-type="float" office:value="1.53008377760853" calcext:value-type="float">
            <text:p>1.53008377760853</text:p>
          </table:table-cell>
        </table:table-row>
        <table:table-row table:style-name="ro1">
          <table:table-cell office:value-type="string" calcext:value-type="string">
            <text:p>LongInstantiation</text:p>
          </table:table-cell>
          <table:table-cell office:value-type="float" office:value="1.57824427480916" calcext:value-type="float">
            <text:p>1.57824427480916</text:p>
          </table:table-cell>
          <table:table-cell office:value-type="float" office:value="1.52290076335878" calcext:value-type="float">
            <text:p>1.52290076335878</text:p>
          </table:table-cell>
        </table:table-row>
        <table:table-row table:style-name="ro1">
          <table:table-cell office:value-type="string" calcext:value-type="string">
            <text:p>DoNotHardCodeSDCard</text:p>
          </table:table-cell>
          <table:table-cell office:value-type="float" office:value="1.53267973856209" calcext:value-type="float">
            <text:p>1.53267973856209</text:p>
          </table:table-cell>
          <table:table-cell office:value-type="float" office:value="1.51429738562092" calcext:value-type="float">
            <text:p>1.51429738562092</text:p>
          </table:table-cell>
        </table:table-row>
        <table:table-row table:style-name="ro1">
          <table:table-cell office:value-type="string" calcext:value-type="string">
            <text:p>FinalizeDoesNotCallSuperFinalize</text:p>
          </table:table-cell>
          <table:table-cell office:value-type="float" office:value="1.59077380952381" calcext:value-type="float">
            <text:p>1.59077380952381</text:p>
          </table:table-cell>
          <table:table-cell office:value-type="float" office:value="1.50818452380952" calcext:value-type="float">
            <text:p>1.50818452380952</text:p>
          </table:table-cell>
        </table:table-row>
        <table:table-row table:style-name="ro1">
          <table:table-cell office:value-type="string" calcext:value-type="string">
            <text:p>AvoidDecimalLiteralsInBigDecimalConstructor</text:p>
          </table:table-cell>
          <table:table-cell office:value-type="float" office:value="4.79326186830015" calcext:value-type="float">
            <text:p>4.79326186830015</text:p>
          </table:table-cell>
          <table:table-cell office:value-type="float" office:value="1.50382848392037" calcext:value-type="float">
            <text:p>1.50382848392037</text:p>
          </table:table-cell>
        </table:table-row>
        <table:table-row table:style-name="ro1">
          <table:table-cell office:value-type="string" calcext:value-type="string">
            <text:p>ShortClassName</text:p>
          </table:table-cell>
          <table:table-cell office:value-type="float" office:value="1.92383292383292" calcext:value-type="float">
            <text:p>1.92383292383292</text:p>
          </table:table-cell>
          <table:table-cell office:value-type="float" office:value="1.48648648648649" calcext:value-type="float">
            <text:p>1.48648648648649</text:p>
          </table:table-cell>
        </table:table-row>
        <table:table-row table:style-name="ro1">
          <table:table-cell office:value-type="string" calcext:value-type="string">
            <text:p>FinalizeOnlyCallsSuperFinalize</text:p>
          </table:table-cell>
          <table:table-cell office:value-type="float" office:value="1.5640625" calcext:value-type="float">
            <text:p>1.5640625</text:p>
          </table:table-cell>
          <table:table-cell office:value-type="float" office:value="1.47734375" calcext:value-type="float">
            <text:p>1.47734375</text:p>
          </table:table-cell>
        </table:table-row>
        <table:table-row table:style-name="ro1">
          <table:table-cell office:value-type="string" calcext:value-type="string">
            <text:p>AvoidThrowingNullPointerException</text:p>
          </table:table-cell>
          <table:table-cell office:value-type="float" office:value="1.4796875" calcext:value-type="float">
            <text:p>1.4796875</text:p>
          </table:table-cell>
          <table:table-cell office:value-type="float" office:value="1.4703125" calcext:value-type="float">
            <text:p>1.4703125</text:p>
          </table:table-cell>
        </table:table-row>
        <table:table-row table:style-name="ro1">
          <table:table-cell office:value-type="string" calcext:value-type="string">
            <text:p>AvoidSynchronizedAtMethodLevel</text:p>
          </table:table-cell>
          <table:table-cell office:value-type="float" office:value="1.23214285714286" calcext:value-type="float">
            <text:p>1.23214285714286</text:p>
          </table:table-cell>
          <table:table-cell office:value-type="float" office:value="1.44875776397516" calcext:value-type="float">
            <text:p>1.44875776397516</text:p>
          </table:table-cell>
        </table:table-row>
        <table:table-row table:style-name="ro1">
          <table:table-cell office:value-type="string" calcext:value-type="string">
            <text:p>FinalizeOverloaded</text:p>
          </table:table-cell>
          <table:table-cell office:value-type="float" office:value="1.53376205787781" calcext:value-type="float">
            <text:p>1.53376205787781</text:p>
          </table:table-cell>
          <table:table-cell office:value-type="float" office:value="1.43810289389068" calcext:value-type="float">
            <text:p>1.43810289389068</text:p>
          </table:table-cell>
        </table:table-row>
        <table:table-row table:style-name="ro1">
          <table:table-cell office:value-type="string" calcext:value-type="string">
            <text:p>UselessQualifiedThis</text:p>
          </table:table-cell>
          <table:table-cell office:value-type="float" office:value="1.89786165559695" calcext:value-type="float">
            <text:p>1.89786165559695</text:p>
          </table:table-cell>
          <table:table-cell office:value-type="float" office:value="1.43017543859649" calcext:value-type="float">
            <text:p>1.43017543859649</text:p>
          </table:table-cell>
        </table:table-row>
        <table:table-row table:style-name="ro1">
          <table:table-cell office:value-type="string" calcext:value-type="string">
            <text:p>ReplaceVectorWithList</text:p>
          </table:table-cell>
          <table:table-cell office:value-type="float" office:value="1.57958872810358" calcext:value-type="float">
            <text:p>1.57958872810358</text:p>
          </table:table-cell>
          <table:table-cell office:value-type="float" office:value="1.42460015232292" calcext:value-type="float">
            <text:p>1.42460015232292</text:p>
          </table:table-cell>
        </table:table-row>
        <table:table-row table:style-name="ro1">
          <table:table-cell office:value-type="string" calcext:value-type="string">
            <text:p>OptimizableToArrayCall</text:p>
          </table:table-cell>
          <table:table-cell office:value-type="float" office:value="1.56436882271988" calcext:value-type="float">
            <text:p>1.56436882271988</text:p>
          </table:table-cell>
          <table:table-cell office:value-type="float" office:value="1.3994745402227" calcext:value-type="float">
            <text:p>1.3994745402227</text:p>
          </table:table-cell>
        </table:table-row>
        <table:table-row table:style-name="ro1">
          <table:table-cell office:value-type="string" calcext:value-type="string">
            <text:p>ReplaceHashtableWithMap</text:p>
          </table:table-cell>
          <table:table-cell office:value-type="float" office:value="1.38043844856661" calcext:value-type="float">
            <text:p>1.38043844856661</text:p>
          </table:table-cell>
          <table:table-cell office:value-type="float" office:value="1.38718381112985" calcext:value-type="float">
            <text:p>1.38718381112985</text:p>
          </table:table-cell>
        </table:table-row>
        <table:table-row table:style-name="ro1">
          <table:table-cell office:value-type="string" calcext:value-type="string">
            <text:p>CloneMethodMustBePublic</text:p>
          </table:table-cell>
          <table:table-cell office:value-type="float" office:value="1.40957446808511" calcext:value-type="float">
            <text:p>1.40957446808511</text:p>
          </table:table-cell>
          <table:table-cell office:value-type="float" office:value="1.34707446808511" calcext:value-type="float">
            <text:p>1.34707446808511</text:p>
          </table:table-cell>
        </table:table-row>
        <table:table-row table:style-name="ro1">
          <table:table-cell office:value-type="string" calcext:value-type="string">
            <text:p>RemoteInterfaceNamingConvention</text:p>
          </table:table-cell>
          <table:table-cell office:value-type="float" office:value="1.35789473684211" calcext:value-type="float">
            <text:p>1.35789473684211</text:p>
          </table:table-cell>
          <table:table-cell office:value-type="float" office:value="1.33684210526316" calcext:value-type="float">
            <text:p>1.33684210526316</text:p>
          </table:table-cell>
        </table:table-row>
        <table:table-row table:style-name="ro1">
          <table:table-cell office:value-type="string" calcext:value-type="string">
            <text:p>DoNotCallGarbageCollectionExplicitly</text:p>
          </table:table-cell>
          <table:table-cell office:value-type="float" office:value="1.31612212104981" calcext:value-type="float">
            <text:p>1.31612212104981</text:p>
          </table:table-cell>
          <table:table-cell office:value-type="float" office:value="1.32597750401714" calcext:value-type="float">
            <text:p>1.32597750401714</text:p>
          </table:table-cell>
        </table:table-row>
        <table:table-row table:style-name="ro1">
          <table:table-cell office:value-type="string" calcext:value-type="string">
            <text:p>SimplifyBooleanExpressions</text:p>
          </table:table-cell>
          <table:table-cell office:value-type="float" office:value="1.34701492537313" calcext:value-type="float">
            <text:p>1.34701492537313</text:p>
          </table:table-cell>
          <table:table-cell office:value-type="float" office:value="1.32462686567164" calcext:value-type="float">
            <text:p>1.32462686567164</text:p>
          </table:table-cell>
        </table:table-row>
        <table:table-row table:style-name="ro1">
          <table:table-cell office:value-type="string" calcext:value-type="string">
            <text:p>AvoidCallingFinalize</text:p>
          </table:table-cell>
          <table:table-cell office:value-type="float" office:value="1.18279892118669" calcext:value-type="float">
            <text:p>1.18279892118669</text:p>
          </table:table-cell>
          <table:table-cell office:value-type="float" office:value="1.317051243632" calcext:value-type="float">
            <text:p>1.317051243632</text:p>
          </table:table-cell>
        </table:table-row>
        <table:table-row table:style-name="ro1">
          <table:table-cell office:value-type="string" calcext:value-type="string">
            <text:p>DoNotExtendJavaLangThrowable</text:p>
          </table:table-cell>
          <table:table-cell office:value-type="float" office:value="1.32017543859649" calcext:value-type="float">
            <text:p>1.32017543859649</text:p>
          </table:table-cell>
          <table:table-cell office:value-type="float" office:value="1.31140350877193" calcext:value-type="float">
            <text:p>1.31140350877193</text:p>
          </table:table-cell>
        </table:table-row>
        <table:table-row table:style-name="ro1">
          <table:table-cell office:value-type="string" calcext:value-type="string">
            <text:p>DoNotCallSystemExit</text:p>
          </table:table-cell>
          <table:table-cell office:value-type="float" office:value="1.35734432631807" calcext:value-type="float">
            <text:p>1.35734432631807</text:p>
          </table:table-cell>
          <table:table-cell office:value-type="float" office:value="1.29225428509438" calcext:value-type="float">
            <text:p>1.29225428509438</text:p>
          </table:table-cell>
        </table:table-row>
        <table:table-row table:style-name="ro1">
          <table:table-cell office:value-type="string" calcext:value-type="string">
            <text:p>UnconditionalIfStatement</text:p>
          </table:table-cell>
          <table:table-cell office:value-type="float" office:value="1.28260869565217" calcext:value-type="float">
            <text:p>1.28260869565217</text:p>
          </table:table-cell>
          <table:table-cell office:value-type="float" office:value="1.29192546583851" calcext:value-type="float">
            <text:p>1.29192546583851</text:p>
          </table:table-cell>
        </table:table-row>
        <table:table-row table:style-name="ro1">
          <table:table-cell office:value-type="string" calcext:value-type="string">
            <text:p>PackageCase</text:p>
          </table:table-cell>
          <table:table-cell office:value-type="float" office:value="1.27506426735219" calcext:value-type="float">
            <text:p>1.27506426735219</text:p>
          </table:table-cell>
          <table:table-cell office:value-type="float" office:value="1.29048843187661" calcext:value-type="float">
            <text:p>1.29048843187661</text:p>
          </table:table-cell>
        </table:table-row>
        <table:table-row table:style-name="ro1">
          <table:table-cell office:value-type="string" calcext:value-type="string">
            <text:p>UseEqualsToCompareStrings</text:p>
          </table:table-cell>
          <table:table-cell office:value-type="float" office:value="1.23126338329764" calcext:value-type="float">
            <text:p>1.23126338329764</text:p>
          </table:table-cell>
          <table:table-cell office:value-type="float" office:value="1.27837259100642" calcext:value-type="float">
            <text:p>1.27837259100642</text:p>
          </table:table-cell>
        </table:table-row>
        <table:table-row table:style-name="ro1">
          <table:table-cell office:value-type="string" calcext:value-type="string">
            <text:p>DontUseFloatTypeForLoopIndices</text:p>
          </table:table-cell>
          <table:table-cell office:value-type="float" office:value="1.28571428571429" calcext:value-type="float">
            <text:p>1.28571428571429</text:p>
          </table:table-cell>
          <table:table-cell office:value-type="float" office:value="1.27380952380952" calcext:value-type="float">
            <text:p>1.27380952380952</text:p>
          </table:table-cell>
        </table:table-row>
        <table:table-row table:style-name="ro1">
          <table:table-cell office:value-type="string" calcext:value-type="string">
            <text:p>UselessOperationOnImmutable</text:p>
          </table:table-cell>
          <table:table-cell office:value-type="float" office:value="0.865719980069756" calcext:value-type="float">
            <text:p>0.865719980069756</text:p>
          </table:table-cell>
          <table:table-cell office:value-type="float" office:value="1.26816635352663" calcext:value-type="float">
            <text:p>1.26816635352663</text:p>
          </table:table-cell>
        </table:table-row>
        <table:table-row table:style-name="ro1">
          <table:table-cell office:value-type="string" calcext:value-type="string">
            <text:p>AvoidArrayLoops</text:p>
          </table:table-cell>
          <table:table-cell office:value-type="float" office:value="1.20206431123462" calcext:value-type="float">
            <text:p>1.20206431123462</text:p>
          </table:table-cell>
          <table:table-cell office:value-type="float" office:value="1.25803890432711" calcext:value-type="float">
            <text:p>1.25803890432711</text:p>
          </table:table-cell>
        </table:table-row>
        <table:table-row table:style-name="ro1">
          <table:table-cell office:value-type="string" calcext:value-type="string">
            <text:p>InstantiationToGetClass</text:p>
          </table:table-cell>
          <table:table-cell office:value-type="float" office:value="1.56018295618681" calcext:value-type="float">
            <text:p>1.56018295618681</text:p>
          </table:table-cell>
          <table:table-cell office:value-type="float" office:value="1.24578719306692" calcext:value-type="float">
            <text:p>1.24578719306692</text:p>
          </table:table-cell>
        </table:table-row>
        <table:table-row table:style-name="ro1">
          <table:table-cell office:value-type="string" calcext:value-type="string">
            <text:p>UnnecessaryWrapperObjectCreation</text:p>
          </table:table-cell>
          <table:table-cell office:value-type="float" office:value="1.18364698247891" calcext:value-type="float">
            <text:p>1.18364698247891</text:p>
          </table:table-cell>
          <table:table-cell office:value-type="float" office:value="1.23329007138222" calcext:value-type="float">
            <text:p>1.23329007138222</text:p>
          </table:table-cell>
        </table:table-row>
        <table:table-row table:style-name="ro1">
          <table:table-cell office:value-type="string" calcext:value-type="string">
            <text:p>TooManyStaticImports</text:p>
          </table:table-cell>
          <table:table-cell office:value-type="float" office:value="1.1007299270073" calcext:value-type="float">
            <text:p>1.1007299270073</text:p>
          </table:table-cell>
          <table:table-cell office:value-type="float" office:value="1.23138686131387" calcext:value-type="float">
            <text:p>1.23138686131387</text:p>
          </table:table-cell>
        </table:table-row>
        <table:table-row table:style-name="ro1">
          <table:table-cell office:value-type="string" calcext:value-type="string">
            <text:p>ReplaceEnumerationWithIterator</text:p>
          </table:table-cell>
          <table:table-cell office:value-type="float" office:value="1.25438596491228" calcext:value-type="float">
            <text:p>1.25438596491228</text:p>
          </table:table-cell>
          <table:table-cell office:value-type="float" office:value="1.2280701754386" calcext:value-type="float">
            <text:p>1.2280701754386</text:p>
          </table:table-cell>
        </table:table-row>
        <table:table-row table:style-name="ro1">
          <table:table-cell office:value-type="string" calcext:value-type="string">
            <text:p>InefficientStringBuffering</text:p>
          </table:table-cell>
          <table:table-cell office:value-type="float" office:value="1.03982462550237" calcext:value-type="float">
            <text:p>1.03982462550237</text:p>
          </table:table-cell>
          <table:table-cell office:value-type="float" office:value="1.2265253927658" calcext:value-type="float">
            <text:p>1.2265253927658</text:p>
          </table:table-cell>
        </table:table-row>
        <table:table-row table:style-name="ro1">
          <table:table-cell office:value-type="string" calcext:value-type="string">
            <text:p>AvoidCatchingNPE</text:p>
          </table:table-cell>
          <table:table-cell office:value-type="float" office:value="1.275" calcext:value-type="float">
            <text:p>1.275</text:p>
          </table:table-cell>
          <table:table-cell office:value-type="float" office:value="1.225" calcext:value-type="float">
            <text:p>1.225</text:p>
          </table:table-cell>
        </table:table-row>
        <table:table-row table:style-name="ro1">
          <table:table-cell office:value-type="string" calcext:value-type="string">
            <text:p>CloneMethodReturnTypeMustMatchClassName</text:p>
          </table:table-cell>
          <table:table-cell office:value-type="float" office:value="1.38226059654631" calcext:value-type="float">
            <text:p>1.38226059654631</text:p>
          </table:table-cell>
          <table:table-cell office:value-type="float" office:value="1.22291993720565" calcext:value-type="float">
            <text:p>1.22291993720565</text:p>
          </table:table-cell>
        </table:table-row>
        <table:table-row table:style-name="ro1">
          <table:table-cell office:value-type="string" calcext:value-type="string">
            <text:p>ReturnEmptyArrayRatherThanNull</text:p>
          </table:table-cell>
          <table:table-cell office:value-type="float" office:value="1.20512820512821" calcext:value-type="float">
            <text:p>1.20512820512821</text:p>
          </table:table-cell>
          <table:table-cell office:value-type="float" office:value="1.21025641025641" calcext:value-type="float">
            <text:p>1.21025641025641</text:p>
          </table:table-cell>
        </table:table-row>
        <table:table-row table:style-name="ro1">
          <table:table-cell office:value-type="string" calcext:value-type="string">
            <text:p>AvoidUsingVolatile</text:p>
          </table:table-cell>
          <table:table-cell office:value-type="float" office:value="1.22388059701493" calcext:value-type="float">
            <text:p>1.22388059701493</text:p>
          </table:table-cell>
          <table:table-cell office:value-type="float" office:value="1.2089552238806" calcext:value-type="float">
            <text:p>1.2089552238806</text:p>
          </table:table-cell>
        </table:table-row>
        <table:table-row table:style-name="ro1">
          <table:table-cell office:value-type="string" calcext:value-type="string">
            <text:p>AvoidProtectedFieldInFinalClass</text:p>
          </table:table-cell>
          <table:table-cell table:number-columns-repeated="2" office:value-type="float" office:value="1.20681818181818" calcext:value-type="float">
            <text:p>1.20681818181818</text:p>
          </table:table-cell>
        </table:table-row>
        <table:table-row table:style-name="ro1">
          <table:table-cell office:value-type="string" calcext:value-type="string">
            <text:p>RemoteSessionInterfaceNamingConvention</text:p>
          </table:table-cell>
          <table:table-cell office:value-type="float" office:value="1.26857142857143" calcext:value-type="float">
            <text:p>1.26857142857143</text:p>
          </table:table-cell>
          <table:table-cell office:value-type="float" office:value="1.20571428571429" calcext:value-type="float">
            <text:p>1.20571428571429</text:p>
          </table:table-cell>
        </table:table-row>
        <table:table-row table:style-name="ro1">
          <table:table-cell office:value-type="string" calcext:value-type="string">
            <text:p>GenericsNaming</text:p>
          </table:table-cell>
          <table:table-cell office:value-type="float" office:value="1.23214285714286" calcext:value-type="float">
            <text:p>1.23214285714286</text:p>
          </table:table-cell>
          <table:table-cell office:value-type="float" office:value="1.20238095238095" calcext:value-type="float">
            <text:p>1.20238095238095</text:p>
          </table:table-cell>
        </table:table-row>
        <table:table-row table:style-name="ro1">
          <table:table-cell office:value-type="string" calcext:value-type="string">
            <text:p>SystemPrintln</text:p>
          </table:table-cell>
          <table:table-cell office:value-type="float" office:value="1.21082621082621" calcext:value-type="float">
            <text:p>1.21082621082621</text:p>
          </table:table-cell>
          <table:table-cell office:value-type="float" office:value="1.2022792022792" calcext:value-type="float">
            <text:p>1.2022792022792</text:p>
          </table:table-cell>
        </table:table-row>
        <table:table-row table:style-name="ro1">
          <table:table-cell office:value-type="string" calcext:value-type="string">
            <text:p>AddEmptyString</text:p>
          </table:table-cell>
          <table:table-cell table:number-columns-repeated="2" office:value-type="float" office:value="1.20056497175141" calcext:value-type="float">
            <text:p>1.20056497175141</text:p>
          </table:table-cell>
        </table:table-row>
        <table:table-row table:style-name="ro1">
          <table:table-cell office:value-type="string" calcext:value-type="string">
            <text:p>AvoidFieldNameMatchingMethodName</text:p>
          </table:table-cell>
          <table:table-cell office:value-type="float" office:value="1.03558602677114" calcext:value-type="float">
            <text:p>1.03558602677114</text:p>
          </table:table-cell>
          <table:table-cell office:value-type="float" office:value="1.19555990858635" calcext:value-type="float">
            <text:p>1.19555990858635</text:p>
          </table:table-cell>
        </table:table-row>
        <table:table-row table:style-name="ro1">
          <table:table-cell office:value-type="string" calcext:value-type="string">
            <text:p>ForLoopShouldBeWhileLoop</text:p>
          </table:table-cell>
          <table:table-cell office:value-type="float" office:value="1.18292682926829" calcext:value-type="float">
            <text:p>1.18292682926829</text:p>
          </table:table-cell>
          <table:table-cell office:value-type="float" office:value="1.19512195121951" calcext:value-type="float">
            <text:p>1.19512195121951</text:p>
          </table:table-cell>
        </table:table-row>
        <table:table-row table:style-name="ro1">
          <table:table-cell office:value-type="string" calcext:value-type="string">
            <text:p>AvoidPrintStackTrace</text:p>
          </table:table-cell>
          <table:table-cell office:value-type="float" office:value="1.2953094302554" calcext:value-type="float">
            <text:p>1.2953094302554</text:p>
          </table:table-cell>
          <table:table-cell office:value-type="float" office:value="1.19499017681729" calcext:value-type="float">
            <text:p>1.19499017681729</text:p>
          </table:table-cell>
        </table:table-row>
        <table:table-row table:style-name="ro1">
          <table:table-cell office:value-type="string" calcext:value-type="string">
            <text:p>EqualsNull</text:p>
          </table:table-cell>
          <table:table-cell office:value-type="float" office:value="1.15945416164053" calcext:value-type="float">
            <text:p>1.15945416164053</text:p>
          </table:table-cell>
          <table:table-cell office:value-type="float" office:value="1.19059107358263" calcext:value-type="float">
            <text:p>1.19059107358263</text:p>
          </table:table-cell>
        </table:table-row>
        <table:table-row table:style-name="ro1">
          <table:table-cell office:value-type="string" calcext:value-type="string">
            <text:p>AvoidThrowingRawExceptionTypes</text:p>
          </table:table-cell>
          <table:table-cell office:value-type="float" office:value="1.15969581749049" calcext:value-type="float">
            <text:p>1.15969581749049</text:p>
          </table:table-cell>
          <table:table-cell office:value-type="float" office:value="1.19011406844106" calcext:value-type="float">
            <text:p>1.19011406844106</text:p>
          </table:table-cell>
        </table:table-row>
        <table:table-row table:style-name="ro1">
          <table:table-cell office:value-type="string" calcext:value-type="string">
            <text:p>AvoidProtectedMethodInFinalClassNotExtending</text:p>
          </table:table-cell>
          <table:table-cell office:value-type="float" office:value="1.20658682634731" calcext:value-type="float">
            <text:p>1.20658682634731</text:p>
          </table:table-cell>
          <table:table-cell office:value-type="float" office:value="1.18862275449102" calcext:value-type="float">
            <text:p>1.18862275449102</text:p>
          </table:table-cell>
        </table:table-row>
        <table:table-row table:style-name="ro1">
          <table:table-cell office:value-type="string" calcext:value-type="string">
            <text:p>AvoidAccessibilityAlteration</text:p>
          </table:table-cell>
          <table:table-cell office:value-type="float" office:value="1.18449763193505" calcext:value-type="float">
            <text:p>1.18449763193505</text:p>
          </table:table-cell>
          <table:table-cell office:value-type="float" office:value="1.18496278755074" calcext:value-type="float">
            <text:p>1.18496278755074</text:p>
          </table:table-cell>
        </table:table-row>
        <table:table-row table:style-name="ro1">
          <table:table-cell office:value-type="string" calcext:value-type="string">
            <text:p>BadComparison</text:p>
          </table:table-cell>
          <table:table-cell table:number-columns-repeated="2" office:value-type="float" office:value="1.17021276595745" calcext:value-type="float">
            <text:p>1.17021276595745</text:p>
          </table:table-cell>
        </table:table-row>
        <table:table-row table:style-name="ro1">
          <table:table-cell office:value-type="string" calcext:value-type="string">
            <text:p>ExtendsObject</text:p>
          </table:table-cell>
          <table:table-cell table:number-columns-repeated="2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FieldDeclarationsShouldBeAtStartOfClass</text:p>
          </table:table-cell>
          <table:table-cell office:value-type="float" office:value="0.959325760351777" calcext:value-type="float">
            <text:p>0.959325760351777</text:p>
          </table:table-cell>
          <table:table-cell office:value-type="float" office:value="1.15829974349579" calcext:value-type="float">
            <text:p>1.15829974349579</text:p>
          </table:table-cell>
        </table:table-row>
        <table:table-row table:style-name="ro1">
          <table:table-cell office:value-type="string" calcext:value-type="string">
            <text:p>CloseResource</text:p>
          </table:table-cell>
          <table:table-cell office:value-type="float" office:value="1.21509852900361" calcext:value-type="float">
            <text:p>1.21509852900361</text:p>
          </table:table-cell>
          <table:table-cell office:value-type="float" office:value="1.15098529003608" calcext:value-type="float">
            <text:p>1.15098529003608</text:p>
          </table:table-cell>
        </table:table-row>
        <table:table-row table:style-name="ro1">
          <table:table-cell office:value-type="string" calcext:value-type="string">
            <text:p>LogicInversion</text:p>
          </table:table-cell>
          <table:table-cell table:number-columns-repeated="2" office:value-type="float" office:value="1.1484375" calcext:value-type="float">
            <text:p>1.1484375</text:p>
          </table:table-cell>
        </table:table-row>
        <table:table-row table:style-name="ro1">
          <table:table-cell office:value-type="string" calcext:value-type="string">
            <text:p>AvoidDuplicateLiterals</text:p>
          </table:table-cell>
          <table:table-cell office:value-type="float" office:value="1.00858585858586" calcext:value-type="float">
            <text:p>1.00858585858586</text:p>
          </table:table-cell>
          <table:table-cell office:value-type="float" office:value="1.14191919191919" calcext:value-type="float">
            <text:p>1.14191919191919</text:p>
          </table:table-cell>
        </table:table-row>
        <table:table-row table:style-name="ro1">
          <table:table-cell office:value-type="string" calcext:value-type="string">
            <text:p>StringInstantiation</text:p>
          </table:table-cell>
          <table:table-cell office:value-type="float" office:value="1.1063829787234" calcext:value-type="float">
            <text:p>1.1063829787234</text:p>
          </table:table-cell>
          <table:table-cell office:value-type="float" office:value="1.14184397163121" calcext:value-type="float">
            <text:p>1.14184397163121</text:p>
          </table:table-cell>
        </table:table-row>
        <table:table-row table:style-name="ro1">
          <table:table-cell office:value-type="string" calcext:value-type="string">
            <text:p>UnnecessaryAnnotationValueElement</text:p>
          </table:table-cell>
          <table:table-cell office:value-type="float" office:value="1.16666666666667" calcext:value-type="float">
            <text:p>1.16666666666667</text:p>
          </table:table-cell>
          <table:table-cell office:value-type="float" office:value="1.13963963963964" calcext:value-type="float">
            <text:p>1.13963963963964</text:p>
          </table:table-cell>
        </table:table-row>
        <table:table-row table:style-name="ro1">
          <table:table-cell office:value-type="string" calcext:value-type="string">
            <text:p>ClassCastExceptionWithToArray</text:p>
          </table:table-cell>
          <table:table-cell office:value-type="float" office:value="1.13296398891967" calcext:value-type="float">
            <text:p>1.13296398891967</text:p>
          </table:table-cell>
          <table:table-cell office:value-type="float" office:value="1.13850415512465" calcext:value-type="float">
            <text:p>1.13850415512465</text:p>
          </table:table-cell>
        </table:table-row>
        <table:table-row table:style-name="ro1">
          <table:table-cell office:value-type="string" calcext:value-type="string">
            <text:p>LocalHomeNamingConvention</text:p>
          </table:table-cell>
          <table:table-cell office:value-type="float" office:value="1.12133891213389" calcext:value-type="float">
            <text:p>1.12133891213389</text:p>
          </table:table-cell>
          <table:table-cell office:value-type="float" office:value="1.13807531380753" calcext:value-type="float">
            <text:p>1.13807531380753</text:p>
          </table:table-cell>
        </table:table-row>
        <table:table-row table:style-name="ro1">
          <table:table-cell office:value-type="string" calcext:value-type="string">
            <text:p>AssignmentInOperand</text:p>
          </table:table-cell>
          <table:table-cell office:value-type="float" office:value="0.964681233163723" calcext:value-type="float">
            <text:p>0.964681233163723</text:p>
          </table:table-cell>
          <table:table-cell office:value-type="float" office:value="1.13738401676145" calcext:value-type="float">
            <text:p>1.13738401676145</text:p>
          </table:table-cell>
        </table:table-row>
        <table:table-row table:style-name="ro1">
          <table:table-cell office:value-type="string" calcext:value-type="string">
            <text:p>JUnitUseExpected</text:p>
          </table:table-cell>
          <table:table-cell office:value-type="float" office:value="0.285421321661412" calcext:value-type="float">
            <text:p>0.285421321661412</text:p>
          </table:table-cell>
          <table:table-cell office:value-type="float" office:value="1.12977099236641" calcext:value-type="float">
            <text:p>1.12977099236641</text:p>
          </table:table-cell>
        </table:table-row>
        <table:table-row table:style-name="ro1">
          <table:table-cell office:value-type="string" calcext:value-type="string">
            <text:p>ConsecutiveAppendsShouldReuse</text:p>
          </table:table-cell>
          <table:table-cell office:value-type="float" office:value="1.04338153503893" calcext:value-type="float">
            <text:p>1.04338153503893</text:p>
          </table:table-cell>
          <table:table-cell office:value-type="float" office:value="1.12958843159066" calcext:value-type="float">
            <text:p>1.12958843159066</text:p>
          </table:table-cell>
        </table:table-row>
        <table:table-row table:style-name="ro1">
          <table:table-cell office:value-type="string" calcext:value-type="string">
            <text:p>CompareObjectsWithEquals</text:p>
          </table:table-cell>
          <table:table-cell office:value-type="float" office:value="1.07228915662651" calcext:value-type="float">
            <text:p>1.07228915662651</text:p>
          </table:table-cell>
          <table:table-cell office:value-type="float" office:value="1.1285140562249" calcext:value-type="float">
            <text:p>1.1285140562249</text:p>
          </table:table-cell>
        </table:table-row>
        <table:table-row table:style-name="ro1">
          <table:table-cell office:value-type="string" calcext:value-type="string">
            <text:p>DoubleCheckedLocking</text:p>
          </table:table-cell>
          <table:table-cell office:value-type="float" office:value="1.00734908136483" calcext:value-type="float">
            <text:p>1.00734908136483</text:p>
          </table:table-cell>
          <table:table-cell office:value-type="float" office:value="1.12703412073491" calcext:value-type="float">
            <text:p>1.12703412073491</text:p>
          </table:table-cell>
        </table:table-row>
        <table:table-row table:style-name="ro1">
          <table:table-cell office:value-type="string" calcext:value-type="string">
            <text:p>MethodReturnsInternalArray</text:p>
          </table:table-cell>
          <table:table-cell office:value-type="float" office:value="0.873456790123457" calcext:value-type="float">
            <text:p>0.873456790123457</text:p>
          </table:table-cell>
          <table:table-cell office:value-type="float" office:value="1.12222222222222" calcext:value-type="float">
            <text:p>1.12222222222222</text:p>
          </table:table-cell>
        </table:table-row>
        <table:table-row table:style-name="ro1">
          <table:table-cell office:value-type="string" calcext:value-type="string">
            <text:p>AvoidCatchingThrowable</text:p>
          </table:table-cell>
          <table:table-cell office:value-type="float" office:value="1.1031238238615" calcext:value-type="float">
            <text:p>1.1031238238615</text:p>
          </table:table-cell>
          <table:table-cell office:value-type="float" office:value="1.12043658261197" calcext:value-type="float">
            <text:p>1.12043658261197</text:p>
          </table:table-cell>
        </table:table-row>
        <table:table-row table:style-name="ro1">
          <table:table-cell office:value-type="string" calcext:value-type="string">
            <text:p>BigIntegerInstantiation</text:p>
          </table:table-cell>
          <table:table-cell office:value-type="float" office:value="1.04945454545455" calcext:value-type="float">
            <text:p>1.04945454545455</text:p>
          </table:table-cell>
          <table:table-cell office:value-type="float" office:value="1.11890909090909" calcext:value-type="float">
            <text:p>1.11890909090909</text:p>
          </table:table-cell>
        </table:table-row>
        <table:table-row table:style-name="ro1">
          <table:table-cell office:value-type="string" calcext:value-type="string">
            <text:p>AvoidStringBufferField</text:p>
          </table:table-cell>
          <table:table-cell office:value-type="float" office:value="1.12891986062718" calcext:value-type="float">
            <text:p>1.12891986062718</text:p>
          </table:table-cell>
          <table:table-cell office:value-type="float" office:value="1.1184668989547" calcext:value-type="float">
            <text:p>1.1184668989547</text:p>
          </table:table-cell>
        </table:table-row>
        <table:table-row table:style-name="ro1">
          <table:table-cell office:value-type="string" calcext:value-type="string">
            <text:p>UseLocaleWithCaseConversions</text:p>
          </table:table-cell>
          <table:table-cell office:value-type="float" office:value="1.2633930838369" calcext:value-type="float">
            <text:p>1.2633930838369</text:p>
          </table:table-cell>
          <table:table-cell office:value-type="float" office:value="1.11742707554226" calcext:value-type="float">
            <text:p>1.11742707554226</text:p>
          </table:table-cell>
        </table:table-row>
        <table:table-row table:style-name="ro1">
          <table:table-cell office:value-type="string" calcext:value-type="string">
            <text:p>UnusedLocalVariable</text:p>
          </table:table-cell>
          <table:table-cell office:value-type="float" office:value="1.05233644859813" calcext:value-type="float">
            <text:p>1.05233644859813</text:p>
          </table:table-cell>
          <table:table-cell office:value-type="float" office:value="1.11028037383178" calcext:value-type="float">
            <text:p>1.11028037383178</text:p>
          </table:table-cell>
        </table:table-row>
        <table:table-row table:style-name="ro1">
          <table:table-cell office:value-type="string" calcext:value-type="string">
            <text:p>LocalVariableCouldBeFinal</text:p>
          </table:table-cell>
          <table:table-cell office:value-type="float" office:value="1.01775276033774" calcext:value-type="float">
            <text:p>1.01775276033774</text:p>
          </table:table-cell>
          <table:table-cell office:value-type="float" office:value="1.10911452695389" calcext:value-type="float">
            <text:p>1.10911452695389</text:p>
          </table:table-cell>
        </table:table-row>
        <table:table-row table:style-name="ro1">
          <table:table-cell office:value-type="string" calcext:value-type="string">
            <text:p>AvoidDeeplyNestedIfStmts</text:p>
          </table:table-cell>
          <table:table-cell office:value-type="float" office:value="1.10658640226629" calcext:value-type="float">
            <text:p>1.10658640226629</text:p>
          </table:table-cell>
          <table:table-cell office:value-type="float" office:value="1.10871104815864" calcext:value-type="float">
            <text:p>1.10871104815864</text:p>
          </table:table-cell>
        </table:table-row>
        <table:table-row table:style-name="ro1">
          <table:table-cell office:value-type="string" calcext:value-type="string">
            <text:p>UselessOverridingMethod</text:p>
          </table:table-cell>
          <table:table-cell office:value-type="float" office:value="0.943148297130598" calcext:value-type="float">
            <text:p>0.943148297130598</text:p>
          </table:table-cell>
          <table:table-cell office:value-type="float" office:value="1.1010739102969" calcext:value-type="float">
            <text:p>1.1010739102969</text:p>
          </table:table-cell>
        </table:table-row>
        <table:table-row table:style-name="ro1">
          <table:table-cell office:value-type="string" calcext:value-type="string">
            <text:p>MissingStaticMethodInNonInstantiatableClass</text:p>
          </table:table-cell>
          <table:table-cell office:value-type="float" office:value="1.0752129189249" calcext:value-type="float">
            <text:p>1.0752129189249</text:p>
          </table:table-cell>
          <table:table-cell office:value-type="float" office:value="1.10043136821148" calcext:value-type="float">
            <text:p>1.10043136821148</text:p>
          </table:table-cell>
        </table:table-row>
        <table:table-row table:style-name="ro1">
          <table:table-cell office:value-type="string" calcext:value-type="string">
            <text:p>DataClass</text:p>
          </table:table-cell>
          <table:table-cell office:value-type="float" office:value="0.996265312219899" calcext:value-type="float">
            <text:p>0.996265312219899</text:p>
          </table:table-cell>
          <table:table-cell office:value-type="float" office:value="1.09710188228264" calcext:value-type="float">
            <text:p>1.09710188228264</text:p>
          </table:table-cell>
        </table:table-row>
        <table:table-row table:style-name="ro1">
          <table:table-cell office:value-type="string" calcext:value-type="string">
            <text:p>EmptyFinallyBlock</text:p>
          </table:table-cell>
          <table:table-cell office:value-type="float" office:value="1.03703703703704" calcext:value-type="float">
            <text:p>1.03703703703704</text:p>
          </table:table-cell>
          <table:table-cell office:value-type="float" office:value="1.07407407407407" calcext:value-type="float">
            <text:p>1.07407407407407</text:p>
          </table:table-cell>
        </table:table-row>
        <table:table-row table:style-name="ro1">
          <table:table-cell office:value-type="string" calcext:value-type="string">
            <text:p>RedundantFieldInitializer</text:p>
          </table:table-cell>
          <table:table-cell office:value-type="float" office:value="1" calcext:value-type="float">
            <text:p>1</text:p>
          </table:table-cell>
          <table:table-cell office:value-type="float" office:value="1.07335907335907" calcext:value-type="float">
            <text:p>1.07335907335907</text:p>
          </table:table-cell>
        </table:table-row>
        <table:table-row table:style-name="ro1">
          <table:table-cell office:value-type="string" calcext:value-type="string">
            <text:p>UnnecessaryModifier</text:p>
          </table:table-cell>
          <table:table-cell office:value-type="float" office:value="0.976939203354298" calcext:value-type="float">
            <text:p>0.976939203354298</text:p>
          </table:table-cell>
          <table:table-cell office:value-type="float" office:value="1.06498951781971" calcext:value-type="float">
            <text:p>1.06498951781971</text:p>
          </table:table-cell>
        </table:table-row>
        <table:table-row table:style-name="ro1">
          <table:table-cell office:value-type="string" calcext:value-type="string">
            <text:p>UnnecessaryConstructor</text:p>
          </table:table-cell>
          <table:table-cell office:value-type="float" office:value="1.03117372975372" calcext:value-type="float">
            <text:p>1.03117372975372</text:p>
          </table:table-cell>
          <table:table-cell office:value-type="float" office:value="1.06401153760817" calcext:value-type="float">
            <text:p>1.06401153760817</text:p>
          </table:table-cell>
        </table:table-row>
        <table:table-row table:style-name="ro1">
          <table:table-cell office:value-type="string" calcext:value-type="string">
            <text:p>UnnecessaryConversionTemporary</text:p>
          </table:table-cell>
          <table:table-cell office:value-type="float" office:value="0.91486574983628" calcext:value-type="float">
            <text:p>0.91486574983628</text:p>
          </table:table-cell>
          <table:table-cell office:value-type="float" office:value="1.06090373280943" calcext:value-type="float">
            <text:p>1.06090373280943</text:p>
          </table:table-cell>
        </table:table-row>
        <table:table-row table:style-name="ro1">
          <table:table-cell office:value-type="string" calcext:value-type="string">
            <text:p>UselessParentheses</text:p>
          </table:table-cell>
          <table:table-cell office:value-type="float" office:value="0.85144679881522" calcext:value-type="float">
            <text:p>0.85144679881522</text:p>
          </table:table-cell>
          <table:table-cell office:value-type="float" office:value="1.06051502145923" calcext:value-type="float">
            <text:p>1.06051502145923</text:p>
          </table:table-cell>
        </table:table-row>
        <table:table-row table:style-name="ro1">
          <table:table-cell office:value-type="string" calcext:value-type="string">
            <text:p>DoNotThrowExceptionInFinally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StringToString</text:p>
          </table:table-cell>
          <table:table-cell office:value-type="float" office:value="1.04110787172012" calcext:value-type="float">
            <text:p>1.04110787172012</text:p>
          </table:table-cell>
          <table:table-cell office:value-type="float" office:value="1.05860058309038" calcext:value-type="float">
            <text:p>1.05860058309038</text:p>
          </table:table-cell>
        </table:table-row>
        <table:table-row table:style-name="ro1">
          <table:table-cell office:value-type="string" calcext:value-type="string">
            <text:p>CheckResultSet</text:p>
          </table:table-cell>
          <table:table-cell office:value-type="float" office:value="0.954728950403691" calcext:value-type="float">
            <text:p>0.954728950403691</text:p>
          </table:table-cell>
          <table:table-cell office:value-type="float" office:value="1.05738177623991" calcext:value-type="float">
            <text:p>1.05738177623991</text:p>
          </table:table-cell>
        </table:table-row>
        <table:table-row table:style-name="ro1">
          <table:table-cell office:value-type="string" calcext:value-type="string">
            <text:p>ExceptionAsFlowControl</text:p>
          </table:table-cell>
          <table:table-cell office:value-type="float" office:value="1.03719008264463" calcext:value-type="float">
            <text:p>1.03719008264463</text:p>
          </table:table-cell>
          <table:table-cell office:value-type="float" office:value="1.05259203606311" calcext:value-type="float">
            <text:p>1.05259203606311</text:p>
          </table:table-cell>
        </table:table-row>
        <table:table-row table:style-name="ro1">
          <table:table-cell office:value-type="string" calcext:value-type="string">
            <text:p>ImportFromSamePackage</text:p>
          </table:table-cell>
          <table:table-cell office:value-type="float" office:value="1.109375" calcext:value-type="float">
            <text:p>1.109375</text:p>
          </table:table-cell>
          <table:table-cell office:value-type="float" office:value="1.05259146341463" calcext:value-type="float">
            <text:p>1.05259146341463</text:p>
          </table:table-cell>
        </table:table-row>
        <table:table-row table:style-name="ro1">
          <table:table-cell office:value-type="string" calcext:value-type="string">
            <text:p>UseNotifyAllInsteadOfNotify</text:p>
          </table:table-cell>
          <table:table-cell office:value-type="float" office:value="1.06190777005685" calcext:value-type="float">
            <text:p>1.06190777005685</text:p>
          </table:table-cell>
          <table:table-cell office:value-type="float" office:value="1.05246793626117" calcext:value-type="float">
            <text:p>1.05246793626117</text:p>
          </table:table-cell>
        </table:table-row>
        <table:table-row table:style-name="ro1">
          <table:table-cell office:value-type="string" calcext:value-type="string">
            <text:p>CommentSize</text:p>
          </table:table-cell>
          <table:table-cell office:value-type="float" office:value="0.978383458646617" calcext:value-type="float">
            <text:p>0.978383458646617</text:p>
          </table:table-cell>
          <table:table-cell office:value-type="float" office:value="1.05056390977444" calcext:value-type="float">
            <text:p>1.05056390977444</text:p>
          </table:table-cell>
        </table:table-row>
        <table:table-row table:style-name="ro1">
          <table:table-cell office:value-type="string" calcext:value-type="string">
            <text:p>AvoidUsingShortType</text:p>
          </table:table-cell>
          <table:table-cell office:value-type="float" office:value="1.21014067995311" calcext:value-type="float">
            <text:p>1.21014067995311</text:p>
          </table:table-cell>
          <table:table-cell office:value-type="float" office:value="1.04923798358734" calcext:value-type="float">
            <text:p>1.04923798358734</text:p>
          </table:table-cell>
        </table:table-row>
        <table:table-row table:style-name="ro1">
          <table:table-cell office:value-type="string" calcext:value-type="string">
            <text:p>SuspiciousOctalEscape</text:p>
          </table:table-cell>
          <table:table-cell office:value-type="float" office:value="1.02191464821223" calcext:value-type="float">
            <text:p>1.02191464821223</text:p>
          </table:table-cell>
          <table:table-cell office:value-type="float" office:value="1.0476739715494" calcext:value-type="float">
            <text:p>1.0476739715494</text:p>
          </table:table-cell>
        </table:table-row>
        <table:table-row table:style-name="ro1">
          <table:table-cell office:value-type="string" calcext:value-type="string">
            <text:p>ExcessivePublicCount</text:p>
          </table:table-cell>
          <table:table-cell office:value-type="float" office:value="1.05591235360786" calcext:value-type="float">
            <text:p>1.05591235360786</text:p>
          </table:table-cell>
          <table:table-cell office:value-type="float" office:value="1.04571212693615" calcext:value-type="float">
            <text:p>1.04571212693615</text:p>
          </table:table-cell>
        </table:table-row>
        <table:table-row table:style-name="ro1">
          <table:table-cell office:value-type="string" calcext:value-type="string">
            <text:p>InsufficientStringBufferDeclaration</text:p>
          </table:table-cell>
          <table:table-cell office:value-type="float" office:value="1.03657448706512" calcext:value-type="float">
            <text:p>1.03657448706512</text:p>
          </table:table-cell>
          <table:table-cell office:value-type="float" office:value="1.04460303300624" calcext:value-type="float">
            <text:p>1.04460303300624</text:p>
          </table:table-cell>
        </table:table-row>
        <table:table-row table:style-name="ro1">
          <table:table-cell office:value-type="string" calcext:value-type="string">
            <text:p>ExcessiveImports</text:p>
          </table:table-cell>
          <table:table-cell office:value-type="float" office:value="1.05209977897063" calcext:value-type="float">
            <text:p>1.05209977897063</text:p>
          </table:table-cell>
          <table:table-cell office:value-type="float" office:value="1.04357436059362" calcext:value-type="float">
            <text:p>1.04357436059362</text:p>
          </table:table-cell>
        </table:table-row>
        <table:table-row table:style-name="ro1">
          <table:table-cell office:value-type="string" calcext:value-type="string">
            <text:p>IdempotentOperations</text:p>
          </table:table-cell>
          <table:table-cell office:value-type="float" office:value="1.01138032305433" calcext:value-type="float">
            <text:p>1.01138032305433</text:p>
          </table:table-cell>
          <table:table-cell office:value-type="float" office:value="1.04111600587372" calcext:value-type="float">
            <text:p>1.04111600587372</text:p>
          </table:table-cell>
        </table:table-row>
        <table:table-row table:style-name="ro1">
          <table:table-cell office:value-type="string" calcext:value-type="string">
            <text:p>AssignmentToNonFinalStatic</text:p>
          </table:table-cell>
          <table:table-cell office:value-type="float" office:value="1.01927272727273" calcext:value-type="float">
            <text:p>1.01927272727273</text:p>
          </table:table-cell>
          <table:table-cell office:value-type="float" office:value="1.03818181818182" calcext:value-type="float">
            <text:p>1.03818181818182</text:p>
          </table:table-cell>
        </table:table-row>
        <table:table-row table:style-name="ro1">
          <table:table-cell office:value-type="string" calcext:value-type="string">
            <text:p>ExcessiveMethodLength</text:p>
          </table:table-cell>
          <table:table-cell office:value-type="float" office:value="1.04610373340015" calcext:value-type="float">
            <text:p>1.04610373340015</text:p>
          </table:table-cell>
          <table:table-cell office:value-type="float" office:value="1.03808569280882" calcext:value-type="float">
            <text:p>1.03808569280882</text:p>
          </table:table-cell>
        </table:table-row>
        <table:table-row table:style-name="ro1">
          <table:table-cell office:value-type="string" calcext:value-type="string">
            <text:p>SuspiciousHashcodeMethodName</text:p>
          </table:table-cell>
          <table:table-cell office:value-type="float" office:value="1.01709726443769" calcext:value-type="float">
            <text:p>1.01709726443769</text:p>
          </table:table-cell>
          <table:table-cell office:value-type="float" office:value="1.03799392097264" calcext:value-type="float">
            <text:p>1.03799392097264</text:p>
          </table:table-cell>
        </table:table-row>
        <table:table-row table:style-name="ro1">
          <table:table-cell office:value-type="string" calcext:value-type="string">
            <text:p>UseCorrectExceptionLogging</text:p>
          </table:table-cell>
          <table:table-cell office:value-type="float" office:value="0.997772828507795" calcext:value-type="float">
            <text:p>0.997772828507795</text:p>
          </table:table-cell>
          <table:table-cell office:value-type="float" office:value="1.03786191536748" calcext:value-type="float">
            <text:p>1.03786191536748</text:p>
          </table:table-cell>
        </table:table-row>
        <table:table-row table:style-name="ro1">
          <table:table-cell office:value-type="string" calcext:value-type="string">
            <text:p>AvoidCatchingGenericException</text:p>
          </table:table-cell>
          <table:table-cell office:value-type="float" office:value="1.06122448979592" calcext:value-type="float">
            <text:p>1.06122448979592</text:p>
          </table:table-cell>
          <table:table-cell office:value-type="float" office:value="1.03673469387755" calcext:value-type="float">
            <text:p>1.03673469387755</text:p>
          </table:table-cell>
        </table:table-row>
        <table:table-row table:style-name="ro1">
          <table:table-cell office:value-type="string" calcext:value-type="string">
            <text:p>CyclomaticComplexity</text:p>
          </table:table-cell>
          <table:table-cell office:value-type="float" office:value="1.02748636172891" calcext:value-type="float">
            <text:p>1.02748636172891</text:p>
          </table:table-cell>
          <table:table-cell office:value-type="float" office:value="1.03629878304658" calcext:value-type="float">
            <text:p>1.03629878304658</text:p>
          </table:table-cell>
        </table:table-row>
        <table:table-row table:style-name="ro1">
          <table:table-cell office:value-type="string" calcext:value-type="string">
            <text:p>CommentRequired</text:p>
          </table:table-cell>
          <table:table-cell office:value-type="float" office:value="1.00763201320132" calcext:value-type="float">
            <text:p>1.00763201320132</text:p>
          </table:table-cell>
          <table:table-cell office:value-type="float" office:value="1.03609735973597" calcext:value-type="float">
            <text:p>1.03609735973597</text:p>
          </table:table-cell>
        </table:table-row>
        <table:table-row table:style-name="ro1">
          <table:table-cell office:value-type="string" calcext:value-type="string">
            <text:p>CouplingBetweenObjects</text:p>
          </table:table-cell>
          <table:table-cell office:value-type="float" office:value="0.926124446515964" calcext:value-type="float">
            <text:p>0.926124446515964</text:p>
          </table:table-cell>
          <table:table-cell office:value-type="float" office:value="1.03379165695642" calcext:value-type="float">
            <text:p>1.03379165695642</text:p>
          </table:table-cell>
        </table:table-row>
        <table:table-row table:style-name="ro1">
          <table:table-cell office:value-type="string" calcext:value-type="string">
            <text:p>ConstructorCallsOverridableMethod</text:p>
          </table:table-cell>
          <table:table-cell office:value-type="float" office:value="0.966738777717685" calcext:value-type="float">
            <text:p>0.966738777717685</text:p>
          </table:table-cell>
          <table:table-cell office:value-type="float" office:value="1.03244997295836" calcext:value-type="float">
            <text:p>1.03244997295836</text:p>
          </table:table-cell>
        </table:table-row>
        <table:table-row table:style-name="ro1">
          <table:table-cell office:value-type="string" calcext:value-type="string">
            <text:p>GodClass</text:p>
          </table:table-cell>
          <table:table-cell office:value-type="float" office:value="1.03269577769758" calcext:value-type="float">
            <text:p>1.03269577769758</text:p>
          </table:table-cell>
          <table:table-cell office:value-type="float" office:value="1.03233489714904" calcext:value-type="float">
            <text:p>1.03233489714904</text:p>
          </table:table-cell>
        </table:table-row>
        <table:table-row table:style-name="ro1">
          <table:table-cell office:value-type="string" calcext:value-type="string">
            <text:p>ExcessiveParameterList</text:p>
          </table:table-cell>
          <table:table-cell office:value-type="float" office:value="1.04630269523151" calcext:value-type="float">
            <text:p>1.04630269523151</text:p>
          </table:table-cell>
          <table:table-cell office:value-type="float" office:value="1.03144436765722" calcext:value-type="float">
            <text:p>1.03144436765722</text:p>
          </table:table-cell>
        </table:table-row>
        <table:table-row table:style-name="ro1">
          <table:table-cell office:value-type="string" calcext:value-type="string">
            <text:p>AppendCharacterWithChar</text:p>
          </table:table-cell>
          <table:table-cell office:value-type="float" office:value="1.09622501850481" calcext:value-type="float">
            <text:p>1.09622501850481</text:p>
          </table:table-cell>
          <table:table-cell office:value-type="float" office:value="1.03071798667654" calcext:value-type="float">
            <text:p>1.03071798667654</text:p>
          </table:table-cell>
        </table:table-row>
        <table:table-row table:style-name="ro1">
          <table:table-cell office:value-type="string" calcext:value-type="string">
            <text:p>SingletonClassReturningNewInstance</text:p>
          </table:table-cell>
          <table:table-cell office:value-type="float" office:value="1.15646004480956" calcext:value-type="float">
            <text:p>1.15646004480956</text:p>
          </table:table-cell>
          <table:table-cell office:value-type="float" office:value="1.02949962658701" calcext:value-type="float">
            <text:p>1.02949962658701</text:p>
          </table:table-cell>
        </table:table-row>
        <table:table-row table:style-name="ro1">
          <table:table-cell office:value-type="string" calcext:value-type="string">
            <text:p>UnnecessaryReturn</text:p>
          </table:table-cell>
          <table:table-cell office:value-type="float" office:value="1.01226666666667" calcext:value-type="float">
            <text:p>1.01226666666667</text:p>
          </table:table-cell>
          <table:table-cell office:value-type="float" office:value="1.0256" calcext:value-type="float">
            <text:p>1.0256</text:p>
          </table:table-cell>
        </table:table-row>
        <table:table-row table:style-name="ro1">
          <table:table-cell office:value-type="string" calcext:value-type="string">
            <text:p>TooManyFields</text:p>
          </table:table-cell>
          <table:table-cell office:value-type="float" office:value="1.04661826518915" calcext:value-type="float">
            <text:p>1.04661826518915</text:p>
          </table:table-cell>
          <table:table-cell office:value-type="float" office:value="1.02521971723347" calcext:value-type="float">
            <text:p>1.02521971723347</text:p>
          </table:table-cell>
        </table:table-row>
        <table:table-row table:style-name="ro1">
          <table:table-cell office:value-type="string" calcext:value-type="string">
            <text:p>ConfusingTernary</text:p>
          </table:table-cell>
          <table:table-cell office:value-type="float" office:value="1.08611111111111" calcext:value-type="float">
            <text:p>1.08611111111111</text:p>
          </table:table-cell>
          <table:table-cell office:value-type="float" office:value="1.025" calcext:value-type="float">
            <text:p>1.025</text:p>
          </table:table-cell>
        </table:table-row>
        <table:table-row table:style-name="ro1">
          <table:table-cell office:value-type="string" calcext:value-type="string">
            <text:p>SimplifyBooleanReturns</text:p>
          </table:table-cell>
          <table:table-cell office:value-type="float" office:value="1.00735294117647" calcext:value-type="float">
            <text:p>1.00735294117647</text:p>
          </table:table-cell>
          <table:table-cell office:value-type="float" office:value="1.02352941176471" calcext:value-type="float">
            <text:p>1.02352941176471</text:p>
          </table:table-cell>
        </table:table-row>
        <table:table-row table:style-name="ro1">
          <table:table-cell office:value-type="string" calcext:value-type="string">
            <text:p>NPathComplexity</text:p>
          </table:table-cell>
          <table:table-cell office:value-type="float" office:value="1.00968288549988" calcext:value-type="float">
            <text:p>1.00968288549988</text:p>
          </table:table-cell>
          <table:table-cell office:value-type="float" office:value="1.02270450751252" calcext:value-type="float">
            <text:p>1.02270450751252</text:p>
          </table:table-cell>
        </table:table-row>
        <table:table-row table:style-name="ro1">
          <table:table-cell office:value-type="string" calcext:value-type="string">
            <text:p>DataflowAnomalyAnalysis</text:p>
          </table:table-cell>
          <table:table-cell office:value-type="float" office:value="1.03137410643368" calcext:value-type="float">
            <text:p>1.03137410643368</text:p>
          </table:table-cell>
          <table:table-cell office:value-type="float" office:value="1.02241007602406" calcext:value-type="float">
            <text:p>1.02241007602406</text:p>
          </table:table-cell>
        </table:table-row>
        <table:table-row table:style-name="ro1">
          <table:table-cell office:value-type="string" calcext:value-type="string">
            <text:p>ConsecutiveLiteralAppends</text:p>
          </table:table-cell>
          <table:table-cell office:value-type="float" office:value="1.10413167618408" calcext:value-type="float">
            <text:p>1.10413167618408</text:p>
          </table:table-cell>
          <table:table-cell office:value-type="float" office:value="1.01847497480685" calcext:value-type="float">
            <text:p>1.01847497480685</text:p>
          </table:table-cell>
        </table:table-row>
        <table:table-row table:style-name="ro1">
          <table:table-cell office:value-type="string" calcext:value-type="string">
            <text:p>LocalVariableNamingConventions</text:p>
          </table:table-cell>
          <table:table-cell office:value-type="float" office:value="0.994764397905759" calcext:value-type="float">
            <text:p>0.994764397905759</text:p>
          </table:table-cell>
          <table:table-cell office:value-type="float" office:value="1.01832460732984" calcext:value-type="float">
            <text:p>1.01832460732984</text:p>
          </table:table-cell>
        </table:table-row>
        <table:table-row table:style-name="ro1">
          <table:table-cell office:value-type="string" calcext:value-type="string">
            <text:p>NullAssignment</text:p>
          </table:table-cell>
          <table:table-cell table:number-columns-repeated="2" office:value-type="float" office:value="1.01630434782609" calcext:value-type="float">
            <text:p>1.01630434782609</text:p>
          </table:table-cell>
        </table:table-row>
        <table:table-row table:style-name="ro1">
          <table:table-cell office:value-type="string" calcext:value-type="string">
            <text:p>HardCodedCryptoKey</text:p>
          </table:table-cell>
          <table:table-cell office:value-type="float" office:value="0.952" calcext:value-type="float">
            <text:p>0.952</text:p>
          </table:table-cell>
          <table:table-cell office:value-type="float" office:value="1.016" calcext:value-type="float">
            <text:p>1.016</text:p>
          </table:table-cell>
        </table:table-row>
        <table:table-row table:style-name="ro1">
          <table:table-cell office:value-type="string" calcext:value-type="string">
            <text:p>BooleanInstantiation</text:p>
          </table:table-cell>
          <table:table-cell office:value-type="float" office:value="1.03200808625337" calcext:value-type="float">
            <text:p>1.03200808625337</text:p>
          </table:table-cell>
          <table:table-cell office:value-type="float" office:value="1.01516172506739" calcext:value-type="float">
            <text:p>1.01516172506739</text:p>
          </table:table-cell>
        </table:table-row>
        <table:table-row table:style-name="ro1">
          <table:table-cell office:value-type="string" calcext:value-type="string">
            <text:p>AvoidBranchingStatementAsLastInLoop</text:p>
          </table:table-cell>
          <table:table-cell office:value-type="float" office:value="1" calcext:value-type="float">
            <text:p>1</text:p>
          </table:table-cell>
          <table:table-cell office:value-type="float" office:value="1.01398601398601" calcext:value-type="float">
            <text:p>1.01398601398601</text:p>
          </table:table-cell>
        </table:table-row>
        <table:table-row table:style-name="ro1">
          <table:table-cell office:value-type="string" calcext:value-type="string">
            <text:p>CheckSkipResult</text:p>
          </table:table-cell>
          <table:table-cell office:value-type="float" office:value="1.08494077834179" calcext:value-type="float">
            <text:p>1.08494077834179</text:p>
          </table:table-cell>
          <table:table-cell office:value-type="float" office:value="1.01387478849408" calcext:value-type="float">
            <text:p>1.01387478849408</text:p>
          </table:table-cell>
        </table:table-row>
        <table:table-row table:style-name="ro1">
          <table:table-cell office:value-type="string" calcext:value-type="string">
            <text:p>AvoidReassigningLoopVariables</text:p>
          </table:table-cell>
          <table:table-cell office:value-type="float" office:value="0.992417061611374" calcext:value-type="float">
            <text:p>0.992417061611374</text:p>
          </table:table-cell>
          <table:table-cell office:value-type="float" office:value="1.01232227488152" calcext:value-type="float">
            <text:p>1.01232227488152</text:p>
          </table:table-cell>
        </table:table-row>
        <table:table-row table:style-name="ro1">
          <table:table-cell office:value-type="string" calcext:value-type="string">
            <text:p>NcssCount</text:p>
          </table:table-cell>
          <table:table-cell office:value-type="float" office:value="0.92497512437811" calcext:value-type="float">
            <text:p>0.92497512437811</text:p>
          </table:table-cell>
          <table:table-cell office:value-type="float" office:value="1.01040910191237" calcext:value-type="float">
            <text:p>1.01040910191237</text:p>
          </table:table-cell>
        </table:table-row>
        <table:table-row table:style-name="ro1">
          <table:table-cell office:value-type="string" calcext:value-type="string">
            <text:p>InvalidLogMessageFormat</text:p>
          </table:table-cell>
          <table:table-cell office:value-type="float" office:value="0.989422294548413" calcext:value-type="float">
            <text:p>0.989422294548413</text:p>
          </table:table-cell>
          <table:table-cell office:value-type="float" office:value="1.0073230268511" calcext:value-type="float">
            <text:p>1.0073230268511</text:p>
          </table:table-cell>
        </table:table-row>
        <table:table-row table:style-name="ro1">
          <table:table-cell office:value-type="string" calcext:value-type="string">
            <text:p>ExcessiveClassLength</text:p>
          </table:table-cell>
          <table:table-cell office:value-type="float" office:value="1.0146927871772" calcext:value-type="float">
            <text:p>1.0146927871772</text:p>
          </table:table-cell>
          <table:table-cell office:value-type="float" office:value="1.00712377560107" calcext:value-type="float">
            <text:p>1.00712377560107</text:p>
          </table:table-cell>
        </table:table-row>
        <table:table-row table:style-name="ro1">
          <table:table-cell office:value-type="string" calcext:value-type="string">
            <text:p>SwitchDensity</text:p>
          </table:table-cell>
          <table:table-cell office:value-type="float" office:value="0.987328767123288" calcext:value-type="float">
            <text:p>0.987328767123288</text:p>
          </table:table-cell>
          <table:table-cell office:value-type="float" office:value="1.00205479452055" calcext:value-type="float">
            <text:p>1.00205479452055</text:p>
          </table:table-cell>
        </table:table-row>
        <table:table-row table:style-name="ro1">
          <table:table-cell office:value-type="string" calcext:value-type="string">
            <text:p>FieldNamingConventions</text:p>
          </table:table-cell>
          <table:table-cell office:value-type="float" office:value="1.0377358490566" calcext:value-type="float">
            <text:p>1.03773584905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ecureCryptoIv</text:p>
          </table:table-cell>
          <table:table-cell office:value-type="float" office:value="1.01041666666667" calcext:value-type="float">
            <text:p>1.01041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tContent</text:p>
          </table:table-cell>
          <table:table-cell office:value-type="float" office:value="0.981712288875946" calcext:value-type="float">
            <text:p>0.981712288875946</text:p>
          </table:table-cell>
          <table:table-cell office:value-type="float" office:value="0.998136284216657" calcext:value-type="float">
            <text:p>0.998136284216657</text:p>
          </table:table-cell>
        </table:table-row>
        <table:table-row table:style-name="ro1">
          <table:table-cell office:value-type="string" calcext:value-type="string">
            <text:p>LawOfDemeter</text:p>
          </table:table-cell>
          <table:table-cell office:value-type="float" office:value="0.95453190855294" calcext:value-type="float">
            <text:p>0.95453190855294</text:p>
          </table:table-cell>
          <table:table-cell office:value-type="float" office:value="0.996721869811401" calcext:value-type="float">
            <text:p>0.996721869811401</text:p>
          </table:table-cell>
        </table:table-row>
        <table:table-row table:style-name="ro1">
          <table:table-cell office:value-type="string" calcext:value-type="string">
            <text:p>AvoidThrowingNewInstanceOfSameException</text:p>
          </table:table-cell>
          <table:table-cell office:value-type="float" office:value="1.05194805194805" calcext:value-type="float">
            <text:p>1.05194805194805</text:p>
          </table:table-cell>
          <table:table-cell office:value-type="float" office:value="0.993506493506493" calcext:value-type="float">
            <text:p>0.993506493506493</text:p>
          </table:table-cell>
        </table:table-row>
        <table:table-row table:style-name="ro1">
          <table:table-cell office:value-type="string" calcext:value-type="string">
            <text:p>SimplifiedTernary</text:p>
          </table:table-cell>
          <table:table-cell office:value-type="float" office:value="0.9765625" calcext:value-type="float">
            <text:p>0.9765625</text:p>
          </table:table-cell>
          <table:table-cell office:value-type="float" office:value="0.9921875" calcext:value-type="float">
            <text:p>0.9921875</text:p>
          </table:table-cell>
        </table:table-row>
        <table:table-row table:style-name="ro1">
          <table:table-cell office:value-type="string" calcext:value-type="string">
            <text:p>MissingOverride</text:p>
          </table:table-cell>
          <table:table-cell office:value-type="float" office:value="1.03922918100482" calcext:value-type="float">
            <text:p>1.03922918100482</text:p>
          </table:table-cell>
          <table:table-cell office:value-type="float" office:value="0.992085340674466" calcext:value-type="float">
            <text:p>0.992085340674466</text:p>
          </table:table-cell>
        </table:table-row>
        <table:table-row table:style-name="ro1">
          <table:table-cell office:value-type="string" calcext:value-type="string">
            <text:p>UnnecessaryLocalBeforeReturn</text:p>
          </table:table-cell>
          <table:table-cell office:value-type="float" office:value="0.993073047858942" calcext:value-type="float">
            <text:p>0.993073047858942</text:p>
          </table:table-cell>
          <table:table-cell office:value-type="float" office:value="0.988035264483627" calcext:value-type="float">
            <text:p>0.988035264483627</text:p>
          </table:table-cell>
        </table:table-row>
        <table:table-row table:style-name="ro1">
          <table:table-cell office:value-type="string" calcext:value-type="string">
            <text:p>ClassNamingConventions</text:p>
          </table:table-cell>
          <table:table-cell office:value-type="float" office:value="0.996415770609319" calcext:value-type="float">
            <text:p>0.996415770609319</text:p>
          </table:table-cell>
          <table:table-cell office:value-type="float" office:value="0.987455197132617" calcext:value-type="float">
            <text:p>0.987455197132617</text:p>
          </table:table-cell>
        </table:table-row>
        <table:table-row table:style-name="ro1">
          <table:table-cell office:value-type="string" calcext:value-type="string">
            <text:p>UnusedImports</text:p>
          </table:table-cell>
          <table:table-cell office:value-type="float" office:value="1.04211506622517" calcext:value-type="float">
            <text:p>1.04211506622517</text:p>
          </table:table-cell>
          <table:table-cell office:value-type="float" office:value="0.985099337748344" calcext:value-type="float">
            <text:p>0.985099337748344</text:p>
          </table:table-cell>
        </table:table-row>
        <table:table-row table:style-name="ro1">
          <table:table-cell office:value-type="string" calcext:value-type="string">
            <text:p>BrokenNullCheck</text:p>
          </table:table-cell>
          <table:table-cell office:value-type="float" office:value="0.962693958402113" calcext:value-type="float">
            <text:p>0.962693958402113</text:p>
          </table:table-cell>
          <table:table-cell office:value-type="float" office:value="0.983823043908881" calcext:value-type="float">
            <text:p>0.983823043908881</text:p>
          </table:table-cell>
        </table:table-row>
        <table:table-row table:style-name="ro1">
          <table:table-cell office:value-type="string" calcext:value-type="string">
            <text:p>EmptyIfStmt</text:p>
          </table:table-cell>
          <table:table-cell office:value-type="float" office:value="1.0047619047619" calcext:value-type="float">
            <text:p>1.0047619047619</text:p>
          </table:table-cell>
          <table:table-cell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string" calcext:value-type="string">
            <text:p>UseCollectionIsEmpty</text:p>
          </table:table-cell>
          <table:table-cell office:value-type="float" office:value="0.963528098250837" calcext:value-type="float">
            <text:p>0.963528098250837</text:p>
          </table:table-cell>
          <table:table-cell office:value-type="float" office:value="0.982880535913658" calcext:value-type="float">
            <text:p>0.982880535913658</text:p>
          </table:table-cell>
        </table:table-row>
        <table:table-row table:style-name="ro1">
          <table:table-cell office:value-type="string" calcext:value-type="string">
            <text:p>AvoidUsingHardCodedIP</text:p>
          </table:table-cell>
          <table:table-cell office:value-type="float" office:value="0.992578849721707" calcext:value-type="float">
            <text:p>0.992578849721707</text:p>
          </table:table-cell>
          <table:table-cell office:value-type="float" office:value="0.981447124304267" calcext:value-type="float">
            <text:p>0.981447124304267</text:p>
          </table:table-cell>
        </table:table-row>
        <table:table-row table:style-name="ro1">
          <table:table-cell office:value-type="string" calcext:value-type="string">
            <text:p>InefficientEmptyStringCheck</text:p>
          </table:table-cell>
          <table:table-cell office:value-type="float" office:value="0.957509881422925" calcext:value-type="float">
            <text:p>0.957509881422925</text:p>
          </table:table-cell>
          <table:table-cell office:value-type="float" office:value="0.980731225296443" calcext:value-type="float">
            <text:p>0.980731225296443</text:p>
          </table:table-cell>
        </table:table-row>
        <table:table-row table:style-name="ro1">
          <table:table-cell office:value-type="string" calcext:value-type="string">
            <text:p>AvoidFieldNameMatchingTypeName</text:p>
          </table:table-cell>
          <table:table-cell office:value-type="float" office:value="0.942252510760402" calcext:value-type="float">
            <text:p>0.942252510760402</text:p>
          </table:table-cell>
          <table:table-cell office:value-type="float" office:value="0.97883787661406" calcext:value-type="float">
            <text:p>0.97883787661406</text:p>
          </table:table-cell>
        </table:table-row>
        <table:table-row table:style-name="ro1">
          <table:table-cell office:value-type="string" calcext:value-type="string">
            <text:p>TooManyMethods</text:p>
          </table:table-cell>
          <table:table-cell office:value-type="float" office:value="0.986577181208054" calcext:value-type="float">
            <text:p>0.986577181208054</text:p>
          </table:table-cell>
          <table:table-cell office:value-type="float" office:value="0.978698570177998" calcext:value-type="float">
            <text:p>0.978698570177998</text:p>
          </table:table-cell>
        </table:table-row>
        <table:table-row table:style-name="ro1">
          <table:table-cell office:value-type="string" calcext:value-type="string">
            <text:p>FormalParameterNamingConventions</text:p>
          </table:table-cell>
          <table:table-cell office:value-type="float" office:value="0.971677559912854" calcext:value-type="float">
            <text:p>0.971677559912854</text:p>
          </table:table-cell>
          <table:table-cell office:value-type="float" office:value="0.976034858387799" calcext:value-type="float">
            <text:p>0.976034858387799</text:p>
          </table:table-cell>
        </table:table-row>
        <table:table-row table:style-name="ro1">
          <table:table-cell office:value-type="string" calcext:value-type="string">
            <text:p>UnnecessaryFullyQualifiedName</text:p>
          </table:table-cell>
          <table:table-cell office:value-type="float" office:value="1.00823789431384" calcext:value-type="float">
            <text:p>1.00823789431384</text:p>
          </table:table-cell>
          <table:table-cell office:value-type="float" office:value="0.974683544303797" calcext:value-type="float">
            <text:p>0.974683544303797</text:p>
          </table:table-cell>
        </table:table-row>
        <table:table-row table:style-name="ro1">
          <table:table-cell office:value-type="string" calcext:value-type="string">
            <text:p>DuplicateImports</text:p>
          </table:table-cell>
          <table:table-cell office:value-type="float" office:value="0.946804835924007" calcext:value-type="float">
            <text:p>0.946804835924007</text:p>
          </table:table-cell>
          <table:table-cell office:value-type="float" office:value="0.968566493955095" calcext:value-type="float">
            <text:p>0.968566493955095</text:p>
          </table:table-cell>
        </table:table-row>
        <table:table-row table:style-name="ro1">
          <table:table-cell office:value-type="string" calcext:value-type="string">
            <text:p>CallSuperFirst</text:p>
          </table:table-cell>
          <table:table-cell office:value-type="float" office:value="0.99014511587611" calcext:value-type="float">
            <text:p>0.99014511587611</text:p>
          </table:table-cell>
          <table:table-cell office:value-type="float" office:value="0.968377734459606" calcext:value-type="float">
            <text:p>0.968377734459606</text:p>
          </table:table-cell>
        </table:table-row>
        <table:table-row table:style-name="ro1">
          <table:table-cell office:value-type="string" calcext:value-type="string">
            <text:p>SignatureDeclareThrowsException</text:p>
          </table:table-cell>
          <table:table-cell office:value-type="float" office:value="0.936204889406286" calcext:value-type="float">
            <text:p>0.936204889406286</text:p>
          </table:table-cell>
          <table:table-cell office:value-type="float" office:value="0.967869615832363" calcext:value-type="float">
            <text:p>0.967869615832363</text:p>
          </table:table-cell>
        </table:table-row>
        <table:table-row table:style-name="ro1">
          <table:table-cell office:value-type="string" calcext:value-type="string">
            <text:p>SimplifyStartsWith</text:p>
          </table:table-cell>
          <table:table-cell office:value-type="float" office:value="1.02523578893704" calcext:value-type="float">
            <text:p>1.02523578893704</text:p>
          </table:table-cell>
          <table:table-cell office:value-type="float" office:value="0.965162715608803" calcext:value-type="float">
            <text:p>0.965162715608803</text:p>
          </table:table-cell>
        </table:table-row>
        <table:table-row table:style-name="ro1">
          <table:table-cell office:value-type="string" calcext:value-type="string">
            <text:p>FinalFieldCouldBeStatic</text:p>
          </table:table-cell>
          <table:table-cell office:value-type="float" office:value="0.899319727891156" calcext:value-type="float">
            <text:p>0.899319727891156</text:p>
          </table:table-cell>
          <table:table-cell office:value-type="float" office:value="0.964625850340136" calcext:value-type="float">
            <text:p>0.964625850340136</text:p>
          </table:table-cell>
        </table:table-row>
        <table:table-row table:style-name="ro1">
          <table:table-cell office:value-type="string" calcext:value-type="string">
            <text:p>DefaultLabelNotLastInSwitchStmt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964285714285714" calcext:value-type="float">
            <text:p>0.964285714285714</text:p>
          </table:table-cell>
        </table:table-row>
        <table:table-row table:style-name="ro1">
          <table:table-cell office:value-type="string" calcext:value-type="string">
            <text:p>MethodArgumentCouldBeFinal</text:p>
          </table:table-cell>
          <table:table-cell office:value-type="float" office:value="1.01002606777622" calcext:value-type="float">
            <text:p>1.01002606777622</text:p>
          </table:table-cell>
          <table:table-cell office:value-type="float" office:value="0.963906156005615" calcext:value-type="float">
            <text:p>0.963906156005615</text:p>
          </table:table-cell>
        </table:table-row>
        <table:table-row table:style-name="ro1">
          <table:table-cell office:value-type="string" calcext:value-type="string">
            <text:p>UseIndexOfChar</text:p>
          </table:table-cell>
          <table:table-cell office:value-type="float" office:value="0.956399875428216" calcext:value-type="float">
            <text:p>0.956399875428216</text:p>
          </table:table-cell>
          <table:table-cell office:value-type="float" office:value="0.962628464652756" calcext:value-type="float">
            <text:p>0.962628464652756</text:p>
          </table:table-cell>
        </table:table-row>
        <table:table-row table:style-name="ro1">
          <table:table-cell office:value-type="string" calcext:value-type="string">
            <text:p>CallSuperLast</text:p>
          </table:table-cell>
          <table:table-cell office:value-type="float" office:value="0.965547833801567" calcext:value-type="float">
            <text:p>0.965547833801567</text:p>
          </table:table-cell>
          <table:table-cell office:value-type="float" office:value="0.962294839568239" calcext:value-type="float">
            <text:p>0.962294839568239</text:p>
          </table:table-cell>
        </table:table-row>
        <table:table-row table:style-name="ro1">
          <table:table-cell office:value-type="string" calcext:value-type="string">
            <text:p>ArrayIsStoredDirectly</text:p>
          </table:table-cell>
          <table:table-cell office:value-type="float" office:value="0.982713347921225" calcext:value-type="float">
            <text:p>0.982713347921225</text:p>
          </table:table-cell>
          <table:table-cell office:value-type="float" office:value="0.960175054704595" calcext:value-type="float">
            <text:p>0.960175054704595</text:p>
          </table:table-cell>
        </table:table-row>
        <table:table-row table:style-name="ro1">
          <table:table-cell office:value-type="string" calcext:value-type="string">
            <text:p>AvoidMultipleUnaryOperators</text:p>
          </table:table-cell>
          <table:table-cell office:value-type="float" office:value="0.986666666666667" calcext:value-type="float">
            <text:p>0.986666666666667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AvoidInstantiatingObjectsInLoops</text:p>
          </table:table-cell>
          <table:table-cell table:number-columns-repeated="2" office:value-type="float" office:value="0.959280997798973" calcext:value-type="float">
            <text:p>0.959280997798973</text:p>
          </table:table-cell>
        </table:table-row>
        <table:table-row table:style-name="ro1">
          <table:table-cell office:value-type="string" calcext:value-type="string">
            <text:p>DontImportSun</text:p>
          </table:table-cell>
          <table:table-cell office:value-type="float" office:value="1.0779561087455" calcext:value-type="float">
            <text:p>1.0779561087455</text:p>
          </table:table-cell>
          <table:table-cell office:value-type="float" office:value="0.958401572224042" calcext:value-type="float">
            <text:p>0.958401572224042</text:p>
          </table:table-cell>
        </table:table-row>
        <table:table-row table:style-name="ro1">
          <table:table-cell office:value-type="string" calcext:value-type="string">
            <text:p>EmptyStatementNotInLoop</text:p>
          </table:table-cell>
          <table:table-cell office:value-type="float" office:value="1.04166666666667" calcext:value-type="float">
            <text:p>1.04166666666667</text:p>
          </table:table-cell>
          <table:table-cell office:value-type="float" office:value="0.958333333333333" calcext:value-type="float">
            <text:p>0.958333333333333</text:p>
          </table:table-cell>
        </table:table-row>
        <table:table-row table:style-name="ro1">
          <table:table-cell office:value-type="string" calcext:value-type="string">
            <text:p>MethodWithSameNameAsEnclosingClass</text:p>
          </table:table-cell>
          <table:table-cell office:value-type="float" office:value="0.988602868932993" calcext:value-type="float">
            <text:p>0.988602868932993</text:p>
          </table:table-cell>
          <table:table-cell office:value-type="float" office:value="0.956179996069955" calcext:value-type="float">
            <text:p>0.956179996069955</text:p>
          </table:table-cell>
        </table:table-row>
        <table:table-row table:style-name="ro1">
          <table:table-cell office:value-type="string" calcext:value-type="string">
            <text:p>UseTryWithResources</text:p>
          </table:table-cell>
          <table:table-cell office:value-type="float" office:value="0.030952380952381" calcext:value-type="float">
            <text:p>0.030952380952381</text:p>
          </table:table-cell>
          <table:table-cell office:value-type="float" office:value="0.955215875569858" calcext:value-type="float">
            <text:p>0.955215875569858</text:p>
          </table:table-cell>
        </table:table-row>
        <table:table-row table:style-name="ro1">
          <table:table-cell office:value-type="string" calcext:value-type="string">
            <text:p>GuardLogStatement</text:p>
          </table:table-cell>
          <table:table-cell office:value-type="float" office:value="0.943901670343523" calcext:value-type="float">
            <text:p>0.943901670343523</text:p>
          </table:table-cell>
          <table:table-cell office:value-type="float" office:value="0.954301922470848" calcext:value-type="float">
            <text:p>0.954301922470848</text:p>
          </table:table-cell>
        </table:table-row>
        <table:table-row table:style-name="ro1">
          <table:table-cell office:value-type="string" calcext:value-type="string">
            <text:p>UseArraysAsList</text:p>
          </table:table-cell>
          <table:table-cell office:value-type="float" office:value="0.961813186813187" calcext:value-type="float">
            <text:p>0.961813186813187</text:p>
          </table:table-cell>
          <table:table-cell office:value-type="float" office:value="0.953296703296703" calcext:value-type="float">
            <text:p>0.953296703296703</text:p>
          </table:table-cell>
        </table:table-row>
        <table:table-row table:style-name="ro1">
          <table:table-cell office:value-type="string" calcext:value-type="string">
            <text:p>AvoidUsingOctalValues</text:p>
          </table:table-cell>
          <table:table-cell office:value-type="float" office:value="0.923175416133163" calcext:value-type="float">
            <text:p>0.923175416133163</text:p>
          </table:table-cell>
          <table:table-cell office:value-type="float" office:value="0.948783610755442" calcext:value-type="float">
            <text:p>0.948783610755442</text:p>
          </table:table-cell>
        </table:table-row>
        <table:table-row table:style-name="ro1">
          <table:table-cell office:value-type="string" calcext:value-type="string">
            <text:p>UseVarargs</text:p>
          </table:table-cell>
          <table:table-cell office:value-type="float" office:value="0.197425345573494" calcext:value-type="float">
            <text:p>0.197425345573494</text:p>
          </table:table-cell>
          <table:table-cell office:value-type="float" office:value="0.944225956381838" calcext:value-type="float">
            <text:p>0.944225956381838</text:p>
          </table:table-cell>
        </table:table-row>
        <table:table-row table:style-name="ro1">
          <table:table-cell office:value-type="string" calcext:value-type="string">
            <text:p>UnusedPrivateMethod</text:p>
          </table:table-cell>
          <table:table-cell table:number-columns-repeated="2" office:value-type="float" office:value="0.941552511415525" calcext:value-type="float">
            <text:p>0.941552511415525</text:p>
          </table:table-cell>
        </table:table-row>
        <table:table-row table:style-name="ro1">
          <table:table-cell office:value-type="string" calcext:value-type="string">
            <text:p>EmptyTryBlock</text:p>
          </table:table-cell>
          <table:table-cell office:value-type="float" office:value="1" calcext:value-type="float">
            <text:p>1</text:p>
          </table:table-cell>
          <table:table-cell office:value-type="float" office:value="0.938775510204082" calcext:value-type="float">
            <text:p>0.938775510204082</text:p>
          </table:table-cell>
        </table:table-row>
        <table:table-row table:style-name="ro1">
          <table:table-cell office:value-type="string" calcext:value-type="string">
            <text:p>IdenticalCatchBranches</text:p>
          </table:table-cell>
          <table:table-cell office:value-type="float" office:value="0.999322722654927" calcext:value-type="float">
            <text:p>0.999322722654927</text:p>
          </table:table-cell>
          <table:table-cell office:value-type="float" office:value="0.934304097527938" calcext:value-type="float">
            <text:p>0.934304097527938</text:p>
          </table:table-cell>
        </table:table-row>
        <table:table-row table:style-name="ro1">
          <table:table-cell office:value-type="string" calcext:value-type="string">
            <text:p>SingleMethodSingleton</text:p>
          </table:table-cell>
          <table:table-cell office:value-type="float" office:value="0.884657684905142" calcext:value-type="float">
            <text:p>0.884657684905142</text:p>
          </table:table-cell>
          <table:table-cell office:value-type="float" office:value="0.93153698102832" calcext:value-type="float">
            <text:p>0.93153698102832</text:p>
          </table:table-cell>
        </table:table-row>
        <table:table-row table:style-name="ro1">
          <table:table-cell office:value-type="string" calcext:value-type="string">
            <text:p>CommentDefaultAccessModifier</text:p>
          </table:table-cell>
          <table:table-cell office:value-type="float" office:value="0.907949790794979" calcext:value-type="float">
            <text:p>0.907949790794979</text:p>
          </table:table-cell>
          <table:table-cell office:value-type="float" office:value="0.928405392840539" calcext:value-type="float">
            <text:p>0.928405392840539</text:p>
          </table:table-cell>
        </table:table-row>
        <table:table-row table:style-name="ro1">
          <table:table-cell office:value-type="string" calcext:value-type="string">
            <text:p>AvoidEnumAsIdentifier</text:p>
          </table:table-cell>
          <table:table-cell office:value-type="float" office:value="0.937854994988306" calcext:value-type="float">
            <text:p>0.937854994988306</text:p>
          </table:table-cell>
          <table:table-cell office:value-type="float" office:value="0.92415636485132" calcext:value-type="float">
            <text:p>0.92415636485132</text:p>
          </table:table-cell>
        </table:table-row>
        <table:table-row table:style-name="ro1">
          <table:table-cell office:value-type="string" calcext:value-type="string">
            <text:p>NonCaseLabelInSwitchStatement</text:p>
          </table:table-cell>
          <table:table-cell office:value-type="float" office:value="0.613207547169811" calcext:value-type="float">
            <text:p>0.613207547169811</text:p>
          </table:table-cell>
          <table:table-cell office:value-type="float" office:value="0.922189054726368" calcext:value-type="float">
            <text:p>0.922189054726368</text:p>
          </table:table-cell>
        </table:table-row>
        <table:table-row table:style-name="ro1">
          <table:table-cell office:value-type="string" calcext:value-type="string">
            <text:p>AvoidReassigningParameters</text:p>
          </table:table-cell>
          <table:table-cell office:value-type="float" office:value="0.90923388002696" calcext:value-type="float">
            <text:p>0.90923388002696</text:p>
          </table:table-cell>
          <table:table-cell office:value-type="float" office:value="0.921590653785666" calcext:value-type="float">
            <text:p>0.921590653785666</text:p>
          </table:table-cell>
        </table:table-row>
        <table:table-row table:style-name="ro1">
          <table:table-cell office:value-type="string" calcext:value-type="string">
            <text:p>UseConcurrentHashMap</text:p>
          </table:table-cell>
          <table:table-cell office:value-type="float" office:value="0.87737598516458" calcext:value-type="float">
            <text:p>0.87737598516458</text:p>
          </table:table-cell>
          <table:table-cell office:value-type="float" office:value="0.921418636995828" calcext:value-type="float">
            <text:p>0.921418636995828</text:p>
          </table:table-cell>
        </table:table-row>
        <table:table-row table:style-name="ro1">
          <table:table-cell office:value-type="string" calcext:value-type="string">
            <text:p>UnsynchronizedStaticFormatter</text:p>
          </table:table-cell>
          <table:table-cell office:value-type="float" office:value="0.912408759124088" calcext:value-type="float">
            <text:p>0.912408759124088</text:p>
          </table:table-cell>
          <table:table-cell office:value-type="float" office:value="0.91970802919708" calcext:value-type="float">
            <text:p>0.91970802919708</text:p>
          </table:table-cell>
        </table:table-row>
        <table:table-row table:style-name="ro1">
          <table:table-cell office:value-type="string" calcext:value-type="string">
            <text:p>UseStringBufferLength</text:p>
          </table:table-cell>
          <table:table-cell office:value-type="float" office:value="1.03653322969297" calcext:value-type="float">
            <text:p>1.03653322969297</text:p>
          </table:table-cell>
          <table:table-cell office:value-type="float" office:value="0.907573492775286" calcext:value-type="float">
            <text:p>0.907573492775286</text:p>
          </table:table-cell>
        </table:table-row>
        <table:table-row table:style-name="ro1">
          <table:table-cell office:value-type="string" calcext:value-type="string">
            <text:p>PrematureDeclaration</text:p>
          </table:table-cell>
          <table:table-cell office:value-type="float" office:value="0.894671878214359" calcext:value-type="float">
            <text:p>0.894671878214359</text:p>
          </table:table-cell>
          <table:table-cell office:value-type="float" office:value="0.904752108619626" calcext:value-type="float">
            <text:p>0.904752108619626</text:p>
          </table:table-cell>
        </table:table-row>
        <table:table-row table:style-name="ro1">
          <table:table-cell office:value-type="string" calcext:value-type="string">
            <text:p>PreserveStackTrace</text:p>
          </table:table-cell>
          <table:table-cell office:value-type="float" office:value="0.893269230769231" calcext:value-type="float">
            <text:p>0.893269230769231</text:p>
          </table:table-cell>
          <table:table-cell office:value-type="float" office:value="0.904487179487179" calcext:value-type="float">
            <text:p>0.904487179487179</text:p>
          </table:table-cell>
        </table:table-row>
        <table:table-row table:style-name="ro1">
          <table:table-cell office:value-type="string" calcext:value-type="string">
            <text:p>UnnecessaryCaseChange</text:p>
          </table:table-cell>
          <table:table-cell office:value-type="float" office:value="0.888352444176222" calcext:value-type="float">
            <text:p>0.888352444176222</text:p>
          </table:table-cell>
          <table:table-cell office:value-type="float" office:value="0.901629450814725" calcext:value-type="float">
            <text:p>0.901629450814725</text:p>
          </table:table-cell>
        </table:table-row>
        <table:table-row table:style-name="ro1">
          <table:table-cell office:value-type="string" calcext:value-type="string">
            <text:p>UnusedFormalParameter</text:p>
          </table:table-cell>
          <table:table-cell office:value-type="float" office:value="0.86058981233244" calcext:value-type="float">
            <text:p>0.86058981233244</text:p>
          </table:table-cell>
          <table:table-cell office:value-type="float" office:value="0.894101876675603" calcext:value-type="float">
            <text:p>0.894101876675603</text:p>
          </table:table-cell>
        </table:table-row>
        <table:table-row table:style-name="ro1">
          <table:table-cell office:value-type="string" calcext:value-type="string">
            <text:p>OnlyOneReturn</text:p>
          </table:table-cell>
          <table:table-cell office:value-type="float" office:value="0.886379192334018" calcext:value-type="float">
            <text:p>0.886379192334018</text:p>
          </table:table-cell>
          <table:table-cell office:value-type="float" office:value="0.893223819301848" calcext:value-type="float">
            <text:p>0.893223819301848</text:p>
          </table:table-cell>
        </table:table-row>
        <table:table-row table:style-name="ro1">
          <table:table-cell office:value-type="string" calcext:value-type="string">
            <text:p>LooseCoupling</text:p>
          </table:table-cell>
          <table:table-cell office:value-type="float" office:value="0.876853180296509" calcext:value-type="float">
            <text:p>0.876853180296509</text:p>
          </table:table-cell>
          <table:table-cell office:value-type="float" office:value="0.890004782400765" calcext:value-type="float">
            <text:p>0.890004782400765</text:p>
          </table:table-cell>
        </table:table-row>
        <table:table-row table:style-name="ro1">
          <table:table-cell office:value-type="string" calcext:value-type="string">
            <text:p>AvoidDollarSigns</text:p>
          </table:table-cell>
          <table:table-cell office:value-type="float" office:value="0.872591671845867" calcext:value-type="float">
            <text:p>0.872591671845867</text:p>
          </table:table-cell>
          <table:table-cell office:value-type="float" office:value="0.889372280919826" calcext:value-type="float">
            <text:p>0.889372280919826</text:p>
          </table:table-cell>
        </table:table-row>
        <table:table-row table:style-name="ro1">
          <table:table-cell office:value-type="string" calcext:value-type="string">
            <text:p>EmptyInitializer</text:p>
          </table:table-cell>
          <table:table-cell office:value-type="float" office:value="1.03703703703704" calcext:value-type="float">
            <text:p>1.03703703703704</text:p>
          </table:table-cell>
          <table:table-cell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EmptySynchronizedBlock</text:p>
          </table:table-cell>
          <table:table-cell office:value-type="float" office:value="1" calcext:value-type="float">
            <text:p>1</text:p>
          </table:table-cell>
          <table:table-cell office:value-type="float" office:value="0.888888888888889" calcext:value-type="float">
            <text:p>0.888888888888889</text:p>
          </table:table-cell>
        </table:table-row>
        <table:table-row table:style-name="ro1">
          <table:table-cell office:value-type="string" calcext:value-type="string">
            <text:p>LinguisticNaming</text:p>
          </table:table-cell>
          <table:table-cell office:value-type="float" office:value="0.885334645669291" calcext:value-type="float">
            <text:p>0.885334645669291</text:p>
          </table:table-cell>
          <table:table-cell office:value-type="float" office:value="0.881397637795276" calcext:value-type="float">
            <text:p>0.881397637795276</text:p>
          </table:table-cell>
        </table:table-row>
        <table:table-row table:style-name="ro1">
          <table:table-cell office:value-type="string" calcext:value-type="string">
            <text:p>UncommentedEmptyConstructor</text:p>
          </table:table-cell>
          <table:table-cell office:value-type="float" office:value="0.89937106918239" calcext:value-type="float">
            <text:p>0.89937106918239</text:p>
          </table:table-cell>
          <table:table-cell office:value-type="float" office:value="0.874213836477987" calcext:value-type="float">
            <text:p>0.874213836477987</text:p>
          </table:table-cell>
        </table:table-row>
        <table:table-row table:style-name="ro1">
          <table:table-cell office:value-type="string" calcext:value-type="string">
            <text:p>StaticEJBFieldShouldBeFinal</text:p>
          </table:table-cell>
          <table:table-cell office:value-type="float" office:value="0.895726495726496" calcext:value-type="float">
            <text:p>0.895726495726496</text:p>
          </table:table-cell>
          <table:table-cell office:value-type="float" office:value="0.864957264957265" calcext:value-type="float">
            <text:p>0.864957264957265</text:p>
          </table:table-cell>
        </table:table-row>
        <table:table-row table:style-name="ro1">
          <table:table-cell office:value-type="string" calcext:value-type="string">
            <text:p>CollapsibleIfStatements</text:p>
          </table:table-cell>
          <table:table-cell office:value-type="float" office:value="0.861080485115766" calcext:value-type="float">
            <text:p>0.861080485115766</text:p>
          </table:table-cell>
          <table:table-cell office:value-type="float" office:value="0.862183020948181" calcext:value-type="float">
            <text:p>0.862183020948181</text:p>
          </table:table-cell>
        </table:table-row>
        <table:table-row table:style-name="ro1">
          <table:table-cell office:value-type="string" calcext:value-type="string">
            <text:p>OverrideBothEqualsAndHashcode</text:p>
          </table:table-cell>
          <table:table-cell office:value-type="float" office:value="0.790648246546227" calcext:value-type="float">
            <text:p>0.790648246546227</text:p>
          </table:table-cell>
          <table:table-cell office:value-type="float" office:value="0.857066950053135" calcext:value-type="float">
            <text:p>0.857066950053135</text:p>
          </table:table-cell>
        </table:table-row>
        <table:table-row table:style-name="ro1">
          <table:table-cell office:value-type="string" calcext:value-type="string">
            <text:p>ProperLogger</text:p>
          </table:table-cell>
          <table:table-cell office:value-type="float" office:value="0.824652140054952" calcext:value-type="float">
            <text:p>0.824652140054952</text:p>
          </table:table-cell>
          <table:table-cell office:value-type="float" office:value="0.845986570475617" calcext:value-type="float">
            <text:p>0.845986570475617</text:p>
          </table:table-cell>
        </table:table-row>
        <table:table-row table:style-name="ro1">
          <table:table-cell office:value-type="string" calcext:value-type="string">
            <text:p>AtLeastOneConstructor</text:p>
          </table:table-cell>
          <table:table-cell office:value-type="float" office:value="0.906341163826194" calcext:value-type="float">
            <text:p>0.906341163826194</text:p>
          </table:table-cell>
          <table:table-cell office:value-type="float" office:value="0.842008291110088" calcext:value-type="float">
            <text:p>0.842008291110088</text:p>
          </table:table-cell>
        </table:table-row>
        <table:table-row table:style-name="ro1">
          <table:table-cell office:value-type="string" calcext:value-type="string">
            <text:p>MethodNamingConventions</text:p>
          </table:table-cell>
          <table:table-cell office:value-type="float" office:value="0.828938156359393" calcext:value-type="float">
            <text:p>0.828938156359393</text:p>
          </table:table-cell>
          <table:table-cell office:value-type="float" office:value="0.838739789964994" calcext:value-type="float">
            <text:p>0.838739789964994</text:p>
          </table:table-cell>
        </table:table-row>
        <table:table-row table:style-name="ro1">
          <table:table-cell office:value-type="string" calcext:value-type="string">
            <text:p>AvoidRethrowingException</text:p>
          </table:table-cell>
          <table:table-cell office:value-type="float" office:value="0.84" calcext:value-type="float">
            <text:p>0.84</text:p>
          </table:table-cell>
          <table:table-cell office:value-type="float" office:value="0.817142857142857" calcext:value-type="float">
            <text:p>0.817142857142857</text:p>
          </table:table-cell>
        </table:table-row>
        <table:table-row table:style-name="ro1">
          <table:table-cell office:value-type="string" calcext:value-type="string">
            <text:p>CloneMethodMustImplementCloneable</text:p>
          </table:table-cell>
          <table:table-cell office:value-type="float" office:value="0.800539083557951" calcext:value-type="float">
            <text:p>0.800539083557951</text:p>
          </table:table-cell>
          <table:table-cell office:value-type="float" office:value="0.814016172506739" calcext:value-type="float">
            <text:p>0.814016172506739</text:p>
          </table:table-cell>
        </table:table-row>
        <table:table-row table:style-name="ro1">
          <table:table-cell office:value-type="string" calcext:value-type="string">
            <text:p>EmptySwitchStatements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807692307692308" calcext:value-type="float">
            <text:p>0.807692307692308</text:p>
          </table:table-cell>
        </table:table-row>
        <table:table-row table:style-name="ro1">
          <table:table-cell office:value-type="string" calcext:value-type="string">
            <text:p>UseUnderscoresInNumericLiterals</text:p>
          </table:table-cell>
          <table:table-cell office:value-type="float" office:value="0.720645270080378" calcext:value-type="float">
            <text:p>0.720645270080378</text:p>
          </table:table-cell>
          <table:table-cell office:value-type="float" office:value="0.802460697197539" calcext:value-type="float">
            <text:p>0.802460697197539</text:p>
          </table:table-cell>
        </table:table-row>
        <table:table-row table:style-name="ro1">
          <table:table-cell office:value-type="string" calcext:value-type="string">
            <text:p>DontImportJavaLang</text:p>
          </table:table-cell>
          <table:table-cell office:value-type="float" office:value="0.780252859723058" calcext:value-type="float">
            <text:p>0.780252859723058</text:p>
          </table:table-cell>
          <table:table-cell office:value-type="float" office:value="0.798013245033113" calcext:value-type="float">
            <text:p>0.798013245033113</text:p>
          </table:table-cell>
        </table:table-row>
        <table:table-row table:style-name="ro1">
          <table:table-cell office:value-type="string" calcext:value-type="string">
            <text:p>EmptyWhileStmt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794117647058823" calcext:value-type="float">
            <text:p>0.794117647058823</text:p>
          </table:table-cell>
        </table:table-row>
        <table:table-row table:style-name="ro1">
          <table:table-cell office:value-type="string" calcext:value-type="string">
            <text:p>FinalizeShouldBeProtected</text:p>
          </table:table-cell>
          <table:table-cell office:value-type="float" office:value="0.839947666812037" calcext:value-type="float">
            <text:p>0.839947666812037</text:p>
          </table:table-cell>
          <table:table-cell office:value-type="float" office:value="0.78674225904928" calcext:value-type="float">
            <text:p>0.78674225904928</text:p>
          </table:table-cell>
        </table:table-row>
        <table:table-row table:style-name="ro1">
          <table:table-cell office:value-type="string" calcext:value-type="string">
            <text:p>UseArrayListInsteadOfVector</text:p>
          </table:table-cell>
          <table:table-cell office:value-type="float" office:value="0.768361581920904" calcext:value-type="float">
            <text:p>0.768361581920904</text:p>
          </table:table-cell>
          <table:table-cell office:value-type="float" office:value="0.774717514124294" calcext:value-type="float">
            <text:p>0.774717514124294</text:p>
          </table:table-cell>
        </table:table-row>
        <table:table-row table:style-name="ro1">
          <table:table-cell office:value-type="string" calcext:value-type="string">
            <text:p>DefaultPackage</text:p>
          </table:table-cell>
          <table:table-cell office:value-type="float" office:value="0.767208672086721" calcext:value-type="float">
            <text:p>0.767208672086721</text:p>
          </table:table-cell>
          <table:table-cell office:value-type="float" office:value="0.770731707317073" calcext:value-type="float">
            <text:p>0.770731707317073</text:p>
          </table:table-cell>
        </table:table-row>
        <table:table-row table:style-name="ro1">
          <table:table-cell office:value-type="string" calcext:value-type="string">
            <text:p>BooleanGetMethodName</text:p>
          </table:table-cell>
          <table:table-cell office:value-type="float" office:value="0.763282482903735" calcext:value-type="float">
            <text:p>0.763282482903735</text:p>
          </table:table-cell>
          <table:table-cell office:value-type="float" office:value="0.742240925828511" calcext:value-type="float">
            <text:p>0.742240925828511</text:p>
          </table:table-cell>
        </table:table-row>
        <table:table-row table:style-name="ro1">
          <table:table-cell office:value-type="string" calcext:value-type="string">
            <text:p>AvoidInstanceofChecksInCatchClause</text:p>
          </table:table-cell>
          <table:table-cell office:value-type="float" office:value="0.729483282674772" calcext:value-type="float">
            <text:p>0.729483282674772</text:p>
          </table:table-cell>
          <table:table-cell office:value-type="float" office:value="0.732522796352584" calcext:value-type="float">
            <text:p>0.732522796352584</text:p>
          </table:table-cell>
        </table:table-row>
        <table:table-row table:style-name="ro1">
          <table:table-cell office:value-type="string" calcext:value-type="string">
            <text:p>UnusedNullCheckInEquals</text:p>
          </table:table-cell>
          <table:table-cell office:value-type="float" office:value="0.729044834307992" calcext:value-type="float">
            <text:p>0.729044834307992</text:p>
          </table:table-cell>
          <table:table-cell office:value-type="float" office:value="0.725524424660324" calcext:value-type="float">
            <text:p>0.725524424660324</text:p>
          </table:table-cell>
        </table:table-row>
        <table:table-row table:style-name="ro1">
          <table:table-cell office:value-type="string" calcext:value-type="string">
            <text:p>UseProperClassLoader</text:p>
          </table:table-cell>
          <table:table-cell office:value-type="float" office:value="1.46385964912281" calcext:value-type="float">
            <text:p>1.46385964912281</text:p>
          </table:table-cell>
          <table:table-cell office:value-type="float" office:value="0.689393513574279" calcext:value-type="float">
            <text:p>0.689393513574279</text:p>
          </table:table-cell>
        </table:table-row>
        <table:table-row table:style-name="ro1">
          <table:table-cell office:value-type="string" calcext:value-type="string">
            <text:p>JUnitAssertionsShouldIncludeMessage</text:p>
          </table:table-cell>
          <table:table-cell office:value-type="float" office:value="0.298042553191489" calcext:value-type="float">
            <text:p>0.298042553191489</text:p>
          </table:table-cell>
          <table:table-cell office:value-type="float" office:value="0.673538276069922" calcext:value-type="float">
            <text:p>0.673538276069922</text:p>
          </table:table-cell>
        </table:table-row>
        <table:table-row table:style-name="ro1">
          <table:table-cell office:value-type="string" calcext:value-type="string">
            <text:p>ClassWithOnlyPrivateConstructorsShouldBeFinal</text:p>
          </table:table-cell>
          <table:table-cell office:value-type="float" office:value="0.640033641715728" calcext:value-type="float">
            <text:p>0.640033641715728</text:p>
          </table:table-cell>
          <table:table-cell office:value-type="float" office:value="0.64592094196804" calcext:value-type="float">
            <text:p>0.64592094196804</text:p>
          </table:table-cell>
        </table:table-row>
        <table:table-row table:style-name="ro1">
          <table:table-cell office:value-type="string" calcext:value-type="string">
            <text:p>JUnitStaticSuite</text:p>
          </table:table-cell>
          <table:table-cell office:value-type="float" office:value="4.4566772655008" calcext:value-type="float">
            <text:p>4.4566772655008</text:p>
          </table:table-cell>
          <table:table-cell office:value-type="float" office:value="0.61881071948186" calcext:value-type="float">
            <text:p>0.61881071948186</text:p>
          </table:table-cell>
        </table:table-row>
        <table:table-row table:style-name="ro1">
          <table:table-cell office:value-type="string" calcext:value-type="string">
            <text:p>UncommentedEmptyMethodBody</text:p>
          </table:table-cell>
          <table:table-cell office:value-type="float" office:value="0.637393767705382" calcext:value-type="float">
            <text:p>0.637393767705382</text:p>
          </table:table-cell>
          <table:table-cell office:value-type="float" office:value="0.595609065155807" calcext:value-type="float">
            <text:p>0.595609065155807</text:p>
          </table:table-cell>
        </table:table-row>
        <table:table-row table:style-name="ro1">
          <table:table-cell office:value-type="string" calcext:value-type="string">
            <text:p>EmptyMethodInAbstractClassShouldBeAbstract</text:p>
          </table:table-cell>
          <table:table-cell office:value-type="float" office:value="0.561510353227771" calcext:value-type="float">
            <text:p>0.561510353227771</text:p>
          </table:table-cell>
          <table:table-cell office:value-type="float" office:value="0.58952496954933" calcext:value-type="float">
            <text:p>0.58952496954933</text:p>
          </table:table-cell>
        </table:table-row>
        <table:table-row table:style-name="ro1">
          <table:table-cell office:value-type="string" calcext:value-type="string">
            <text:p>NonThreadSafeSingleton</text:p>
          </table:table-cell>
          <table:table-cell office:value-type="float" office:value="1.0110183639399" calcext:value-type="float">
            <text:p>1.0110183639399</text:p>
          </table:table-cell>
          <table:table-cell office:value-type="float" office:value="0.584905660377359" calcext:value-type="float">
            <text:p>0.584905660377359</text:p>
          </table:table-cell>
        </table:table-row>
        <table:table-row table:style-name="ro1">
          <table:table-cell office:value-type="string" calcext:value-type="string">
            <text:p>CallSuperInConstructor</text:p>
          </table:table-cell>
          <table:table-cell office:value-type="float" office:value="0.595238095238095" calcext:value-type="float">
            <text:p>0.595238095238095</text:p>
          </table:table-cell>
          <table:table-cell office:value-type="float" office:value="0.57563025210084" calcext:value-type="float">
            <text:p>0.57563025210084</text:p>
          </table:table-cell>
        </table:table-row>
        <table:table-row table:style-name="ro1">
          <table:table-cell office:value-type="string" calcext:value-type="string">
            <text:p>NonStaticInitializer</text:p>
          </table:table-cell>
          <table:table-cell office:value-type="float" office:value="0.005780977312391" calcext:value-type="float">
            <text:p>0.005780977312391</text:p>
          </table:table-cell>
          <table:table-cell office:value-type="float" office:value="0.56657223796034" calcext:value-type="float">
            <text:p>0.56657223796034</text:p>
          </table:table-cell>
        </table:table-row>
        <table:table-row table:style-name="ro1">
          <table:table-cell office:value-type="string" calcext:value-type="string">
            <text:p>DontCallThreadRun</text:p>
          </table:table-cell>
          <table:table-cell office:value-type="float" office:value="0.562546445380233" calcext:value-type="float">
            <text:p>0.562546445380233</text:p>
          </table:table-cell>
          <table:table-cell office:value-type="float" office:value="0.548179341094873" calcext:value-type="float">
            <text:p>0.548179341094873</text:p>
          </table:table-cell>
        </table:table-row>
        <table:table-row table:style-name="ro1">
          <table:table-cell office:value-type="string" calcext:value-type="string">
            <text:p>TooFewBranchesForASwitchStatement</text:p>
          </table:table-cell>
          <table:table-cell office:value-type="float" office:value="0.56" calcext:value-type="float">
            <text:p>0.56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ShortVariable</text:p>
          </table:table-cell>
          <table:table-cell office:value-type="float" office:value="0.530093312597201" calcext:value-type="float">
            <text:p>0.530093312597201</text:p>
          </table:table-cell>
          <table:table-cell office:value-type="float" office:value="0.543545878693624" calcext:value-type="float">
            <text:p>0.543545878693624</text:p>
          </table:table-cell>
        </table:table-row>
        <table:table-row table:style-name="ro1">
          <table:table-cell office:value-type="string" calcext:value-type="string">
            <text:p>AvoidLosingExceptionInformation</text:p>
          </table:table-cell>
          <table:table-cell office:value-type="float" office:value="0.527405602923264" calcext:value-type="float">
            <text:p>0.527405602923264</text:p>
          </table:table-cell>
          <table:table-cell office:value-type="float" office:value="0.522533495736906" calcext:value-type="float">
            <text:p>0.522533495736906</text:p>
          </table:table-cell>
        </table:table-row>
        <table:table-row table:style-name="ro1">
          <table:table-cell office:value-type="string" calcext:value-type="string">
            <text:p>JUnitTestContainsTooManyAsserts</text:p>
          </table:table-cell>
          <table:table-cell office:value-type="float" office:value="0.627258647392876" calcext:value-type="float">
            <text:p>0.627258647392876</text:p>
          </table:table-cell>
          <table:table-cell office:value-type="float" office:value="0.464614511976962" calcext:value-type="float">
            <text:p>0.464614511976962</text:p>
          </table:table-cell>
        </table:table-row>
        <table:table-row table:style-name="ro1">
          <table:table-cell office:value-type="string" calcext:value-type="string">
            <text:p>UseAssertEqualsInsteadOfAssertTrue</text:p>
          </table:table-cell>
          <table:table-cell office:value-type="float" office:value="0.434246339362618" calcext:value-type="float">
            <text:p>0.434246339362618</text:p>
          </table:table-cell>
          <table:table-cell office:value-type="float" office:value="0.432592592592593" calcext:value-type="float">
            <text:p>0.432592592592593</text:p>
          </table:table-cell>
        </table:table-row>
        <table:table-row table:style-name="ro1">
          <table:table-cell office:value-type="string" calcext:value-type="string">
            <text:p>ImmutableField</text:p>
          </table:table-cell>
          <table:table-cell office:value-type="float" office:value="0.443451517437475" calcext:value-type="float">
            <text:p>0.443451517437475</text:p>
          </table:table-cell>
          <table:table-cell office:value-type="float" office:value="0.428016015783671" calcext:value-type="float">
            <text:p>0.428016015783671</text:p>
          </table:table-cell>
        </table:table-row>
        <table:table-row table:style-name="ro1">
          <table:table-cell office:value-type="string" calcext:value-type="string">
            <text:p>MissingBreakInSwitch</text:p>
          </table:table-cell>
          <table:table-cell office:value-type="float" office:value="0.408921933085502" calcext:value-type="float">
            <text:p>0.408921933085502</text:p>
          </table:table-cell>
          <table:table-cell office:value-type="float" office:value="0.401486988847584" calcext:value-type="float">
            <text:p>0.401486988847584</text:p>
          </table:table-cell>
        </table:table-row>
        <table:table-row table:style-name="ro1">
          <table:table-cell office:value-type="string" calcext:value-type="string">
            <text:p>SingularField</text:p>
          </table:table-cell>
          <table:table-cell office:value-type="float" office:value="0.376293198327097" calcext:value-type="float">
            <text:p>0.376293198327097</text:p>
          </table:table-cell>
          <table:table-cell office:value-type="float" office:value="0.38234646709223" calcext:value-type="float">
            <text:p>0.38234646709223</text:p>
          </table:table-cell>
        </table:table-row>
        <table:table-row table:style-name="ro1">
          <table:table-cell office:value-type="string" calcext:value-type="string">
            <text:p>UseAssertNullInsteadOfAssertTrue</text:p>
          </table:table-cell>
          <table:table-cell office:value-type="float" office:value="0.339397897617715" calcext:value-type="float">
            <text:p>0.339397897617715</text:p>
          </table:table-cell>
          <table:table-cell office:value-type="float" office:value="0.354388256515519" calcext:value-type="float">
            <text:p>0.354388256515519</text:p>
          </table:table-cell>
        </table:table-row>
        <table:table-row table:style-name="ro1">
          <table:table-cell office:value-type="string" calcext:value-type="string">
            <text:p>MissingSerialVersionUID</text:p>
          </table:table-cell>
          <table:table-cell office:value-type="float" office:value="0.331378299120235" calcext:value-type="float">
            <text:p>0.331378299120235</text:p>
          </table:table-cell>
          <table:table-cell office:value-type="float" office:value="0.32258064516129" calcext:value-type="float">
            <text:p>0.32258064516129</text:p>
          </table:table-cell>
        </table:table-row>
        <table:table-row table:style-name="ro1">
          <table:table-cell office:value-type="string" calcext:value-type="string">
            <text:p>UseShortArrayInitializer</text:p>
          </table:table-cell>
          <table:table-cell office:value-type="float" office:value="0.161182311511373" calcext:value-type="float">
            <text:p>0.161182311511373</text:p>
          </table:table-cell>
          <table:table-cell office:value-type="float" office:value="0.316785350966429" calcext:value-type="float">
            <text:p>0.316785350966429</text:p>
          </table:table-cell>
        </table:table-row>
        <table:table-row table:style-name="ro1">
          <table:table-cell office:value-type="string" calcext:value-type="string">
            <text:p>JUnitTestsShouldIncludeAssert</text:p>
          </table:table-cell>
          <table:table-cell office:value-type="float" office:value="0.454295562633623" calcext:value-type="float">
            <text:p>0.454295562633623</text:p>
          </table:table-cell>
          <table:table-cell office:value-type="float" office:value="0.297052431820269" calcext:value-type="float">
            <text:p>0.297052431820269</text:p>
          </table:table-cell>
        </table:table-row>
        <table:table-row table:style-name="ro1">
          <table:table-cell office:value-type="string" calcext:value-type="string">
            <text:p>JUnit4TestShouldUseTestAnnotation</text:p>
          </table:table-cell>
          <table:table-cell office:value-type="float" office:value="0.163553450846269" calcext:value-type="float">
            <text:p>0.163553450846269</text:p>
          </table:table-cell>
          <table:table-cell office:value-type="float" office:value="0.286921985815603" calcext:value-type="float">
            <text:p>0.286921985815603</text:p>
          </table:table-cell>
        </table:table-row>
        <table:table-row table:style-name="ro1">
          <table:table-cell office:value-type="string" calcext:value-type="string">
            <text:p>BeanMembersShouldSerialize</text:p>
          </table:table-cell>
          <table:table-cell office:value-type="float" office:value="0.275272367117861" calcext:value-type="float">
            <text:p>0.275272367117861</text:p>
          </table:table-cell>
          <table:table-cell office:value-type="float" office:value="0.28068669527897" calcext:value-type="float">
            <text:p>0.28068669527897</text:p>
          </table:table-cell>
        </table:table-row>
        <table:table-row table:style-name="ro1">
          <table:table-cell office:value-type="string" calcext:value-type="string">
            <text:p>TestClassWithoutTestCases</text:p>
          </table:table-cell>
          <table:table-cell office:value-type="float" office:value="0.281912410122327" calcext:value-type="float">
            <text:p>0.281912410122327</text:p>
          </table:table-cell>
          <table:table-cell office:value-type="float" office:value="0.2666604413733" calcext:value-type="float">
            <text:p>0.2666604413733</text:p>
          </table:table-cell>
        </table:table-row>
        <table:table-row table:style-name="ro1">
          <table:table-cell office:value-type="string" calcext:value-type="string">
            <text:p>UnusedPrivateField</text:p>
          </table:table-cell>
          <table:table-cell office:value-type="float" office:value="0.296056842913839" calcext:value-type="float">
            <text:p>0.296056842913839</text:p>
          </table:table-cell>
          <table:table-cell office:value-type="float" office:value="0.258033542440149" calcext:value-type="float">
            <text:p>0.258033542440149</text:p>
          </table:table-cell>
        </table:table-row>
        <table:table-row table:style-name="ro1">
          <table:table-cell office:value-type="string" calcext:value-type="string">
            <text:p>ReturnFromFinallyBlock</text:p>
          </table:table-cell>
          <table:table-cell office:value-type="float" office:value="0.204697141417957" calcext:value-type="float">
            <text:p>0.204697141417957</text:p>
          </table:table-cell>
          <table:table-cell office:value-type="float" office:value="0.208349074423876" calcext:value-type="float">
            <text:p>0.208349074423876</text:p>
          </table:table-cell>
        </table:table-row>
        <table:table-row table:style-name="ro1">
          <table:table-cell office:value-type="string" calcext:value-type="string">
            <text:p>UseStringBufferForStringAppends</text:p>
          </table:table-cell>
          <table:table-cell office:value-type="float" office:value="1.13350785340314" calcext:value-type="float">
            <text:p>1.13350785340314</text:p>
          </table:table-cell>
          <table:table-cell office:value-type="float" office:value="0.195737047588899" calcext:value-type="float">
            <text:p>0.195737047588899</text:p>
          </table:table-cell>
        </table:table-row>
        <table:table-row table:style-name="ro1">
          <table:table-cell office:value-type="string" calcext:value-type="string">
            <text:p>JUnit4TestShouldUseBeforeAnnotation</text:p>
          </table:table-cell>
          <table:table-cell office:value-type="float" office:value="1.68700906344411" calcext:value-type="float">
            <text:p>1.68700906344411</text:p>
          </table:table-cell>
          <table:table-cell office:value-type="float" office:value="0.193720950627028" calcext:value-type="float">
            <text:p>0.193720950627028</text:p>
          </table:table-cell>
        </table:table-row>
        <table:table-row table:style-name="ro1">
          <table:table-cell office:value-type="string" calcext:value-type="string">
            <text:p>ControlStatementBraces</text:p>
          </table:table-cell>
          <table:table-cell office:value-type="float" office:value="0.217667493796526" calcext:value-type="float">
            <text:p>0.217667493796526</text:p>
          </table:table-cell>
          <table:table-cell office:value-type="float" office:value="0.187915632754342" calcext:value-type="float">
            <text:p>0.187915632754342</text:p>
          </table:table-cell>
        </table:table-row>
        <table:table-row table:style-name="ro1">
          <table:table-cell office:value-type="string" calcext:value-type="string">
            <text:p>DetachedTestCase</text:p>
          </table:table-cell>
          <table:table-cell office:value-type="float" office:value="0.139323273891175" calcext:value-type="float">
            <text:p>0.139323273891175</text:p>
          </table:table-cell>
          <table:table-cell office:value-type="float" office:value="0.157521719250114" calcext:value-type="float">
            <text:p>0.157521719250114</text:p>
          </table:table-cell>
        </table:table-row>
        <table:table-row table:style-name="ro1">
          <table:table-cell office:value-type="string" calcext:value-type="string">
            <text:p>UselessStringValueOf</text:p>
          </table:table-cell>
          <table:table-cell office:value-type="float" office:value="0.948873793350018" calcext:value-type="float">
            <text:p>0.948873793350018</text:p>
          </table:table-cell>
          <table:table-cell office:value-type="float" office:value="0.155293845976215" calcext:value-type="float">
            <text:p>0.155293845976215</text:p>
          </table:table-cell>
        </table:table-row>
        <table:table-row table:style-name="ro1">
          <table:table-cell office:value-type="string" calcext:value-type="string">
            <text:p>AvoidLiteralsInIfCondition</text:p>
          </table:table-cell>
          <table:table-cell office:value-type="float" office:value="0.140637371338084" calcext:value-type="float">
            <text:p>0.140637371338084</text:p>
          </table:table-cell>
          <table:table-cell office:value-type="float" office:value="0.14598178939034" calcext:value-type="float">
            <text:p>0.14598178939034</text:p>
          </table:table-cell>
        </table:table-row>
        <table:table-row table:style-name="ro1">
          <table:table-cell office:value-type="string" calcext:value-type="string">
            <text:p>OneDeclarationPerLine</text:p>
          </table:table-cell>
          <table:table-cell office:value-type="float" office:value="0.121587954939341" calcext:value-type="float">
            <text:p>0.121587954939341</text:p>
          </table:table-cell>
          <table:table-cell office:value-type="float" office:value="0.137835788561525" calcext:value-type="float">
            <text:p>0.137835788561525</text:p>
          </table:table-cell>
        </table:table-row>
        <table:table-row table:style-name="ro1">
          <table:table-cell office:value-type="string" calcext:value-type="string">
            <text:p>ProperCloneImplementation</text:p>
          </table:table-cell>
          <table:table-cell office:value-type="float" office:value="5.69961977186312" calcext:value-type="float">
            <text:p>5.69961977186312</text:p>
          </table:table-cell>
          <table:table-cell office:value-type="float" office:value="0.110266159695817" calcext:value-type="float">
            <text:p>0.110266159695817</text:p>
          </table:table-cell>
        </table:table-row>
        <table:table-row table:style-name="ro1">
          <table:table-cell office:value-type="string" calcext:value-type="string">
            <text:p>MoreThanOneLogger</text:p>
          </table:table-cell>
          <table:table-cell office:value-type="float" office:value="0.072072886077856" calcext:value-type="float">
            <text:p>0.072072886077856</text:p>
          </table:table-cell>
          <table:table-cell office:value-type="float" office:value="0.079933739929222" calcext:value-type="float">
            <text:p>0.079933739929222</text:p>
          </table:table-cell>
        </table:table-row>
        <table:table-row table:style-name="ro1">
          <table:table-cell office:value-type="string" calcext:value-type="string">
            <text:p>DoubleBraceInitialization</text:p>
          </table:table-cell>
          <table:table-cell office:value-type="float" office:value="0.084300260478333" calcext:value-type="float">
            <text:p>0.084300260478333</text:p>
          </table:table-cell>
          <table:table-cell office:value-type="float" office:value="0.07861709685058" calcext:value-type="float">
            <text:p>0.07861709685058</text:p>
          </table:table-cell>
        </table:table-row>
        <table:table-row table:style-name="ro1">
          <table:table-cell office:value-type="string" calcext:value-type="string">
            <text:p>UseAssertSameInsteadOfAssertTrue</text:p>
          </table:table-cell>
          <table:table-cell office:value-type="float" office:value="0.077915587340917" calcext:value-type="float">
            <text:p>0.077915587340917</text:p>
          </table:table-cell>
          <table:table-cell office:value-type="float" office:value="0.075290010136277" calcext:value-type="float">
            <text:p>0.075290010136277</text:p>
          </table:table-cell>
        </table:table-row>
        <table:table-row table:style-name="ro1">
          <table:table-cell office:value-type="string" calcext:value-type="string">
            <text:p>SimplifyBooleanAssertion</text:p>
          </table:table-cell>
          <table:table-cell office:value-type="float" office:value="0.070671994504985" calcext:value-type="float">
            <text:p>0.070671994504985</text:p>
          </table:table-cell>
          <table:table-cell office:value-type="float" office:value="0.074035510442163" calcext:value-type="float">
            <text:p>0.074035510442163</text:p>
          </table:table-cell>
        </table:table-row>
        <table:table-row table:style-name="ro1">
          <table:table-cell office:value-type="string" calcext:value-type="string">
            <text:p>AbstractClassWithoutAnyMethod</text:p>
          </table:table-cell>
          <table:table-cell office:value-type="float" office:value="0.051657391725139" calcext:value-type="float">
            <text:p>0.051657391725139</text:p>
          </table:table-cell>
          <table:table-cell office:value-type="float" office:value="0.050568594241471" calcext:value-type="float">
            <text:p>0.050568594241471</text:p>
          </table:table-cell>
        </table:table-row>
        <table:table-row table:style-name="ro1">
          <table:table-cell office:value-type="string" calcext:value-type="string">
            <text:p>AvoidMessageDigestField</text:p>
          </table:table-cell>
          <table:table-cell office:value-type="float" office:value="0.038373604698077" calcext:value-type="float">
            <text:p>0.038373604698077</text:p>
          </table:table-cell>
          <table:table-cell office:value-type="float" office:value="0.039539158111804" calcext:value-type="float">
            <text:p>0.039539158111804</text:p>
          </table:table-cell>
        </table:table-row>
        <table:table-row table:style-name="ro1">
          <table:table-cell office:value-type="string" calcext:value-type="string">
            <text:p>UseObjectForClearerAPI</text:p>
          </table:table-cell>
          <table:table-cell office:value-type="float" office:value="0.962231759656652" calcext:value-type="float">
            <text:p>0.962231759656652</text:p>
          </table:table-cell>
          <table:table-cell office:value-type="float" office:value="0.029365079365079" calcext:value-type="float">
            <text:p>0.029365079365079</text:p>
          </table:table-cell>
        </table:table-row>
        <table:table-row table:style-name="ro1">
          <table:table-cell office:value-type="string" calcext:value-type="string">
            <text:p>MisplacedNullCheck</text:p>
          </table:table-cell>
          <table:table-cell office:value-type="float" office:value="0.013823762255648" calcext:value-type="float">
            <text:p>0.013823762255648</text:p>
          </table:table-cell>
          <table:table-cell office:value-type="float" office:value="0.013397478838073" calcext:value-type="float">
            <text:p>0.013397478838073</text:p>
          </table:table-cell>
        </table:table-row>
        <table:table-row table:style-name="ro1">
          <table:table-cell office:value-type="string" calcext:value-type="string">
            <text:p>SwitchStmtsShouldHaveDefault</text:p>
          </table:table-cell>
          <table:table-cell office:value-type="float" office:value="0.006296296296296" calcext:value-type="float">
            <text:p>0.006296296296296</text:p>
          </table:table-cell>
          <table:table-cell office:value-type="float" office:value="0.007037037037037" calcext:value-type="float">
            <text:p>0.007037037037037</text:p>
          </table:table-cell>
        </table:table-row>
        <table:table-row table:style-name="ro1">
          <table:table-cell office:value-type="string" calcext:value-type="string">
            <text:p>NoPackage</text:p>
          </table:table-cell>
          <table:table-cell office:value-type="float" office:value="0.589235127478753" calcext:value-type="float">
            <text:p>0.589235127478753</text:p>
          </table:table-cell>
          <table:table-cell office:value-type="float" office:value="0.005890052356021" calcext:value-type="float">
            <text:p>0.005890052356021</text:p>
          </table:table-cell>
        </table:table-row>
        <table:table-row table:style-name="ro1">
          <table:table-cell office:value-type="string" calcext:value-type="string">
            <text:p>WhileLoopWithLiteralBoolean</text:p>
          </table:table-cell>
          <table:table-cell office:value-type="float" office:value="0.003437285169677" calcext:value-type="float">
            <text:p>0.003437285169677</text:p>
          </table:table-cell>
          <table:table-cell office:value-type="float" office:value="0.0031873007937" calcext:value-type="float">
            <text:p>0.0031873007937</text:p>
          </table:table-cell>
        </table:table-row>
      </table:table>
      <table:named-expressions/>
      <table:database-ranges>
        <table:database-range table:name="__Anonymous_Sheet_DB__5" table:target-range-address="Sheet5.A1:Sheet5.C28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8:07:37.663230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18:06:42.895801816</meta:creation-date>
    <meta:generator>LibreOffice/6.4.2.2$Linux_X86_64 LibreOffice_project/40$Build-2</meta:generator>
    <dc:date>2020-04-16T19:19:41.866677816</dc:date>
    <meta:editing-duration>PT50M42S</meta:editing-duration>
    <meta:editing-cycles>2</meta:editing-cycles>
    <meta:document-statistic meta:table-count="6" meta:cell-count="5420" meta:object-count="0"/>
  </office:meta>
</office:document-meta>
</file>